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dfd222d"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officeooo:rsid="15f90d02" officeooo:paragraph-rsid="15fdb2a3"/>
    </style:style>
    <style:style style:name="P60" style:family="paragraph" style:parent-style-name="Text_20_body">
      <style:text-properties officeooo:paragraph-rsid="16073f5b"/>
    </style:style>
    <style:style style:name="P61" style:family="paragraph" style:parent-style-name="Text_20_body">
      <style:text-properties officeooo:rsid="16211d4b" officeooo:paragraph-rsid="16211d4b"/>
    </style:style>
    <style:style style:name="P62" style:family="paragraph" style:parent-style-name="Text_20_body">
      <style:text-properties officeooo:rsid="16216b0f" officeooo:paragraph-rsid="16216b0f"/>
    </style:style>
    <style:style style:name="P63" style:family="paragraph" style:parent-style-name="Text_20_body">
      <style:text-properties officeooo:rsid="164d2894" officeooo:paragraph-rsid="164d2894"/>
    </style:style>
    <style:style style:name="P64" style:family="paragraph" style:parent-style-name="Text_20_body">
      <style:text-properties officeooo:rsid="15ff1c9e" officeooo:paragraph-rsid="16073f5b"/>
    </style:style>
    <style:style style:name="P65" style:family="paragraph" style:parent-style-name="Text_20_body">
      <style:text-properties officeooo:rsid="169df590" officeooo:paragraph-rsid="1bf0fd7d"/>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paragraph-rsid="127cba37"/>
    </style:style>
    <style:style style:name="P68" style:family="paragraph" style:parent-style-name="Text_20_body">
      <style:text-properties style:text-line-through-style="none" style:text-line-through-type="none" officeooo:rsid="142f49bf" officeooo:paragraph-rsid="170aee5b"/>
    </style:style>
    <style:style style:name="P69" style:family="paragraph" style:parent-style-name="Text_20_body">
      <style:text-properties style:text-line-through-style="none" style:text-line-through-type="none" officeooo:rsid="1b5aa9c1" officeooo:paragraph-rsid="1b5aa9c1"/>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946e5b" officeooo:paragraph-rsid="17984d40"/>
    </style:style>
    <style:style style:name="P73" style:family="paragraph" style:parent-style-name="Text_20_body">
      <style:text-properties officeooo:rsid="12f37167" officeooo:paragraph-rsid="1b540b62"/>
    </style:style>
    <style:style style:name="P74" style:family="paragraph" style:parent-style-name="Text_20_body">
      <style:text-properties officeooo:rsid="21050cb4" officeooo:paragraph-rsid="1b540b62"/>
    </style:style>
    <style:style style:name="P75" style:family="paragraph" style:parent-style-name="Text_20_body">
      <style:text-properties officeooo:rsid="2107ada6" officeooo:paragraph-rsid="1b540b62"/>
    </style:style>
    <style:style style:name="P76" style:family="paragraph" style:parent-style-name="Text_20_body">
      <style:text-properties officeooo:rsid="212150a4" officeooo:paragraph-rsid="1b540b62"/>
    </style:style>
    <style:style style:name="P77" style:family="paragraph" style:parent-style-name="Text_20_body">
      <style:text-properties officeooo:rsid="17bbaa64" officeooo:paragraph-rsid="17bbaa64"/>
    </style:style>
    <style:style style:name="P78" style:family="paragraph" style:parent-style-name="Text_20_body">
      <style:text-properties officeooo:rsid="2135550c" officeooo:paragraph-rsid="17bff96a"/>
    </style:style>
    <style:style style:name="P79" style:family="paragraph" style:parent-style-name="Text_20_body">
      <style:text-properties officeooo:rsid="17efa3a4" officeooo:paragraph-rsid="1b540b62"/>
    </style:style>
    <style:style style:name="P80" style:family="paragraph" style:parent-style-name="Text_20_body">
      <style:text-properties officeooo:paragraph-rsid="18134e41"/>
    </style:style>
    <style:style style:name="P81" style:family="paragraph" style:parent-style-name="Text_20_body">
      <style:text-properties officeooo:rsid="1818ba8e" officeooo:paragraph-rsid="181c4396"/>
    </style:style>
    <style:style style:name="P82" style:family="paragraph" style:parent-style-name="Text_20_body">
      <style:text-properties officeooo:rsid="114dc1c6" officeooo:paragraph-rsid="1837c966"/>
    </style:style>
    <style:style style:name="P83" style:family="paragraph" style:parent-style-name="Text_20_body">
      <style:text-properties officeooo:rsid="0d649d1e" officeooo:paragraph-rsid="1837c966"/>
    </style:style>
    <style:style style:name="P84" style:family="paragraph" style:parent-style-name="Text_20_body">
      <style:text-properties officeooo:rsid="0d679da4" officeooo:paragraph-rsid="1837c966"/>
    </style:style>
    <style:style style:name="P85" style:family="paragraph" style:parent-style-name="Text_20_body">
      <style:text-properties officeooo:rsid="182a5815" officeooo:paragraph-rsid="185fbccf"/>
    </style:style>
    <style:style style:name="P86" style:family="paragraph" style:parent-style-name="Text_20_body">
      <style:text-properties officeooo:rsid="18390402" officeooo:paragraph-rsid="18390402"/>
    </style:style>
    <style:style style:name="P87" style:family="paragraph" style:parent-style-name="Text_20_body">
      <style:text-properties officeooo:rsid="18390402" officeooo:paragraph-rsid="183a0d32"/>
    </style:style>
    <style:style style:name="P88" style:family="paragraph" style:parent-style-name="Text_20_body">
      <style:text-properties officeooo:rsid="144140d6" officeooo:paragraph-rsid="14485262"/>
    </style:style>
    <style:style style:name="P89" style:family="paragraph" style:parent-style-name="Text_20_body">
      <style:text-properties officeooo:rsid="1864c4ad" officeooo:paragraph-rsid="1864c4ad"/>
    </style:style>
    <style:style style:name="P90" style:family="paragraph" style:parent-style-name="Text_20_body">
      <style:text-properties officeooo:rsid="186ddf7c" officeooo:paragraph-rsid="186ddf7c"/>
    </style:style>
    <style:style style:name="P91" style:family="paragraph" style:parent-style-name="Text_20_body">
      <style:text-properties officeooo:rsid="18552efa" officeooo:paragraph-rsid="18c9e3ea"/>
    </style:style>
    <style:style style:name="P92" style:family="paragraph" style:parent-style-name="Text_20_body">
      <style:text-properties officeooo:rsid="18417d12" officeooo:paragraph-rsid="1856133e"/>
    </style:style>
    <style:style style:name="P93" style:family="paragraph" style:parent-style-name="Text_20_body">
      <style:text-properties officeooo:rsid="0df8ab2d" officeooo:paragraph-rsid="1837c966"/>
    </style:style>
    <style:style style:name="P94" style:family="paragraph" style:parent-style-name="Text_20_body">
      <style:text-properties officeooo:rsid="1877b3ae" officeooo:paragraph-rsid="18a2a3be"/>
    </style:style>
    <style:style style:name="P95" style:family="paragraph" style:parent-style-name="Text_20_body">
      <style:text-properties officeooo:rsid="1877b3ae" officeooo:paragraph-rsid="1a4ae5d5"/>
    </style:style>
    <style:style style:name="P96" style:family="paragraph" style:parent-style-name="Text_20_body">
      <style:text-properties officeooo:rsid="142dd805" officeooo:paragraph-rsid="18859a18"/>
    </style:style>
    <style:style style:name="P97" style:family="paragraph" style:parent-style-name="Text_20_body">
      <style:text-properties officeooo:rsid="188aab53" officeooo:paragraph-rsid="188aab53"/>
    </style:style>
    <style:style style:name="P98" style:family="paragraph" style:parent-style-name="Text_20_body">
      <style:text-properties officeooo:rsid="18995a2e" officeooo:paragraph-rsid="18995a2e"/>
    </style:style>
    <style:style style:name="P99" style:family="paragraph" style:parent-style-name="Text_20_body">
      <style:text-properties officeooo:rsid="18a69eb1" officeooo:paragraph-rsid="18a69eb1"/>
    </style:style>
    <style:style style:name="P100" style:family="paragraph" style:parent-style-name="Text_20_body">
      <style:text-properties officeooo:rsid="18b03c24" officeooo:paragraph-rsid="18ba1be0"/>
    </style:style>
    <style:style style:name="P101" style:family="paragraph" style:parent-style-name="Text_20_body">
      <style:text-properties officeooo:rsid="18b03c24" officeooo:paragraph-rsid="18bfea3d"/>
    </style:style>
    <style:style style:name="P102" style:family="paragraph" style:parent-style-name="Text_20_body">
      <style:text-properties officeooo:rsid="18b7ca6c" officeooo:paragraph-rsid="18b7ca6c"/>
    </style:style>
    <style:style style:name="P103" style:family="paragraph" style:parent-style-name="Text_20_body">
      <style:text-properties officeooo:rsid="166d686a" officeooo:paragraph-rsid="18c38b6b"/>
    </style:style>
    <style:style style:name="P104" style:family="paragraph" style:parent-style-name="Text_20_body">
      <style:text-properties officeooo:rsid="18bf2cff" officeooo:paragraph-rsid="18bf2cff"/>
    </style:style>
    <style:style style:name="P105" style:family="paragraph" style:parent-style-name="Text_20_body">
      <style:text-properties officeooo:rsid="18bfea3d" officeooo:paragraph-rsid="18bfea3d"/>
    </style:style>
    <style:style style:name="P106" style:family="paragraph" style:parent-style-name="Text_20_body">
      <style:text-properties officeooo:rsid="166573f1" officeooo:paragraph-rsid="18c38b6b"/>
    </style:style>
    <style:style style:name="P107" style:family="paragraph" style:parent-style-name="Text_20_body">
      <style:text-properties officeooo:rsid="18c84115" officeooo:paragraph-rsid="18c84115"/>
    </style:style>
    <style:style style:name="P108" style:family="paragraph" style:parent-style-name="Text_20_body">
      <style:text-properties officeooo:rsid="18c84115" officeooo:paragraph-rsid="18ecaf8e"/>
    </style:style>
    <style:style style:name="P109" style:family="paragraph" style:parent-style-name="Text_20_body">
      <style:text-properties officeooo:rsid="18c84115" officeooo:paragraph-rsid="18efc633"/>
    </style:style>
    <style:style style:name="P110" style:family="paragraph" style:parent-style-name="Text_20_body">
      <style:text-properties officeooo:rsid="18cb211b" officeooo:paragraph-rsid="18cb211b"/>
    </style:style>
    <style:style style:name="P111" style:family="paragraph" style:parent-style-name="Text_20_body">
      <style:text-properties officeooo:rsid="18cc4ecc" officeooo:paragraph-rsid="18cc4ecc"/>
    </style:style>
    <style:style style:name="P112" style:family="paragraph" style:parent-style-name="Text_20_body">
      <style:text-properties officeooo:rsid="18cd3ad4" officeooo:paragraph-rsid="18cd3ad4"/>
    </style:style>
    <style:style style:name="P113" style:family="paragraph" style:parent-style-name="Text_20_body">
      <style:text-properties officeooo:rsid="18d5013b" officeooo:paragraph-rsid="18d5013b"/>
    </style:style>
    <style:style style:name="P114" style:family="paragraph" style:parent-style-name="Text_20_body">
      <style:text-properties officeooo:paragraph-rsid="18f708b1"/>
    </style:style>
    <style:style style:name="P115" style:family="paragraph" style:parent-style-name="Text_20_body">
      <style:text-properties officeooo:paragraph-rsid="196f42a4"/>
    </style:style>
    <style:style style:name="P116" style:family="paragraph" style:parent-style-name="Text_20_body">
      <style:text-properties officeooo:rsid="19759c6c" officeooo:paragraph-rsid="19759c6c"/>
    </style:style>
    <style:style style:name="P117" style:family="paragraph" style:parent-style-name="Text_20_body">
      <style:text-properties officeooo:rsid="197a09d6" officeooo:paragraph-rsid="197b6b8f"/>
    </style:style>
    <style:style style:name="P118" style:family="paragraph" style:parent-style-name="Text_20_body">
      <style:text-properties officeooo:rsid="14c8a310" officeooo:paragraph-rsid="14c8a310"/>
    </style:style>
    <style:style style:name="P119" style:family="paragraph" style:parent-style-name="Text_20_body">
      <style:text-properties officeooo:rsid="14c8a310" officeooo:paragraph-rsid="19deae58"/>
    </style:style>
    <style:style style:name="P120" style:family="paragraph" style:parent-style-name="Text_20_body">
      <style:text-properties officeooo:rsid="1743cb1d" officeooo:paragraph-rsid="19f47709"/>
    </style:style>
    <style:style style:name="P121" style:family="paragraph" style:parent-style-name="Text_20_body">
      <style:text-properties officeooo:rsid="0f3e2872" officeooo:paragraph-rsid="1a0b8ee2"/>
    </style:style>
    <style:style style:name="P122" style:family="paragraph" style:parent-style-name="Text_20_body">
      <style:text-properties officeooo:rsid="17731ea7" officeooo:paragraph-rsid="1a2b313c"/>
    </style:style>
    <style:style style:name="P123" style:family="paragraph" style:parent-style-name="Text_20_body">
      <style:text-properties officeooo:paragraph-rsid="193637ad"/>
    </style:style>
    <style:style style:name="P124" style:family="paragraph" style:parent-style-name="Text_20_body">
      <style:text-properties officeooo:rsid="19939a2e" officeooo:paragraph-rsid="19d3a312"/>
    </style:style>
    <style:style style:name="P125" style:family="paragraph" style:parent-style-name="Text_20_body">
      <style:text-properties officeooo:rsid="19dd8d16" officeooo:paragraph-rsid="19dd8d16"/>
    </style:style>
    <style:style style:name="P126" style:family="paragraph" style:parent-style-name="Text_20_body">
      <style:text-properties officeooo:rsid="19dd8d16" officeooo:paragraph-rsid="1a924b27"/>
    </style:style>
    <style:style style:name="P127" style:family="paragraph" style:parent-style-name="Text_20_body">
      <style:text-properties officeooo:rsid="19e5887b" officeooo:paragraph-rsid="19f47709"/>
    </style:style>
    <style:style style:name="P128" style:family="paragraph" style:parent-style-name="Text_20_body">
      <style:text-properties officeooo:rsid="19e924d5" officeooo:paragraph-rsid="19e924d5"/>
    </style:style>
    <style:style style:name="P129" style:family="paragraph" style:parent-style-name="Text_20_body">
      <style:text-properties officeooo:rsid="134243ab" officeooo:paragraph-rsid="1a0b8ee2"/>
    </style:style>
    <style:style style:name="P130" style:family="paragraph" style:parent-style-name="Text_20_body">
      <style:text-properties officeooo:rsid="19fa8bf5" officeooo:paragraph-rsid="1a028e5e"/>
    </style:style>
    <style:style style:name="P131" style:family="paragraph" style:parent-style-name="Text_20_body">
      <style:text-properties officeooo:rsid="16b81fd2" officeooo:paragraph-rsid="1a0b8ee2"/>
    </style:style>
    <style:style style:name="P132" style:family="paragraph" style:parent-style-name="Text_20_body">
      <style:text-properties officeooo:rsid="178edb94" officeooo:paragraph-rsid="1a0b8ee2"/>
    </style:style>
    <style:style style:name="P133" style:family="paragraph" style:parent-style-name="Text_20_body">
      <style:text-properties officeooo:rsid="1a1cdfe0" officeooo:paragraph-rsid="1aac2801"/>
    </style:style>
    <style:style style:name="P134" style:family="paragraph" style:parent-style-name="Text_20_body">
      <style:text-properties officeooo:rsid="14c6ec70" officeooo:paragraph-rsid="1a391dfc"/>
    </style:style>
    <style:style style:name="P135" style:family="paragraph" style:parent-style-name="Text_20_body">
      <style:text-properties officeooo:rsid="1a44020f" officeooo:paragraph-rsid="1a4c9a67"/>
    </style:style>
    <style:style style:name="P136" style:family="paragraph" style:parent-style-name="Text_20_body">
      <style:text-properties officeooo:paragraph-rsid="18d09906"/>
    </style:style>
    <style:style style:name="P137" style:family="paragraph" style:parent-style-name="Text_20_body">
      <style:text-properties officeooo:paragraph-rsid="1a52df79"/>
    </style:style>
    <style:style style:name="P138" style:family="paragraph" style:parent-style-name="Text_20_body">
      <style:text-properties officeooo:rsid="1a9fcf30" officeooo:paragraph-rsid="1a9fcf30"/>
    </style:style>
    <style:style style:name="P139" style:family="paragraph" style:parent-style-name="Text_20_body">
      <style:text-properties officeooo:rsid="1ac05084" officeooo:paragraph-rsid="1ac05084"/>
    </style:style>
    <style:style style:name="P140" style:family="paragraph" style:parent-style-name="Text_20_body">
      <style:text-properties officeooo:rsid="109943b2" officeooo:paragraph-rsid="1ac202ef"/>
    </style:style>
    <style:style style:name="P141" style:family="paragraph" style:parent-style-name="Text_20_body">
      <style:text-properties officeooo:rsid="10a2cf85" officeooo:paragraph-rsid="1ac202ef"/>
    </style:style>
    <style:style style:name="P142" style:family="paragraph" style:parent-style-name="Text_20_body">
      <style:text-properties officeooo:rsid="1ac27fde" officeooo:paragraph-rsid="1ac27fde"/>
    </style:style>
    <style:style style:name="P143" style:family="paragraph" style:parent-style-name="Text_20_body">
      <style:text-properties officeooo:rsid="1a5209d2" officeooo:paragraph-rsid="1a52df79"/>
    </style:style>
    <style:style style:name="P144" style:family="paragraph" style:parent-style-name="Text_20_body">
      <style:text-properties officeooo:rsid="1a4c9a67" officeooo:paragraph-rsid="1a4c9a67"/>
    </style:style>
    <style:style style:name="P145" style:family="paragraph" style:parent-style-name="Text_20_body">
      <style:text-properties officeooo:rsid="1a790f43" officeooo:paragraph-rsid="1a790f43"/>
    </style:style>
    <style:style style:name="P146" style:family="paragraph" style:parent-style-name="Text_20_body">
      <style:text-properties officeooo:rsid="1a85a94d" officeooo:paragraph-rsid="1a86ad51"/>
    </style:style>
    <style:style style:name="P147" style:family="paragraph" style:parent-style-name="Text_20_body">
      <style:text-properties officeooo:paragraph-rsid="16b81fd2"/>
    </style:style>
    <style:style style:name="P148" style:family="paragraph" style:parent-style-name="Text_20_body">
      <style:text-properties officeooo:rsid="1ace9476" officeooo:paragraph-rsid="1ad1da2f"/>
    </style:style>
    <style:style style:name="P149" style:family="paragraph" style:parent-style-name="Text_20_body">
      <style:text-properties officeooo:rsid="1ad07226" officeooo:paragraph-rsid="1ad07226"/>
    </style:style>
    <style:style style:name="P150" style:family="paragraph" style:parent-style-name="Text_20_body">
      <style:text-properties officeooo:rsid="1ad0df84" officeooo:paragraph-rsid="1ad0df84"/>
    </style:style>
    <style:style style:name="P151" style:family="paragraph" style:parent-style-name="Text_20_body">
      <style:text-properties officeooo:rsid="1ae7d6b3" officeooo:paragraph-rsid="1ae7d6b3"/>
    </style:style>
    <style:style style:name="P152" style:family="paragraph" style:parent-style-name="Text_20_body">
      <style:text-properties officeooo:rsid="0ee1a442" officeooo:paragraph-rsid="1af06eca"/>
    </style:style>
    <style:style style:name="P153" style:family="paragraph" style:parent-style-name="Text_20_body">
      <style:text-properties officeooo:rsid="1af28a85" officeooo:paragraph-rsid="1af28a85"/>
    </style:style>
    <style:style style:name="P154" style:family="paragraph" style:parent-style-name="Text_20_body">
      <style:text-properties officeooo:rsid="0ee0f770" officeooo:paragraph-rsid="1af06eca"/>
    </style:style>
    <style:style style:name="P155" style:family="paragraph" style:parent-style-name="Text_20_body">
      <style:text-properties officeooo:rsid="0edde48b" officeooo:paragraph-rsid="1aed6519"/>
    </style:style>
    <style:style style:name="P156" style:family="paragraph" style:parent-style-name="Text_20_body">
      <style:text-properties officeooo:rsid="0eb737aa" officeooo:paragraph-rsid="1549a4b1"/>
    </style:style>
    <style:style style:name="P157" style:family="paragraph" style:parent-style-name="Text_20_body">
      <style:text-properties officeooo:rsid="15b48360" officeooo:paragraph-rsid="1b1efc0b"/>
    </style:style>
    <style:style style:name="P158" style:family="paragraph" style:parent-style-name="Text_20_body">
      <style:text-properties officeooo:rsid="1b1efc0b" officeooo:paragraph-rsid="1b1efc0b"/>
    </style:style>
    <style:style style:name="P159" style:family="paragraph" style:parent-style-name="Text_20_body">
      <style:text-properties officeooo:rsid="0ee784bb" officeooo:paragraph-rsid="1b205b94"/>
    </style:style>
    <style:style style:name="P160" style:family="paragraph" style:parent-style-name="Text_20_body">
      <style:text-properties officeooo:rsid="1b205b94" officeooo:paragraph-rsid="1b205b94"/>
    </style:style>
    <style:style style:name="P161" style:family="paragraph" style:parent-style-name="Text_20_body">
      <style:text-properties officeooo:rsid="1b20eff5" officeooo:paragraph-rsid="1b21d806"/>
    </style:style>
    <style:style style:name="P162" style:family="paragraph" style:parent-style-name="Text_20_body">
      <style:text-properties officeooo:paragraph-rsid="1b23bb2a"/>
    </style:style>
    <style:style style:name="P163" style:family="paragraph" style:parent-style-name="Text_20_body">
      <style:text-properties officeooo:rsid="1b296bcc" officeooo:paragraph-rsid="1b296bcc"/>
    </style:style>
    <style:style style:name="P164" style:family="paragraph" style:parent-style-name="Text_20_body">
      <style:text-properties officeooo:rsid="1b403fd8" officeooo:paragraph-rsid="1b403fd8"/>
    </style:style>
    <style:style style:name="P165" style:family="paragraph" style:parent-style-name="Text_20_body">
      <style:text-properties officeooo:paragraph-rsid="1628b02c"/>
    </style:style>
    <style:style style:name="P166" style:family="paragraph" style:parent-style-name="Text_20_body">
      <style:text-properties officeooo:rsid="19f9fedf" officeooo:paragraph-rsid="1b4f8987"/>
    </style:style>
    <style:style style:name="P167" style:family="paragraph" style:parent-style-name="Text_20_body">
      <style:text-properties officeooo:rsid="10af30c8" officeooo:paragraph-rsid="1b4a7fcc"/>
    </style:style>
    <style:style style:name="P168" style:family="paragraph" style:parent-style-name="Text_20_body">
      <style:text-properties officeooo:rsid="1075b789" officeooo:paragraph-rsid="1b4a7fcc"/>
    </style:style>
    <style:style style:name="P169" style:family="paragraph" style:parent-style-name="Text_20_body">
      <style:text-properties officeooo:rsid="1b4cf40b" officeooo:paragraph-rsid="1b4cf40b"/>
    </style:style>
    <style:style style:name="P170" style:family="paragraph" style:parent-style-name="Text_20_body">
      <style:text-properties officeooo:rsid="1b1133f5" officeooo:paragraph-rsid="1ba5bf96"/>
    </style:style>
    <style:style style:name="P171" style:family="paragraph" style:parent-style-name="Text_20_body">
      <style:text-properties officeooo:rsid="1b1133f5" officeooo:paragraph-rsid="1baf0ceb"/>
    </style:style>
    <style:style style:name="P172" style:family="paragraph" style:parent-style-name="Text_20_body">
      <style:text-properties officeooo:rsid="210ceec1" officeooo:paragraph-rsid="1bb9690e"/>
    </style:style>
    <style:style style:name="P173" style:family="paragraph" style:parent-style-name="Text_20_body">
      <style:text-properties officeooo:rsid="1b6a1e7f" officeooo:paragraph-rsid="1b8f8b98"/>
    </style:style>
    <style:style style:name="P174" style:family="paragraph" style:parent-style-name="Text_20_body">
      <style:text-properties officeooo:rsid="1b718b1c" officeooo:paragraph-rsid="1b75ddca"/>
    </style:style>
    <style:style style:name="P175" style:family="paragraph" style:parent-style-name="Text_20_body">
      <style:text-properties officeooo:rsid="1b742e3b" officeooo:paragraph-rsid="1b82cd28"/>
    </style:style>
    <style:style style:name="P176" style:family="paragraph" style:parent-style-name="Text_20_body">
      <style:text-properties officeooo:rsid="1b91ff00" officeooo:paragraph-rsid="1b91ff00"/>
    </style:style>
    <style:style style:name="P177" style:family="paragraph" style:parent-style-name="Text_20_body">
      <style:text-properties officeooo:rsid="1b9897dc" officeooo:paragraph-rsid="1b9c1985"/>
    </style:style>
    <style:style style:name="P178" style:family="paragraph" style:parent-style-name="Text_20_body">
      <style:text-properties officeooo:rsid="1708e84f" officeooo:paragraph-rsid="1708e84f"/>
    </style:style>
    <style:style style:name="P179" style:family="paragraph" style:parent-style-name="Text_20_body">
      <style:text-properties officeooo:rsid="1bc04f01" officeooo:paragraph-rsid="1bc04f01"/>
    </style:style>
    <style:style style:name="P180" style:family="paragraph" style:parent-style-name="Text_20_body">
      <style:text-properties officeooo:paragraph-rsid="1bc0908c"/>
    </style:style>
    <style:style style:name="P181" style:family="paragraph" style:parent-style-name="Text_20_body">
      <style:text-properties officeooo:rsid="1bc58a8c" officeooo:paragraph-rsid="1bc58a8c"/>
    </style:style>
    <style:style style:name="P182" style:family="paragraph" style:parent-style-name="Text_20_body">
      <style:text-properties officeooo:rsid="1bc71b76" officeooo:paragraph-rsid="1bc71b76"/>
    </style:style>
    <style:style style:name="P183" style:family="paragraph" style:parent-style-name="Text_20_body">
      <style:text-properties officeooo:rsid="147b0296" officeooo:paragraph-rsid="1bcc61dd"/>
    </style:style>
    <style:style style:name="P184" style:family="paragraph" style:parent-style-name="Text_20_body">
      <style:text-properties officeooo:rsid="14780134" officeooo:paragraph-rsid="1bcc61dd"/>
    </style:style>
    <style:style style:name="P185" style:family="paragraph" style:parent-style-name="Text_20_body">
      <style:text-properties officeooo:rsid="1bf12398" officeooo:paragraph-rsid="1bf12398"/>
    </style:style>
    <style:style style:name="P186" style:family="paragraph" style:parent-style-name="Text_20_body">
      <style:text-properties officeooo:rsid="1ba85a2c" officeooo:paragraph-rsid="1ba85a2c"/>
    </style:style>
    <style:style style:name="P187" style:family="paragraph" style:parent-style-name="Text_20_body">
      <style:text-properties officeooo:rsid="1bf4e358" officeooo:paragraph-rsid="1bf6438f"/>
    </style:style>
    <style:style style:name="P188" style:family="paragraph" style:parent-style-name="Text_20_body">
      <style:text-properties officeooo:rsid="1658caa3" officeooo:paragraph-rsid="16572240"/>
    </style:style>
    <style:style style:name="P189" style:family="paragraph" style:parent-style-name="Text_20_body">
      <style:text-properties officeooo:rsid="25583d8a" officeooo:paragraph-rsid="1bf74c1b"/>
    </style:style>
    <style:style style:name="P190" style:family="paragraph" style:parent-style-name="Text_20_body">
      <style:text-properties officeooo:rsid="1bf7b356" officeooo:paragraph-rsid="1bf7b356"/>
    </style:style>
    <style:style style:name="P191" style:family="paragraph" style:parent-style-name="Text_20_body">
      <style:text-properties officeooo:rsid="1c040c2e" officeooo:paragraph-rsid="1c040c2e"/>
    </style:style>
    <style:style style:name="P192" style:family="paragraph" style:parent-style-name="Text_20_body">
      <style:text-properties officeooo:rsid="1bce3dd3" officeooo:paragraph-rsid="1bd1e338"/>
    </style:style>
    <style:style style:name="P193" style:family="paragraph" style:parent-style-name="Text_20_body">
      <style:text-properties officeooo:rsid="1c1d28cd" officeooo:paragraph-rsid="1c1edfc2"/>
    </style:style>
    <style:style style:name="P194" style:family="paragraph" style:parent-style-name="Text_20_body">
      <style:text-properties officeooo:rsid="1c1edfc2" officeooo:paragraph-rsid="1c1edfc2"/>
    </style:style>
    <style:style style:name="P195" style:family="paragraph" style:parent-style-name="Text_20_body">
      <style:text-properties officeooo:rsid="1bf6438f" officeooo:paragraph-rsid="1bf6438f"/>
    </style:style>
    <style:style style:name="P196" style:family="paragraph" style:parent-style-name="Text_20_body">
      <style:text-properties officeooo:rsid="18a73f57" officeooo:paragraph-rsid="18deb840"/>
    </style:style>
    <style:style style:name="P197" style:family="paragraph" style:parent-style-name="Text_20_body">
      <style:text-properties officeooo:rsid="1c3f9f07" officeooo:paragraph-rsid="1c3f9f07"/>
    </style:style>
    <style:style style:name="P198" style:family="paragraph" style:parent-style-name="Text_20_body">
      <style:text-properties officeooo:rsid="1c441da3" officeooo:paragraph-rsid="1c441da3"/>
    </style:style>
    <style:style style:name="P199" style:family="paragraph" style:parent-style-name="Text_20_body">
      <style:text-properties officeooo:rsid="1c45ec59" officeooo:paragraph-rsid="1c45ec59"/>
    </style:style>
    <style:style style:name="P200" style:family="paragraph" style:parent-style-name="Text_20_body">
      <style:text-properties officeooo:rsid="1c4764ac" officeooo:paragraph-rsid="1c4764ac"/>
    </style:style>
    <style:style style:name="P201" style:family="paragraph" style:parent-style-name="Text_20_body">
      <style:text-properties officeooo:rsid="1c4adddf" officeooo:paragraph-rsid="1c4adddf"/>
    </style:style>
    <style:style style:name="P202" style:family="paragraph" style:parent-style-name="Text_20_body">
      <style:text-properties officeooo:rsid="1c4ff55e" officeooo:paragraph-rsid="1c6828fb"/>
    </style:style>
    <style:style style:name="P203" style:family="paragraph" style:parent-style-name="Text_20_body">
      <style:text-properties officeooo:rsid="1c58cc95" officeooo:paragraph-rsid="1c58cc95"/>
    </style:style>
    <style:style style:name="P204" style:family="paragraph" style:parent-style-name="Text_20_body">
      <style:text-properties officeooo:rsid="1c6bbfc2" officeooo:paragraph-rsid="1c6bbfc2"/>
    </style:style>
    <style:style style:name="P205" style:family="paragraph" style:parent-style-name="Text_20_body">
      <style:text-properties officeooo:rsid="1c710754" officeooo:paragraph-rsid="1c710754"/>
    </style:style>
    <style:style style:name="P206" style:family="paragraph" style:parent-style-name="Text_20_body">
      <style:text-properties officeooo:rsid="1c72f3ea" officeooo:paragraph-rsid="1c710754"/>
    </style:style>
    <style:style style:name="P207" style:family="paragraph" style:parent-style-name="Text_20_body">
      <style:text-properties officeooo:rsid="1c72f3ea" officeooo:paragraph-rsid="1c72f3ea"/>
    </style:style>
    <style:style style:name="P208" style:family="paragraph" style:parent-style-name="Text_20_body">
      <style:text-properties officeooo:rsid="1c84877b" officeooo:paragraph-rsid="1c84877b"/>
    </style:style>
    <style:style style:name="P209" style:family="paragraph" style:parent-style-name="Text_20_body">
      <style:text-properties officeooo:rsid="1c864105" officeooo:paragraph-rsid="1c87c7da"/>
    </style:style>
    <style:style style:name="P210" style:family="paragraph" style:parent-style-name="Text_20_body">
      <style:text-properties officeooo:rsid="1c87c7da" officeooo:paragraph-rsid="1c88af44"/>
    </style:style>
    <style:style style:name="P211" style:family="paragraph" style:parent-style-name="Text_20_body">
      <style:text-properties officeooo:rsid="1c88af44" officeooo:paragraph-rsid="1c88af44"/>
    </style:style>
    <style:style style:name="P212" style:family="paragraph" style:parent-style-name="Text_20_body">
      <style:text-properties officeooo:rsid="1c893e2a" officeooo:paragraph-rsid="1c893e2a"/>
    </style:style>
    <style:style style:name="P213" style:family="paragraph" style:parent-style-name="Text_20_body">
      <style:text-properties officeooo:rsid="1c8ed7b5" officeooo:paragraph-rsid="1c8ed7b5"/>
    </style:style>
    <style:style style:name="P214" style:family="paragraph" style:parent-style-name="Text_20_body">
      <style:text-properties officeooo:rsid="1c92b57e" officeooo:paragraph-rsid="1c92b57e"/>
    </style:style>
    <style:style style:name="P215" style:family="paragraph" style:parent-style-name="Text_20_body">
      <style:text-properties officeooo:rsid="1c935678" officeooo:paragraph-rsid="1c935678"/>
    </style:style>
    <style:style style:name="P216" style:family="paragraph" style:parent-style-name="Text_20_body">
      <style:text-properties officeooo:rsid="1c946512" officeooo:paragraph-rsid="1c946512"/>
    </style:style>
    <style:style style:name="P217" style:family="paragraph" style:parent-style-name="Text_20_body">
      <style:text-properties officeooo:rsid="1c98473a" officeooo:paragraph-rsid="1c98473a"/>
    </style:style>
    <style:style style:name="P218" style:family="paragraph" style:parent-style-name="Text_20_body">
      <style:text-properties officeooo:rsid="1c9a42db" officeooo:paragraph-rsid="1c9a42db"/>
    </style:style>
    <style:style style:name="P219" style:family="paragraph" style:parent-style-name="Text_20_body">
      <style:text-properties officeooo:rsid="1c9a42db" officeooo:paragraph-rsid="1c9b7f4e"/>
    </style:style>
    <style:style style:name="P220" style:family="paragraph" style:parent-style-name="Text_20_body">
      <style:text-properties officeooo:paragraph-rsid="1c9a42db"/>
    </style:style>
    <style:style style:name="P221" style:family="paragraph" style:parent-style-name="Text_20_body">
      <style:text-properties officeooo:rsid="1ca58943" officeooo:paragraph-rsid="1ca6691d"/>
    </style:style>
    <style:style style:name="P222" style:family="paragraph" style:parent-style-name="Text_20_body">
      <style:text-properties officeooo:rsid="1cae62e9" officeooo:paragraph-rsid="1cae62e9"/>
    </style:style>
    <style:style style:name="P223" style:family="paragraph" style:parent-style-name="Text_20_body">
      <style:text-properties officeooo:rsid="1c95bd2f" officeooo:paragraph-rsid="1c92b57e"/>
    </style:style>
    <style:style style:name="P224" style:family="paragraph" style:parent-style-name="Text_20_body">
      <style:text-properties officeooo:rsid="1c499210" officeooo:paragraph-rsid="1c87c7da"/>
    </style:style>
    <style:style style:name="P225" style:family="paragraph" style:parent-style-name="Text_20_body">
      <style:text-properties officeooo:rsid="1cb64acc" officeooo:paragraph-rsid="1cc09b87"/>
    </style:style>
    <style:style style:name="P226" style:family="paragraph" style:parent-style-name="Text_20_body">
      <style:text-properties officeooo:rsid="1cb4655e" officeooo:paragraph-rsid="1cc09b87"/>
    </style:style>
    <style:style style:name="P227" style:family="paragraph" style:parent-style-name="Text_20_body">
      <style:text-properties officeooo:paragraph-rsid="1cc257cb"/>
    </style:style>
    <style:style style:name="P228" style:family="paragraph" style:parent-style-name="Text_20_body">
      <style:text-properties officeooo:rsid="1cc40a28" officeooo:paragraph-rsid="1cc40a28"/>
    </style:style>
    <style:style style:name="P229" style:family="paragraph" style:parent-style-name="Text_20_body">
      <style:text-properties officeooo:rsid="1cc8433a" officeooo:paragraph-rsid="1cc8433a"/>
    </style:style>
    <style:style style:name="P230" style:family="paragraph" style:parent-style-name="Text_20_body">
      <style:text-properties officeooo:rsid="023fd48c" officeooo:paragraph-rsid="1cee05c8"/>
    </style:style>
    <style:style style:name="P231" style:family="paragraph" style:parent-style-name="Text_20_body">
      <style:text-properties officeooo:rsid="023fd48c" officeooo:paragraph-rsid="1d021254"/>
    </style:style>
    <style:style style:name="P232" style:family="paragraph" style:parent-style-name="Text_20_body">
      <style:text-properties officeooo:rsid="1cdbb04f" officeooo:paragraph-rsid="1cdbb04f"/>
    </style:style>
    <style:style style:name="P233" style:family="paragraph" style:parent-style-name="Text_20_body">
      <style:text-properties officeooo:rsid="1d2374ae" officeooo:paragraph-rsid="1d470e1c"/>
    </style:style>
    <style:style style:name="P234" style:family="paragraph" style:parent-style-name="Text_20_body">
      <style:text-properties officeooo:rsid="1cd6db45" officeooo:paragraph-rsid="1d66d119"/>
    </style:style>
    <style:style style:name="P235" style:family="paragraph" style:parent-style-name="Text_20_body">
      <style:text-properties officeooo:rsid="1cfe1a8c" officeooo:paragraph-rsid="1d66d119"/>
    </style:style>
    <style:style style:name="P236" style:family="paragraph" style:parent-style-name="Text_20_body">
      <style:text-properties officeooo:rsid="1d0ba6ed" officeooo:paragraph-rsid="1d66d119"/>
    </style:style>
    <style:style style:name="P237" style:family="paragraph" style:parent-style-name="Text_20_body">
      <style:text-properties officeooo:rsid="1d0ba6ed" officeooo:paragraph-rsid="1d695d61"/>
    </style:style>
    <style:style style:name="P238" style:family="paragraph" style:parent-style-name="Text_20_body">
      <style:text-properties officeooo:rsid="1ce403a3" officeooo:paragraph-rsid="1d66d119"/>
    </style:style>
    <style:style style:name="P239" style:family="paragraph" style:parent-style-name="Text_20_body">
      <style:text-properties officeooo:paragraph-rsid="1d862d16"/>
    </style:style>
    <style:style style:name="P240" style:family="paragraph" style:parent-style-name="Text_20_body">
      <style:text-properties officeooo:rsid="19fd8ba9" officeooo:paragraph-rsid="19fd8ba9"/>
    </style:style>
    <style:style style:name="P241" style:family="paragraph" style:parent-style-name="Text_20_body">
      <style:text-properties officeooo:rsid="19fd8ba9" officeooo:paragraph-rsid="1f5003ad"/>
    </style:style>
    <style:style style:name="P242" style:family="paragraph" style:parent-style-name="Text_20_body">
      <style:text-properties officeooo:rsid="1d9a3547" officeooo:paragraph-rsid="1d9a3547"/>
    </style:style>
    <style:style style:name="P243" style:family="paragraph" style:parent-style-name="Text_20_body">
      <style:text-properties officeooo:paragraph-rsid="1d88971f"/>
    </style:style>
    <style:style style:name="P244" style:family="paragraph" style:parent-style-name="Text_20_body">
      <style:text-properties officeooo:paragraph-rsid="1d9c98f1"/>
    </style:style>
    <style:style style:name="P245" style:family="paragraph" style:parent-style-name="Text_20_body">
      <style:text-properties officeooo:rsid="1d536beb" officeooo:paragraph-rsid="1d536beb"/>
    </style:style>
    <style:style style:name="P246" style:family="paragraph" style:parent-style-name="Text_20_body">
      <style:text-properties officeooo:rsid="1dc6305c" officeooo:paragraph-rsid="1dc6305c"/>
    </style:style>
    <style:style style:name="P247" style:family="paragraph" style:parent-style-name="Text_20_body">
      <style:text-properties officeooo:rsid="1dc6305c" officeooo:paragraph-rsid="1f5003ad"/>
    </style:style>
    <style:style style:name="P248" style:family="paragraph" style:parent-style-name="Text_20_body">
      <style:text-properties officeooo:rsid="1d1d9988" officeooo:paragraph-rsid="1e086d3e"/>
    </style:style>
    <style:style style:name="P249" style:family="paragraph" style:parent-style-name="Text_20_body">
      <style:text-properties officeooo:rsid="1dd47b13" officeooo:paragraph-rsid="1dd47b13"/>
    </style:style>
    <style:style style:name="P250" style:family="paragraph" style:parent-style-name="Text_20_body">
      <style:text-properties officeooo:rsid="1a64dbf0" officeooo:paragraph-rsid="1a64dbf0"/>
    </style:style>
    <style:style style:name="P251" style:family="paragraph" style:parent-style-name="Text_20_body">
      <style:text-properties officeooo:rsid="1daf878f" officeooo:paragraph-rsid="1dfdd6ef"/>
    </style:style>
    <style:style style:name="P252" style:family="paragraph" style:parent-style-name="Text_20_body">
      <style:text-properties officeooo:paragraph-rsid="1e02d23b"/>
    </style:style>
    <style:style style:name="P253" style:family="paragraph" style:parent-style-name="Text_20_body">
      <style:text-properties officeooo:rsid="122861d3" officeooo:paragraph-rsid="1e08667a"/>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8e685e5" officeooo:paragraph-rsid="1ef9aedd"/>
    </style:style>
    <style:style style:name="P288" style:family="paragraph" style:parent-style-name="Text_20_body">
      <style:paragraph-properties fo:text-align="end" style:justify-single-word="false"/>
      <style:text-properties officeooo:rsid="1efe6072" officeooo:paragraph-rsid="1efe6072"/>
    </style:style>
    <style:style style:name="P289" style:family="paragraph" style:parent-style-name="Text_20_body">
      <style:text-properties officeooo:rsid="1ef15d91" officeooo:paragraph-rsid="1f0f486c"/>
    </style:style>
    <style:style style:name="P290" style:family="paragraph" style:parent-style-name="Text_20_body">
      <style:text-properties officeooo:rsid="1ece6ee5" officeooo:paragraph-rsid="1f0f486c"/>
    </style:style>
    <style:style style:name="P291" style:family="paragraph" style:parent-style-name="Text_20_body">
      <style:text-properties officeooo:rsid="1e05f260" officeooo:paragraph-rsid="1e05f260"/>
    </style:style>
    <style:style style:name="P292" style:family="paragraph" style:parent-style-name="Text_20_body">
      <style:text-properties officeooo:rsid="1e5790be" officeooo:paragraph-rsid="1e5790be"/>
    </style:style>
    <style:style style:name="P293" style:family="paragraph" style:parent-style-name="Text_20_body">
      <style:text-properties officeooo:rsid="1ecc886d" officeooo:paragraph-rsid="1f0f486c"/>
    </style:style>
    <style:style style:name="P294" style:family="paragraph" style:parent-style-name="Text_20_body">
      <style:text-properties officeooo:rsid="191702b0" officeooo:paragraph-rsid="1f0fd398"/>
    </style:style>
    <style:style style:name="P295" style:family="paragraph" style:parent-style-name="Text_20_body">
      <style:text-properties officeooo:paragraph-rsid="1d943d1c"/>
    </style:style>
    <style:style style:name="P296" style:family="paragraph" style:parent-style-name="Text_20_body">
      <style:text-properties officeooo:rsid="1f350f43" officeooo:paragraph-rsid="1f350f43"/>
    </style:style>
    <style:style style:name="P297" style:family="paragraph" style:parent-style-name="Text_20_body">
      <style:text-properties officeooo:rsid="1f41bc33" officeooo:paragraph-rsid="1f41bc33"/>
    </style:style>
    <style:style style:name="P298" style:family="paragraph" style:parent-style-name="Text_20_body">
      <style:text-properties fo:background-color="#fff200"/>
    </style:style>
    <style:style style:name="P299" style:family="paragraph" style:parent-style-name="Text_20_body">
      <style:text-properties officeooo:rsid="1e58ed7a" officeooo:paragraph-rsid="1e58ed7a" fo:background-color="#fff200"/>
    </style:style>
    <style:style style:name="P300" style:family="paragraph" style:parent-style-name="Text_20_body">
      <style:text-properties officeooo:rsid="1e5a537b" officeooo:paragraph-rsid="1e5a537b" fo:background-color="#fff200"/>
    </style:style>
    <style:style style:name="P301" style:family="paragraph" style:parent-style-name="Text_20_body">
      <style:text-properties officeooo:rsid="1e5790be" officeooo:paragraph-rsid="1e5790be" fo:background-color="#fff200"/>
    </style:style>
    <style:style style:name="P302" style:family="paragraph" style:parent-style-name="Text_20_body">
      <style:text-properties officeooo:rsid="1f5362f3" officeooo:paragraph-rsid="1f5362f3" fo:background-color="#fff200"/>
    </style:style>
    <style:style style:name="P303" style:family="paragraph" style:parent-style-name="Text_20_body">
      <style:text-properties officeooo:rsid="1e4e9841" officeooo:paragraph-rsid="1f681244" fo:background-color="#fff200"/>
    </style:style>
    <style:style style:name="P304" style:family="paragraph" style:parent-style-name="Text_20_body">
      <style:text-properties officeooo:rsid="1f5a7327" officeooo:paragraph-rsid="1f5a7327" fo:background-color="#fff200"/>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5a7327" officeooo:paragraph-rsid="1f5a7327"/>
    </style:style>
    <style:style style:name="P307" style:family="paragraph" style:parent-style-name="Text_20_body">
      <style:text-properties officeooo:rsid="1f5fe6b5" officeooo:paragraph-rsid="1f5fe6b5"/>
    </style:style>
    <style:style style:name="P308" style:family="paragraph" style:parent-style-name="Text_20_body">
      <style:text-properties officeooo:rsid="1f607408" officeooo:paragraph-rsid="1f607408"/>
    </style:style>
    <style:style style:name="P309" style:family="paragraph" style:parent-style-name="Text_20_body">
      <style:text-properties officeooo:rsid="1f609670" officeooo:paragraph-rsid="1f609670"/>
    </style:style>
    <style:style style:name="P310" style:family="paragraph" style:parent-style-name="Text_20_body">
      <style:text-properties officeooo:rsid="1f6119c1" officeooo:paragraph-rsid="1f6119c1"/>
    </style:style>
    <style:style style:name="P311" style:family="paragraph" style:parent-style-name="Text_20_body">
      <style:text-properties officeooo:rsid="1f6119c1" officeooo:paragraph-rsid="1f644976"/>
    </style:style>
    <style:style style:name="P312" style:family="paragraph" style:parent-style-name="Standard">
      <style:paragraph-properties fo:text-align="center" style:justify-single-word="false"/>
      <style:text-properties officeooo:rsid="057aae1d" officeooo:paragraph-rsid="057aae1d"/>
    </style:style>
    <style:style style:name="P31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8" style:family="paragraph" style:parent-style-name="Example_20_Header">
      <style:text-properties officeooo:paragraph-rsid="0ce95318"/>
    </style:style>
    <style:style style:name="P319" style:family="paragraph" style:parent-style-name="Example_20_Header">
      <style:text-properties officeooo:paragraph-rsid="1a64dbf0"/>
    </style:style>
    <style:style style:name="P320" style:family="paragraph" style:parent-style-name="Example_20_Header">
      <style:text-properties officeooo:paragraph-rsid="1dc4ab9b"/>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Standard">
      <style:paragraph-properties fo:text-align="center" style:justify-single-word="false" fo:break-before="page"/>
    </style:style>
    <style:style style:name="P328" style:family="paragraph" style:parent-style-name="Text_20_body">
      <style:paragraph-properties fo:margin-left="0cm" fo:margin-right="0cm" fo:text-indent="0cm" style:auto-text-indent="false"/>
      <style:text-properties officeooo:rsid="134735b8" officeooo:paragraph-rsid="1af1acaa"/>
    </style:style>
    <style:style style:name="P329" style:family="paragraph" style:parent-style-name="Text_20_body">
      <style:paragraph-properties fo:margin-left="0cm" fo:margin-right="0cm" fo:text-indent="0cm" style:auto-text-indent="false"/>
      <style:text-properties officeooo:rsid="1a33c9c6" officeooo:paragraph-rsid="1a336de8"/>
    </style:style>
    <style:style style:name="P330" style:family="paragraph" style:parent-style-name="Text_20_body">
      <style:paragraph-properties fo:margin-left="0cm" fo:margin-right="0cm" fo:text-indent="0cm" style:auto-text-indent="false"/>
      <style:text-properties officeooo:rsid="1a33c9c6" officeooo:paragraph-rsid="1af1acaa"/>
    </style:style>
    <style:style style:name="P331" style:family="paragraph" style:parent-style-name="Text_20_body">
      <style:paragraph-properties fo:margin-left="0cm" fo:margin-right="0cm" fo:text-indent="0cm" style:auto-text-indent="false"/>
      <style:text-properties officeooo:rsid="1a340d21" officeooo:paragraph-rsid="1a39f754"/>
    </style:style>
    <style:style style:name="P332" style:family="paragraph" style:parent-style-name="Example">
      <style:paragraph-properties fo:margin-left="0cm" fo:margin-right="0cm" fo:text-indent="0cm" style:auto-text-indent="false"/>
      <style:text-properties officeooo:rsid="1edcc727" officeooo:paragraph-rsid="1f0fd398"/>
    </style:style>
    <style:style style:name="P333" style:family="paragraph" style:parent-style-name="Example">
      <style:paragraph-properties fo:margin-left="0cm" fo:margin-right="0cm" fo:text-indent="0cm" style:auto-text-indent="false"/>
      <style:text-properties officeooo:rsid="1edcc727" officeooo:paragraph-rsid="1f40fa88"/>
    </style:style>
    <style:style style:name="P334" style:family="paragraph" style:parent-style-name="Example">
      <style:text-properties officeooo:paragraph-rsid="1856133e"/>
    </style:style>
    <style:style style:name="P335" style:family="paragraph" style:parent-style-name="Example">
      <style:text-properties officeooo:paragraph-rsid="18ea5a83"/>
    </style:style>
    <style:style style:name="P336" style:family="paragraph" style:parent-style-name="Example">
      <style:text-properties fo:font-style="italic" style:font-style-asian="italic" style:font-style-complex="italic"/>
    </style:style>
    <style:style style:name="P337" style:family="paragraph" style:parent-style-name="Example">
      <style:text-properties fo:font-style="italic" officeooo:paragraph-rsid="18ea5a83" style:font-style-asian="italic" style:font-style-complex="italic"/>
    </style:style>
    <style:style style:name="P338" style:family="paragraph" style:parent-style-name="Example">
      <style:text-properties fo:font-style="italic" fo:font-weight="bold" officeooo:paragraph-rsid="1f0fd398" style:font-style-asian="italic" style:font-weight-asian="bold" style:font-style-complex="italic" style:font-weight-complex="bold"/>
    </style:style>
    <style:style style:name="P339" style:family="paragraph" style:parent-style-name="Example">
      <style:text-properties officeooo:rsid="19d65e2e"/>
    </style:style>
    <style:style style:name="P340" style:family="paragraph" style:parent-style-name="Example">
      <style:text-properties officeooo:paragraph-rsid="1a4c9a67"/>
    </style:style>
    <style:style style:name="P341" style:family="paragraph" style:parent-style-name="Example">
      <style:text-properties officeooo:rsid="122861d3" officeooo:paragraph-rsid="1a64dbf0"/>
    </style:style>
    <style:style style:name="P342" style:family="paragraph" style:parent-style-name="Example">
      <style:text-properties officeooo:paragraph-rsid="1a64dbf0"/>
    </style:style>
    <style:style style:name="P343" style:family="paragraph" style:parent-style-name="Example">
      <style:text-properties officeooo:paragraph-rsid="1ac6f16f"/>
    </style:style>
    <style:style style:name="P344" style:family="paragraph" style:parent-style-name="Example">
      <style:text-properties officeooo:paragraph-rsid="1b4c9c2d"/>
    </style:style>
    <style:style style:name="P345" style:family="paragraph" style:parent-style-name="Example">
      <style:text-properties officeooo:rsid="1b4f8987" officeooo:paragraph-rsid="1b4f8987"/>
    </style:style>
    <style:style style:name="P346" style:family="paragraph" style:parent-style-name="Example">
      <style:text-properties officeooo:paragraph-rsid="1b76a4aa"/>
    </style:style>
    <style:style style:name="P347" style:family="paragraph" style:parent-style-name="Example">
      <style:text-properties officeooo:paragraph-rsid="1d66d119"/>
    </style:style>
    <style:style style:name="P348" style:family="paragraph" style:parent-style-name="Example">
      <style:text-properties fo:font-weight="normal" officeooo:rsid="1e02f963" officeooo:paragraph-rsid="1e03bc26" style:font-weight-asian="normal" style:font-weight-complex="normal"/>
    </style:style>
    <style:style style:name="P349" style:family="paragraph" style:parent-style-name="Example">
      <style:text-properties fo:font-weight="normal" officeooo:rsid="1e03bc26" officeooo:paragraph-rsid="1e03bc26" style:font-weight-asian="normal" style:font-weight-complex="normal"/>
    </style:style>
    <style:style style:name="P350" style:family="paragraph" style:parent-style-name="Example">
      <style:text-properties officeooo:rsid="1e32ca8d" officeooo:paragraph-rsid="1e32ca8d"/>
    </style:style>
    <style:style style:name="P351" style:family="paragraph" style:parent-style-name="Example">
      <style:text-properties officeooo:rsid="1e345631" officeooo:paragraph-rsid="1e345631"/>
    </style:style>
    <style:style style:name="P352" style:family="paragraph" style:parent-style-name="Example">
      <style:text-properties officeooo:paragraph-rsid="1f0fd398"/>
    </style:style>
    <style:style style:name="P353" style:family="paragraph" style:parent-style-name="Example">
      <style:text-properties fo:language="cs" fo:country="CZ" officeooo:paragraph-rsid="1f05e202" style:language-asian="zxx" style:country-asian="none" style:language-complex="ar" style:country-complex="SA"/>
    </style:style>
    <style:style style:name="P354" style:family="paragraph" style:parent-style-name="Example">
      <style:text-properties officeooo:paragraph-rsid="1f05e202"/>
    </style:style>
    <style:style style:name="P355" style:family="paragraph" style:parent-style-name="Example">
      <style:text-properties officeooo:paragraph-rsid="1f2899a0"/>
    </style:style>
    <style:style style:name="P356" style:family="paragraph" style:parent-style-name="Example">
      <style:text-properties officeooo:paragraph-rsid="1f3f7ae6"/>
    </style:style>
    <style:style style:name="P357" style:family="paragraph" style:parent-style-name="Example">
      <style:text-properties officeooo:paragraph-rsid="1f40fa88"/>
    </style:style>
    <style:style style:name="P358" style:family="paragraph" style:parent-style-name="Contents_20_1">
      <style:paragraph-properties>
        <style:tab-stops>
          <style:tab-stop style:position="14.801cm" style:type="right" style:leader-style="dotted" style:leader-text="."/>
        </style:tab-stops>
      </style:paragraph-properties>
    </style:style>
    <style:style style:name="P359" style:family="paragraph" style:parent-style-name="Contents_20_2">
      <style:paragraph-properties>
        <style:tab-stops>
          <style:tab-stop style:position="14.801cm" style:type="right" style:leader-style="dotted" style:leader-text="."/>
        </style:tab-stops>
      </style:paragraph-properties>
    </style:style>
    <style:style style:name="P360" style:family="paragraph" style:parent-style-name="Text_20_Body_20_Full_20_Page">
      <style:text-properties officeooo:rsid="1f41bc33" officeooo:paragraph-rsid="1f41bc33"/>
    </style:style>
    <style:style style:name="P361" style:family="paragraph" style:parent-style-name="Text_20_Body_20_Full_20_Page">
      <style:text-properties officeooo:rsid="1f43b011" officeooo:paragraph-rsid="1f43b011"/>
    </style:style>
    <style:style style:name="P362"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3" style:family="paragraph" style:parent-style-name="Example">
      <style:paragraph-properties fo:margin-left="1.251cm" fo:margin-right="0cm" fo:text-indent="0cm" style:auto-text-indent="false"/>
      <style:text-properties officeooo:rsid="1cd067eb" officeooo:paragraph-rsid="1f0fd398"/>
    </style:style>
    <style:style style:name="P364" style:family="paragraph" style:parent-style-name="Example">
      <style:paragraph-properties fo:margin-left="1.251cm" fo:margin-right="0cm" fo:text-indent="0cm" style:auto-text-indent="false"/>
      <style:text-properties officeooo:rsid="1cd067eb" officeooo:paragraph-rsid="1f40fa88"/>
    </style:style>
    <style:style style:name="P365" style:family="paragraph" style:parent-style-name="Example">
      <style:paragraph-properties fo:margin-left="1.251cm" fo:margin-right="0cm" fo:text-indent="0cm" style:auto-text-indent="false"/>
      <style:text-properties officeooo:paragraph-rsid="1f0fd398"/>
    </style:style>
    <style:style style:name="P366" style:family="paragraph" style:parent-style-name="Example">
      <style:paragraph-properties fo:margin-left="1.251cm" fo:margin-right="0cm" fo:text-indent="0cm" style:auto-text-indent="false"/>
      <style:text-properties officeooo:paragraph-rsid="1f40fa88"/>
    </style:style>
    <style:style style:name="P367" style:family="paragraph" style:parent-style-name="Heading_20_4">
      <style:text-properties officeooo:rsid="1c6a30e3" officeooo:paragraph-rsid="1c6a30e3"/>
    </style:style>
    <style:style style:name="P368" style:family="paragraph" style:parent-style-name="Heading_20_4">
      <style:text-properties officeooo:rsid="1c6a30e3" officeooo:paragraph-rsid="1c710754"/>
    </style:style>
    <style:style style:name="P369" style:family="paragraph" style:parent-style-name="Heading_20_4">
      <style:text-properties officeooo:paragraph-rsid="1c88af44"/>
    </style:style>
    <style:style style:name="P370" style:family="paragraph" style:parent-style-name="Heading_20_4">
      <style:text-properties officeooo:paragraph-rsid="1f4449a1"/>
    </style:style>
    <style:style style:name="P371" style:family="paragraph" style:parent-style-name="Heading_20_4">
      <style:text-properties officeooo:paragraph-rsid="1d66d119"/>
    </style:style>
    <style:style style:name="P372" style:family="paragraph" style:parent-style-name="Heading_20_4" style:list-style-name="L79"/>
    <style:style style:name="P373" style:family="paragraph" style:parent-style-name="Heading_20_4" style:list-style-name="L80"/>
    <style:style style:name="P374" style:family="paragraph" style:parent-style-name="Heading_20_4">
      <style:text-properties officeooo:paragraph-rsid="19f47709"/>
    </style:style>
    <style:style style:name="P375" style:family="paragraph" style:parent-style-name="Heading_20_4">
      <style:text-properties officeooo:paragraph-rsid="17bff96a"/>
    </style:style>
    <style:style style:name="P376" style:family="paragraph" style:parent-style-name="Heading_20_4">
      <style:text-properties officeooo:rsid="2135550c" officeooo:paragraph-rsid="17bb1a89"/>
    </style:style>
    <style:style style:name="P377" style:family="paragraph" style:parent-style-name="Heading_20_2">
      <style:text-properties officeooo:rsid="1cc257cb" officeooo:paragraph-rsid="1cc257cb"/>
    </style:style>
    <style:style style:name="P378" style:family="paragraph" style:parent-style-name="Heading_20_2">
      <style:text-properties officeooo:rsid="1c4adddf" officeooo:paragraph-rsid="1c4adddf"/>
    </style:style>
    <style:style style:name="P379" style:family="paragraph" style:parent-style-name="Heading_20_2">
      <style:text-properties officeooo:rsid="1c98473a" officeooo:paragraph-rsid="1c98473a"/>
    </style:style>
    <style:style style:name="P380" style:family="paragraph" style:parent-style-name="Heading_20_2">
      <style:text-properties officeooo:rsid="1c441da3" officeooo:paragraph-rsid="1c441da3"/>
    </style:style>
    <style:style style:name="P381" style:family="paragraph" style:parent-style-name="Heading_20_2">
      <style:text-properties officeooo:paragraph-rsid="1eaea600"/>
    </style:style>
    <style:style style:name="P382" style:family="paragraph" style:parent-style-name="Heading_20_2">
      <style:text-properties officeooo:rsid="18495320" officeooo:paragraph-rsid="18c9e3ea"/>
    </style:style>
    <style:style style:name="P383" style:family="paragraph" style:parent-style-name="Heading_20_2">
      <style:text-properties officeooo:rsid="1859bb3a" officeooo:paragraph-rsid="1859bb3a"/>
    </style:style>
    <style:style style:name="P384" style:family="paragraph" style:parent-style-name="Heading_20_2">
      <style:text-properties officeooo:paragraph-rsid="1856133e"/>
    </style:style>
    <style:style style:name="P385" style:family="paragraph" style:parent-style-name="Heading_20_2">
      <style:text-properties officeooo:rsid="180f9102" officeooo:paragraph-rsid="180f9102"/>
    </style:style>
    <style:style style:name="P386" style:family="paragraph" style:parent-style-name="Heading_20_2">
      <style:text-properties officeooo:rsid="18cb211b" officeooo:paragraph-rsid="18cb211b"/>
    </style:style>
    <style:style style:name="P387" style:family="paragraph" style:parent-style-name="Heading_20_2">
      <style:text-properties officeooo:rsid="181f7fed" officeooo:paragraph-rsid="1837c966"/>
    </style:style>
    <style:style style:name="P388" style:family="paragraph" style:parent-style-name="Heading_20_2">
      <style:text-properties officeooo:rsid="186ddf7c" officeooo:paragraph-rsid="186ddf7c"/>
    </style:style>
    <style:style style:name="P389" style:family="paragraph" style:parent-style-name="Heading_20_2">
      <style:text-properties officeooo:rsid="16572240" officeooo:paragraph-rsid="16572240"/>
    </style:style>
    <style:style style:name="P390" style:family="paragraph" style:parent-style-name="Heading_20_2">
      <style:text-properties officeooo:rsid="1bf74c1b" officeooo:paragraph-rsid="1bf74c1b"/>
    </style:style>
    <style:style style:name="P391" style:family="paragraph" style:parent-style-name="Heading_20_2">
      <style:text-properties officeooo:paragraph-rsid="1dfdd6ef"/>
    </style:style>
    <style:style style:name="P392" style:family="paragraph" style:parent-style-name="Heading_20_2">
      <style:text-properties officeooo:rsid="18e6729c" officeooo:paragraph-rsid="18ea6f68"/>
    </style:style>
    <style:style style:name="P393" style:family="paragraph" style:parent-style-name="Heading_20_2">
      <style:text-properties officeooo:rsid="1cd61472" officeooo:paragraph-rsid="1cd61472"/>
    </style:style>
    <style:style style:name="P394" style:family="paragraph" style:parent-style-name="Heading_20_2">
      <style:text-properties officeooo:rsid="17e8b79f" officeooo:paragraph-rsid="19f903d4"/>
    </style:style>
    <style:style style:name="P395" style:family="paragraph" style:parent-style-name="Heading_20_2">
      <style:text-properties officeooo:rsid="1a269de7" officeooo:paragraph-rsid="1acd4865"/>
    </style:style>
    <style:style style:name="P396" style:family="paragraph" style:parent-style-name="Heading_20_2">
      <style:text-properties officeooo:rsid="1a269de7" officeooo:paragraph-rsid="1a269de7"/>
    </style:style>
    <style:style style:name="P397" style:family="paragraph" style:parent-style-name="Heading_20_2">
      <style:text-properties officeooo:paragraph-rsid="1b4a7fcc"/>
    </style:style>
    <style:style style:name="P398" style:family="paragraph" style:parent-style-name="Heading_20_2">
      <style:text-properties officeooo:rsid="163063db" officeooo:paragraph-rsid="1bcc61dd"/>
    </style:style>
    <style:style style:name="P399" style:family="paragraph" style:parent-style-name="Heading_20_2">
      <style:text-properties officeooo:rsid="1bcc61dd" officeooo:paragraph-rsid="1bcc61dd"/>
    </style:style>
    <style:style style:name="P400" style:family="paragraph" style:parent-style-name="Heading_20_2">
      <style:text-properties officeooo:paragraph-rsid="1b540b62"/>
    </style:style>
    <style:style style:name="P401" style:family="paragraph" style:parent-style-name="Heading_20_2">
      <style:text-properties officeooo:rsid="15f5671d" officeooo:paragraph-rsid="15f5671d"/>
    </style:style>
    <style:style style:name="P402" style:family="paragraph" style:parent-style-name="Heading_20_2">
      <style:text-properties officeooo:paragraph-rsid="16315210"/>
    </style:style>
    <style:style style:name="P403" style:family="paragraph" style:parent-style-name="Heading_20_3">
      <style:text-properties officeooo:rsid="1cb4655e" officeooo:paragraph-rsid="1cc09b87"/>
    </style:style>
    <style:style style:name="P404" style:family="paragraph" style:parent-style-name="Heading_20_3">
      <style:text-properties officeooo:rsid="1c9f3577" officeooo:paragraph-rsid="1c9f3577"/>
    </style:style>
    <style:style style:name="P405" style:family="paragraph" style:parent-style-name="Heading_20_3">
      <style:text-properties officeooo:rsid="18d36f2a" officeooo:paragraph-rsid="18d36f2a"/>
    </style:style>
    <style:style style:name="P406" style:family="paragraph" style:parent-style-name="Heading_20_3">
      <style:text-properties officeooo:paragraph-rsid="18c8760e"/>
    </style:style>
    <style:style style:name="P407" style:family="paragraph" style:parent-style-name="Heading_20_3">
      <style:text-properties officeooo:paragraph-rsid="18bc6162"/>
    </style:style>
    <style:style style:name="P408" style:family="paragraph" style:parent-style-name="Heading_20_3">
      <style:text-properties officeooo:paragraph-rsid="1a4c9a67"/>
    </style:style>
    <style:style style:name="P409" style:family="paragraph" style:parent-style-name="Heading_20_3">
      <style:text-properties officeooo:paragraph-rsid="1e02d23b"/>
    </style:style>
    <style:style style:name="P410" style:family="paragraph" style:parent-style-name="Heading_20_3">
      <style:text-properties officeooo:rsid="1d1a908f" officeooo:paragraph-rsid="1e086d3e"/>
    </style:style>
    <style:style style:name="P411" style:family="paragraph" style:parent-style-name="Heading_20_3">
      <style:text-properties officeooo:rsid="1d3ddcd7" officeooo:paragraph-rsid="1e086d3e"/>
    </style:style>
    <style:style style:name="P412" style:family="paragraph" style:parent-style-name="Heading_20_3">
      <style:text-properties officeooo:paragraph-rsid="1e086d3e"/>
    </style:style>
    <style:style style:name="P413" style:family="paragraph" style:parent-style-name="Heading_20_3">
      <style:text-properties officeooo:paragraph-rsid="1e08667a"/>
    </style:style>
    <style:style style:name="P414" style:family="paragraph" style:parent-style-name="Heading_20_3">
      <style:text-properties officeooo:paragraph-rsid="1d66d119"/>
    </style:style>
    <style:style style:name="P415" style:family="paragraph" style:parent-style-name="Heading_20_3">
      <style:text-properties officeooo:rsid="1cd8d774" officeooo:paragraph-rsid="1d66d119"/>
    </style:style>
    <style:style style:name="P416" style:family="paragraph" style:parent-style-name="Heading_20_3">
      <style:text-properties officeooo:paragraph-rsid="1d470e1c"/>
    </style:style>
    <style:style style:name="P417" style:family="paragraph" style:parent-style-name="Heading_20_3">
      <style:text-properties officeooo:paragraph-rsid="19f47709"/>
    </style:style>
    <style:style style:name="P418" style:family="paragraph" style:parent-style-name="Heading_20_3">
      <style:text-properties officeooo:paragraph-rsid="1a391dfc"/>
    </style:style>
    <style:style style:name="P419" style:family="paragraph" style:parent-style-name="Heading_20_3">
      <style:text-properties officeooo:paragraph-rsid="1af06eca"/>
    </style:style>
    <style:style style:name="P420" style:family="paragraph" style:parent-style-name="Heading_20_3">
      <style:text-properties officeooo:paragraph-rsid="1af1acaa"/>
    </style:style>
    <style:style style:name="P421" style:family="paragraph" style:parent-style-name="Heading_20_3">
      <style:text-properties officeooo:paragraph-rsid="1aed6519"/>
    </style:style>
    <style:style style:name="P422" style:family="paragraph" style:parent-style-name="Heading_20_3">
      <style:text-properties officeooo:rsid="1b1f96a4" officeooo:paragraph-rsid="1b1f96a4"/>
    </style:style>
    <style:style style:name="P423" style:family="paragraph" style:parent-style-name="Heading_20_3">
      <style:text-properties officeooo:rsid="14e0c600" officeooo:paragraph-rsid="14e1477a"/>
    </style:style>
    <style:style style:name="P424" style:family="paragraph" style:parent-style-name="Heading_20_3">
      <style:text-properties officeooo:paragraph-rsid="1bcc61dd"/>
    </style:style>
    <style:style style:name="P425" style:family="paragraph" style:parent-style-name="Heading_20_3">
      <style:text-properties officeooo:rsid="1483bbd2" officeooo:paragraph-rsid="1bcc61dd"/>
    </style:style>
    <style:style style:name="P426" style:family="paragraph" style:parent-style-name="Heading_20_3">
      <style:text-properties officeooo:paragraph-rsid="1bf0fd7d"/>
    </style:style>
    <style:style style:name="P427" style:family="paragraph" style:parent-style-name="Heading_20_3">
      <style:text-properties officeooo:rsid="17946e5b" officeooo:paragraph-rsid="17946e5b"/>
    </style:style>
    <style:style style:name="P428" style:family="paragraph" style:parent-style-name="Heading_20_3">
      <style:text-properties officeooo:rsid="17bb1a89" officeooo:paragraph-rsid="16315210"/>
    </style:style>
    <style:style style:name="P429" style:family="paragraph" style:parent-style-name="Heading_20_3">
      <style:text-properties officeooo:paragraph-rsid="1a12773a"/>
    </style:style>
    <style:style style:name="P430" style:family="paragraph" style:parent-style-name="Heading_20_3">
      <style:text-properties officeooo:paragraph-rsid="1a0f9434"/>
    </style:style>
    <style:style style:name="P431" style:family="paragraph" style:parent-style-name="Heading_20_3">
      <style:paragraph-properties fo:margin-left="0cm" fo:margin-right="0cm" fo:text-indent="0cm" style:auto-text-indent="false"/>
      <style:text-properties officeooo:rsid="1a33c9c6" officeooo:paragraph-rsid="1a3e99db"/>
    </style:style>
    <style:style style:name="P432" style:family="paragraph" style:parent-style-name="Heading_20_5">
      <style:text-properties officeooo:paragraph-rsid="1e15bd04"/>
    </style:style>
    <style:style style:name="P433" style:family="paragraph" style:parent-style-name="Heading_20_5">
      <style:text-properties fo:font-style="normal" officeooo:rsid="1c69c583" officeooo:paragraph-rsid="1e15bd04" style:font-style-asian="normal" style:font-style-complex="normal"/>
    </style:style>
    <style:style style:name="P434" style:family="paragraph" style:parent-style-name="Heading_20_5">
      <style:text-properties fo:font-style="normal" officeooo:rsid="1e530d35" officeooo:paragraph-rsid="1e530d35" style:font-style-asian="normal" style:font-style-complex="normal"/>
    </style:style>
    <style:style style:name="P435" style:family="paragraph" style:parent-style-name="Heading_20_6">
      <style:text-properties officeooo:rsid="1e1a3990" officeooo:paragraph-rsid="1e32ca8d"/>
    </style:style>
    <style:style style:name="P436" style:family="paragraph" style:parent-style-name="Heading_20_6">
      <style:text-properties officeooo:paragraph-rsid="1e3c189a"/>
    </style:style>
    <style:style style:name="P437" style:family="paragraph" style:parent-style-name="Heading_20_1">
      <style:text-properties officeooo:rsid="139f6ca3" officeooo:paragraph-rsid="108bcbf7"/>
    </style:style>
    <style:style style:name="P438" style:family="paragraph" style:parent-style-name="Heading_20_1">
      <style:text-properties officeooo:rsid="108bcbf7" officeooo:paragraph-rsid="108bcbf7"/>
    </style:style>
    <style:style style:name="P439" style:family="paragraph" style:parent-style-name="Heading_20_1">
      <style:text-properties officeooo:rsid="0de1649f" officeooo:paragraph-rsid="13a83f8f"/>
    </style:style>
    <style:style style:name="P440" style:family="paragraph" style:parent-style-name="Heading_20_1">
      <style:text-properties officeooo:rsid="1dfdd6ef" officeooo:paragraph-rsid="1dfdd6ef"/>
    </style:style>
    <style:style style:name="P441" style:family="paragraph" style:parent-style-name="Heading_20_1">
      <style:text-properties officeooo:rsid="1f0f486c" officeooo:paragraph-rsid="1f0f486c"/>
    </style:style>
    <style:style style:name="P442" style:family="paragraph" style:parent-style-name="Heading_20_1">
      <style:text-properties officeooo:rsid="10759a8b" officeooo:paragraph-rsid="1b4a7fcc"/>
    </style:style>
    <style:style style:name="P443" style:family="paragraph" style:parent-style-name="Heading_20_1">
      <style:text-properties officeooo:rsid="186c3068" officeooo:paragraph-rsid="186c3068"/>
    </style:style>
    <style:style style:name="P444" style:family="paragraph" style:parent-style-name="Example" style:list-style-name="L52">
      <style:text-properties officeooo:paragraph-rsid="1f0fd398"/>
    </style:style>
    <style:style style:name="P445" style:family="paragraph" style:parent-style-name="Example" style:list-style-name="L52">
      <style:text-properties fo:font-style="normal" officeooo:rsid="1e90a125" officeooo:paragraph-rsid="1f3f7ae6" style:font-style-asian="normal" style:font-style-complex="normal"/>
    </style:style>
    <style:style style:name="P446" style:family="paragraph" style:parent-style-name="Example" style:list-style-name="L80"/>
    <style:style style:name="P447" style:family="paragraph" style:parent-style-name="Example" style:list-style-name="L80">
      <style:text-properties fo:font-style="italic" officeooo:rsid="0ee8c6f0" officeooo:paragraph-rsid="19486f67" style:font-style-asian="italic" style:font-style-complex="italic"/>
    </style:style>
    <style:style style:name="P448" style:family="paragraph" style:parent-style-name="Example" style:list-style-name="L80">
      <style:text-properties fo:font-style="italic" officeooo:rsid="0ee8c6f0" officeooo:paragraph-rsid="194c21df" style:font-style-asian="italic" style:font-style-complex="italic"/>
    </style:style>
    <style:style style:name="P449" style:family="paragraph" style:parent-style-name="Example" style:list-style-name="L80">
      <style:text-properties fo:font-style="italic" style:font-style-asian="italic" style:font-style-complex="italic"/>
    </style:style>
    <style:style style:name="P450" style:family="paragraph" style:parent-style-name="Example" style:list-style-name="L80">
      <style:text-properties fo:font-style="italic" officeooo:rsid="0f048aed" officeooo:paragraph-rsid="194c21df" style:font-style-asian="italic" style:font-style-complex="italic"/>
    </style:style>
    <style:style style:name="P451" style:family="paragraph" style:parent-style-name="Example" style:list-style-name="L80">
      <style:text-properties fo:font-style="italic" officeooo:rsid="0f037f68" officeooo:paragraph-rsid="19ce3e20" style:font-style-asian="italic" style:font-style-complex="italic"/>
    </style:style>
    <style:style style:name="P452" style:family="paragraph" style:parent-style-name="Example" style:list-style-name="L80">
      <style:text-properties fo:font-style="italic" officeooo:rsid="195c7a9e" officeooo:paragraph-rsid="19cfd54e" style:font-style-asian="italic" style:font-style-complex="italic"/>
    </style:style>
    <style:style style:name="P453" style:family="paragraph" style:parent-style-name="Example" style:list-style-name="L80">
      <style:text-properties fo:font-style="italic" officeooo:rsid="138cbcfa" officeooo:paragraph-rsid="19cfd54e" style:font-style-asian="italic" style:font-style-complex="italic"/>
    </style:style>
    <style:style style:name="P454" style:family="paragraph" style:parent-style-name="Example" style:list-style-name="L85"/>
    <style:style style:name="P455" style:family="paragraph" style:parent-style-name="Example" style:list-style-name="L113">
      <style:text-properties officeooo:paragraph-rsid="1b4a7fcc"/>
    </style:style>
    <style:style style:name="P456" style:family="paragraph" style:parent-style-name="Example" style:list-style-name="L139"/>
    <style:style style:name="P457" style:family="paragraph" style:parent-style-name="Example" style:list-style-name="L140"/>
    <style:style style:name="P458" style:family="paragraph" style:parent-style-name="Example" style:list-style-name="L140">
      <style:text-properties fo:font-weight="bold" style:font-weight-asian="bold" style:font-weight-complex="bold"/>
    </style:style>
    <style:style style:name="P459" style:family="paragraph" style:parent-style-name="Example" style:list-style-name="L141"/>
    <style:style style:name="P460" style:family="paragraph" style:parent-style-name="Text_20_body" style:master-page-name="Standard">
      <style:paragraph-properties fo:text-align="end" style:justify-single-word="false" style:page-number="auto"/>
      <style:text-properties officeooo:rsid="1efe6072" officeooo:paragraph-rsid="1efe6072"/>
    </style:style>
    <style:style style:name="P461" style:family="paragraph" style:parent-style-name="Text_20_body" style:list-style-name="L1">
      <style:text-properties fo:font-style="normal" officeooo:rsid="1f2cd6e8" officeooo:paragraph-rsid="1f2cd6e8" style:font-style-asian="normal" style:font-style-complex="normal"/>
    </style:style>
    <style:style style:name="P462" style:family="paragraph" style:parent-style-name="Text_20_body" style:list-style-name="L1">
      <style:text-properties fo:font-style="normal" officeooo:rsid="1efe6072" officeooo:paragraph-rsid="1efe6072" style:font-style-asian="normal" style:font-style-complex="normal"/>
    </style:style>
    <style:style style:name="P463" style:family="paragraph" style:parent-style-name="Text_20_body" style:list-style-name="L1">
      <style:text-properties fo:font-style="normal" officeooo:rsid="1efb6f77" officeooo:paragraph-rsid="1efb6f77" style:font-style-asian="normal" style:font-style-complex="normal"/>
    </style:style>
    <style:style style:name="P464" style:family="paragraph" style:parent-style-name="Text_20_body" style:list-style-name="L1">
      <style:text-properties fo:font-style="normal" officeooo:rsid="1efcad5d" officeooo:paragraph-rsid="1efcad5d" style:font-style-asian="normal" style:font-style-complex="normal"/>
    </style:style>
    <style:style style:name="P465" style:family="paragraph" style:parent-style-name="Text_20_body" style:list-style-name="L1">
      <style:text-properties fo:font-style="normal" officeooo:rsid="1e9d13c9" officeooo:paragraph-rsid="1e9d13c9" style:font-style-asian="normal" style:font-style-complex="normal"/>
    </style:style>
    <style:style style:name="P466" style:family="paragraph" style:parent-style-name="Text_20_body" style:list-style-name="L1">
      <style:text-properties fo:font-style="normal" officeooo:rsid="1f0192e5" officeooo:paragraph-rsid="1f0192e5" style:font-style-asian="normal" style:font-style-complex="normal"/>
    </style:style>
    <style:style style:name="P467" style:family="paragraph" style:parent-style-name="Text_20_body" style:list-style-name="L1">
      <style:text-properties fo:font-style="normal" officeooo:rsid="1f04910f" officeooo:paragraph-rsid="1f04910f" style:font-style-asian="normal" style:font-style-complex="normal"/>
    </style:style>
    <style:style style:name="P468" style:family="paragraph" style:parent-style-name="Text_20_body" style:list-style-name="L1">
      <style:text-properties fo:font-style="normal" officeooo:rsid="1e7c14fd" officeooo:paragraph-rsid="1e7c14fd" style:font-style-asian="normal" style:font-style-complex="normal"/>
    </style:style>
    <style:style style:name="P469" style:family="paragraph" style:parent-style-name="Text_20_body" style:list-style-name="L1">
      <style:text-properties fo:font-style="normal" officeooo:rsid="1d97116b" officeooo:paragraph-rsid="1d983ec0" style:font-style-asian="normal" style:font-style-complex="normal"/>
    </style:style>
    <style:style style:name="P470" style:family="paragraph" style:parent-style-name="Text_20_body" style:list-style-name="L1">
      <style:text-properties fo:font-style="normal" officeooo:rsid="1d983ec0" officeooo:paragraph-rsid="1d983ec0" style:font-style-asian="normal" style:font-style-complex="normal"/>
    </style:style>
    <style:style style:name="P471" style:family="paragraph" style:parent-style-name="Text_20_body" style:list-style-name="L1">
      <style:text-properties fo:font-style="normal" officeooo:rsid="1d292808" officeooo:paragraph-rsid="1d292808" style:font-style-asian="normal" style:font-style-complex="normal"/>
    </style:style>
    <style:style style:name="P472" style:family="paragraph" style:parent-style-name="Text_20_body" style:list-style-name="L1">
      <style:text-properties fo:font-style="normal" officeooo:rsid="1d292808" officeooo:paragraph-rsid="1d97116b" style:font-style-asian="normal" style:font-style-complex="normal"/>
    </style:style>
    <style:style style:name="P473" style:family="paragraph" style:parent-style-name="Text_20_body" style:list-style-name="L1">
      <style:text-properties fo:font-style="normal" officeooo:rsid="1c32e203" officeooo:paragraph-rsid="1c32e203" style:font-style-asian="normal" style:font-style-complex="normal"/>
    </style:style>
    <style:style style:name="P474" style:family="paragraph" style:parent-style-name="Text_20_body" style:list-style-name="L1">
      <style:text-properties fo:font-style="normal" officeooo:rsid="1c3216c7" officeooo:paragraph-rsid="1c3216c7" style:font-style-asian="normal" style:font-style-complex="normal"/>
    </style:style>
    <style:style style:name="P475" style:family="paragraph" style:parent-style-name="Text_20_body" style:list-style-name="L1">
      <style:text-properties fo:font-style="normal" officeooo:rsid="1c31ff6f" officeooo:paragraph-rsid="1c31ff6f" style:font-style-asian="normal" style:font-style-complex="normal"/>
    </style:style>
    <style:style style:name="P476" style:family="paragraph" style:parent-style-name="Text_20_body" style:list-style-name="L1">
      <style:text-properties fo:font-style="normal" officeooo:rsid="1c0f9101" officeooo:paragraph-rsid="1c0f9101" style:font-style-asian="normal" style:font-style-complex="normal"/>
    </style:style>
    <style:style style:name="P477" style:family="paragraph" style:parent-style-name="Text_20_body" style:list-style-name="L1">
      <style:text-properties fo:font-style="normal" officeooo:rsid="1c1245f2" officeooo:paragraph-rsid="1c1245f2" style:font-style-asian="normal" style:font-style-complex="normal"/>
    </style:style>
    <style:style style:name="P478" style:family="paragraph" style:parent-style-name="Text_20_body" style:list-style-name="L1">
      <style:text-properties fo:font-style="normal" officeooo:rsid="1c23977a" officeooo:paragraph-rsid="1c23977a" style:font-style-asian="normal" style:font-style-complex="normal"/>
    </style:style>
    <style:style style:name="P479" style:family="paragraph" style:parent-style-name="Text_20_body" style:list-style-name="L1">
      <style:text-properties fo:font-style="normal" officeooo:rsid="1c24ceae" officeooo:paragraph-rsid="1c24ceae" style:font-style-asian="normal" style:font-style-complex="normal"/>
    </style:style>
    <style:style style:name="P480" style:family="paragraph" style:parent-style-name="Text_20_body" style:list-style-name="L1">
      <style:text-properties fo:font-style="normal" officeooo:rsid="1c277c14" officeooo:paragraph-rsid="1c277c14" style:font-style-asian="normal" style:font-style-complex="normal"/>
    </style:style>
    <style:style style:name="P481" style:family="paragraph" style:parent-style-name="Text_20_body" style:list-style-name="L9">
      <style:text-properties fo:font-style="normal" officeooo:rsid="1c630c76" officeooo:paragraph-rsid="1c630c76" style:font-style-asian="normal" style:font-style-complex="normal"/>
    </style:style>
    <style:style style:name="P482" style:family="paragraph" style:parent-style-name="Text_20_body" style:list-style-name="L43">
      <style:text-properties fo:font-style="normal" officeooo:rsid="18ecaf8e" officeooo:paragraph-rsid="18efc633" style:font-style-asian="normal" style:font-style-complex="normal"/>
    </style:style>
    <style:style style:name="P483" style:family="paragraph" style:parent-style-name="Text_20_body" style:list-style-name="L44">
      <style:text-properties fo:font-style="normal" officeooo:rsid="18ed13ec" officeooo:paragraph-rsid="18ed13ec" style:font-style-asian="normal" style:font-style-complex="normal"/>
    </style:style>
    <style:style style:name="P484" style:family="paragraph" style:parent-style-name="Text_20_body" style:list-style-name="L72">
      <style:text-properties fo:font-style="normal" officeooo:rsid="1f2f30ad" officeooo:paragraph-rsid="1f2f30ad" style:font-style-asian="normal" style:font-style-complex="normal"/>
    </style:style>
    <style:style style:name="P485" style:family="paragraph" style:parent-style-name="Text_20_body" style:list-style-name="L80">
      <style:text-properties fo:font-style="normal" officeooo:rsid="1c0f10f0" officeooo:paragraph-rsid="1c0f10f0" style:font-style-asian="normal" style:font-style-complex="normal"/>
    </style:style>
    <style:style style:name="P486" style:family="paragraph" style:parent-style-name="Text_20_body" style:list-style-name="L80">
      <style:text-properties fo:font-style="normal" officeooo:rsid="19504b91" officeooo:paragraph-rsid="19504b91" style:font-style-asian="normal" style:font-style-complex="normal"/>
    </style:style>
    <style:style style:name="P487" style:family="paragraph" style:parent-style-name="Text_20_body" style:list-style-name="L80">
      <style:text-properties fo:font-style="normal" officeooo:rsid="0f0229e9" officeooo:paragraph-rsid="1a726f56" style:font-style-asian="normal" style:font-style-complex="normal"/>
    </style:style>
    <style:style style:name="P488" style:family="paragraph" style:parent-style-name="Text_20_body" style:list-style-name="L80">
      <style:text-properties fo:font-style="normal" officeooo:rsid="195e8d80" officeooo:paragraph-rsid="195e8d80" style:font-style-asian="normal" style:font-style-complex="normal"/>
    </style:style>
    <style:style style:name="P489" style:family="paragraph" style:parent-style-name="Text_20_body" style:list-style-name="L80">
      <style:text-properties fo:font-style="normal" officeooo:rsid="195c8f88" officeooo:paragraph-rsid="195c8f88" style:font-style-asian="normal" style:font-style-complex="normal"/>
    </style:style>
    <style:style style:name="P490" style:family="paragraph" style:parent-style-name="Text_20_body" style:list-style-name="L80">
      <style:text-properties fo:font-style="normal" officeooo:rsid="1b0eafb5" officeooo:paragraph-rsid="1b0eafb5" style:font-style-asian="normal" style:font-style-complex="normal"/>
    </style:style>
    <style:style style:name="P491" style:family="paragraph" style:parent-style-name="Text_20_body" style:list-style-name="L80">
      <style:text-properties fo:font-style="normal" officeooo:rsid="19dd02c8" officeooo:paragraph-rsid="19dd02c8" style:font-style-asian="normal" style:font-style-complex="normal"/>
    </style:style>
    <style:style style:name="P492" style:family="paragraph" style:parent-style-name="Text_20_body" style:list-style-name="L80">
      <style:text-properties fo:font-style="normal" officeooo:rsid="1af8bc48" officeooo:paragraph-rsid="1b001f52" style:font-style-asian="normal" style:font-style-complex="normal"/>
    </style:style>
    <style:style style:name="P493" style:family="paragraph" style:parent-style-name="Text_20_body" style:list-style-name="L80">
      <style:text-properties fo:font-style="normal" officeooo:rsid="1af9218f" officeooo:paragraph-rsid="1b001f52" style:font-style-asian="normal" style:font-style-complex="normal"/>
    </style:style>
    <style:style style:name="P494" style:family="paragraph" style:parent-style-name="Text_20_body" style:list-style-name="L80">
      <style:text-properties fo:font-style="normal" officeooo:rsid="16c79f8c" officeooo:paragraph-rsid="16c79f8c" style:font-style-asian="normal" style:font-style-complex="normal"/>
    </style:style>
    <style:style style:name="P495" style:family="paragraph" style:parent-style-name="Text_20_body" style:list-style-name="L116">
      <style:text-properties fo:font-style="normal" officeooo:rsid="1bdc3c6c" officeooo:paragraph-rsid="1bdc3c6c" style:font-style-asian="normal" style:font-style-complex="normal"/>
    </style:style>
    <style:style style:name="P496" style:family="paragraph" style:parent-style-name="Text_20_body" style:list-style-name="L125">
      <style:text-properties fo:font-style="normal" officeooo:rsid="1bc0908c" officeooo:paragraph-rsid="1bc0908c" style:font-style-asian="normal" style:font-style-complex="normal"/>
    </style:style>
    <style:style style:name="P497" style:family="paragraph" style:parent-style-name="Text_20_body" style:list-style-name="L135">
      <style:text-properties fo:font-style="normal" officeooo:rsid="1716a16e" officeooo:paragraph-rsid="17ea8ea3" style:font-style-asian="normal" style:font-style-complex="normal"/>
    </style:style>
    <style:style style:name="P498" style:family="paragraph" style:parent-style-name="Text_20_body" style:list-style-name="L148">
      <style:text-properties fo:font-style="normal" officeooo:paragraph-rsid="1a12773a" style:font-style-asian="normal" style:font-style-complex="normal"/>
    </style:style>
    <style:style style:name="P49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500"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50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50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503" style:family="paragraph" style:parent-style-name="Text_20_body" style:list-style-name="L1">
      <style:text-properties fo:language="cs" fo:country="CZ" fo:font-style="normal" officeooo:rsid="1c25c4f0" officeooo:paragraph-rsid="1c25c4f0" style:font-style-asian="normal" style:font-style-complex="normal"/>
    </style:style>
    <style:style style:name="P504" style:family="paragraph" style:parent-style-name="Text_20_body" style:list-style-name="L1">
      <style:text-properties fo:language="cs" fo:country="CZ" fo:font-style="normal" officeooo:rsid="1c277c14" officeooo:paragraph-rsid="1c277c14" style:font-style-asian="normal" style:font-style-complex="normal"/>
    </style:style>
    <style:style style:name="P505" style:family="paragraph" style:parent-style-name="Text_20_body" style:list-style-name="L1">
      <style:text-properties fo:language="cs" fo:country="CZ" fo:font-style="normal" officeooo:rsid="1c28f4a3" officeooo:paragraph-rsid="1c28f4a3" style:font-style-asian="normal" style:font-style-complex="normal"/>
    </style:style>
    <style:style style:name="P506" style:family="paragraph" style:parent-style-name="Text_20_body" style:list-style-name="L1">
      <style:text-properties fo:language="cs" fo:country="CZ" fo:font-style="normal" officeooo:rsid="1c298d68" officeooo:paragraph-rsid="1c298d68" style:font-style-asian="normal" style:font-style-complex="normal"/>
    </style:style>
    <style:style style:name="P507" style:family="paragraph" style:parent-style-name="Text_20_body" style:list-style-name="L1">
      <style:text-properties fo:language="cs" fo:country="CZ" fo:font-style="normal" officeooo:rsid="1c2aa91a" officeooo:paragraph-rsid="1c2aa91a" style:font-style-asian="normal" style:font-style-complex="normal"/>
    </style:style>
    <style:style style:name="P508" style:family="paragraph" style:parent-style-name="Text_20_body" style:list-style-name="L1">
      <style:text-properties fo:language="cs" fo:country="CZ" fo:font-style="normal" officeooo:rsid="1c2db8b5" officeooo:paragraph-rsid="1c2db8b5" style:font-style-asian="normal" style:font-style-complex="normal"/>
    </style:style>
    <style:style style:name="P509" style:family="paragraph" style:parent-style-name="Text_20_body" style:list-style-name="L1">
      <style:text-properties fo:language="cs" fo:country="CZ" fo:font-style="normal" officeooo:rsid="1c2f8413" officeooo:paragraph-rsid="1c2f8413" style:font-style-asian="normal" style:font-style-complex="normal"/>
    </style:style>
    <style:style style:name="P51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51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51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51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51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51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51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51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51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51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52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52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522" style:family="paragraph" style:parent-style-name="Text_20_body">
      <style:text-properties fo:language="cs" fo:country="CZ" fo:font-style="normal" officeooo:rsid="1d58338e" style:font-style-asian="normal" style:font-style-complex="normal"/>
    </style:style>
    <style:style style:name="P523" style:family="paragraph" style:parent-style-name="Text_20_body" style:list-style-name="L23">
      <style:text-properties fo:language="cs" fo:country="CZ" officeooo:rsid="1eaea600" officeooo:paragraph-rsid="1eaea600"/>
    </style:style>
    <style:style style:name="P524" style:family="paragraph" style:parent-style-name="Text_20_body" style:list-style-name="L23">
      <style:text-properties fo:language="cs" fo:country="CZ" officeooo:rsid="1eb30c12" officeooo:paragraph-rsid="1eb30c12"/>
    </style:style>
    <style:style style:name="P525" style:family="paragraph" style:parent-style-name="Text_20_body" style:list-style-name="L85">
      <style:text-properties fo:language="cs" fo:country="CZ" officeooo:rsid="19a42964" officeooo:paragraph-rsid="19a42964"/>
    </style:style>
    <style:style style:name="P526" style:family="paragraph" style:parent-style-name="Text_20_body" style:list-style-name="L92">
      <style:text-properties fo:language="cs" fo:country="CZ" officeooo:rsid="1ad07226" officeooo:paragraph-rsid="1ad07226"/>
    </style:style>
    <style:style style:name="P527" style:family="paragraph" style:parent-style-name="Text_20_body" style:list-style-name="L93">
      <style:text-properties fo:language="cs" fo:country="CZ" officeooo:rsid="1ad0df84" officeooo:paragraph-rsid="1ad0df84"/>
    </style:style>
    <style:style style:name="P528" style:family="paragraph" style:parent-style-name="Text_20_body" style:list-style-name="L107">
      <style:text-properties fo:language="cs" fo:country="CZ" officeooo:rsid="1a1cdfe0" officeooo:paragraph-rsid="1aac2801"/>
    </style:style>
    <style:style style:name="P529" style:family="paragraph" style:parent-style-name="Text_20_body" style:list-style-name="L107">
      <style:text-properties fo:language="cs" fo:country="CZ" officeooo:rsid="1a224a2d" officeooo:paragraph-rsid="1aac2801"/>
    </style:style>
    <style:style style:name="P530" style:family="paragraph" style:parent-style-name="Text_20_body" style:list-style-name="L107">
      <style:text-properties fo:language="cs" fo:country="CZ" officeooo:rsid="16b81fd2" officeooo:paragraph-rsid="1aac2801"/>
    </style:style>
    <style:style style:name="P531" style:family="paragraph" style:parent-style-name="Text_20_body" style:list-style-name="L2">
      <style:text-properties officeooo:rsid="1c441da3" officeooo:paragraph-rsid="1c441da3"/>
    </style:style>
    <style:style style:name="P532" style:family="paragraph" style:parent-style-name="Text_20_body" style:list-style-name="L3">
      <style:text-properties officeooo:rsid="1c441da3" officeooo:paragraph-rsid="1c45ec59"/>
    </style:style>
    <style:style style:name="P533" style:family="paragraph" style:parent-style-name="Text_20_body" style:list-style-name="L3">
      <style:text-properties officeooo:rsid="1c45ec59" officeooo:paragraph-rsid="1c45ec59"/>
    </style:style>
    <style:style style:name="P534" style:family="paragraph" style:parent-style-name="Text_20_body" style:list-style-name="L4">
      <style:text-properties officeooo:rsid="1c4eb581" officeooo:paragraph-rsid="1c4eb581"/>
    </style:style>
    <style:style style:name="P535" style:family="paragraph" style:parent-style-name="Text_20_body" style:list-style-name="L5">
      <style:text-properties officeooo:paragraph-rsid="1c9a42db"/>
    </style:style>
    <style:style style:name="P536" style:family="paragraph" style:parent-style-name="Text_20_body" style:list-style-name="L6">
      <style:text-properties officeooo:paragraph-rsid="1c9da216"/>
    </style:style>
    <style:style style:name="P537" style:family="paragraph" style:parent-style-name="Text_20_body" style:list-style-name="L7">
      <style:text-properties officeooo:rsid="1ca58943" officeooo:paragraph-rsid="1ca58943"/>
    </style:style>
    <style:style style:name="P538" style:family="paragraph" style:parent-style-name="Text_20_body" style:list-style-name="L8">
      <style:text-properties officeooo:rsid="1c4ff55e" officeooo:paragraph-rsid="1c4ff55e"/>
    </style:style>
    <style:style style:name="P539" style:family="paragraph" style:parent-style-name="Text_20_body" style:list-style-name="L8">
      <style:text-properties officeooo:rsid="1c4ff55e" officeooo:paragraph-rsid="1c7d39e0"/>
    </style:style>
    <style:style style:name="P540" style:family="paragraph" style:parent-style-name="Text_20_body" style:list-style-name="L8">
      <style:text-properties officeooo:rsid="1c4ff55e" officeooo:paragraph-rsid="1e163155"/>
    </style:style>
    <style:style style:name="P541" style:family="paragraph" style:parent-style-name="Text_20_body" style:list-style-name="L8">
      <style:text-properties officeooo:rsid="1c5fbe44" officeooo:paragraph-rsid="1c5fbe44"/>
    </style:style>
    <style:style style:name="P542" style:family="paragraph" style:parent-style-name="Text_20_body" style:list-style-name="L8">
      <style:text-properties officeooo:rsid="1c51e72d" officeooo:paragraph-rsid="1c64947a"/>
    </style:style>
    <style:style style:name="P543" style:family="paragraph" style:parent-style-name="Text_20_body" style:list-style-name="L8">
      <style:text-properties officeooo:rsid="1c51e72d" officeooo:paragraph-rsid="1e163155"/>
    </style:style>
    <style:style style:name="P544" style:family="paragraph" style:parent-style-name="Text_20_body" style:list-style-name="L8">
      <style:text-properties officeooo:rsid="1c64947a" officeooo:paragraph-rsid="1c64947a"/>
    </style:style>
    <style:style style:name="P545" style:family="paragraph" style:parent-style-name="Text_20_body" style:list-style-name="L8">
      <style:text-properties officeooo:rsid="1c534034" officeooo:paragraph-rsid="1c534034"/>
    </style:style>
    <style:style style:name="P546" style:family="paragraph" style:parent-style-name="Text_20_body" style:list-style-name="L8">
      <style:text-properties officeooo:rsid="1c534034" officeooo:paragraph-rsid="1e163155"/>
    </style:style>
    <style:style style:name="P547" style:family="paragraph" style:parent-style-name="Text_20_body" style:list-style-name="L8">
      <style:text-properties officeooo:rsid="1c528eb4" officeooo:paragraph-rsid="1c528eb4"/>
    </style:style>
    <style:style style:name="P548" style:family="paragraph" style:parent-style-name="Text_20_body" style:list-style-name="L8">
      <style:text-properties officeooo:rsid="1c528eb4" officeooo:paragraph-rsid="1e163155"/>
    </style:style>
    <style:style style:name="P549" style:family="paragraph" style:parent-style-name="Text_20_body" style:list-style-name="L8">
      <style:text-properties officeooo:rsid="1c90a8a2" officeooo:paragraph-rsid="1c90a8a2"/>
    </style:style>
    <style:style style:name="P550" style:family="paragraph" style:parent-style-name="Text_20_body" style:list-style-name="L8">
      <style:text-properties officeooo:rsid="1c5f48be" officeooo:paragraph-rsid="1c5f48be"/>
    </style:style>
    <style:style style:name="P551" style:family="paragraph" style:parent-style-name="Text_20_body" style:list-style-name="L8">
      <style:text-properties style:text-line-through-style="solid" style:text-line-through-type="single" officeooo:rsid="1c5400b5" officeooo:paragraph-rsid="1c5400b5"/>
    </style:style>
    <style:style style:name="P552" style:family="paragraph" style:parent-style-name="Text_20_body" style:list-style-name="L69">
      <style:text-properties style:text-line-through-style="solid" style:text-line-through-type="single" officeooo:rsid="1dc6305c" officeooo:paragraph-rsid="1f5003ad"/>
    </style:style>
    <style:style style:name="P553" style:family="paragraph" style:parent-style-name="Text_20_body" style:list-style-name="L69">
      <style:text-properties style:text-line-through-style="solid" style:text-line-through-type="single" officeooo:rsid="1f546374" officeooo:paragraph-rsid="1f546374"/>
    </style:style>
    <style:style style:name="P554" style:family="paragraph" style:parent-style-name="Text_20_body" style:list-style-name="L69">
      <style:text-properties style:text-line-through-style="solid" style:text-line-through-type="single" officeooo:rsid="1f55067f" officeooo:paragraph-rsid="1f55067f"/>
    </style:style>
    <style:style style:name="P555" style:family="paragraph" style:parent-style-name="Text_20_body" style:list-style-name="L149">
      <style:text-properties style:text-line-through-style="solid" style:text-line-through-type="single" officeooo:rsid="0f3e2872" officeooo:paragraph-rsid="1a0b8ee2"/>
    </style:style>
    <style:style style:name="P556" style:family="paragraph" style:parent-style-name="Text_20_body" style:list-style-name="L149">
      <style:text-properties style:text-line-through-style="solid" style:text-line-through-type="single" officeooo:rsid="0f43edda" officeooo:paragraph-rsid="1a0b8ee2"/>
    </style:style>
    <style:style style:name="P557" style:family="paragraph" style:parent-style-name="Text_20_body" style:list-style-name="L149">
      <style:text-properties style:text-line-through-style="solid" style:text-line-through-type="single" officeooo:rsid="0f45721a" officeooo:paragraph-rsid="1a0b8ee2"/>
    </style:style>
    <style:style style:name="P558" style:family="paragraph" style:parent-style-name="Text_20_body" style:list-style-name="L149">
      <style:text-properties style:text-line-through-style="solid" style:text-line-through-type="single" officeooo:rsid="0f4d358f" officeooo:paragraph-rsid="1a0b8ee2"/>
    </style:style>
    <style:style style:name="P559" style:family="paragraph" style:parent-style-name="Text_20_body" style:list-style-name="L149">
      <style:text-properties style:text-line-through-style="solid" style:text-line-through-type="single" officeooo:rsid="0f2aa10b" officeooo:paragraph-rsid="1a0b8ee2"/>
    </style:style>
    <style:style style:name="P560" style:family="paragraph" style:parent-style-name="Text_20_body" style:list-style-name="L8">
      <style:text-properties officeooo:rsid="1cb0dedd" officeooo:paragraph-rsid="1cb0dedd"/>
    </style:style>
    <style:style style:name="P561" style:family="paragraph" style:parent-style-name="Text_20_body" style:list-style-name="L8">
      <style:text-properties officeooo:rsid="1c7bd28d" officeooo:paragraph-rsid="1c7bd28d"/>
    </style:style>
    <style:style style:name="P562" style:family="paragraph" style:parent-style-name="Text_20_body" style:list-style-name="L8">
      <style:text-properties officeooo:rsid="1c630c76" officeooo:paragraph-rsid="1c630c76"/>
    </style:style>
    <style:style style:name="P563" style:family="paragraph" style:parent-style-name="Text_20_body" style:list-style-name="L8">
      <style:text-properties officeooo:rsid="1c73be54" officeooo:paragraph-rsid="1c73be54"/>
    </style:style>
    <style:style style:name="P564" style:family="paragraph" style:parent-style-name="Text_20_body" style:list-style-name="L8">
      <style:text-properties fo:font-style="italic" officeooo:rsid="1c528eb4" officeooo:paragraph-rsid="1c55848d" style:font-style-asian="italic" style:font-style-complex="italic"/>
    </style:style>
    <style:style style:name="P565" style:family="paragraph" style:parent-style-name="Text_20_body" style:list-style-name="L104">
      <style:text-properties fo:font-style="italic" style:font-style-asian="italic" style:font-style-complex="italic"/>
    </style:style>
    <style:style style:name="P566" style:family="paragraph" style:parent-style-name="Text_20_body" style:list-style-name="L116">
      <style:text-properties fo:font-style="italic" officeooo:rsid="1bdaaf4b" officeooo:paragraph-rsid="1bdaaf4b" style:font-style-asian="italic" style:font-style-complex="italic"/>
    </style:style>
    <style:style style:name="P567" style:family="paragraph" style:parent-style-name="Text_20_body" style:list-style-name="L116">
      <style:text-properties fo:font-style="italic" officeooo:rsid="1bd786c4" officeooo:paragraph-rsid="1bd786c4" style:font-style-asian="italic" style:font-style-complex="italic"/>
    </style:style>
    <style:style style:name="P568" style:family="paragraph" style:parent-style-name="Text_20_body" style:list-style-name="L116">
      <style:text-properties fo:font-style="italic" officeooo:rsid="1bdc3c6c" officeooo:paragraph-rsid="1bdc3c6c" style:font-style-asian="italic" style:font-style-complex="italic"/>
    </style:style>
    <style:style style:name="P569" style:family="paragraph" style:parent-style-name="Text_20_body" style:list-style-name="L120">
      <style:text-properties fo:font-style="italic" officeooo:rsid="1baf0ceb" officeooo:paragraph-rsid="1baf0ceb" style:font-style-asian="italic" style:font-style-complex="italic"/>
    </style:style>
    <style:style style:name="P570" style:family="paragraph" style:parent-style-name="Text_20_body" style:list-style-name="L134">
      <style:text-properties fo:font-style="italic" officeooo:rsid="1621ff56" officeooo:paragraph-rsid="1624da1b" style:font-style-asian="italic" style:font-style-complex="italic"/>
    </style:style>
    <style:style style:name="P571" style:family="paragraph" style:parent-style-name="Text_20_body" style:list-style-name="L134">
      <style:text-properties fo:font-style="italic" officeooo:rsid="1626bafa" officeooo:paragraph-rsid="1626bafa" style:font-style-asian="italic" style:font-style-complex="italic"/>
    </style:style>
    <style:style style:name="P572" style:family="paragraph" style:parent-style-name="Text_20_body" style:list-style-name="L66">
      <style:text-properties fo:font-style="italic" officeooo:rsid="1f5a7327" officeooo:paragraph-rsid="1f5a7327" fo:background-color="#fff200" style:font-style-asian="italic" style:font-style-complex="italic"/>
    </style:style>
    <style:style style:name="P573" style:family="paragraph" style:parent-style-name="Text_20_body" style:list-style-name="L10">
      <style:text-properties officeooo:rsid="1c88af44" officeooo:paragraph-rsid="1c88af44"/>
    </style:style>
    <style:style style:name="P574" style:family="paragraph" style:parent-style-name="Text_20_body" style:list-style-name="L11">
      <style:text-properties officeooo:rsid="1c87c7da" officeooo:paragraph-rsid="1c88af44"/>
    </style:style>
    <style:style style:name="P575" style:family="paragraph" style:parent-style-name="Text_20_body" style:list-style-name="L12">
      <style:text-properties officeooo:rsid="1c58cc95" officeooo:paragraph-rsid="1c58cc95"/>
    </style:style>
    <style:style style:name="P576" style:family="paragraph" style:parent-style-name="Text_20_body" style:list-style-name="L13">
      <style:text-properties officeooo:rsid="1c58cc95" officeooo:paragraph-rsid="1c58cc95"/>
    </style:style>
    <style:style style:name="P577" style:family="paragraph" style:parent-style-name="Text_20_body" style:list-style-name="L14">
      <style:text-properties officeooo:rsid="1c710754" officeooo:paragraph-rsid="1c710754"/>
    </style:style>
    <style:style style:name="P578" style:family="paragraph" style:parent-style-name="Text_20_body" style:list-style-name="L16">
      <style:text-properties officeooo:rsid="1c3786fe" officeooo:paragraph-rsid="1c3786fe"/>
    </style:style>
    <style:style style:name="P579" style:family="paragraph" style:parent-style-name="Text_20_body" style:list-style-name="L23">
      <style:text-properties officeooo:rsid="1ead70d2" officeooo:paragraph-rsid="1ead70d2"/>
    </style:style>
    <style:style style:name="P580" style:family="paragraph" style:parent-style-name="Text_20_body" style:list-style-name="L23">
      <style:text-properties officeooo:rsid="1eb1e9cd" officeooo:paragraph-rsid="1eb1e9cd"/>
    </style:style>
    <style:style style:name="P581" style:family="paragraph" style:parent-style-name="Text_20_body" style:list-style-name="L24">
      <style:text-properties officeooo:rsid="1ea989e3" officeooo:paragraph-rsid="1eaa63b7"/>
    </style:style>
    <style:style style:name="P582" style:family="paragraph" style:parent-style-name="Text_20_body" style:list-style-name="L24">
      <style:text-properties officeooo:rsid="1ea989e3" officeooo:paragraph-rsid="1ea989e3"/>
    </style:style>
    <style:style style:name="P583" style:family="paragraph" style:parent-style-name="Text_20_body" style:list-style-name="L24">
      <style:text-properties officeooo:rsid="1eb3caa7" officeooo:paragraph-rsid="1eb3caa7"/>
    </style:style>
    <style:style style:name="P584" style:family="paragraph" style:parent-style-name="Text_20_body" style:list-style-name="L24">
      <style:text-properties officeooo:rsid="1eac48aa" officeooo:paragraph-rsid="1eac48aa"/>
    </style:style>
    <style:style style:name="P585" style:family="paragraph" style:parent-style-name="Text_20_body" style:list-style-name="L24">
      <style:text-properties officeooo:rsid="1eb43267" officeooo:paragraph-rsid="1eb43267"/>
    </style:style>
    <style:style style:name="P586" style:family="paragraph" style:parent-style-name="Text_20_body" style:list-style-name="L24">
      <style:text-properties officeooo:rsid="1eb7d9d0" officeooo:paragraph-rsid="1eb7d9d0"/>
    </style:style>
    <style:style style:name="P587" style:family="paragraph" style:parent-style-name="Text_20_body" style:list-style-name="L24">
      <style:text-properties officeooo:rsid="1eaa63b7" officeooo:paragraph-rsid="1eaa63b7"/>
    </style:style>
    <style:style style:name="P588" style:family="paragraph" style:parent-style-name="Text_20_body" style:list-style-name="L25">
      <style:text-properties officeooo:rsid="1ebb4473" officeooo:paragraph-rsid="1ebb4473"/>
    </style:style>
    <style:style style:name="P589" style:family="paragraph" style:parent-style-name="Text_20_body" style:list-style-name="L26">
      <style:text-properties officeooo:rsid="1ec164ab" officeooo:paragraph-rsid="1ec164ab"/>
    </style:style>
    <style:style style:name="P590" style:family="paragraph" style:parent-style-name="Text_20_body" style:list-style-name="L27">
      <style:text-properties officeooo:rsid="14585935" officeooo:paragraph-rsid="18859a18"/>
    </style:style>
    <style:style style:name="P591" style:family="paragraph" style:parent-style-name="Text_20_body" style:list-style-name="L28">
      <style:text-properties officeooo:rsid="1455f337" officeooo:paragraph-rsid="18859a18"/>
    </style:style>
    <style:style style:name="P592" style:family="paragraph" style:parent-style-name="Text_20_body" style:list-style-name="L28">
      <style:text-properties officeooo:rsid="145722f9" officeooo:paragraph-rsid="18859a18"/>
    </style:style>
    <style:style style:name="P593" style:family="paragraph" style:parent-style-name="Text_20_body" style:list-style-name="L28">
      <style:text-properties officeooo:rsid="14d3e335" officeooo:paragraph-rsid="18859a18"/>
    </style:style>
    <style:style style:name="P594" style:family="paragraph" style:parent-style-name="Text_20_body" style:list-style-name="L28">
      <style:text-properties officeooo:rsid="14641de2" officeooo:paragraph-rsid="18859a18"/>
    </style:style>
    <style:style style:name="P595" style:family="paragraph" style:parent-style-name="Text_20_body" style:list-style-name="L29">
      <style:text-properties officeooo:paragraph-rsid="180ddab9"/>
    </style:style>
    <style:style style:name="P596" style:family="paragraph" style:parent-style-name="Text_20_body" style:list-style-name="L29">
      <style:text-properties officeooo:rsid="18208b2e" officeooo:paragraph-rsid="1820913f"/>
    </style:style>
    <style:style style:name="P597" style:family="paragraph" style:parent-style-name="Text_20_body" style:list-style-name="L30"/>
    <style:style style:name="P598" style:family="paragraph" style:parent-style-name="Text_20_body" style:list-style-name="L31">
      <style:text-properties officeooo:rsid="0db82cab" officeooo:paragraph-rsid="1837c966"/>
    </style:style>
    <style:style style:name="P599" style:family="paragraph" style:parent-style-name="Text_20_body" style:list-style-name="L33">
      <style:text-properties officeooo:rsid="0db82cab" officeooo:paragraph-rsid="1837c966"/>
    </style:style>
    <style:style style:name="P600" style:family="paragraph" style:parent-style-name="Text_20_body" style:list-style-name="L32">
      <style:text-properties officeooo:rsid="18227db6" officeooo:paragraph-rsid="1837c966"/>
    </style:style>
    <style:style style:name="P601" style:family="paragraph" style:parent-style-name="Text_20_body" style:list-style-name="L34">
      <style:text-properties officeooo:rsid="18390402" officeooo:paragraph-rsid="183a0d32"/>
    </style:style>
    <style:style style:name="P602" style:family="paragraph" style:parent-style-name="Text_20_body" style:list-style-name="L35">
      <style:text-properties officeooo:rsid="1864ebad" officeooo:paragraph-rsid="1864ebad"/>
    </style:style>
    <style:style style:name="P603" style:family="paragraph" style:parent-style-name="Text_20_body" style:list-style-name="L35">
      <style:text-properties officeooo:rsid="18653aaf" officeooo:paragraph-rsid="18689ea8"/>
    </style:style>
    <style:style style:name="P604" style:family="paragraph" style:parent-style-name="Text_20_body" style:list-style-name="L36">
      <style:text-properties officeooo:rsid="186ffbf2" officeooo:paragraph-rsid="186ffbf2"/>
    </style:style>
    <style:style style:name="P605" style:family="paragraph" style:parent-style-name="Text_20_body" style:list-style-name="L36">
      <style:text-properties officeooo:rsid="18709c45" officeooo:paragraph-rsid="18709c45"/>
    </style:style>
    <style:style style:name="P606" style:family="paragraph" style:parent-style-name="Text_20_body" style:list-style-name="L36">
      <style:text-properties officeooo:rsid="1870aadb" officeooo:paragraph-rsid="1870aadb"/>
    </style:style>
    <style:style style:name="P607" style:family="paragraph" style:parent-style-name="Text_20_body" style:list-style-name="L37">
      <style:text-properties officeooo:rsid="18cc4ecc" officeooo:paragraph-rsid="18cc4ecc"/>
    </style:style>
    <style:style style:name="P608" style:family="paragraph" style:parent-style-name="Text_20_body" style:list-style-name="L38">
      <style:text-properties officeooo:rsid="18ceb635" officeooo:paragraph-rsid="18ceb635"/>
    </style:style>
    <style:style style:name="P609" style:family="paragraph" style:parent-style-name="Text_20_body" style:list-style-name="L39">
      <style:text-properties officeooo:rsid="25604653" officeooo:paragraph-rsid="1bf6438f"/>
    </style:style>
    <style:style style:name="P610" style:family="paragraph" style:parent-style-name="Text_20_body" style:list-style-name="L40">
      <style:text-properties officeooo:rsid="1bf74c1b" officeooo:paragraph-rsid="1bf74c1b"/>
    </style:style>
    <style:style style:name="P611" style:family="paragraph" style:parent-style-name="Text_20_body" style:list-style-name="L41">
      <style:text-properties officeooo:rsid="18a7e032" officeooo:paragraph-rsid="18dd4bd4"/>
    </style:style>
    <style:style style:name="P612" style:family="paragraph" style:parent-style-name="Text_20_body" style:list-style-name="L42">
      <style:text-properties officeooo:paragraph-rsid="18bc6162"/>
    </style:style>
    <style:style style:name="P613" style:family="paragraph" style:parent-style-name="Text_20_body" style:list-style-name="L43">
      <style:text-properties officeooo:paragraph-rsid="18efc633"/>
    </style:style>
    <style:style style:name="P614" style:family="paragraph" style:parent-style-name="Text_20_body" style:list-style-name="L45">
      <style:text-properties officeooo:rsid="18f708b1" officeooo:paragraph-rsid="18f708b1"/>
    </style:style>
    <style:style style:name="P615" style:family="paragraph" style:parent-style-name="Text_20_body" style:list-style-name="L46">
      <style:text-properties officeooo:rsid="187968cf" officeooo:paragraph-rsid="1a4ae5d5"/>
    </style:style>
    <style:style style:name="P616" style:family="paragraph" style:parent-style-name="Text_20_body" style:list-style-name="L47">
      <style:text-properties officeooo:rsid="1877b3ae" officeooo:paragraph-rsid="1877b3ae"/>
    </style:style>
    <style:style style:name="P617" style:family="paragraph" style:parent-style-name="Text_20_body" style:list-style-name="L47">
      <style:text-properties officeooo:rsid="18780c9c" officeooo:paragraph-rsid="1877b3ae"/>
    </style:style>
    <style:style style:name="P618" style:family="paragraph" style:parent-style-name="Text_20_body" style:list-style-name="L48">
      <style:text-properties officeooo:rsid="1a44020f" officeooo:paragraph-rsid="1a4c9a67"/>
    </style:style>
    <style:style style:name="P619" style:family="paragraph" style:parent-style-name="Text_20_body" style:list-style-name="L49">
      <style:text-properties officeooo:paragraph-rsid="1dfdd6ef"/>
    </style:style>
    <style:style style:name="P620" style:family="paragraph" style:parent-style-name="Text_20_body" style:list-style-name="L49">
      <style:text-properties officeooo:rsid="1dbb2aa5" officeooo:paragraph-rsid="1dfdd6ef"/>
    </style:style>
    <style:style style:name="P621" style:family="paragraph" style:parent-style-name="Text_20_body" style:list-style-name="L50">
      <style:text-properties officeooo:rsid="1ef15d91" officeooo:paragraph-rsid="1f0f486c"/>
    </style:style>
    <style:style style:name="P622" style:family="paragraph" style:parent-style-name="Text_20_body" style:list-style-name="L50">
      <style:text-properties officeooo:rsid="1ef2e09a" officeooo:paragraph-rsid="1f0f486c"/>
    </style:style>
    <style:style style:name="P623" style:family="paragraph" style:parent-style-name="Text_20_body" style:list-style-name="L51">
      <style:text-properties officeooo:rsid="1ece6ee5" officeooo:paragraph-rsid="1f0f486c"/>
    </style:style>
    <style:style style:name="P624" style:family="paragraph" style:parent-style-name="Text_20_body" style:list-style-name="L51">
      <style:text-properties officeooo:rsid="1ed50162" officeooo:paragraph-rsid="1f0f486c"/>
    </style:style>
    <style:style style:name="P625" style:family="paragraph" style:parent-style-name="Text_20_body" style:list-style-name="L51">
      <style:text-properties officeooo:rsid="1ed0ddff" officeooo:paragraph-rsid="1f0f486c"/>
    </style:style>
    <style:style style:name="P626" style:family="paragraph" style:parent-style-name="Text_20_body" style:list-style-name="L51">
      <style:text-properties officeooo:rsid="1ed144d2" officeooo:paragraph-rsid="1f0f486c"/>
    </style:style>
    <style:style style:name="P627" style:family="paragraph" style:parent-style-name="Text_20_body" style:list-style-name="L53">
      <style:text-properties officeooo:rsid="1dfd222d" officeooo:paragraph-rsid="1dfd222d"/>
    </style:style>
    <style:style style:name="P628" style:family="paragraph" style:parent-style-name="Text_20_body" style:list-style-name="L54">
      <style:text-properties officeooo:paragraph-rsid="1a605120"/>
    </style:style>
    <style:style style:name="P629" style:family="paragraph" style:parent-style-name="Text_20_body">
      <style:text-properties officeooo:rsid="1d575736" officeooo:paragraph-rsid="1f0db939"/>
    </style:style>
    <style:style style:name="P630" style:family="paragraph" style:parent-style-name="Text_20_body" style:list-style-name="L55">
      <style:text-properties fo:font-weight="bold" officeooo:rsid="1c2c4631" officeooo:paragraph-rsid="1f07cf3a" style:font-weight-asian="bold" style:font-weight-complex="bold"/>
    </style:style>
    <style:style style:name="P631" style:family="paragraph" style:parent-style-name="Text_20_body" style:list-style-name="L56">
      <style:text-properties fo:font-weight="bold" officeooo:rsid="1dc03916" officeooo:paragraph-rsid="1dc4ab9b" style:font-weight-asian="bold" style:font-weight-complex="bold"/>
    </style:style>
    <style:style style:name="P632" style:family="paragraph" style:parent-style-name="Text_20_body" style:list-style-name="L55">
      <style:text-properties officeooo:rsid="1e02f963" officeooo:paragraph-rsid="1f07cf3a"/>
    </style:style>
    <style:style style:name="P633" style:family="paragraph" style:parent-style-name="Text_20_body" style:list-style-name="L57">
      <style:text-properties officeooo:rsid="17e3a390" officeooo:paragraph-rsid="1e086d3e"/>
    </style:style>
    <style:style style:name="P634" style:family="paragraph" style:parent-style-name="Text_20_body" style:list-style-name="L57">
      <style:text-properties officeooo:rsid="19e29a33" officeooo:paragraph-rsid="1e086d3e"/>
    </style:style>
    <style:style style:name="P635" style:family="paragraph" style:parent-style-name="Text_20_body" style:list-style-name="L58">
      <style:text-properties officeooo:rsid="1d1d9988" officeooo:paragraph-rsid="1e086d3e"/>
    </style:style>
    <style:style style:name="P636" style:family="paragraph" style:parent-style-name="Text_20_body" style:list-style-name="L59">
      <style:text-properties officeooo:rsid="1f331a4f" officeooo:paragraph-rsid="1f331a4f"/>
    </style:style>
    <style:style style:name="P637" style:family="paragraph" style:parent-style-name="Text_20_body" style:list-style-name="L59">
      <style:text-properties officeooo:rsid="023fd48c" officeooo:paragraph-rsid="1cee05c8"/>
    </style:style>
    <style:style style:name="P638" style:family="paragraph" style:parent-style-name="Text_20_body" style:list-style-name="L60">
      <style:text-properties officeooo:rsid="023fd48c" officeooo:paragraph-rsid="1f331a4f"/>
    </style:style>
    <style:style style:name="P639" style:family="paragraph" style:parent-style-name="Text_20_body" style:list-style-name="L60">
      <style:text-properties officeooo:rsid="1cff432a" officeooo:paragraph-rsid="1cff432a"/>
    </style:style>
    <style:style style:name="P640" style:family="paragraph" style:parent-style-name="Text_20_body" style:list-style-name="L60">
      <style:text-properties officeooo:rsid="1cf61bf5" officeooo:paragraph-rsid="1cf61bf5"/>
    </style:style>
    <style:style style:name="P641" style:family="paragraph" style:parent-style-name="Text_20_body" style:list-style-name="L60">
      <style:text-properties officeooo:rsid="1cf214c9" officeooo:paragraph-rsid="1cf214c9"/>
    </style:style>
    <style:style style:name="P642" style:family="paragraph" style:parent-style-name="Text_20_body" style:list-style-name="L60">
      <style:text-properties officeooo:rsid="1f3ea2e3" officeooo:paragraph-rsid="1f3ea2e3"/>
    </style:style>
    <style:style style:name="P643" style:family="paragraph" style:parent-style-name="Text_20_body" style:list-style-name="L60">
      <style:text-properties officeooo:rsid="1cf2501e" officeooo:paragraph-rsid="1cf2501e"/>
    </style:style>
    <style:style style:name="P644" style:family="paragraph" style:parent-style-name="Text_20_body" style:list-style-name="L60">
      <style:text-properties officeooo:rsid="1cf512fc" officeooo:paragraph-rsid="1cf512fc"/>
    </style:style>
    <style:style style:name="P645" style:family="paragraph" style:parent-style-name="Text_20_body" style:list-style-name="L60">
      <style:text-properties officeooo:rsid="1e0f14ff" officeooo:paragraph-rsid="1e0f14ff"/>
    </style:style>
    <style:style style:name="P646" style:family="paragraph" style:parent-style-name="Text_20_body" style:list-style-name="L60">
      <style:text-properties officeooo:rsid="1d0d8164" officeooo:paragraph-rsid="1d0d8164"/>
    </style:style>
    <style:style style:name="P647" style:family="paragraph" style:parent-style-name="Text_20_body" style:list-style-name="L60">
      <style:text-properties officeooo:rsid="1d05d909" officeooo:paragraph-rsid="1d0d8164"/>
    </style:style>
    <style:style style:name="P648" style:family="paragraph" style:parent-style-name="Text_20_body" style:list-style-name="L61">
      <style:text-properties officeooo:paragraph-rsid="1dd3005f"/>
    </style:style>
    <style:style style:name="P649" style:family="paragraph" style:parent-style-name="Text_20_body" style:list-style-name="L61">
      <style:text-properties officeooo:rsid="1cd8d774" officeooo:paragraph-rsid="1dd47b13"/>
    </style:style>
    <style:style style:name="P650" style:family="paragraph" style:parent-style-name="Text_20_body" style:list-style-name="L61">
      <style:text-properties officeooo:rsid="1cd61472" officeooo:paragraph-rsid="1dd47b13"/>
    </style:style>
    <style:style style:name="P651" style:family="paragraph" style:parent-style-name="Text_20_body" style:list-style-name="L62">
      <style:text-properties officeooo:rsid="1cdbb04f" officeooo:paragraph-rsid="1dd36e64"/>
    </style:style>
    <style:style style:name="P652" style:family="paragraph" style:parent-style-name="Text_20_body" style:list-style-name="L63">
      <style:text-properties officeooo:rsid="1f41bc33" officeooo:paragraph-rsid="1f41bc33"/>
    </style:style>
    <style:style style:name="P653" style:family="paragraph" style:parent-style-name="Text_20_body" style:list-style-name="L64">
      <style:text-properties officeooo:rsid="1f41bc33" officeooo:paragraph-rsid="1f41bc33"/>
    </style:style>
    <style:style style:name="P654" style:family="paragraph" style:parent-style-name="Text_20_body" style:list-style-name="L65">
      <style:text-properties officeooo:rsid="1f724502" officeooo:paragraph-rsid="1f724502"/>
    </style:style>
    <style:style style:name="P655" style:family="paragraph" style:parent-style-name="Text_20_body" style:list-style-name="L65">
      <style:text-properties officeooo:rsid="1f72eb42" officeooo:paragraph-rsid="1f746152"/>
    </style:style>
    <style:style style:name="P656" style:family="paragraph" style:parent-style-name="Text_20_body" style:list-style-name="L65">
      <style:text-properties officeooo:rsid="1f746152" officeooo:paragraph-rsid="1f765eb8"/>
    </style:style>
    <style:style style:name="P657" style:family="paragraph" style:parent-style-name="Text_20_body" style:list-style-name="L65">
      <style:text-properties officeooo:rsid="1f765eb8" officeooo:paragraph-rsid="1f765eb8"/>
    </style:style>
    <style:style style:name="P658" style:family="paragraph" style:parent-style-name="Text_20_body" style:list-style-name="L66">
      <style:text-properties officeooo:rsid="1f5ce9c1" officeooo:paragraph-rsid="1f5ce9c1" fo:background-color="#fff200"/>
    </style:style>
    <style:style style:name="P659" style:family="paragraph" style:parent-style-name="Text_20_body" style:list-style-name="L66">
      <style:text-properties officeooo:rsid="1f5af0b0" officeooo:paragraph-rsid="1f5af0b0" fo:background-color="#fff200"/>
    </style:style>
    <style:style style:name="P660" style:family="paragraph" style:parent-style-name="Text_20_body" style:list-style-name="L66">
      <style:text-properties officeooo:rsid="1f5a7327" officeooo:paragraph-rsid="1f5a7327" fo:background-color="#fff200"/>
    </style:style>
    <style:style style:name="P661" style:family="paragraph" style:parent-style-name="Text_20_body" style:list-style-name="L70">
      <style:text-properties officeooo:rsid="1e5790be" officeooo:paragraph-rsid="1e5790be" fo:background-color="#fff200"/>
    </style:style>
    <style:style style:name="P662" style:family="paragraph" style:parent-style-name="Text_20_body" style:list-style-name="L67">
      <style:text-properties officeooo:rsid="1a1567f6" officeooo:paragraph-rsid="1f5003ad"/>
    </style:style>
    <style:style style:name="P663" style:family="paragraph" style:parent-style-name="Text_20_body" style:list-style-name="L67">
      <style:text-properties officeooo:rsid="1a1567f6" officeooo:paragraph-rsid="1aa28dc4"/>
    </style:style>
    <style:style style:name="P664" style:family="paragraph" style:parent-style-name="Text_20_body" style:list-style-name="L67">
      <style:text-properties officeooo:rsid="1a1567f6" officeooo:paragraph-rsid="1a1567f6"/>
    </style:style>
    <style:style style:name="P665" style:family="paragraph" style:parent-style-name="Text_20_body" style:list-style-name="L67">
      <style:text-properties officeooo:rsid="1aa261ba" officeooo:paragraph-rsid="1f5003ad"/>
    </style:style>
    <style:style style:name="P666" style:family="paragraph" style:parent-style-name="Text_20_body" style:list-style-name="L67">
      <style:text-properties officeooo:rsid="1aa261ba" officeooo:paragraph-rsid="1aa28dc4"/>
    </style:style>
    <style:style style:name="P667" style:family="paragraph" style:parent-style-name="Text_20_body" style:list-style-name="L68">
      <style:text-properties officeooo:rsid="1aa261ba" officeooo:paragraph-rsid="1f5003ad"/>
    </style:style>
    <style:style style:name="P668" style:family="paragraph" style:parent-style-name="Text_20_body" style:list-style-name="L89">
      <style:text-properties officeooo:rsid="1aa261ba" officeooo:paragraph-rsid="1dc67049"/>
    </style:style>
    <style:style style:name="P669" style:family="paragraph" style:parent-style-name="Text_20_body" style:list-style-name="L67">
      <style:text-properties officeooo:rsid="19fcb329" officeooo:paragraph-rsid="1f5003ad"/>
    </style:style>
    <style:style style:name="P670" style:family="paragraph" style:parent-style-name="Text_20_body" style:list-style-name="L67">
      <style:text-properties officeooo:rsid="19fcb329" officeooo:paragraph-rsid="19fcb329"/>
    </style:style>
    <style:style style:name="P671" style:family="paragraph" style:parent-style-name="Text_20_body" style:list-style-name="L68">
      <style:text-properties officeooo:rsid="19fa8bf5" officeooo:paragraph-rsid="1f5003ad"/>
    </style:style>
    <style:style style:name="P672" style:family="paragraph" style:parent-style-name="Text_20_body" style:list-style-name="L89">
      <style:text-properties officeooo:rsid="19fa8bf5" officeooo:paragraph-rsid="19fa8bf5"/>
    </style:style>
    <style:style style:name="P673" style:family="paragraph" style:parent-style-name="Text_20_body" style:list-style-name="L89">
      <style:text-properties officeooo:rsid="19fa8bf5" officeooo:paragraph-rsid="1dc67049"/>
    </style:style>
    <style:style style:name="P674" style:family="paragraph" style:parent-style-name="Text_20_body" style:list-style-name="L68">
      <style:text-properties officeooo:rsid="19ff1939" officeooo:paragraph-rsid="1f5003ad"/>
    </style:style>
    <style:style style:name="P675" style:family="paragraph" style:parent-style-name="Text_20_body" style:list-style-name="L89">
      <style:text-properties officeooo:rsid="19ff1939" officeooo:paragraph-rsid="19ff1939"/>
    </style:style>
    <style:style style:name="P676" style:family="paragraph" style:parent-style-name="Text_20_body" style:list-style-name="L89">
      <style:text-properties officeooo:rsid="19ff1939" officeooo:paragraph-rsid="1dc67049"/>
    </style:style>
    <style:style style:name="P677" style:family="paragraph" style:parent-style-name="Text_20_body" style:list-style-name="L68">
      <style:text-properties officeooo:rsid="1aa77037" officeooo:paragraph-rsid="1f5003ad"/>
    </style:style>
    <style:style style:name="P678" style:family="paragraph" style:parent-style-name="Text_20_body" style:list-style-name="L89">
      <style:text-properties officeooo:rsid="1aa77037" officeooo:paragraph-rsid="1dc67049"/>
    </style:style>
    <style:style style:name="P679" style:family="paragraph" style:parent-style-name="Text_20_body" style:list-style-name="L68">
      <style:text-properties officeooo:rsid="19fd8ba9" officeooo:paragraph-rsid="1f5003ad"/>
    </style:style>
    <style:style style:name="P680" style:family="paragraph" style:parent-style-name="Text_20_body" style:list-style-name="L68">
      <style:text-properties officeooo:rsid="19fd8ba9" officeooo:paragraph-rsid="1f5799dd"/>
    </style:style>
    <style:style style:name="P681" style:family="paragraph" style:parent-style-name="Text_20_body" style:list-style-name="L89">
      <style:text-properties officeooo:rsid="19fd8ba9" officeooo:paragraph-rsid="1dc67049"/>
    </style:style>
    <style:style style:name="P682" style:family="paragraph" style:parent-style-name="Text_20_body" style:list-style-name="L71">
      <style:text-properties officeooo:rsid="1d6b318e" officeooo:paragraph-rsid="1d695d61"/>
    </style:style>
    <style:style style:name="P683" style:family="paragraph" style:parent-style-name="Text_20_body" style:list-style-name="L71">
      <style:text-properties officeooo:rsid="1d0ba6ed" officeooo:paragraph-rsid="1d695d61"/>
    </style:style>
    <style:style style:name="P684" style:family="paragraph" style:parent-style-name="Text_20_body" style:list-style-name="L71">
      <style:text-properties officeooo:rsid="1d695d61" officeooo:paragraph-rsid="1d695d61"/>
    </style:style>
    <style:style style:name="P685" style:family="paragraph" style:parent-style-name="Text_20_body" style:list-style-name="L71">
      <style:text-properties officeooo:rsid="1d69f8a2" officeooo:paragraph-rsid="1d695d61"/>
    </style:style>
    <style:style style:name="P686" style:family="paragraph" style:parent-style-name="Text_20_body" style:list-style-name="L8">
      <style:text-properties officeooo:rsid="1e163155" officeooo:paragraph-rsid="1e163155"/>
    </style:style>
    <style:style style:name="P687" style:family="paragraph" style:parent-style-name="Text_20_body" style:list-style-name="L8">
      <style:text-properties officeooo:rsid="1e530d35" officeooo:paragraph-rsid="1e530d35"/>
    </style:style>
    <style:style style:name="P688" style:family="paragraph" style:parent-style-name="Text_20_body" style:list-style-name="L73">
      <style:text-properties officeooo:rsid="19c3b136" officeooo:paragraph-rsid="1e8a49c1"/>
    </style:style>
    <style:style style:name="P689" style:family="paragraph" style:parent-style-name="Text_20_body" style:list-style-name="L73">
      <style:text-properties officeooo:rsid="19c3b136" officeooo:paragraph-rsid="1e903833"/>
    </style:style>
    <style:style style:name="P690" style:family="paragraph" style:parent-style-name="Text_20_body" style:list-style-name="L74">
      <style:text-properties officeooo:paragraph-rsid="1e91f779"/>
    </style:style>
    <style:style style:name="P691" style:family="paragraph" style:parent-style-name="Text_20_body" style:list-style-name="L75">
      <style:text-properties officeooo:rsid="1e2327a3" officeooo:paragraph-rsid="1e27b703"/>
    </style:style>
    <style:style style:name="P692" style:family="paragraph" style:parent-style-name="Text_20_body" style:list-style-name="L75">
      <style:text-properties officeooo:rsid="1e21de7a" officeooo:paragraph-rsid="1e27b703"/>
    </style:style>
    <style:style style:name="P693" style:family="paragraph" style:parent-style-name="Text_20_body" style:list-style-name="L75">
      <style:text-properties officeooo:rsid="1e35a0ea" officeooo:paragraph-rsid="1e3e5e9e"/>
    </style:style>
    <style:style style:name="P694" style:family="paragraph" style:parent-style-name="Text_20_body" style:list-style-name="L76">
      <style:text-properties officeooo:rsid="1e3a5d79" officeooo:paragraph-rsid="1e3a5d79"/>
    </style:style>
    <style:style style:name="P695" style:family="paragraph" style:parent-style-name="Text_20_body" style:list-style-name="L76">
      <style:text-properties officeooo:rsid="1e4db4e7" officeooo:paragraph-rsid="1e4db4e7"/>
    </style:style>
    <style:style style:name="P696" style:family="paragraph" style:parent-style-name="Text_20_body" style:list-style-name="L77">
      <style:text-properties officeooo:rsid="1e4c9182" officeooo:paragraph-rsid="1e4c9182"/>
    </style:style>
    <style:style style:name="P697" style:family="paragraph" style:parent-style-name="Text_20_body" style:list-style-name="L77">
      <style:text-properties officeooo:rsid="1e4cec07" officeooo:paragraph-rsid="1e4cec07"/>
    </style:style>
    <style:style style:name="P698" style:family="paragraph" style:parent-style-name="Text_20_body" style:list-style-name="L77">
      <style:text-properties officeooo:rsid="1e526733" officeooo:paragraph-rsid="1e526733"/>
    </style:style>
    <style:style style:name="P699" style:family="paragraph" style:parent-style-name="Text_20_body" style:list-style-name="L77">
      <style:text-properties officeooo:rsid="1e4eac4a" officeooo:paragraph-rsid="1e4eac4a"/>
    </style:style>
    <style:style style:name="P700" style:family="paragraph" style:parent-style-name="Text_20_body" style:list-style-name="L77">
      <style:text-properties officeooo:rsid="1e4fac13" officeooo:paragraph-rsid="1e4fac13"/>
    </style:style>
    <style:style style:name="P701" style:family="paragraph" style:parent-style-name="Text_20_body" style:list-style-name="L78">
      <style:text-properties officeooo:paragraph-rsid="1d8581c8"/>
    </style:style>
    <style:style style:name="P702" style:family="paragraph" style:parent-style-name="Text_20_body" style:list-style-name="L80">
      <style:text-properties officeooo:rsid="1242a917" officeooo:paragraph-rsid="1242a917"/>
    </style:style>
    <style:style style:name="P703" style:family="paragraph" style:parent-style-name="Text_20_body" style:list-style-name="L80">
      <style:text-properties officeooo:rsid="1244e575" officeooo:paragraph-rsid="1244e575"/>
    </style:style>
    <style:style style:name="P704" style:family="paragraph" style:parent-style-name="Text_20_body" style:list-style-name="L80">
      <style:text-properties officeooo:rsid="19c8b3bf" officeooo:paragraph-rsid="19c8b3bf"/>
    </style:style>
    <style:style style:name="P705" style:family="paragraph" style:parent-style-name="Text_20_body" style:list-style-name="L80">
      <style:text-properties officeooo:rsid="194235fd" officeooo:paragraph-rsid="194950a2"/>
    </style:style>
    <style:style style:name="P706" style:family="paragraph" style:parent-style-name="Text_20_body" style:list-style-name="L80">
      <style:text-properties officeooo:rsid="194235fd" officeooo:paragraph-rsid="194235fd"/>
    </style:style>
    <style:style style:name="P707" style:family="paragraph" style:parent-style-name="Text_20_body" style:list-style-name="L80">
      <style:text-properties officeooo:rsid="1943fff1" officeooo:paragraph-rsid="1944421d"/>
    </style:style>
    <style:style style:name="P708" style:family="paragraph" style:parent-style-name="Text_20_body" style:list-style-name="L80">
      <style:text-properties officeooo:rsid="0eebe7ad" officeooo:paragraph-rsid="122a5925"/>
    </style:style>
    <style:style style:name="P709" style:family="paragraph" style:parent-style-name="Text_20_body" style:list-style-name="L80">
      <style:text-properties officeooo:rsid="1ade0b22" officeooo:paragraph-rsid="1ade0b22"/>
    </style:style>
    <style:style style:name="P710" style:family="paragraph" style:parent-style-name="Text_20_body" style:list-style-name="L80">
      <style:text-properties officeooo:rsid="0f128f93" officeooo:paragraph-rsid="122a5925"/>
    </style:style>
    <style:style style:name="P711" style:family="paragraph" style:parent-style-name="Text_20_body" style:list-style-name="L80">
      <style:text-properties officeooo:rsid="1a685fea" officeooo:paragraph-rsid="1a685fea"/>
    </style:style>
    <style:style style:name="P712" style:family="paragraph" style:parent-style-name="Text_20_body" style:list-style-name="L80">
      <style:text-properties officeooo:rsid="1c07cc2c" officeooo:paragraph-rsid="1c07cc2c"/>
    </style:style>
    <style:style style:name="P713" style:family="paragraph" style:parent-style-name="Text_20_body" style:list-style-name="L80">
      <style:text-properties officeooo:rsid="1c08cca8" officeooo:paragraph-rsid="1c08cca8"/>
    </style:style>
    <style:style style:name="P714" style:family="paragraph" style:parent-style-name="Text_20_body" style:list-style-name="L80">
      <style:text-properties officeooo:rsid="1c0ac138" officeooo:paragraph-rsid="1c0ac138"/>
    </style:style>
    <style:style style:name="P715" style:family="paragraph" style:parent-style-name="Text_20_body" style:list-style-name="L80">
      <style:text-properties officeooo:rsid="1c0c4b89" officeooo:paragraph-rsid="1c0c4b89"/>
    </style:style>
    <style:style style:name="P716" style:family="paragraph" style:parent-style-name="Text_20_body" style:list-style-name="L80">
      <style:text-properties officeooo:rsid="1239488c" officeooo:paragraph-rsid="1239488c"/>
    </style:style>
    <style:style style:name="P717" style:family="paragraph" style:parent-style-name="Text_20_body" style:list-style-name="L80">
      <style:text-properties officeooo:rsid="0ef5f9a0" officeooo:paragraph-rsid="122a5925"/>
    </style:style>
    <style:style style:name="P718" style:family="paragraph" style:parent-style-name="Text_20_body" style:list-style-name="L80">
      <style:text-properties officeooo:rsid="1963fcab" officeooo:paragraph-rsid="1963fcab"/>
    </style:style>
    <style:style style:name="P719" style:family="paragraph" style:parent-style-name="Text_20_body" style:list-style-name="L80">
      <style:text-properties officeooo:rsid="0f1890a5" officeooo:paragraph-rsid="122a5925"/>
    </style:style>
    <style:style style:name="P720" style:family="paragraph" style:parent-style-name="Text_20_body" style:list-style-name="L80">
      <style:text-properties officeooo:rsid="0fdd3793" officeooo:paragraph-rsid="122a5925"/>
    </style:style>
    <style:style style:name="P721" style:family="paragraph" style:parent-style-name="Text_20_body" style:list-style-name="L80">
      <style:text-properties officeooo:rsid="195fcbf5" officeooo:paragraph-rsid="195fcbf5"/>
    </style:style>
    <style:style style:name="P722" style:family="paragraph" style:parent-style-name="Text_20_body" style:list-style-name="L80">
      <style:text-properties officeooo:rsid="0ef83a20" officeooo:paragraph-rsid="122a5925"/>
    </style:style>
    <style:style style:name="P723" style:family="paragraph" style:parent-style-name="Text_20_body" style:list-style-name="L80">
      <style:text-properties officeooo:rsid="0efd0c82" officeooo:paragraph-rsid="122a5925"/>
    </style:style>
    <style:style style:name="P724" style:family="paragraph" style:parent-style-name="Text_20_body" style:list-style-name="L80">
      <style:text-properties officeooo:rsid="0efb8bab" officeooo:paragraph-rsid="122a5925"/>
    </style:style>
    <style:style style:name="P725" style:family="paragraph" style:parent-style-name="Text_20_body" style:list-style-name="L80">
      <style:text-properties officeooo:rsid="19db44db" officeooo:paragraph-rsid="19db44db"/>
    </style:style>
    <style:style style:name="P726" style:family="paragraph" style:parent-style-name="Text_20_body" style:list-style-name="L80">
      <style:text-properties officeooo:rsid="1b0fe122" officeooo:paragraph-rsid="1b0fe122"/>
    </style:style>
    <style:style style:name="P727" style:family="paragraph" style:parent-style-name="Text_20_body" style:list-style-name="L80">
      <style:text-properties officeooo:rsid="1afa20fd" officeooo:paragraph-rsid="1b01ce85"/>
    </style:style>
    <style:style style:name="P728" style:family="paragraph" style:parent-style-name="Text_20_body" style:list-style-name="L80">
      <style:text-properties officeooo:rsid="1379fee8" officeooo:paragraph-rsid="138cbcfa"/>
    </style:style>
    <style:style style:name="P729" style:family="paragraph" style:parent-style-name="Text_20_body" style:list-style-name="L80">
      <style:text-properties officeooo:rsid="1afbabe8" officeooo:paragraph-rsid="1afbabe8"/>
    </style:style>
    <style:style style:name="P730" style:family="paragraph" style:parent-style-name="Text_20_body" style:list-style-name="L80">
      <style:text-properties officeooo:rsid="1b04b344" officeooo:paragraph-rsid="1b065846"/>
    </style:style>
    <style:style style:name="P731" style:family="paragraph" style:parent-style-name="Text_20_body" style:list-style-name="L80">
      <style:text-properties officeooo:rsid="1b02b72e" officeooo:paragraph-rsid="1b02b72e"/>
    </style:style>
    <style:style style:name="P732" style:family="paragraph" style:parent-style-name="Text_20_body" style:list-style-name="L80">
      <style:text-properties officeooo:rsid="1af6d8c0" officeooo:paragraph-rsid="1b001f52"/>
    </style:style>
    <style:style style:name="P733" style:family="paragraph" style:parent-style-name="Text_20_body" style:list-style-name="L80">
      <style:text-properties officeooo:rsid="1af9218f" officeooo:paragraph-rsid="1b001f52"/>
    </style:style>
    <style:style style:name="P734" style:family="paragraph" style:parent-style-name="Text_20_body" style:list-style-name="L80">
      <style:text-properties officeooo:rsid="12f1c0de" officeooo:paragraph-rsid="12f1c0de"/>
    </style:style>
    <style:style style:name="P735" style:family="paragraph" style:parent-style-name="Text_20_body" style:list-style-name="L80">
      <style:text-properties officeooo:rsid="12f08c1b" officeooo:paragraph-rsid="12f08c1b"/>
    </style:style>
    <style:style style:name="P736" style:family="paragraph" style:parent-style-name="Text_20_body" style:list-style-name="L80">
      <style:text-properties officeooo:rsid="12fed93d" officeooo:paragraph-rsid="19d10061"/>
    </style:style>
    <style:style style:name="P737" style:family="paragraph" style:parent-style-name="Text_20_body" style:list-style-name="L80">
      <style:text-properties officeooo:rsid="0ee8c6f0" officeooo:paragraph-rsid="1c0ff12c"/>
    </style:style>
    <style:style style:name="P738" style:family="paragraph" style:parent-style-name="Text_20_body" style:list-style-name="L81">
      <style:text-properties officeooo:rsid="196ff3f9" officeooo:paragraph-rsid="196ff3f9"/>
    </style:style>
    <style:style style:name="P739" style:family="paragraph" style:parent-style-name="Text_20_body" style:list-style-name="L82">
      <style:text-properties style:text-line-through-style="none" style:text-line-through-type="none" officeooo:rsid="0f37bb41" officeooo:paragraph-rsid="127cba37"/>
    </style:style>
    <style:style style:name="P740" style:family="paragraph" style:parent-style-name="Text_20_body" style:list-style-name="L82">
      <style:text-properties style:text-line-through-style="none" style:text-line-through-type="none" officeooo:rsid="16e00d1b" officeooo:paragraph-rsid="16e00d1b"/>
    </style:style>
    <style:style style:name="P741" style:family="paragraph" style:parent-style-name="Text_20_body" style:list-style-name="L136">
      <style:text-properties style:text-line-through-style="none" style:text-line-through-type="none" officeooo:rsid="1b5aa9c1" officeooo:paragraph-rsid="1b5aa9c1"/>
    </style:style>
    <style:style style:name="P742" style:family="paragraph" style:parent-style-name="Text_20_body" style:list-style-name="L83">
      <style:text-properties officeooo:rsid="0fc19037" officeooo:paragraph-rsid="1a86ad51"/>
    </style:style>
    <style:style style:name="P743" style:family="paragraph" style:parent-style-name="Text_20_body" style:list-style-name="L84">
      <style:text-properties officeooo:rsid="199ed98e" officeooo:paragraph-rsid="19d65e2e"/>
    </style:style>
    <style:style style:name="P744" style:family="paragraph" style:parent-style-name="Text_20_body" style:list-style-name="L85">
      <style:text-properties officeooo:rsid="1997def4" officeooo:paragraph-rsid="1997def4"/>
    </style:style>
    <style:style style:name="P745" style:family="paragraph" style:parent-style-name="Text_20_body" style:list-style-name="L85">
      <style:text-properties officeooo:rsid="1997def4" officeooo:paragraph-rsid="199adc5f"/>
    </style:style>
    <style:style style:name="P746" style:family="paragraph" style:parent-style-name="Text_20_body" style:list-style-name="L85">
      <style:text-properties officeooo:rsid="1a8adb7a" officeooo:paragraph-rsid="1a8adb7a"/>
    </style:style>
    <style:style style:name="P747" style:family="paragraph" style:parent-style-name="Text_20_body" style:list-style-name="L85">
      <style:text-properties officeooo:rsid="1999e882" officeooo:paragraph-rsid="199adc5f"/>
    </style:style>
    <style:style style:name="P748" style:family="paragraph" style:parent-style-name="Text_20_body" style:list-style-name="L85">
      <style:text-properties officeooo:rsid="199adc5f" officeooo:paragraph-rsid="199adc5f"/>
    </style:style>
    <style:style style:name="P749" style:family="paragraph" style:parent-style-name="Text_20_body" style:list-style-name="L86">
      <style:text-properties officeooo:rsid="19e5887b" officeooo:paragraph-rsid="19f47709"/>
    </style:style>
    <style:style style:name="P750" style:family="paragraph" style:parent-style-name="Text_20_body" style:list-style-name="L87">
      <style:text-properties officeooo:rsid="19dd8d16" officeooo:paragraph-rsid="19dd8d16"/>
    </style:style>
    <style:style style:name="P751" style:family="paragraph" style:parent-style-name="Text_20_body" style:list-style-name="L87">
      <style:text-properties officeooo:rsid="1a98bb1c" officeooo:paragraph-rsid="1a98bb1c"/>
    </style:style>
    <style:style style:name="P752" style:family="paragraph" style:parent-style-name="Text_20_body" style:list-style-name="L88">
      <style:text-properties officeooo:rsid="19e05936" officeooo:paragraph-rsid="19deae58"/>
    </style:style>
    <style:style style:name="P753" style:family="paragraph" style:parent-style-name="Text_20_body" style:list-style-name="L90">
      <style:text-properties officeooo:rsid="1dc6305c" officeooo:paragraph-rsid="1dc6305c"/>
    </style:style>
    <style:style style:name="P754" style:family="paragraph" style:parent-style-name="Text_20_body" style:list-style-name="L91">
      <style:text-properties officeooo:paragraph-rsid="1ad1da2f"/>
    </style:style>
    <style:style style:name="P755" style:family="paragraph" style:parent-style-name="Text_20_body" style:list-style-name="L94">
      <style:text-properties officeooo:paragraph-rsid="1ae7d6b3"/>
    </style:style>
    <style:style style:name="P756" style:family="paragraph" style:parent-style-name="Text_20_body" style:list-style-name="L95">
      <style:text-properties officeooo:rsid="176dcc34" officeooo:paragraph-rsid="176dcc34"/>
    </style:style>
    <style:style style:name="P757" style:family="paragraph" style:parent-style-name="Text_20_body" style:list-style-name="L95">
      <style:text-properties officeooo:rsid="176dcc34" officeooo:paragraph-rsid="1a2b313c"/>
    </style:style>
    <style:style style:name="P758" style:family="paragraph" style:parent-style-name="Text_20_body" style:list-style-name="L95">
      <style:text-properties officeooo:rsid="1a2b313c" officeooo:paragraph-rsid="1a2b313c"/>
    </style:style>
    <style:style style:name="P759" style:family="paragraph" style:parent-style-name="Text_20_body" style:list-style-name="L95">
      <style:text-properties officeooo:rsid="176f2ef9" officeooo:paragraph-rsid="176f2ef9"/>
    </style:style>
    <style:style style:name="P760" style:family="paragraph" style:parent-style-name="Text_20_body" style:list-style-name="L96">
      <style:text-properties officeooo:paragraph-rsid="1ac05084"/>
    </style:style>
    <style:style style:name="P761" style:family="paragraph" style:parent-style-name="Text_20_body" style:list-style-name="L97">
      <style:text-properties officeooo:paragraph-rsid="1ac04dff"/>
    </style:style>
    <style:style style:name="P762" style:family="paragraph" style:parent-style-name="Text_20_body" style:list-style-name="L95">
      <style:text-properties officeooo:rsid="137b4eb5" officeooo:paragraph-rsid="138d8f86"/>
    </style:style>
    <style:style style:name="P763" style:family="paragraph" style:parent-style-name="Text_20_body" style:list-style-name="L98">
      <style:text-properties officeooo:rsid="1ac27fde" officeooo:paragraph-rsid="1ac27fde"/>
    </style:style>
    <style:style style:name="P764" style:family="paragraph" style:parent-style-name="Text_20_body" style:list-style-name="L98">
      <style:text-properties officeooo:rsid="1ac363d4" officeooo:paragraph-rsid="1ac363d4"/>
    </style:style>
    <style:style style:name="P765" style:family="paragraph" style:parent-style-name="Text_20_body" style:list-style-name="L99">
      <style:text-properties officeooo:paragraph-rsid="1a391dfc"/>
    </style:style>
    <style:style style:name="P766" style:family="paragraph" style:parent-style-name="Text_20_body" style:list-style-name="L100">
      <style:text-properties officeooo:rsid="14c5ad3a" officeooo:paragraph-rsid="1af06eca"/>
    </style:style>
    <style:style style:name="P767" style:family="paragraph" style:parent-style-name="Text_20_body" style:list-style-name="L101">
      <style:text-properties officeooo:rsid="14c5ad3a" officeooo:paragraph-rsid="1af06eca"/>
    </style:style>
    <style:style style:name="P768" style:family="paragraph" style:parent-style-name="Text_20_body" style:list-style-name="L102">
      <style:text-properties officeooo:paragraph-rsid="1af1acaa"/>
    </style:style>
    <style:style style:name="P769" style:family="paragraph" style:parent-style-name="Text_20_body" style:list-style-name="L103">
      <style:text-properties officeooo:rsid="1a33c9c6" officeooo:paragraph-rsid="1a33c9c6"/>
    </style:style>
    <style:style style:name="P770" style:family="paragraph" style:parent-style-name="Text_20_body" style:list-style-name="L103">
      <style:text-properties officeooo:rsid="1a33c9c6" officeooo:paragraph-rsid="1a38038c"/>
    </style:style>
    <style:style style:name="P771" style:family="paragraph" style:parent-style-name="Text_20_body" style:list-style-name="L105">
      <style:text-properties officeooo:rsid="1a39f754" officeooo:paragraph-rsid="1a39f754"/>
    </style:style>
    <style:style style:name="P772" style:family="paragraph" style:parent-style-name="Text_20_body" style:list-style-name="L105">
      <style:text-properties officeooo:rsid="1a39f754" officeooo:paragraph-rsid="1a3c4718"/>
    </style:style>
    <style:style style:name="P773" style:family="paragraph" style:parent-style-name="Text_20_body" style:list-style-name="L105">
      <style:text-properties officeooo:rsid="1a3c4718" officeooo:paragraph-rsid="1a3c4718"/>
    </style:style>
    <style:style style:name="P774" style:family="paragraph" style:parent-style-name="Text_20_body" style:list-style-name="L106">
      <style:text-properties officeooo:rsid="14e7e306" officeooo:paragraph-rsid="1b205b94"/>
    </style:style>
    <style:style style:name="P775" style:family="paragraph" style:parent-style-name="Text_20_body" style:list-style-name="L107">
      <style:text-properties officeooo:rsid="1a224a2d" officeooo:paragraph-rsid="1aac2801"/>
    </style:style>
    <style:style style:name="P776" style:family="paragraph" style:parent-style-name="Text_20_body" style:list-style-name="L108">
      <style:text-properties officeooo:rsid="172f3e20" officeooo:paragraph-rsid="172f3e20"/>
    </style:style>
    <style:style style:name="P777" style:family="paragraph" style:parent-style-name="Text_20_body" style:list-style-name="L109">
      <style:text-properties officeooo:rsid="1b23bb2a" officeooo:paragraph-rsid="1b23bb2a"/>
    </style:style>
    <style:style style:name="P778" style:family="paragraph" style:parent-style-name="Text_20_body" style:list-style-name="L109">
      <style:text-properties officeooo:rsid="1b2798a1" officeooo:paragraph-rsid="1b2798a1"/>
    </style:style>
    <style:style style:name="P779" style:family="paragraph" style:parent-style-name="Text_20_body" style:list-style-name="L110">
      <style:text-properties officeooo:paragraph-rsid="1a2b313c"/>
    </style:style>
    <style:style style:name="P780" style:family="paragraph" style:parent-style-name="Text_20_body" style:list-style-name="L111">
      <style:text-properties officeooo:paragraph-rsid="15d7d62b"/>
    </style:style>
    <style:style style:name="P781" style:family="paragraph" style:parent-style-name="Text_20_body" style:list-style-name="L112">
      <style:text-properties officeooo:rsid="1b2c9c48" officeooo:paragraph-rsid="1b2c9c48"/>
    </style:style>
    <style:style style:name="P782" style:family="paragraph" style:parent-style-name="Text_20_body" style:list-style-name="L113">
      <style:text-properties officeooo:rsid="1077771e" officeooo:paragraph-rsid="1b4a7fcc"/>
    </style:style>
    <style:style style:name="P783" style:family="paragraph" style:parent-style-name="Text_20_body" style:list-style-name="L114">
      <style:text-properties officeooo:paragraph-rsid="1b4a7fcc"/>
    </style:style>
    <style:style style:name="P784" style:family="paragraph" style:parent-style-name="Text_20_body" style:list-style-name="L114">
      <style:text-properties officeooo:rsid="10af30c8" officeooo:paragraph-rsid="1b4a7fcc"/>
    </style:style>
    <style:style style:name="P785" style:family="paragraph" style:parent-style-name="Text_20_body" style:list-style-name="L115">
      <style:text-properties officeooo:rsid="1902e02a" officeooo:paragraph-rsid="1bcc61dd"/>
    </style:style>
    <style:style style:name="P786" style:family="paragraph" style:parent-style-name="Text_20_body" style:list-style-name="L116">
      <style:text-properties officeooo:rsid="14802dd0" officeooo:paragraph-rsid="1bcc61dd"/>
    </style:style>
    <style:style style:name="P787" style:family="paragraph" style:parent-style-name="Text_20_body" style:list-style-name="L116">
      <style:text-properties officeooo:rsid="1bd786c4" officeooo:paragraph-rsid="1bd786c4"/>
    </style:style>
    <style:style style:name="P788" style:family="paragraph" style:parent-style-name="Text_20_body" style:list-style-name="L117">
      <style:text-properties officeooo:rsid="1c1edfc2" officeooo:paragraph-rsid="1c1edfc2"/>
    </style:style>
    <style:style style:name="P789" style:family="paragraph" style:parent-style-name="Text_20_body" style:list-style-name="L118">
      <style:text-properties officeooo:rsid="1bd3639d" officeooo:paragraph-rsid="1be09be4"/>
    </style:style>
    <style:style style:name="P790" style:family="paragraph" style:parent-style-name="Text_20_body" style:list-style-name="L118">
      <style:text-properties officeooo:rsid="1be09be4" officeooo:paragraph-rsid="1be22b86"/>
    </style:style>
    <style:style style:name="P791" style:family="paragraph" style:parent-style-name="Text_20_body" style:list-style-name="L118">
      <style:text-properties officeooo:rsid="1be22b86" officeooo:paragraph-rsid="1be22b86"/>
    </style:style>
    <style:style style:name="P792" style:family="paragraph" style:parent-style-name="Text_20_body" style:list-style-name="L119">
      <style:text-properties officeooo:paragraph-rsid="1ba85a2c"/>
    </style:style>
    <style:style style:name="P793" style:family="paragraph" style:parent-style-name="Text_20_body" style:list-style-name="L119">
      <style:text-properties officeooo:rsid="1ba0195d" officeooo:paragraph-rsid="1ba85a2c"/>
    </style:style>
    <style:style style:name="P794" style:family="paragraph" style:parent-style-name="Text_20_body" style:list-style-name="L120">
      <style:text-properties officeooo:rsid="1baf0ceb" officeooo:paragraph-rsid="1baf0ceb"/>
    </style:style>
    <style:style style:name="P795" style:family="paragraph" style:parent-style-name="Text_20_body" style:list-style-name="L121">
      <style:text-properties officeooo:rsid="210667ea" officeooo:paragraph-rsid="1b540b62"/>
    </style:style>
    <style:style style:name="P796" style:family="paragraph" style:parent-style-name="Text_20_body" style:list-style-name="L121">
      <style:text-properties officeooo:rsid="17ac7bf8" officeooo:paragraph-rsid="1b540b62"/>
    </style:style>
    <style:style style:name="P797" style:family="paragraph" style:parent-style-name="Text_20_body" style:list-style-name="L122">
      <style:text-properties officeooo:paragraph-rsid="1b540b62"/>
    </style:style>
    <style:style style:name="P798" style:family="paragraph" style:parent-style-name="Text_20_body" style:list-style-name="L122">
      <style:text-properties officeooo:rsid="210a62bf" officeooo:paragraph-rsid="1b540b62"/>
    </style:style>
    <style:style style:name="P799" style:family="paragraph" style:parent-style-name="Text_20_body" style:list-style-name="L123">
      <style:text-properties officeooo:rsid="2107ada6" officeooo:paragraph-rsid="1b540b62"/>
    </style:style>
    <style:style style:name="P800" style:family="paragraph" style:parent-style-name="Text_20_body" style:list-style-name="L124">
      <style:text-properties officeooo:rsid="21223c73" officeooo:paragraph-rsid="1b540b62"/>
    </style:style>
    <style:style style:name="P801" style:family="paragraph" style:parent-style-name="Text_20_body" style:list-style-name="L124">
      <style:text-properties officeooo:rsid="21240466" officeooo:paragraph-rsid="1b540b62"/>
    </style:style>
    <style:style style:name="P802" style:family="paragraph" style:parent-style-name="Text_20_body" style:list-style-name="L126">
      <style:text-properties officeooo:rsid="210ceec1" officeooo:paragraph-rsid="1b540b62"/>
    </style:style>
    <style:style style:name="P803" style:family="paragraph" style:parent-style-name="Text_20_body" style:list-style-name="L127">
      <style:text-properties officeooo:rsid="210ceec1" officeooo:paragraph-rsid="1bb9690e"/>
    </style:style>
    <style:style style:name="P804" style:family="paragraph" style:parent-style-name="Text_20_body" style:list-style-name="L126">
      <style:text-properties officeooo:rsid="1bc52482" officeooo:paragraph-rsid="1bc52482"/>
    </style:style>
    <style:style style:name="P805" style:family="paragraph" style:parent-style-name="Text_20_body" style:list-style-name="L128">
      <style:text-properties officeooo:rsid="1bc58a8c" officeooo:paragraph-rsid="1bc58a8c"/>
    </style:style>
    <style:style style:name="P806" style:family="paragraph" style:parent-style-name="Text_20_body" style:list-style-name="L129">
      <style:text-properties officeooo:rsid="156b556c" officeooo:paragraph-rsid="156b556c"/>
    </style:style>
    <style:style style:name="P807" style:family="paragraph" style:parent-style-name="Text_20_body" style:list-style-name="L130">
      <style:text-properties officeooo:rsid="156b556c" officeooo:paragraph-rsid="156b556c"/>
    </style:style>
    <style:style style:name="P808" style:family="paragraph" style:parent-style-name="Text_20_body" style:list-style-name="L130">
      <style:text-properties officeooo:rsid="156b556c" officeooo:paragraph-rsid="157d6686"/>
    </style:style>
    <style:style style:name="P809" style:family="paragraph" style:parent-style-name="Text_20_body" style:list-style-name="L130">
      <style:text-properties officeooo:rsid="156b556c" officeooo:paragraph-rsid="1586b1d4"/>
    </style:style>
    <style:style style:name="P810" style:family="paragraph" style:parent-style-name="Text_20_body" style:list-style-name="L130">
      <style:text-properties officeooo:rsid="156b556c" officeooo:paragraph-rsid="1581a9b9"/>
    </style:style>
    <style:style style:name="P811" style:family="paragraph" style:parent-style-name="Text_20_body" style:list-style-name="L129">
      <style:text-properties officeooo:rsid="1bca44f6" officeooo:paragraph-rsid="1bca44f6"/>
    </style:style>
    <style:style style:name="P812" style:family="paragraph" style:parent-style-name="Text_20_body" style:list-style-name="L129">
      <style:text-properties officeooo:rsid="15700d41" officeooo:paragraph-rsid="15a70636"/>
    </style:style>
    <style:style style:name="P813" style:family="paragraph" style:parent-style-name="Text_20_body" style:list-style-name="L130">
      <style:text-properties officeooo:rsid="15a2ad33" officeooo:paragraph-rsid="15a2ad33"/>
    </style:style>
    <style:style style:name="P814" style:family="paragraph" style:parent-style-name="Text_20_body" style:list-style-name="L130">
      <style:text-properties officeooo:rsid="156d1f3b" officeooo:paragraph-rsid="156d1f3b"/>
    </style:style>
    <style:style style:name="P815" style:family="paragraph" style:parent-style-name="Text_20_body" style:list-style-name="L130">
      <style:text-properties officeooo:rsid="15951ee6" officeooo:paragraph-rsid="15951ee6"/>
    </style:style>
    <style:style style:name="P816" style:family="paragraph" style:parent-style-name="Text_20_body" style:list-style-name="L131">
      <style:text-properties officeooo:rsid="12c8c6da" officeooo:paragraph-rsid="16073f5b"/>
    </style:style>
    <style:style style:name="P817" style:family="paragraph" style:parent-style-name="Text_20_body" style:list-style-name="L132">
      <style:text-properties officeooo:rsid="164e3b7e" officeooo:paragraph-rsid="164e3b7e"/>
    </style:style>
    <style:style style:name="P818" style:family="paragraph" style:parent-style-name="Text_20_body" style:list-style-name="L133">
      <style:text-properties officeooo:rsid="1b403fd8" officeooo:paragraph-rsid="1b403fd8"/>
    </style:style>
    <style:style style:name="P819" style:family="paragraph" style:parent-style-name="Text_20_body" style:list-style-name="L134">
      <style:text-properties officeooo:rsid="1b3479eb" officeooo:paragraph-rsid="1624da1b"/>
    </style:style>
    <style:style style:name="P820" style:family="paragraph" style:parent-style-name="Text_20_body" style:list-style-name="L134">
      <style:text-properties officeooo:rsid="1b3479eb" officeooo:paragraph-rsid="1626bafa"/>
    </style:style>
    <style:style style:name="P821" style:family="paragraph" style:parent-style-name="Text_20_body" style:list-style-name="L135">
      <style:text-properties officeooo:paragraph-rsid="17ea8ea3"/>
    </style:style>
    <style:style style:name="P822" style:family="paragraph" style:parent-style-name="Text_20_body" style:list-style-name="L135">
      <style:text-properties officeooo:rsid="1bc2b7af" officeooo:paragraph-rsid="17db215a"/>
    </style:style>
    <style:style style:name="P823" style:family="paragraph" style:parent-style-name="Text_20_body" style:list-style-name="L135">
      <style:text-properties officeooo:rsid="1bd3c2aa" officeooo:paragraph-rsid="17db215a"/>
    </style:style>
    <style:style style:name="P824" style:family="paragraph" style:parent-style-name="Text_20_body" style:list-style-name="L135">
      <style:text-properties fo:language="en" fo:country="US" officeooo:rsid="17497bb4" officeooo:paragraph-rsid="17db215a"/>
    </style:style>
    <style:style style:name="P825" style:family="paragraph" style:parent-style-name="Text_20_body" style:list-style-name="L135">
      <style:text-properties fo:language="en" fo:country="US" officeooo:rsid="149f8e7d" officeooo:paragraph-rsid="17ea8ea3"/>
    </style:style>
    <style:style style:name="P826" style:family="paragraph" style:parent-style-name="Text_20_body" style:list-style-name="L135">
      <style:text-properties officeooo:rsid="1716a16e" officeooo:paragraph-rsid="17ea8ea3"/>
    </style:style>
    <style:style style:name="P827" style:family="paragraph" style:parent-style-name="Text_20_body" style:list-style-name="L135">
      <style:text-properties officeooo:rsid="14d83a5b" officeooo:paragraph-rsid="17ea8ea3"/>
    </style:style>
    <style:style style:name="P828" style:family="paragraph" style:parent-style-name="Text_20_body" style:list-style-name="L137">
      <style:text-properties officeooo:paragraph-rsid="1c040c2e"/>
    </style:style>
    <style:style style:name="P829" style:family="paragraph" style:parent-style-name="Text_20_body" style:list-style-name="L138">
      <style:text-properties officeooo:rsid="17122e9d" officeooo:paragraph-rsid="1b85b291"/>
    </style:style>
    <style:style style:name="P830" style:family="paragraph" style:parent-style-name="Text_20_body" style:list-style-name="L142">
      <style:text-properties officeooo:rsid="1b742e3b" officeooo:paragraph-rsid="1b7aba4c"/>
    </style:style>
    <style:style style:name="P831" style:family="paragraph" style:parent-style-name="Text_20_body" style:list-style-name="L142">
      <style:text-properties officeooo:rsid="1b742e3b" officeooo:paragraph-rsid="1b797381"/>
    </style:style>
    <style:style style:name="P832" style:family="paragraph" style:parent-style-name="Text_20_body" style:list-style-name="L142">
      <style:text-properties officeooo:rsid="1b72b349" officeooo:paragraph-rsid="1b72b349"/>
    </style:style>
    <style:style style:name="P833" style:family="paragraph" style:parent-style-name="Text_20_body" style:list-style-name="L143">
      <style:text-properties officeooo:rsid="1b83b125" officeooo:paragraph-rsid="1b83b125"/>
    </style:style>
    <style:style style:name="P834" style:family="paragraph" style:parent-style-name="Text_20_body" style:list-style-name="L144">
      <style:text-properties officeooo:rsid="1b9261bd" officeooo:paragraph-rsid="1b9261bd"/>
    </style:style>
    <style:style style:name="P835" style:family="paragraph" style:parent-style-name="Text_20_body" style:list-style-name="L144">
      <style:text-properties officeooo:rsid="1b937b6f" officeooo:paragraph-rsid="1b937b6f"/>
    </style:style>
    <style:style style:name="P836" style:family="paragraph" style:parent-style-name="Text_20_body" style:list-style-name="L145">
      <style:text-properties officeooo:rsid="17984d40" officeooo:paragraph-rsid="17984d40"/>
    </style:style>
    <style:style style:name="P837" style:family="paragraph" style:parent-style-name="Text_20_body" style:list-style-name="L146">
      <style:text-properties officeooo:rsid="1719b11b" officeooo:paragraph-rsid="1719b11b"/>
    </style:style>
    <style:style style:name="P838" style:family="paragraph" style:parent-style-name="Text_20_body" style:list-style-name="L146">
      <style:text-properties officeooo:rsid="171b82b8" officeooo:paragraph-rsid="171b82b8"/>
    </style:style>
    <style:style style:name="P839" style:family="paragraph" style:parent-style-name="Text_20_body" style:list-style-name="L147">
      <style:text-properties officeooo:rsid="0f3e2872" officeooo:paragraph-rsid="1a0b8ee2"/>
    </style:style>
    <style:style style:name="P840" style:family="paragraph" style:parent-style-name="Text_20_body" style:list-style-name="L148">
      <style:text-properties officeooo:rsid="13bcbb86" officeooo:paragraph-rsid="1a12773a"/>
    </style:style>
    <style:style style:name="P841" style:family="paragraph" style:parent-style-name="Text_20_body" style:list-style-name="L148">
      <style:text-properties officeooo:rsid="15d332f9" officeooo:paragraph-rsid="1a12773a"/>
    </style:style>
    <style:style style:name="P842" style:family="paragraph" style:parent-style-name="Text_20_body" style:list-style-name="L148">
      <style:text-properties officeooo:rsid="13e2a301" officeooo:paragraph-rsid="1a12773a"/>
    </style:style>
    <style:style style:name="P843" style:family="paragraph" style:parent-style-name="Text_20_body" style:list-style-name="L149">
      <style:text-properties officeooo:rsid="0f3fcd31" officeooo:paragraph-rsid="1a0b8ee2"/>
    </style:style>
    <style:style style:name="P844" style:family="paragraph" style:parent-style-name="Text_20_body" style:list-style-name="L9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a62dc4c" style:font-style-asian="italic" style:font-style-complex="italic"/>
    </style:style>
    <style:style style:name="T41" style:family="text">
      <style:text-properties fo:language="cs" fo:country="CZ" fo:font-style="italic" officeooo:rsid="1d58338e" style:font-style-asian="italic" style:font-style-complex="italic"/>
    </style:style>
    <style:style style:name="T42" style:family="text">
      <style:text-properties fo:language="cs" fo:country="CZ" fo:font-style="italic" officeooo:rsid="1e03bc26" style:font-style-asian="italic" style:font-style-complex="italic"/>
    </style:style>
    <style:style style:name="T43" style:family="text">
      <style:text-properties fo:language="cs" fo:country="CZ" fo:font-style="italic" officeooo:rsid="1ed7d16b" style:font-style-asian="italic" style:font-style-complex="italic"/>
    </style:style>
    <style:style style:name="T44" style:family="text">
      <style:text-properties fo:language="cs" fo:country="CZ" fo:font-style="italic" officeooo:rsid="1eee3be2" style:font-style-asian="italic" style:font-style-complex="italic"/>
    </style:style>
    <style:style style:name="T45" style:family="text">
      <style:text-properties fo:language="cs" fo:country="CZ" fo:font-style="italic" officeooo:rsid="1f05e202" style:font-style-asian="italic" style:font-style-complex="italic"/>
    </style:style>
    <style:style style:name="T46" style:family="text">
      <style:text-properties fo:language="cs" fo:country="CZ" fo:font-style="italic" officeooo:rsid="1f201bdb" style:font-style-asian="italic" style:font-style-complex="italic"/>
    </style:style>
    <style:style style:name="T47" style:family="text">
      <style:text-properties fo:language="cs" fo:country="CZ" fo:font-style="italic" officeooo:rsid="1f21b2bb" style:font-style-asian="italic" style:font-style-complex="italic"/>
    </style:style>
    <style:style style:name="T48" style:family="text">
      <style:text-properties fo:language="cs" fo:country="CZ" fo:font-style="italic" officeooo:rsid="1f23f6d8" style:font-style-asian="italic" style:font-style-complex="italic"/>
    </style:style>
    <style:style style:name="T49" style:family="text">
      <style:text-properties fo:language="cs" fo:country="CZ" fo:font-style="italic" officeooo:rsid="1f24bc92" style:font-style-asian="italic" style:font-style-complex="italic"/>
    </style:style>
    <style:style style:name="T50" style:family="text">
      <style:text-properties fo:language="cs" fo:country="CZ" fo:font-style="italic" officeooo:rsid="1f2899a0" style:font-style-asian="italic" style:font-style-complex="italic"/>
    </style:style>
    <style:style style:name="T51" style:family="text">
      <style:text-properties fo:language="cs" fo:country="CZ" fo:font-style="italic" officeooo:rsid="11d5bcf7" style:font-style-asian="italic" style:font-style-complex="italic"/>
    </style:style>
    <style:style style:name="T52" style:family="text">
      <style:text-properties fo:language="cs" fo:country="CZ" fo:font-style="italic" officeooo:rsid="1cb98502" style:font-style-asian="italic" style:font-style-complex="italic"/>
    </style:style>
    <style:style style:name="T53" style:family="text">
      <style:text-properties fo:language="cs" fo:country="CZ" fo:font-style="italic" officeooo:rsid="19ab9837" style:font-style-asian="italic" style:font-style-complex="italic"/>
    </style:style>
    <style:style style:name="T54" style:family="text">
      <style:text-properties fo:language="cs" fo:country="CZ" fo:font-style="italic" officeooo:rsid="1d2eb9c4" style:font-style-asian="italic" style:font-style-complex="italic"/>
    </style:style>
    <style:style style:name="T55" style:family="text">
      <style:text-properties fo:language="cs" fo:country="CZ" fo:font-style="italic" fo:font-weight="normal" style:font-style-asian="italic" style:font-weight-asian="normal" style:font-style-complex="italic" style:font-weight-complex="normal"/>
    </style:style>
    <style:style style:name="T56" style:family="text">
      <style:text-properties fo:language="cs" fo:country="CZ" fo:font-style="italic" fo:font-weight="normal" officeooo:rsid="1ea0fd3f" style:font-style-asian="italic" style:font-weight-asian="normal" style:font-style-complex="italic" style:font-weight-complex="normal"/>
    </style:style>
    <style:style style:name="T57" style:family="text">
      <style:text-properties fo:language="cs" fo:country="CZ" officeooo:rsid="0de4b98f"/>
    </style:style>
    <style:style style:name="T58" style:family="text">
      <style:text-properties fo:language="cs" fo:country="CZ" officeooo:rsid="1084a6c9"/>
    </style:style>
    <style:style style:name="T59" style:family="text">
      <style:text-properties fo:language="cs" fo:country="CZ" officeooo:rsid="10b0c2ec"/>
    </style:style>
    <style:style style:name="T60" style:family="text">
      <style:text-properties fo:language="cs" fo:country="CZ" officeooo:rsid="0fe9c82d"/>
    </style:style>
    <style:style style:name="T61" style:family="text">
      <style:text-properties fo:language="cs" fo:country="CZ" officeooo:rsid="0fe5d15e"/>
    </style:style>
    <style:style style:name="T62" style:family="text">
      <style:text-properties fo:language="cs" fo:country="CZ" officeooo:rsid="11d5bcf7"/>
    </style:style>
    <style:style style:name="T63" style:family="text">
      <style:text-properties fo:language="cs" fo:country="CZ" officeooo:rsid="12156786"/>
    </style:style>
    <style:style style:name="T64" style:family="text">
      <style:text-properties fo:language="cs" fo:country="CZ" officeooo:rsid="1217208f"/>
    </style:style>
    <style:style style:name="T65" style:family="text">
      <style:text-properties fo:language="cs" fo:country="CZ" officeooo:rsid="122861d3"/>
    </style:style>
    <style:style style:name="T66" style:family="text">
      <style:text-properties fo:language="cs" fo:country="CZ" officeooo:rsid="14999a8e"/>
    </style:style>
    <style:style style:name="T67" style:family="text">
      <style:text-properties fo:language="cs" fo:country="CZ" officeooo:rsid="10b4494d"/>
    </style:style>
    <style:style style:name="T68" style:family="text">
      <style:text-properties fo:language="cs" fo:country="CZ" officeooo:rsid="149a7586"/>
    </style:style>
    <style:style style:name="T69" style:family="text">
      <style:text-properties fo:language="cs" fo:country="CZ" officeooo:rsid="149d9e19"/>
    </style:style>
    <style:style style:name="T70" style:family="text">
      <style:text-properties fo:language="cs" fo:country="CZ" officeooo:rsid="17d5bc80"/>
    </style:style>
    <style:style style:name="T71" style:family="text">
      <style:text-properties fo:language="cs" fo:country="CZ" officeooo:rsid="17d61f14"/>
    </style:style>
    <style:style style:name="T72" style:family="text">
      <style:text-properties fo:language="cs" fo:country="CZ" officeooo:rsid="149fe941"/>
    </style:style>
    <style:style style:name="T73" style:family="text">
      <style:text-properties fo:language="cs" fo:country="CZ" officeooo:rsid="1857f5d8"/>
    </style:style>
    <style:style style:name="T74" style:family="text">
      <style:text-properties fo:language="cs" fo:country="CZ" officeooo:rsid="1906384c"/>
    </style:style>
    <style:style style:name="T75" style:family="text">
      <style:text-properties fo:language="cs" fo:country="CZ" officeooo:rsid="19078a9c"/>
    </style:style>
    <style:style style:name="T76" style:family="text">
      <style:text-properties fo:language="cs" fo:country="CZ" fo:font-style="normal" fo:font-weight="bold" style:font-style-asian="normal" style:font-weight-asian="bold" style:font-style-complex="normal" style:font-weight-complex="bold"/>
    </style:style>
    <style:style style:name="T77" style:family="text">
      <style:text-properties fo:language="cs" fo:country="CZ" fo:font-style="normal" fo:font-weight="bold" officeooo:rsid="11d44a88" style:font-style-asian="normal" style:font-weight-asian="bold" style:font-style-complex="normal" style:font-weight-complex="bold"/>
    </style:style>
    <style:style style:name="T78" style:family="text">
      <style:text-properties fo:language="cs" fo:country="CZ" fo:font-style="normal" fo:font-weight="bold" officeooo:rsid="183e0810" style:font-style-asian="normal" style:font-weight-asian="bold" style:font-style-complex="normal" style:font-weight-complex="bold"/>
    </style:style>
    <style:style style:name="T79" style:family="text">
      <style:text-properties fo:language="cs" fo:country="CZ" fo:font-style="normal" fo:font-weight="bold" officeooo:rsid="1d7cea58" style:font-style-asian="normal" style:font-weight-asian="bold" style:font-style-complex="normal" style:font-weight-complex="bold"/>
    </style:style>
    <style:style style:name="T80" style:family="text">
      <style:text-properties fo:language="cs" fo:country="CZ" fo:font-style="normal" style:font-style-asian="normal" style:font-style-complex="normal"/>
    </style:style>
    <style:style style:name="T81" style:family="text">
      <style:text-properties fo:language="cs" fo:country="CZ" fo:font-style="normal" officeooo:rsid="1c33e2c6" style:font-style-asian="normal" style:font-style-complex="normal"/>
    </style:style>
    <style:style style:name="T82" style:family="text">
      <style:text-properties fo:language="cs" fo:country="CZ" fo:font-style="normal" officeooo:rsid="1d7cea58" style:font-style-asian="normal" style:font-style-complex="normal"/>
    </style:style>
    <style:style style:name="T83" style:family="text">
      <style:text-properties fo:language="cs" fo:country="CZ" fo:font-style="normal" officeooo:rsid="1d862d16" style:font-style-asian="normal" style:font-style-complex="normal"/>
    </style:style>
    <style:style style:name="T84" style:family="text">
      <style:text-properties fo:language="cs" fo:country="CZ" fo:font-style="normal" officeooo:rsid="1d876f0a" style:font-style-asian="normal" style:font-style-complex="normal"/>
    </style:style>
    <style:style style:name="T85" style:family="text">
      <style:text-properties fo:language="cs" fo:country="CZ" fo:font-style="normal" officeooo:rsid="1d88971f" style:font-style-asian="normal" style:font-style-complex="normal"/>
    </style:style>
    <style:style style:name="T86" style:family="text">
      <style:text-properties fo:language="cs" fo:country="CZ" fo:font-style="normal" officeooo:rsid="1d889d46" style:font-style-asian="normal" style:font-style-complex="normal"/>
    </style:style>
    <style:style style:name="T87" style:family="text">
      <style:text-properties fo:language="cs" fo:country="CZ" fo:font-style="normal" officeooo:rsid="1d8a5cdb" style:font-style-asian="normal" style:font-style-complex="normal"/>
    </style:style>
    <style:style style:name="T88" style:family="text">
      <style:text-properties fo:language="cs" fo:country="CZ" fo:font-style="normal" officeooo:rsid="1d9c98f1" style:font-style-asian="normal" style:font-style-complex="normal"/>
    </style:style>
    <style:style style:name="T89" style:family="text">
      <style:text-properties fo:language="cs" fo:country="CZ" fo:font-style="normal" officeooo:rsid="1d9d8d4f" style:font-style-asian="normal" style:font-style-complex="normal"/>
    </style:style>
    <style:style style:name="T90" style:family="text">
      <style:text-properties fo:language="cs" fo:country="CZ" fo:font-style="normal" officeooo:rsid="1d58338e" style:font-style-asian="normal" style:font-style-complex="normal"/>
    </style:style>
    <style:style style:name="T91" style:family="text">
      <style:text-properties fo:language="cs" fo:country="CZ" fo:font-style="normal" officeooo:rsid="1f2899a0" style:font-style-asian="normal" style:font-style-complex="normal"/>
    </style:style>
    <style:style style:name="T92" style:family="text">
      <style:text-properties fo:language="cs" fo:country="CZ" fo:font-style="normal" officeooo:rsid="1a62dc4c" style:font-style-asian="normal" style:font-style-complex="normal"/>
    </style:style>
    <style:style style:name="T93" style:family="text">
      <style:text-properties fo:language="cs" fo:country="CZ" fo:font-style="normal" officeooo:rsid="1f28ed62" style:font-style-asian="normal" style:font-style-complex="normal"/>
    </style:style>
    <style:style style:name="T94" style:family="text">
      <style:text-properties fo:language="cs" fo:country="CZ" fo:font-style="normal" fo:font-weight="normal" style:font-style-asian="normal" style:font-weight-asian="normal" style:font-style-complex="normal" style:font-weight-complex="normal"/>
    </style:style>
    <style:style style:name="T95" style:family="text">
      <style:text-properties fo:language="cs" fo:country="CZ" fo:font-style="normal" fo:font-weight="normal" officeooo:rsid="1e07a243" style:font-style-asian="normal" style:font-weight-asian="normal" style:font-style-complex="normal" style:font-weight-complex="normal"/>
    </style:style>
    <style:style style:name="T96" style:family="text">
      <style:text-properties fo:language="cs" fo:country="CZ" fo:font-style="normal" fo:font-weight="normal" officeooo:rsid="1e08667a" style:font-style-asian="normal" style:font-weight-asian="normal" style:font-style-complex="normal" style:font-weight-complex="normal"/>
    </style:style>
    <style:style style:name="T97" style:family="text">
      <style:text-properties fo:language="cs" fo:country="CZ" fo:font-style="normal" fo:font-weight="normal" officeooo:rsid="1e9efd64" style:font-style-asian="normal" style:font-weight-asian="normal" style:font-style-complex="normal" style:font-weight-complex="normal"/>
    </style:style>
    <style:style style:name="T98" style:family="text">
      <style:text-properties fo:language="cs" fo:country="CZ" fo:font-style="normal" fo:font-weight="normal" officeooo:rsid="1ea2cb19" style:font-style-asian="normal" style:font-weight-asian="normal" style:font-style-complex="normal" style:font-weight-complex="normal"/>
    </style:style>
    <style:style style:name="T99" style:family="text">
      <style:text-properties fo:language="cs" fo:country="CZ" fo:font-style="normal" fo:font-weight="normal" officeooo:rsid="1ea42722" style:font-style-asian="normal" style:font-weight-asian="normal" style:font-style-complex="normal" style:font-weight-complex="normal"/>
    </style:style>
    <style:style style:name="T100" style:family="text">
      <style:text-properties fo:language="cs" fo:country="CZ" fo:font-style="normal" fo:font-weight="normal" officeooo:rsid="1f094e85" style:font-style-asian="normal" style:font-weight-asian="normal" style:font-style-complex="normal" style:font-weight-complex="normal"/>
    </style:style>
    <style:style style:name="T101" style:family="text">
      <style:text-properties fo:language="cs" fo:country="CZ" fo:font-style="normal" fo:font-weight="normal" officeooo:rsid="1f0953c4" style:font-style-asian="normal" style:font-weight-asian="normal" style:font-style-complex="normal" style:font-weight-complex="normal"/>
    </style:style>
    <style:style style:name="T102" style:family="text">
      <style:text-properties fo:language="cs" fo:country="CZ" fo:font-style="normal" fo:font-weight="normal" officeooo:rsid="1f239377" style:font-style-asian="normal" style:font-weight-asian="normal" style:font-style-complex="normal" style:font-weight-complex="normal"/>
    </style:style>
    <style:style style:name="T103" style:family="text">
      <style:text-properties fo:language="cs" fo:country="CZ" officeooo:rsid="1927ecca"/>
    </style:style>
    <style:style style:name="T104" style:family="text">
      <style:text-properties fo:language="cs" fo:country="CZ" officeooo:rsid="192c92b1"/>
    </style:style>
    <style:style style:name="T105" style:family="text">
      <style:text-properties fo:language="cs" fo:country="CZ" officeooo:rsid="19c45172"/>
    </style:style>
    <style:style style:name="T106" style:family="text">
      <style:text-properties fo:language="cs" fo:country="CZ" officeooo:rsid="19c60f03"/>
    </style:style>
    <style:style style:name="T107" style:family="text">
      <style:text-properties fo:language="cs" fo:country="CZ" officeooo:rsid="13e65e33"/>
    </style:style>
    <style:style style:name="T108" style:family="text">
      <style:text-properties fo:language="cs" fo:country="CZ" officeooo:rsid="13e2a301"/>
    </style:style>
    <style:style style:name="T109" style:family="text">
      <style:text-properties fo:language="cs" fo:country="CZ" officeooo:rsid="1a138103"/>
    </style:style>
    <style:style style:name="T110" style:family="text">
      <style:text-properties fo:language="cs" fo:country="CZ" officeooo:rsid="13e3b3c3"/>
    </style:style>
    <style:style style:name="T111" style:family="text">
      <style:text-properties fo:language="cs" fo:country="CZ" officeooo:rsid="16b81fd2"/>
    </style:style>
    <style:style style:name="T112" style:family="text">
      <style:text-properties fo:language="cs" fo:country="CZ" officeooo:rsid="1a230bad"/>
    </style:style>
    <style:style style:name="T113" style:family="text">
      <style:text-properties fo:language="cs" fo:country="CZ" officeooo:rsid="19239c11"/>
    </style:style>
    <style:style style:name="T114" style:family="text">
      <style:text-properties fo:language="cs" fo:country="CZ" officeooo:rsid="1a605120"/>
    </style:style>
    <style:style style:name="T115" style:family="text">
      <style:text-properties fo:language="cs" fo:country="CZ" fo:font-weight="bold" style:font-weight-asian="bold" style:font-weight-complex="bold"/>
    </style:style>
    <style:style style:name="T116" style:family="text">
      <style:text-properties fo:language="cs" fo:country="CZ" fo:font-weight="bold" officeooo:rsid="1dbdf5ee" style:font-weight-asian="bold" style:font-weight-complex="bold"/>
    </style:style>
    <style:style style:name="T117" style:family="text">
      <style:text-properties fo:language="cs" fo:country="CZ" fo:font-weight="bold" officeooo:rsid="1e03bc26" style:font-weight-asian="bold" style:font-weight-complex="bold"/>
    </style:style>
    <style:style style:name="T118" style:family="text">
      <style:text-properties fo:language="cs" fo:country="CZ" officeooo:rsid="1a7c7818"/>
    </style:style>
    <style:style style:name="T119" style:family="text">
      <style:text-properties fo:language="cs" fo:country="CZ" officeooo:rsid="1aa8fb70"/>
    </style:style>
    <style:style style:name="T120" style:family="text">
      <style:text-properties fo:language="cs" fo:country="CZ" officeooo:rsid="1aaaf7b3"/>
    </style:style>
    <style:style style:name="T121" style:family="text">
      <style:text-properties fo:language="cs" fo:country="CZ" officeooo:rsid="1ab052d1"/>
    </style:style>
    <style:style style:name="T122" style:family="text">
      <style:text-properties fo:language="cs" fo:country="CZ" officeooo:rsid="1ab2f360"/>
    </style:style>
    <style:style style:name="T123" style:family="text">
      <style:text-properties fo:language="cs" fo:country="CZ" officeooo:rsid="1ace9476"/>
    </style:style>
    <style:style style:name="T124" style:family="text">
      <style:text-properties fo:language="cs" fo:country="CZ" officeooo:rsid="1ad07226"/>
    </style:style>
    <style:style style:name="T125" style:family="text">
      <style:text-properties fo:language="cs" fo:country="CZ" officeooo:rsid="1ad1da2f"/>
    </style:style>
    <style:style style:name="T126" style:family="text">
      <style:text-properties fo:language="cs" fo:country="CZ" officeooo:rsid="1ad2c630"/>
    </style:style>
    <style:style style:name="T127" style:family="text">
      <style:text-properties fo:language="cs" fo:country="CZ" officeooo:rsid="1ad3a253"/>
    </style:style>
    <style:style style:name="T128" style:family="text">
      <style:text-properties fo:language="cs" fo:country="CZ" officeooo:rsid="1ad5314d"/>
    </style:style>
    <style:style style:name="T129" style:family="text">
      <style:text-properties fo:language="cs" fo:country="CZ" officeooo:rsid="1ad59166"/>
    </style:style>
    <style:style style:name="T130" style:family="text">
      <style:text-properties fo:language="cs" fo:country="CZ" officeooo:rsid="1ad62c25"/>
    </style:style>
    <style:style style:name="T131" style:family="text">
      <style:text-properties fo:language="cs" fo:country="CZ" officeooo:rsid="1ad6d21c"/>
    </style:style>
    <style:style style:name="T132" style:family="text">
      <style:text-properties fo:language="cs" fo:country="CZ" officeooo:rsid="1ad7c29c"/>
    </style:style>
    <style:style style:name="T133" style:family="text">
      <style:text-properties fo:language="cs" fo:country="CZ" officeooo:rsid="1ad8dfce"/>
    </style:style>
    <style:style style:name="T134" style:family="text">
      <style:text-properties fo:language="cs" fo:country="CZ" officeooo:rsid="1adabb5b"/>
    </style:style>
    <style:style style:name="T135" style:family="text">
      <style:text-properties fo:language="cs" fo:country="CZ" officeooo:rsid="1adcb1cd"/>
    </style:style>
    <style:style style:name="T136" style:family="text">
      <style:text-properties fo:language="cs" fo:country="CZ" officeooo:rsid="1addd32b"/>
    </style:style>
    <style:style style:name="T137" style:family="text">
      <style:text-properties fo:language="cs" fo:country="CZ" officeooo:rsid="1adff662"/>
    </style:style>
    <style:style style:name="T138" style:family="text">
      <style:text-properties fo:language="cs" fo:country="CZ" officeooo:rsid="1ae161a8"/>
    </style:style>
    <style:style style:name="T139" style:family="text">
      <style:text-properties fo:language="cs" fo:country="CZ" officeooo:rsid="1ae7d6b3"/>
    </style:style>
    <style:style style:name="T140" style:family="text">
      <style:text-properties fo:language="cs" fo:country="CZ" officeooo:rsid="1ae7dfb8"/>
    </style:style>
    <style:style style:name="T141" style:family="text">
      <style:text-properties fo:language="cs" fo:country="CZ" officeooo:rsid="1ae86b19"/>
    </style:style>
    <style:style style:name="T142" style:family="text">
      <style:text-properties fo:language="cs" fo:country="CZ" officeooo:rsid="1ae970a1"/>
    </style:style>
    <style:style style:name="T143" style:family="text">
      <style:text-properties fo:language="cs" fo:country="CZ" officeooo:rsid="1ae975f3"/>
    </style:style>
    <style:style style:name="T144" style:family="text">
      <style:text-properties fo:language="cs" fo:country="CZ" officeooo:rsid="1aea102e"/>
    </style:style>
    <style:style style:name="T145" style:family="text">
      <style:text-properties fo:language="cs" fo:country="CZ" officeooo:rsid="1b1c6d53"/>
    </style:style>
    <style:style style:name="T146" style:family="text">
      <style:text-properties fo:language="cs" fo:country="CZ" officeooo:rsid="1b1ca47e"/>
    </style:style>
    <style:style style:name="T147" style:family="text">
      <style:text-properties fo:language="cs" fo:country="CZ" officeooo:rsid="172042ec"/>
    </style:style>
    <style:style style:name="T148" style:family="text">
      <style:text-properties fo:language="cs" fo:country="CZ" officeooo:rsid="1b4ae1d0"/>
    </style:style>
    <style:style style:name="T149" style:family="text">
      <style:text-properties fo:language="cs" fo:country="CZ" officeooo:rsid="1b4c9c2d"/>
    </style:style>
    <style:style style:name="T150" style:family="text">
      <style:text-properties fo:language="cs" fo:country="CZ" officeooo:rsid="1c28f4a3"/>
    </style:style>
    <style:style style:name="T151" style:family="text">
      <style:text-properties fo:language="cs" fo:country="CZ" officeooo:rsid="1cb7b27b"/>
    </style:style>
    <style:style style:name="T152" style:family="text">
      <style:text-properties fo:language="cs" fo:country="CZ" officeooo:rsid="1cd2eb5d"/>
    </style:style>
    <style:style style:name="T153" style:family="text">
      <style:text-properties fo:language="cs" fo:country="CZ" officeooo:rsid="1cfdd4d8"/>
    </style:style>
    <style:style style:name="T154" style:family="text">
      <style:text-properties fo:language="cs" fo:country="CZ" officeooo:rsid="1d4b318f"/>
    </style:style>
    <style:style style:name="T155" style:family="text">
      <style:text-properties fo:language="cs" fo:country="CZ" officeooo:rsid="1d99d915"/>
    </style:style>
    <style:style style:name="T156" style:family="text">
      <style:text-properties fo:language="cs" fo:country="CZ" officeooo:rsid="1db0ffcb"/>
    </style:style>
    <style:style style:name="T157" style:family="text">
      <style:text-properties fo:language="cs" fo:country="CZ" officeooo:rsid="1db21e23"/>
    </style:style>
    <style:style style:name="T158" style:family="text">
      <style:text-properties fo:language="cs" fo:country="CZ" officeooo:rsid="1db36cd0"/>
    </style:style>
    <style:style style:name="T159" style:family="text">
      <style:text-properties fo:language="cs" fo:country="CZ" officeooo:rsid="1db29c50"/>
    </style:style>
    <style:style style:name="T160" style:family="text">
      <style:text-properties fo:language="cs" fo:country="CZ" officeooo:rsid="1db7691e"/>
    </style:style>
    <style:style style:name="T161" style:family="text">
      <style:text-properties fo:language="cs" fo:country="CZ" officeooo:rsid="1db92161"/>
    </style:style>
    <style:style style:name="T162" style:family="text">
      <style:text-properties fo:language="cs" fo:country="CZ" officeooo:rsid="1db9a601"/>
    </style:style>
    <style:style style:name="T163" style:family="text">
      <style:text-properties fo:language="cs" fo:country="CZ" officeooo:rsid="1dbc2461"/>
    </style:style>
    <style:style style:name="T164" style:family="text">
      <style:text-properties fo:language="cs" fo:country="CZ" officeooo:rsid="1a62dc4c"/>
    </style:style>
    <style:style style:name="T165" style:family="text">
      <style:text-properties fo:language="cs" fo:country="CZ" officeooo:rsid="1dfdd6ef"/>
    </style:style>
    <style:style style:name="T166" style:family="text">
      <style:text-properties fo:language="cs" fo:country="CZ" officeooo:rsid="1e03bc26"/>
    </style:style>
    <style:style style:name="T167" style:family="text">
      <style:text-properties fo:language="cs" fo:country="CZ" officeooo:rsid="1e8b8f40"/>
    </style:style>
    <style:style style:name="T168" style:family="text">
      <style:text-properties fo:language="cs" fo:country="CZ" officeooo:rsid="1e8f0d9b"/>
    </style:style>
    <style:style style:name="T169" style:family="text">
      <style:text-properties fo:language="cs" fo:country="CZ" officeooo:rsid="1eaf892c"/>
    </style:style>
    <style:style style:name="T170" style:family="text">
      <style:text-properties fo:language="cs" fo:country="CZ" officeooo:rsid="1eb30c12"/>
    </style:style>
    <style:style style:name="T171" style:family="text">
      <style:text-properties fo:language="cs" fo:country="CZ" officeooo:rsid="1eee3be2"/>
    </style:style>
    <style:style style:name="T172" style:family="text">
      <style:text-properties fo:language="cs" fo:country="CZ" officeooo:rsid="1f05e202"/>
    </style:style>
    <style:style style:name="T173" style:family="text">
      <style:text-properties fo:language="cs" fo:country="CZ" officeooo:rsid="1f1f8f11"/>
    </style:style>
    <style:style style:name="T174" style:family="text">
      <style:text-properties fo:language="cs" fo:country="CZ" officeooo:rsid="1f203a29"/>
    </style:style>
    <style:style style:name="T175" style:family="text">
      <style:text-properties fo:language="cs" fo:country="CZ" officeooo:rsid="1f2899a0"/>
    </style:style>
    <style:style style:name="T176" style:family="text">
      <style:text-properties officeooo:rsid="0db90857"/>
    </style:style>
    <style:style style:name="T177" style:family="text">
      <style:text-properties fo:font-style="italic" style:font-style-asian="italic" style:font-style-complex="italic"/>
    </style:style>
    <style:style style:name="T178" style:family="text">
      <style:text-properties fo:font-style="italic" officeooo:rsid="0f1a3260" style:font-style-asian="italic" style:font-style-complex="italic"/>
    </style:style>
    <style:style style:name="T179" style:family="text">
      <style:text-properties fo:font-style="italic" officeooo:rsid="0efd1260" style:font-style-asian="italic" style:font-style-complex="italic"/>
    </style:style>
    <style:style style:name="T180" style:family="text">
      <style:text-properties fo:font-style="italic" officeooo:rsid="1568fefb" style:font-style-asian="italic" style:font-style-complex="italic"/>
    </style:style>
    <style:style style:name="T181" style:family="text">
      <style:text-properties fo:font-style="italic" officeooo:rsid="15c6fe44" style:font-style-asian="italic" style:font-style-complex="italic"/>
    </style:style>
    <style:style style:name="T182" style:family="text">
      <style:text-properties fo:font-style="italic" officeooo:rsid="15ff5bcc" style:font-style-asian="italic" style:font-style-complex="italic"/>
    </style:style>
    <style:style style:name="T183" style:family="text">
      <style:text-properties fo:font-style="italic" officeooo:rsid="160990c0" style:font-style-asian="italic" style:font-style-complex="italic"/>
    </style:style>
    <style:style style:name="T184" style:family="text">
      <style:text-properties fo:font-style="italic" officeooo:rsid="166b8d4a" style:font-style-asian="italic" style:font-style-complex="italic"/>
    </style:style>
    <style:style style:name="T185" style:family="text">
      <style:text-properties fo:font-style="italic" officeooo:rsid="166df4b7" style:font-style-asian="italic" style:font-style-complex="italic"/>
    </style:style>
    <style:style style:name="T186" style:family="text">
      <style:text-properties fo:font-style="italic" officeooo:rsid="16c234ca" style:font-style-asian="italic" style:font-style-complex="italic"/>
    </style:style>
    <style:style style:name="T187" style:family="text">
      <style:text-properties fo:font-style="italic" officeooo:rsid="16c2f21c" style:font-style-asian="italic" style:font-style-complex="italic"/>
    </style:style>
    <style:style style:name="T188" style:family="text">
      <style:text-properties fo:font-style="italic" officeooo:rsid="16c94921" style:font-style-asian="italic" style:font-style-complex="italic"/>
    </style:style>
    <style:style style:name="T189" style:family="text">
      <style:text-properties fo:font-style="italic" officeooo:rsid="16ca7a79" style:font-style-asian="italic" style:font-style-complex="italic"/>
    </style:style>
    <style:style style:name="T190" style:family="text">
      <style:text-properties fo:font-style="italic" officeooo:rsid="16cf58e9" style:font-style-asian="italic" style:font-style-complex="italic"/>
    </style:style>
    <style:style style:name="T191" style:family="text">
      <style:text-properties fo:font-style="italic" officeooo:rsid="176cb349" style:font-style-asian="italic" style:font-style-complex="italic"/>
    </style:style>
    <style:style style:name="T192" style:family="text">
      <style:text-properties fo:font-style="italic" officeooo:rsid="210d8ae5" style:font-style-asian="italic" style:font-style-complex="italic"/>
    </style:style>
    <style:style style:name="T193" style:family="text">
      <style:text-properties fo:font-style="italic" officeooo:rsid="2111f746" style:font-style-asian="italic" style:font-style-complex="italic"/>
    </style:style>
    <style:style style:name="T194" style:family="text">
      <style:text-properties fo:font-style="italic" officeooo:rsid="17b00c43" style:font-style-asian="italic" style:font-style-complex="italic"/>
    </style:style>
    <style:style style:name="T195" style:family="text">
      <style:text-properties fo:font-style="italic" officeooo:rsid="17b424d6" style:font-style-asian="italic" style:font-style-complex="italic"/>
    </style:style>
    <style:style style:name="T196" style:family="text">
      <style:text-properties fo:font-style="italic" officeooo:rsid="1874e701" style:font-style-asian="italic" style:font-style-complex="italic"/>
    </style:style>
    <style:style style:name="T197" style:family="text">
      <style:text-properties fo:font-style="italic" officeooo:rsid="189af24f" style:font-style-asian="italic" style:font-style-complex="italic"/>
    </style:style>
    <style:style style:name="T198" style:family="text">
      <style:text-properties fo:font-style="italic" officeooo:rsid="18a2a3be" style:font-style-asian="italic" style:font-style-complex="italic"/>
    </style:style>
    <style:style style:name="T199" style:family="text">
      <style:text-properties fo:font-style="italic" officeooo:rsid="18ba1be0" style:font-style-asian="italic" style:font-style-complex="italic"/>
    </style:style>
    <style:style style:name="T200" style:family="text">
      <style:text-properties fo:font-style="italic" officeooo:rsid="18f6469d" style:font-style-asian="italic" style:font-style-complex="italic"/>
    </style:style>
    <style:style style:name="T201" style:family="text">
      <style:text-properties fo:font-style="italic" officeooo:rsid="19112146" style:font-style-asian="italic" style:font-style-complex="italic"/>
    </style:style>
    <style:style style:name="T202" style:family="text">
      <style:text-properties fo:font-style="italic" officeooo:rsid="188b13b1" style:font-style-asian="italic" style:font-style-complex="italic"/>
    </style:style>
    <style:style style:name="T203" style:family="text">
      <style:text-properties fo:font-style="italic" officeooo:rsid="183e0810" style:font-style-asian="italic" style:font-style-complex="italic"/>
    </style:style>
    <style:style style:name="T204" style:family="text">
      <style:text-properties fo:font-style="italic" officeooo:rsid="111b4dc3" style:font-style-asian="italic" style:font-style-complex="italic"/>
    </style:style>
    <style:style style:name="T205" style:family="text">
      <style:text-properties fo:font-style="italic" officeooo:rsid="183e2f5c" style:font-style-asian="italic" style:font-style-complex="italic"/>
    </style:style>
    <style:style style:name="T206" style:family="text">
      <style:text-properties fo:font-style="italic" officeooo:rsid="19235c6e" style:font-style-asian="italic" style:font-style-complex="italic"/>
    </style:style>
    <style:style style:name="T207" style:family="text">
      <style:text-properties fo:font-style="italic" officeooo:rsid="19383ff1" style:font-style-asian="italic" style:font-style-complex="italic"/>
    </style:style>
    <style:style style:name="T208" style:family="text">
      <style:text-properties fo:font-style="italic" officeooo:rsid="193eb0c1" style:font-style-asian="italic" style:font-style-complex="italic"/>
    </style:style>
    <style:style style:name="T209" style:family="text">
      <style:text-properties fo:font-style="italic" officeooo:rsid="193f0656" style:font-style-asian="italic" style:font-style-complex="italic"/>
    </style:style>
    <style:style style:name="T210" style:family="text">
      <style:text-properties fo:font-style="italic" officeooo:rsid="19486f67" style:font-style-asian="italic" style:font-style-complex="italic"/>
    </style:style>
    <style:style style:name="T211" style:family="text">
      <style:text-properties fo:font-style="italic" officeooo:rsid="194950a2" style:font-style-asian="italic" style:font-style-complex="italic"/>
    </style:style>
    <style:style style:name="T212" style:family="text">
      <style:text-properties fo:font-style="italic" officeooo:rsid="195a35cb" style:font-style-asian="italic" style:font-style-complex="italic"/>
    </style:style>
    <style:style style:name="T213" style:family="text">
      <style:text-properties fo:font-style="italic" officeooo:rsid="196148fb" style:font-style-asian="italic" style:font-style-complex="italic"/>
    </style:style>
    <style:style style:name="T214" style:family="text">
      <style:text-properties fo:font-style="italic" officeooo:rsid="196f42a4" style:font-style-asian="italic" style:font-style-complex="italic"/>
    </style:style>
    <style:style style:name="T215" style:family="text">
      <style:text-properties fo:font-style="italic" officeooo:rsid="0f1fc075" style:font-style-asian="italic" style:font-style-complex="italic"/>
    </style:style>
    <style:style style:name="T216" style:family="text">
      <style:text-properties fo:font-style="italic" officeooo:rsid="19a3a698" style:font-style-asian="italic" style:font-style-complex="italic"/>
    </style:style>
    <style:style style:name="T217" style:family="text">
      <style:text-properties fo:font-style="italic" officeooo:rsid="19ab9837" style:font-style-asian="italic" style:font-style-complex="italic"/>
    </style:style>
    <style:style style:name="T218" style:family="text">
      <style:text-properties fo:font-style="italic" officeooo:rsid="193637ad" style:font-style-asian="italic" style:font-style-complex="italic"/>
    </style:style>
    <style:style style:name="T219" style:family="text">
      <style:text-properties fo:font-style="italic" officeooo:rsid="19d10061" style:font-style-asian="italic" style:font-style-complex="italic"/>
    </style:style>
    <style:style style:name="T220" style:family="text">
      <style:text-properties fo:font-style="italic" officeooo:rsid="1a336de8" style:font-style-asian="italic" style:font-style-complex="italic"/>
    </style:style>
    <style:style style:name="T221" style:family="text">
      <style:text-properties fo:font-style="italic" officeooo:rsid="14c6ec70" style:font-style-asian="italic" style:font-style-complex="italic"/>
    </style:style>
    <style:style style:name="T222" style:family="text">
      <style:text-properties fo:font-style="italic" officeooo:rsid="1a4594f8" style:font-style-asian="italic" style:font-style-complex="italic"/>
    </style:style>
    <style:style style:name="T223" style:family="text">
      <style:text-properties fo:font-style="italic" officeooo:rsid="18d09906" style:font-style-asian="italic" style:font-style-complex="italic"/>
    </style:style>
    <style:style style:name="T224" style:family="text">
      <style:text-properties fo:font-style="italic" officeooo:rsid="1a4dc0d9" style:font-style-asian="italic" style:font-style-complex="italic"/>
    </style:style>
    <style:style style:name="T225" style:family="text">
      <style:text-properties fo:font-style="italic" officeooo:rsid="1a2b313c" style:font-style-asian="italic" style:font-style-complex="italic"/>
    </style:style>
    <style:style style:name="T226" style:family="text">
      <style:text-properties fo:font-style="italic" officeooo:rsid="1ac04dff" style:font-style-asian="italic" style:font-style-complex="italic"/>
    </style:style>
    <style:style style:name="T227" style:family="text">
      <style:text-properties fo:font-style="italic" officeooo:rsid="1ac1f010" style:font-style-asian="italic" style:font-style-complex="italic"/>
    </style:style>
    <style:style style:name="T228" style:family="text">
      <style:text-properties fo:font-style="italic" officeooo:rsid="1b41fd68" style:font-style-asian="italic" style:font-style-complex="italic"/>
    </style:style>
    <style:style style:name="T229" style:family="text">
      <style:text-properties fo:font-style="italic" officeooo:rsid="1b813157" style:font-style-asian="italic" style:font-style-complex="italic"/>
    </style:style>
    <style:style style:name="T230" style:family="text">
      <style:text-properties fo:font-style="italic" officeooo:rsid="1b9261bd" style:font-style-asian="italic" style:font-style-complex="italic"/>
    </style:style>
    <style:style style:name="T231" style:family="text">
      <style:text-properties fo:font-style="italic" officeooo:rsid="1ba0195d"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1bddadae" style:font-style-asian="italic" style:font-style-complex="italic"/>
    </style:style>
    <style:style style:name="T234" style:family="text">
      <style:text-properties fo:font-style="italic" officeooo:rsid="1c155bd0" style:font-style-asian="italic" style:font-style-complex="italic"/>
    </style:style>
    <style:style style:name="T235" style:family="text">
      <style:text-properties fo:font-style="italic" officeooo:rsid="1c9f3577" style:font-style-asian="italic" style:font-style-complex="italic"/>
    </style:style>
    <style:style style:name="T236" style:family="text">
      <style:text-properties fo:font-style="italic" officeooo:rsid="1cb98502" style:font-style-asian="italic" style:font-style-complex="italic"/>
    </style:style>
    <style:style style:name="T237" style:family="text">
      <style:text-properties fo:font-style="italic" officeooo:rsid="1d2eb9c4" style:font-style-asian="italic" style:font-style-complex="italic"/>
    </style:style>
    <style:style style:name="T238" style:family="text">
      <style:text-properties fo:font-style="italic" officeooo:rsid="1d556b8b" style:font-style-asian="italic" style:font-style-complex="italic"/>
    </style:style>
    <style:style style:name="T239" style:family="text">
      <style:text-properties fo:font-style="italic" officeooo:rsid="1cd8d774" style:font-style-asian="italic" style:font-style-complex="italic"/>
    </style:style>
    <style:style style:name="T240" style:family="text">
      <style:text-properties fo:font-style="italic" officeooo:rsid="1ddc7f7b" style:font-style-asian="italic" style:font-style-complex="italic"/>
    </style:style>
    <style:style style:name="T241" style:family="text">
      <style:text-properties fo:font-style="italic" officeooo:rsid="1e2327a3" style:font-style-asian="italic" style:font-style-complex="italic"/>
    </style:style>
    <style:style style:name="T242" style:family="text">
      <style:text-properties fo:font-style="italic" officeooo:rsid="1e2b3199" style:font-style-asian="italic" style:font-style-complex="italic"/>
    </style:style>
    <style:style style:name="T243" style:family="text">
      <style:text-properties fo:font-style="italic" officeooo:rsid="1e2dceed" style:font-style-asian="italic" style:font-style-complex="italic"/>
    </style:style>
    <style:style style:name="T244" style:family="text">
      <style:text-properties fo:font-style="italic" officeooo:rsid="1e36d3b9" style:font-style-asian="italic" style:font-style-complex="italic"/>
    </style:style>
    <style:style style:name="T245" style:family="text">
      <style:text-properties fo:font-style="italic" officeooo:rsid="1d1d9988" style:font-style-asian="italic" style:font-style-complex="italic"/>
    </style:style>
    <style:style style:name="T246" style:family="text">
      <style:text-properties fo:font-style="italic" officeooo:rsid="1e8d41c5" style:font-style-asian="italic" style:font-style-complex="italic"/>
    </style:style>
    <style:style style:name="T247" style:family="text">
      <style:text-properties fo:font-style="italic" officeooo:rsid="1f0198ec" style:font-style-asian="italic" style:font-style-complex="italic"/>
    </style:style>
    <style:style style:name="T248" style:family="text">
      <style:text-properties fo:font-style="italic" officeooo:rsid="1f05e202" style:font-style-asian="italic" style:font-style-complex="italic"/>
    </style:style>
    <style:style style:name="T249" style:family="text">
      <style:text-properties fo:font-style="italic" officeooo:rsid="1f1b0fd4" style:font-style-asian="italic" style:font-style-complex="italic"/>
    </style:style>
    <style:style style:name="T250" style:family="text">
      <style:text-properties fo:font-style="italic" officeooo:rsid="1f2624d5" style:font-style-asian="italic" style:font-style-complex="italic"/>
    </style:style>
    <style:style style:name="T251" style:family="text">
      <style:text-properties fo:font-style="italic" officeooo:rsid="1d631bec" style:font-style-asian="italic" style:font-style-complex="italic"/>
    </style:style>
    <style:style style:name="T252" style:family="text">
      <style:text-properties fo:font-style="italic" officeooo:rsid="1f356719" style:font-style-asian="italic" style:font-style-complex="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normal" officeooo:rsid="1a583429" style:font-style-asian="italic" style:font-weight-asian="normal" style:font-style-complex="italic" style:font-weight-complex="normal"/>
    </style:style>
    <style:style style:name="T255" style:family="text">
      <style:text-properties fo:font-style="italic" fo:font-weight="normal" officeooo:rsid="1a58f3e6" style:font-style-asian="italic" style:font-weight-asian="normal" style:font-style-complex="italic" style:font-weight-complex="normal"/>
    </style:style>
    <style:style style:name="T256" style:family="text">
      <style:text-properties fo:font-style="italic" fo:font-weight="normal" officeooo:rsid="1f4449a1" style:font-style-asian="italic" style:font-weight-asian="normal" style:font-style-complex="italic" style:font-weight-complex="normal"/>
    </style:style>
    <style:style style:name="T257" style:family="text">
      <style:text-properties fo:font-style="italic" style:text-underline-style="solid" style:text-underline-width="auto" style:text-underline-color="font-color" officeooo:rsid="1b813157"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officeooo:rsid="0e3fbf9d"/>
    </style:style>
    <style:style style:name="T260" style:family="text">
      <style:text-properties fo:font-style="normal" style:font-style-asian="normal" style:font-style-complex="normal"/>
    </style:style>
    <style:style style:name="T261" style:family="text">
      <style:text-properties fo:font-style="normal" officeooo:rsid="0f3cb350" style:font-style-asian="normal" style:font-style-complex="normal"/>
    </style:style>
    <style:style style:name="T262" style:family="text">
      <style:text-properties fo:font-style="normal" officeooo:rsid="15faff95" style:font-style-asian="normal" style:font-style-complex="normal"/>
    </style:style>
    <style:style style:name="T263" style:family="text">
      <style:text-properties fo:font-style="normal" officeooo:rsid="15ff5bcc" style:font-style-asian="normal" style:font-style-complex="normal"/>
    </style:style>
    <style:style style:name="T264" style:family="text">
      <style:text-properties fo:font-style="normal" officeooo:rsid="16038801" style:font-style-asian="normal" style:font-style-complex="normal"/>
    </style:style>
    <style:style style:name="T265" style:family="text">
      <style:text-properties fo:font-style="normal" officeooo:rsid="1604bca0" style:font-style-asian="normal" style:font-style-complex="normal"/>
    </style:style>
    <style:style style:name="T266" style:family="text">
      <style:text-properties fo:font-style="normal" officeooo:rsid="16c94921" style:font-style-asian="normal" style:font-style-complex="normal"/>
    </style:style>
    <style:style style:name="T267" style:family="text">
      <style:text-properties fo:font-style="normal" officeooo:rsid="16cf58e9" style:font-style-asian="normal" style:font-style-complex="normal"/>
    </style:style>
    <style:style style:name="T268" style:family="text">
      <style:text-properties fo:font-style="normal" officeooo:rsid="16e468d3" style:font-style-asian="normal" style:font-style-complex="normal"/>
    </style:style>
    <style:style style:name="T269" style:family="text">
      <style:text-properties fo:font-style="normal" officeooo:rsid="16e51a3a" style:font-style-asian="normal" style:font-style-complex="normal"/>
    </style:style>
    <style:style style:name="T270" style:family="text">
      <style:text-properties fo:font-style="normal" officeooo:rsid="18b83d31" style:font-style-asian="normal" style:font-style-complex="normal"/>
    </style:style>
    <style:style style:name="T271" style:family="text">
      <style:text-properties fo:font-style="normal" officeooo:rsid="18ba1be0" style:font-style-asian="normal" style:font-style-complex="normal"/>
    </style:style>
    <style:style style:name="T272" style:family="text">
      <style:text-properties fo:font-style="normal" officeooo:rsid="18bc6162" style:font-style-asian="normal" style:font-style-complex="normal"/>
    </style:style>
    <style:style style:name="T273" style:family="text">
      <style:text-properties fo:font-style="normal" officeooo:rsid="18bdb37b" style:font-style-asian="normal" style:font-style-complex="normal"/>
    </style:style>
    <style:style style:name="T274" style:family="text">
      <style:text-properties fo:font-style="normal" officeooo:rsid="18bfea3d" style:font-style-asian="normal" style:font-style-complex="normal"/>
    </style:style>
    <style:style style:name="T275" style:family="text">
      <style:text-properties fo:font-style="normal" officeooo:rsid="18c38b6b" style:font-style-asian="normal" style:font-style-complex="normal"/>
    </style:style>
    <style:style style:name="T276" style:family="text">
      <style:text-properties fo:font-style="normal" officeooo:rsid="18c4e1d8" style:font-style-asian="normal" style:font-style-complex="normal"/>
    </style:style>
    <style:style style:name="T277" style:family="text">
      <style:text-properties fo:font-style="normal" officeooo:rsid="18c8760e" style:font-style-asian="normal" style:font-style-complex="normal"/>
    </style:style>
    <style:style style:name="T278" style:family="text">
      <style:text-properties fo:font-style="normal" officeooo:rsid="18e1fc6c" style:font-style-asian="normal" style:font-style-complex="normal"/>
    </style:style>
    <style:style style:name="T279" style:family="text">
      <style:text-properties fo:font-style="normal" officeooo:rsid="18ecaf8e" style:font-style-asian="normal" style:font-style-complex="normal"/>
    </style:style>
    <style:style style:name="T280" style:family="text">
      <style:text-properties fo:font-style="normal" officeooo:rsid="18ed13ec" style:font-style-asian="normal" style:font-style-complex="normal"/>
    </style:style>
    <style:style style:name="T281" style:family="text">
      <style:text-properties fo:font-style="normal" officeooo:rsid="18edc664" style:font-style-asian="normal" style:font-style-complex="normal"/>
    </style:style>
    <style:style style:name="T282" style:family="text">
      <style:text-properties fo:font-style="normal" officeooo:rsid="18f198a1" style:font-style-asian="normal" style:font-style-complex="normal"/>
    </style:style>
    <style:style style:name="T283" style:family="text">
      <style:text-properties fo:font-style="normal" officeooo:rsid="18f1ed60" style:font-style-asian="normal" style:font-style-complex="normal"/>
    </style:style>
    <style:style style:name="T284" style:family="text">
      <style:text-properties fo:font-style="normal" officeooo:rsid="18fa2bc6" style:font-style-asian="normal" style:font-style-complex="normal"/>
    </style:style>
    <style:style style:name="T285" style:family="text">
      <style:text-properties fo:font-style="normal" officeooo:rsid="197b6b8f" style:font-style-asian="normal" style:font-style-complex="normal"/>
    </style:style>
    <style:style style:name="T286" style:family="text">
      <style:text-properties fo:font-style="normal" officeooo:rsid="197bc7c8" style:font-style-asian="normal" style:font-style-complex="normal"/>
    </style:style>
    <style:style style:name="T287" style:family="text">
      <style:text-properties fo:font-style="normal" officeooo:rsid="19f58be4" style:font-style-asian="normal" style:font-style-complex="normal"/>
    </style:style>
    <style:style style:name="T288" style:family="text">
      <style:text-properties fo:font-style="normal" officeooo:rsid="1a4594f8" style:font-style-asian="normal" style:font-style-complex="normal"/>
    </style:style>
    <style:style style:name="T289" style:family="text">
      <style:text-properties fo:font-style="normal" officeooo:rsid="1a4749e8" style:font-style-asian="normal" style:font-style-complex="normal"/>
    </style:style>
    <style:style style:name="T290" style:family="text">
      <style:text-properties fo:font-style="normal" officeooo:rsid="1a82774e" style:font-style-asian="normal" style:font-style-complex="normal"/>
    </style:style>
    <style:style style:name="T291" style:family="text">
      <style:text-properties fo:font-style="normal" officeooo:rsid="1a845854" style:font-style-asian="normal" style:font-style-complex="normal"/>
    </style:style>
    <style:style style:name="T292" style:family="text">
      <style:text-properties fo:font-style="normal" officeooo:rsid="1628b02c" style:font-style-asian="normal" style:font-style-complex="normal"/>
    </style:style>
    <style:style style:name="T293" style:family="text">
      <style:text-properties fo:font-style="normal" officeooo:rsid="1628b066" style:font-style-asian="normal" style:font-style-complex="normal"/>
    </style:style>
    <style:style style:name="T294" style:family="text">
      <style:text-properties fo:font-style="normal" officeooo:rsid="1b9261bd" style:font-style-asian="normal" style:font-style-complex="normal"/>
    </style:style>
    <style:style style:name="T295" style:family="text">
      <style:text-properties fo:font-style="normal" officeooo:rsid="1b937b6f" style:font-style-asian="normal" style:font-style-complex="normal"/>
    </style:style>
    <style:style style:name="T296" style:family="text">
      <style:text-properties fo:font-style="normal" officeooo:rsid="1b9449b4" style:font-style-asian="normal" style:font-style-complex="normal"/>
    </style:style>
    <style:style style:name="T297" style:family="text">
      <style:text-properties fo:font-style="normal" officeooo:rsid="1b967e98" style:font-style-asian="normal" style:font-style-complex="normal"/>
    </style:style>
    <style:style style:name="T298" style:family="text">
      <style:text-properties fo:font-style="normal" officeooo:rsid="1b974018" style:font-style-asian="normal" style:font-style-complex="normal"/>
    </style:style>
    <style:style style:name="T299" style:family="text">
      <style:text-properties fo:font-style="normal" officeooo:rsid="1ba0195d" style:font-style-asian="normal" style:font-style-complex="normal"/>
    </style:style>
    <style:style style:name="T300" style:family="text">
      <style:text-properties fo:font-style="normal" officeooo:rsid="1ba85a2c" style:font-style-asian="normal" style:font-style-complex="normal"/>
    </style:style>
    <style:style style:name="T301" style:family="text">
      <style:text-properties fo:font-style="normal" officeooo:rsid="210d8ae5" style:font-style-asian="normal" style:font-style-complex="normal"/>
    </style:style>
    <style:style style:name="T302" style:family="text">
      <style:text-properties fo:font-style="normal" officeooo:rsid="1bc0908c" style:font-style-asian="normal" style:font-style-complex="normal"/>
    </style:style>
    <style:style style:name="T303" style:family="text">
      <style:text-properties fo:font-style="normal" officeooo:rsid="1c571132" style:font-style-asian="normal" style:font-style-complex="normal"/>
    </style:style>
    <style:style style:name="T304" style:family="text">
      <style:text-properties fo:font-style="normal" officeooo:rsid="1c6828fb" style:font-style-asian="normal" style:font-style-complex="normal"/>
    </style:style>
    <style:style style:name="T305" style:family="text">
      <style:text-properties fo:font-style="normal" officeooo:rsid="1d6f0cdd" style:font-style-asian="normal" style:font-style-complex="normal"/>
    </style:style>
    <style:style style:name="T306" style:family="text">
      <style:text-properties fo:font-style="normal" officeooo:rsid="1d961533" style:font-style-asian="normal" style:font-style-complex="normal"/>
    </style:style>
    <style:style style:name="T307" style:family="text">
      <style:text-properties fo:font-style="normal" officeooo:rsid="1dc8db78" style:font-style-asian="normal" style:font-style-complex="normal"/>
    </style:style>
    <style:style style:name="T308" style:family="text">
      <style:text-properties fo:font-style="normal" officeooo:rsid="1d7176b2" style:font-style-asian="normal" style:font-style-complex="normal"/>
    </style:style>
    <style:style style:name="T309" style:family="text">
      <style:text-properties fo:font-style="normal" officeooo:rsid="1e163155" style:font-style-asian="normal" style:font-style-complex="normal"/>
    </style:style>
    <style:style style:name="T310" style:family="text">
      <style:text-properties fo:font-style="normal" officeooo:rsid="1ddc7f7b" style:font-style-asian="normal" style:font-style-complex="normal"/>
    </style:style>
    <style:style style:name="T311" style:family="text">
      <style:text-properties fo:font-style="normal" officeooo:rsid="1e25b82b" style:font-style-asian="normal" style:font-style-complex="normal"/>
    </style:style>
    <style:style style:name="T312" style:family="text">
      <style:text-properties fo:font-style="normal" officeooo:rsid="19c60f03" style:font-style-asian="normal" style:font-style-complex="normal"/>
    </style:style>
    <style:style style:name="T313" style:family="text">
      <style:text-properties fo:font-style="normal" officeooo:rsid="1e8cfb19" style:font-style-asian="normal" style:font-style-complex="normal"/>
    </style:style>
    <style:style style:name="T314" style:family="text">
      <style:text-properties fo:font-style="normal" officeooo:rsid="1e91f779" style:font-style-asian="normal" style:font-style-complex="normal"/>
    </style:style>
    <style:style style:name="T315" style:family="text">
      <style:text-properties fo:font-style="normal" officeooo:rsid="1e9369f1" style:font-style-asian="normal" style:font-style-complex="normal"/>
    </style:style>
    <style:style style:name="T316" style:family="text">
      <style:text-properties fo:font-style="normal" officeooo:rsid="1f3d02c9" style:font-style-asian="normal" style:font-style-complex="normal"/>
    </style:style>
    <style:style style:name="T317" style:family="text">
      <style:text-properties fo:font-style="normal" officeooo:rsid="1f3d8d31"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bold" officeooo:rsid="1a4749e8"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19865a9c" style:font-style-asian="normal" style:font-weight-asian="normal" style:font-style-complex="normal" style:font-weight-complex="normal"/>
    </style:style>
    <style:style style:name="T322" style:family="text">
      <style:text-properties fo:font-style="normal" fo:font-weight="normal" officeooo:rsid="1f43b011" style:font-style-asian="normal" style:font-weight-asian="normal" style:font-style-complex="normal" style:font-weight-complex="normal"/>
    </style:style>
    <style:style style:name="T323" style:family="text">
      <style:text-properties fo:font-style="normal" fo:font-weight="normal" officeooo:rsid="1f4449a1" style:font-style-asian="normal" style:font-weight-asian="normal" style:font-style-complex="normal" style:font-weight-complex="normal"/>
    </style:style>
    <style:style style:name="T324" style:family="text">
      <style:text-properties fo:font-style="normal" fo:font-weight="normal" officeooo:rsid="1f490669" style:font-style-asian="normal" style:font-weight-asian="normal" style:font-style-complex="normal" style:font-weight-complex="normal"/>
    </style:style>
    <style:style style:name="T325" style:family="text">
      <style:text-properties fo:font-style="normal" fo:font-weight="normal" officeooo:rsid="1f4b2485" style:font-style-asian="normal" style:font-weight-asian="normal" style:font-style-complex="normal" style:font-weight-complex="normal"/>
    </style:style>
    <style:style style:name="T326" style:family="text">
      <style:text-properties fo:font-style="normal" fo:font-weight="normal" officeooo:rsid="1f4c3fae" style:font-style-asian="normal" style:font-weight-asian="normal" style:font-style-complex="normal" style:font-weight-complex="normal"/>
    </style:style>
    <style:style style:name="T327" style:family="text">
      <style:text-properties fo:font-style="normal" fo:font-weight="normal" officeooo:rsid="1f4cbbd5" style:font-style-asian="normal" style:font-weight-asian="normal" style:font-style-complex="normal" style:font-weight-complex="normal"/>
    </style:style>
    <style:style style:name="T328" style:family="text">
      <style:text-properties fo:font-style="normal" fo:font-weight="normal" officeooo:rsid="1f4d0110" style:font-style-asian="normal" style:font-weight-asian="normal" style:font-style-complex="normal" style:font-weight-complex="normal"/>
    </style:style>
    <style:style style:name="T329" style:family="text">
      <style:text-properties fo:font-style="normal" fo:font-weight="normal" officeooo:rsid="1f78a846" style:font-style-asian="normal" style:font-weight-asian="normal" style:font-style-complex="normal" style:font-weight-complex="normal"/>
    </style:style>
    <style:style style:name="T330" style:family="text">
      <style:text-properties officeooo:rsid="1077771e"/>
    </style:style>
    <style:style style:name="T331" style:family="text">
      <style:text-properties officeooo:rsid="10a7e4d4"/>
    </style:style>
    <style:style style:name="T332" style:family="text">
      <style:text-properties officeooo:rsid="10a95430"/>
    </style:style>
    <style:style style:name="T333" style:family="text">
      <style:text-properties officeooo:rsid="10aa56af"/>
    </style:style>
    <style:style style:name="T334" style:family="text">
      <style:text-properties officeooo:rsid="059b530d"/>
    </style:style>
    <style:style style:name="T335" style:family="text">
      <style:text-properties officeooo:rsid="11b4daf6"/>
    </style:style>
    <style:style style:name="T336" style:family="text">
      <style:text-properties officeooo:rsid="121aaca1"/>
    </style:style>
    <style:style style:name="T337" style:family="text">
      <style:text-properties officeooo:rsid="12266c7f"/>
    </style:style>
    <style:style style:name="T338" style:family="text">
      <style:text-properties officeooo:rsid="0f128f93"/>
    </style:style>
    <style:style style:name="T339" style:family="text">
      <style:text-properties officeooo:rsid="0ef43f63"/>
    </style:style>
    <style:style style:name="T340" style:family="text">
      <style:text-properties officeooo:rsid="0ef5f9a0"/>
    </style:style>
    <style:style style:name="T341" style:family="text">
      <style:text-properties officeooo:rsid="0f14628c"/>
    </style:style>
    <style:style style:name="T342" style:family="text">
      <style:text-properties officeooo:rsid="0fdf19de"/>
    </style:style>
    <style:style style:name="T343" style:family="text">
      <style:text-properties officeooo:rsid="0efd1260"/>
    </style:style>
    <style:style style:name="T344" style:family="text">
      <style:text-properties officeooo:rsid="0f33f6b8"/>
    </style:style>
    <style:style style:name="T345" style:family="text">
      <style:text-properties officeooo:rsid="0f1a3260"/>
    </style:style>
    <style:style style:name="T346" style:family="text">
      <style:text-properties officeooo:rsid="0f16ef68"/>
    </style:style>
    <style:style style:name="T347" style:family="text">
      <style:text-properties officeooo:rsid="12341ef5"/>
    </style:style>
    <style:style style:name="T348" style:family="text">
      <style:text-properties officeooo:rsid="123b2789"/>
    </style:style>
    <style:style style:name="T349" style:family="text">
      <style:text-properties fo:font-weight="bold" style:font-weight-asian="bold" style:font-weight-complex="bold"/>
    </style:style>
    <style:style style:name="T350" style:family="text">
      <style:text-properties fo:font-weight="bold" officeooo:rsid="178de465" style:font-weight-asian="bold" style:font-weight-complex="bold"/>
    </style:style>
    <style:style style:name="T351" style:family="text">
      <style:text-properties fo:font-weight="bold" officeooo:rsid="1a4594f8" style:font-weight-asian="bold" style:font-weight-complex="bold"/>
    </style:style>
    <style:style style:name="T352" style:family="text">
      <style:text-properties fo:font-weight="bold" officeooo:rsid="1b71da5c" style:font-weight-asian="bold" style:font-weight-complex="bold"/>
    </style:style>
    <style:style style:name="T353" style:family="text">
      <style:text-properties fo:font-weight="bold" officeooo:rsid="1b7cc477" style:font-weight-asian="bold" style:font-weight-complex="bold"/>
    </style:style>
    <style:style style:name="T354" style:family="text">
      <style:text-properties fo:font-weight="bold" officeooo:rsid="1ba0195d" style:font-weight-asian="bold" style:font-weight-complex="bold"/>
    </style:style>
    <style:style style:name="T355" style:family="text">
      <style:text-properties fo:font-weight="bold" officeooo:rsid="1c9b7f4e" style:font-weight-asian="bold" style:font-weight-complex="bold"/>
    </style:style>
    <style:style style:name="T356" style:family="text">
      <style:text-properties fo:font-weight="bold" officeooo:rsid="1c9da216" style:font-weight-asian="bold" style:font-weight-complex="bold"/>
    </style:style>
    <style:style style:name="T357" style:family="text">
      <style:text-properties fo:font-weight="bold" officeooo:rsid="1c9a42db" style:font-weight-asian="bold" style:font-weight-complex="bold"/>
    </style:style>
    <style:style style:name="T358" style:family="text">
      <style:text-properties fo:font-weight="bold" officeooo:rsid="1e101501" style:font-weight-asian="bold" style:font-weight-complex="bold"/>
    </style:style>
    <style:style style:name="T359" style:family="text">
      <style:text-properties officeooo:rsid="0fdc43f0"/>
    </style:style>
    <style:style style:name="T360" style:family="text">
      <style:text-properties officeooo:rsid="0f48282b"/>
    </style:style>
    <style:style style:name="T361" style:family="text">
      <style:text-properties officeooo:rsid="0f43edda"/>
    </style:style>
    <style:style style:name="T362" style:family="text">
      <style:text-properties officeooo:rsid="0f3fcd31"/>
    </style:style>
    <style:style style:name="T363" style:family="text">
      <style:text-properties officeooo:rsid="128031e0"/>
    </style:style>
    <style:style style:name="T364" style:family="text">
      <style:text-properties officeooo:rsid="12af3a78"/>
    </style:style>
    <style:style style:name="T365" style:family="text">
      <style:text-properties officeooo:rsid="12b6e737"/>
    </style:style>
    <style:style style:name="T366" style:family="text">
      <style:text-properties officeooo:rsid="12b7e990"/>
    </style:style>
    <style:style style:name="T367" style:family="text">
      <style:text-properties officeooo:rsid="12dbf0b7"/>
    </style:style>
    <style:style style:name="T368" style:family="text">
      <style:text-properties officeooo:rsid="12e74283"/>
    </style:style>
    <style:style style:name="T369" style:family="text">
      <style:text-properties officeooo:rsid="12e923c4"/>
    </style:style>
    <style:style style:name="T370" style:family="text">
      <style:text-properties officeooo:rsid="12f4f77b"/>
    </style:style>
    <style:style style:name="T371" style:family="text">
      <style:text-properties officeooo:rsid="12f73caa"/>
    </style:style>
    <style:style style:name="T372" style:family="text">
      <style:text-properties officeooo:rsid="12ff5b36"/>
    </style:style>
    <style:style style:name="T373" style:family="text">
      <style:text-properties officeooo:rsid="132a7c4e"/>
    </style:style>
    <style:style style:name="T374" style:family="text">
      <style:text-properties officeooo:rsid="134332a4"/>
    </style:style>
    <style:style style:name="T375" style:family="text">
      <style:text-properties officeooo:rsid="134518f6"/>
    </style:style>
    <style:style style:name="T376" style:family="text">
      <style:text-properties officeooo:rsid="136b6dd9"/>
    </style:style>
    <style:style style:name="T377" style:family="text">
      <style:text-properties officeooo:rsid="138d8f86"/>
    </style:style>
    <style:style style:name="T378" style:family="text">
      <style:text-properties officeooo:rsid="138f2ce6"/>
    </style:style>
    <style:style style:name="T379" style:family="text">
      <style:text-properties officeooo:rsid="1399e31a"/>
    </style:style>
    <style:style style:name="T380" style:family="text">
      <style:text-properties officeooo:rsid="139b43c8"/>
    </style:style>
    <style:style style:name="T381" style:family="text">
      <style:text-properties officeooo:rsid="139c5a54"/>
    </style:style>
    <style:style style:name="T382" style:family="text">
      <style:text-properties officeooo:rsid="139d7345"/>
    </style:style>
    <style:style style:name="T383" style:family="text">
      <style:text-properties officeooo:rsid="13e0f31c"/>
    </style:style>
    <style:style style:name="T384" style:family="text">
      <style:text-properties officeooo:rsid="14763b02"/>
    </style:style>
    <style:style style:name="T385" style:family="text">
      <style:text-properties officeooo:rsid="1493b5f7"/>
    </style:style>
    <style:style style:name="T386" style:family="text">
      <style:text-properties officeooo:rsid="149f846d"/>
    </style:style>
    <style:style style:name="T387" style:family="text">
      <style:text-properties officeooo:rsid="14a7a394"/>
    </style:style>
    <style:style style:name="T388" style:family="text">
      <style:text-properties officeooo:rsid="14a7d6c9"/>
    </style:style>
    <style:style style:name="T389" style:family="text">
      <style:text-properties officeooo:rsid="14c6ec70"/>
    </style:style>
    <style:style style:name="T390" style:family="text">
      <style:text-properties officeooo:rsid="14d6ce2e"/>
    </style:style>
    <style:style style:name="T391" style:family="text">
      <style:text-properties officeooo:rsid="14e1bb31"/>
    </style:style>
    <style:style style:name="T392" style:family="text">
      <style:text-properties officeooo:rsid="1504d58b"/>
    </style:style>
    <style:style style:name="T393" style:family="text">
      <style:text-properties officeooo:rsid="150fc6e4"/>
    </style:style>
    <style:style style:name="T394" style:family="text">
      <style:text-properties officeooo:rsid="153160ef"/>
    </style:style>
    <style:style style:name="T395" style:family="text">
      <style:text-properties officeooo:rsid="1562e98c"/>
    </style:style>
    <style:style style:name="T396" style:family="text">
      <style:text-properties officeooo:rsid="156d1f3b"/>
    </style:style>
    <style:style style:name="T397" style:family="text">
      <style:text-properties officeooo:rsid="156e77fc"/>
    </style:style>
    <style:style style:name="T398" style:family="text">
      <style:text-properties officeooo:rsid="1571893b"/>
    </style:style>
    <style:style style:name="T399" style:family="text">
      <style:text-properties officeooo:rsid="157a8e93"/>
    </style:style>
    <style:style style:name="T400" style:family="text">
      <style:text-properties officeooo:rsid="157fb523"/>
    </style:style>
    <style:style style:name="T401" style:family="text">
      <style:text-properties officeooo:rsid="1587d677"/>
    </style:style>
    <style:style style:name="T402" style:family="text">
      <style:text-properties officeooo:rsid="158b92a2"/>
    </style:style>
    <style:style style:name="T403" style:family="text">
      <style:text-properties officeooo:rsid="158da786"/>
    </style:style>
    <style:style style:name="T404" style:family="text">
      <style:text-properties officeooo:rsid="158f5631"/>
    </style:style>
    <style:style style:name="T405" style:family="text">
      <style:text-properties officeooo:rsid="1593b54a"/>
    </style:style>
    <style:style style:name="T406" style:family="text">
      <style:text-properties officeooo:rsid="1595de42"/>
    </style:style>
    <style:style style:name="T407" style:family="text">
      <style:text-properties officeooo:rsid="159a86f4"/>
    </style:style>
    <style:style style:name="T408" style:family="text">
      <style:text-properties officeooo:rsid="159b05ad"/>
    </style:style>
    <style:style style:name="T409" style:family="text">
      <style:text-properties officeooo:rsid="159b4250"/>
    </style:style>
    <style:style style:name="T410" style:family="text">
      <style:text-properties officeooo:rsid="159d12c2"/>
    </style:style>
    <style:style style:name="T411" style:family="text">
      <style:text-properties officeooo:rsid="159efbb8"/>
    </style:style>
    <style:style style:name="T412" style:family="text">
      <style:text-properties officeooo:rsid="15a18d44"/>
    </style:style>
    <style:style style:name="T413" style:family="text">
      <style:text-properties officeooo:rsid="15a40cca"/>
    </style:style>
    <style:style style:name="T414" style:family="text">
      <style:text-properties officeooo:rsid="15a6a176"/>
    </style:style>
    <style:style style:name="T415" style:family="text">
      <style:text-properties officeooo:rsid="15a6bc5c"/>
    </style:style>
    <style:style style:name="T416" style:family="text">
      <style:text-properties officeooo:rsid="15a9e9e8"/>
    </style:style>
    <style:style style:name="T417" style:family="text">
      <style:text-properties officeooo:rsid="15aa94af"/>
    </style:style>
    <style:style style:name="T418" style:family="text">
      <style:text-properties officeooo:rsid="15afaf20"/>
    </style:style>
    <style:style style:name="T419" style:family="text">
      <style:text-properties officeooo:rsid="15b11c8a"/>
    </style:style>
    <style:style style:name="T420" style:family="text">
      <style:text-properties officeooo:rsid="15c6fe44"/>
    </style:style>
    <style:style style:name="T421" style:family="text">
      <style:text-properties officeooo:rsid="15dce0d2"/>
    </style:style>
    <style:style style:name="T422" style:family="text">
      <style:text-properties officeooo:rsid="15e358ac"/>
    </style:style>
    <style:style style:name="T423" style:family="text">
      <style:text-properties officeooo:rsid="12d12b81"/>
    </style:style>
    <style:style style:name="T424" style:family="text">
      <style:text-properties officeooo:rsid="12cdcbe4"/>
    </style:style>
    <style:style style:name="T425" style:family="text">
      <style:text-properties officeooo:rsid="15fc6ee7"/>
    </style:style>
    <style:style style:name="T426" style:family="text">
      <style:text-properties officeooo:rsid="15fdb2a3"/>
    </style:style>
    <style:style style:name="T427" style:family="text">
      <style:text-properties officeooo:rsid="15fea83f"/>
    </style:style>
    <style:style style:name="T428" style:family="text">
      <style:text-properties officeooo:rsid="1607b349"/>
    </style:style>
    <style:style style:name="T429" style:family="text">
      <style:text-properties officeooo:rsid="1618951c"/>
    </style:style>
    <style:style style:name="T430" style:family="text">
      <style:text-properties officeooo:rsid="1621ff56"/>
    </style:style>
    <style:style style:name="T431" style:family="text">
      <style:text-properties officeooo:rsid="1627e143"/>
    </style:style>
    <style:style style:name="T432" style:family="text">
      <style:text-properties officeooo:rsid="164875a4"/>
    </style:style>
    <style:style style:name="T433" style:family="text">
      <style:text-properties officeooo:rsid="165aad9b"/>
    </style:style>
    <style:style style:name="T434" style:family="text">
      <style:text-properties officeooo:rsid="165ce3ce"/>
    </style:style>
    <style:style style:name="T435" style:family="text">
      <style:text-properties officeooo:rsid="165fa1e0"/>
    </style:style>
    <style:style style:name="T436" style:family="text">
      <style:text-properties officeooo:rsid="1667579d"/>
    </style:style>
    <style:style style:name="T437" style:family="text">
      <style:text-properties officeooo:rsid="1672345d"/>
    </style:style>
    <style:style style:name="T438" style:family="text">
      <style:text-properties officeooo:rsid="1672b443"/>
    </style:style>
    <style:style style:name="T439" style:family="text">
      <style:text-properties officeooo:rsid="169f48fd"/>
    </style:style>
    <style:style style:name="T440" style:family="text">
      <style:text-properties officeooo:rsid="16c234ca"/>
    </style:style>
    <style:style style:name="T441" style:family="text">
      <style:text-properties officeooo:rsid="16c521ef"/>
    </style:style>
    <style:style style:name="T442" style:family="text">
      <style:text-properties officeooo:rsid="16c845e8"/>
    </style:style>
    <style:style style:name="T443" style:family="text">
      <style:text-properties officeooo:rsid="16c86ca5"/>
    </style:style>
    <style:style style:name="T444" style:family="text">
      <style:text-properties officeooo:rsid="16e32853"/>
    </style:style>
    <style:style style:name="T445" style:family="text">
      <style:text-properties officeooo:rsid="16e6b5e6"/>
    </style:style>
    <style:style style:name="T446" style:family="text">
      <style:text-properties officeooo:rsid="170b39aa"/>
    </style:style>
    <style:style style:name="T447" style:family="text">
      <style:text-properties officeooo:rsid="17173f5a"/>
    </style:style>
    <style:style style:name="T448" style:family="text">
      <style:text-properties officeooo:rsid="149e7dea"/>
    </style:style>
    <style:style style:name="T449" style:family="text">
      <style:text-properties officeooo:rsid="171ec953"/>
    </style:style>
    <style:style style:name="T450" style:family="text">
      <style:text-properties officeooo:rsid="172f3e20"/>
    </style:style>
    <style:style style:name="T451" style:family="text">
      <style:text-properties officeooo:rsid="172faad3"/>
    </style:style>
    <style:style style:name="T452" style:family="text">
      <style:text-properties officeooo:rsid="173a76ff"/>
    </style:style>
    <style:style style:name="T453" style:family="text">
      <style:text-properties officeooo:rsid="1be4bd74"/>
    </style:style>
    <style:style style:name="T454" style:family="text">
      <style:text-properties officeooo:rsid="176cb349"/>
    </style:style>
    <style:style style:name="T455" style:family="text">
      <style:text-properties officeooo:rsid="177333f9"/>
    </style:style>
    <style:style style:name="T456" style:family="text">
      <style:text-properties officeooo:rsid="177977b7"/>
    </style:style>
    <style:style style:name="T457" style:family="text">
      <style:text-properties officeooo:rsid="17797c87"/>
    </style:style>
    <style:style style:name="T458" style:family="text">
      <style:text-properties officeooo:rsid="17803e14"/>
    </style:style>
    <style:style style:name="T459" style:family="text">
      <style:text-properties officeooo:rsid="178c27f9"/>
    </style:style>
    <style:style style:name="T460" style:family="text">
      <style:text-properties officeooo:rsid="178de465"/>
    </style:style>
    <style:style style:name="T461" style:family="text">
      <style:text-properties officeooo:rsid="17925ac1"/>
    </style:style>
    <style:style style:name="T462" style:family="text">
      <style:text-properties officeooo:rsid="210d8ae5"/>
    </style:style>
    <style:style style:name="T463" style:family="text">
      <style:text-properties officeooo:rsid="21185469"/>
    </style:style>
    <style:style style:name="T464" style:family="text">
      <style:text-properties officeooo:rsid="2111f746"/>
    </style:style>
    <style:style style:name="T465" style:family="text">
      <style:text-properties officeooo:rsid="2116942b"/>
    </style:style>
    <style:style style:name="T466" style:family="text">
      <style:text-properties officeooo:rsid="210a360a"/>
    </style:style>
    <style:style style:name="T467" style:family="text">
      <style:text-properties officeooo:rsid="212c219f"/>
    </style:style>
    <style:style style:name="T468" style:family="text">
      <style:text-properties officeooo:rsid="212cc2f6"/>
    </style:style>
    <style:style style:name="T469" style:family="text">
      <style:text-properties officeooo:rsid="21234565"/>
    </style:style>
    <style:style style:name="T470" style:family="text">
      <style:text-properties officeooo:rsid="17b00c43"/>
    </style:style>
    <style:style style:name="T471" style:family="text">
      <style:text-properties officeooo:rsid="17b19a96"/>
    </style:style>
    <style:style style:name="T472" style:family="text">
      <style:text-properties officeooo:rsid="17b424d6"/>
    </style:style>
    <style:style style:name="T473" style:family="text">
      <style:text-properties officeooo:rsid="214228b8"/>
    </style:style>
    <style:style style:name="T474" style:family="text">
      <style:text-properties officeooo:rsid="17bd42c9"/>
    </style:style>
    <style:style style:name="T475" style:family="text">
      <style:text-properties officeooo:rsid="2139ead4"/>
    </style:style>
    <style:style style:name="T476" style:family="text">
      <style:text-properties officeooo:rsid="2175f8bf"/>
    </style:style>
    <style:style style:name="T477" style:family="text">
      <style:text-properties officeooo:rsid="217c05fd"/>
    </style:style>
    <style:style style:name="T478" style:family="text">
      <style:text-properties officeooo:rsid="2177f4c9"/>
    </style:style>
    <style:style style:name="T479" style:family="text">
      <style:text-properties officeooo:rsid="17c2106f"/>
    </style:style>
    <style:style style:name="T480" style:family="text">
      <style:text-properties officeooo:rsid="17d5718d"/>
    </style:style>
    <style:style style:name="T481" style:family="text">
      <style:text-properties officeooo:rsid="17d5bc80"/>
    </style:style>
    <style:style style:name="T482" style:family="text">
      <style:text-properties officeooo:rsid="17d61f14"/>
    </style:style>
    <style:style style:name="T483" style:family="text">
      <style:text-properties officeooo:rsid="17ebf917"/>
    </style:style>
    <style:style style:name="T484" style:family="text">
      <style:text-properties officeooo:rsid="17edc9a5"/>
    </style:style>
    <style:style style:name="T485" style:family="text">
      <style:text-properties officeooo:rsid="17f0640b"/>
    </style:style>
    <style:style style:name="T486" style:family="text">
      <style:text-properties officeooo:rsid="17f44909"/>
    </style:style>
    <style:style style:name="T487" style:family="text">
      <style:text-properties officeooo:rsid="17f556cd"/>
    </style:style>
    <style:style style:name="T488" style:family="text">
      <style:text-properties officeooo:rsid="17fb6904"/>
    </style:style>
    <style:style style:name="T489" style:family="text">
      <style:text-properties officeooo:rsid="17fcd74e"/>
    </style:style>
    <style:style style:name="T490" style:family="text">
      <style:text-properties officeooo:rsid="17fea490"/>
    </style:style>
    <style:style style:name="T491" style:family="text">
      <style:text-properties officeooo:rsid="1801f5f2"/>
    </style:style>
    <style:style style:name="T492" style:family="text">
      <style:text-properties officeooo:rsid="1803c5cd"/>
    </style:style>
    <style:style style:name="T493" style:family="text">
      <style:text-properties officeooo:rsid="18044bde"/>
    </style:style>
    <style:style style:name="T494" style:family="text">
      <style:text-properties officeooo:rsid="180a4a1c"/>
    </style:style>
    <style:style style:name="T495" style:family="text">
      <style:text-properties officeooo:rsid="180c38eb"/>
    </style:style>
    <style:style style:name="T496" style:family="text">
      <style:text-properties officeooo:rsid="180ccc68"/>
    </style:style>
    <style:style style:name="T497" style:family="text">
      <style:text-properties officeooo:rsid="180d08ee"/>
    </style:style>
    <style:style style:name="T498" style:family="text">
      <style:text-properties officeooo:rsid="180f8af2"/>
    </style:style>
    <style:style style:name="T499" style:family="text">
      <style:text-properties officeooo:rsid="180f9102"/>
    </style:style>
    <style:style style:name="T500" style:family="text">
      <style:text-properties officeooo:rsid="18134e41"/>
    </style:style>
    <style:style style:name="T501" style:family="text">
      <style:text-properties officeooo:rsid="1815075e"/>
    </style:style>
    <style:style style:name="T502" style:family="text">
      <style:text-properties officeooo:rsid="18150d29"/>
    </style:style>
    <style:style style:name="T503" style:family="text">
      <style:text-properties officeooo:rsid="18227db6"/>
    </style:style>
    <style:style style:name="T504" style:family="text">
      <style:text-properties officeooo:rsid="1827521a"/>
    </style:style>
    <style:style style:name="T505" style:family="text">
      <style:text-properties officeooo:rsid="182c037b"/>
    </style:style>
    <style:style style:name="T506" style:family="text">
      <style:text-properties officeooo:rsid="182d9f94"/>
    </style:style>
    <style:style style:name="T507" style:family="text">
      <style:text-properties officeooo:rsid="18328faf"/>
    </style:style>
    <style:style style:name="T508" style:family="text">
      <style:text-properties officeooo:rsid="18358283"/>
    </style:style>
    <style:style style:name="T509" style:family="text">
      <style:text-properties officeooo:rsid="18364151"/>
    </style:style>
    <style:style style:name="T510" style:family="text">
      <style:text-properties officeooo:rsid="183e0810"/>
    </style:style>
    <style:style style:name="T511" style:family="text">
      <style:text-properties officeooo:rsid="18552efa"/>
    </style:style>
    <style:style style:name="T512" style:family="text">
      <style:text-properties officeooo:rsid="185e187f"/>
    </style:style>
    <style:style style:name="T513" style:family="text">
      <style:text-properties officeooo:rsid="18653aaf"/>
    </style:style>
    <style:style style:name="T514" style:family="text">
      <style:text-properties officeooo:rsid="186614a5"/>
    </style:style>
    <style:style style:name="T515" style:family="text">
      <style:text-properties officeooo:rsid="186c159a"/>
    </style:style>
    <style:style style:name="T516" style:family="text">
      <style:text-properties officeooo:rsid="186fa75e"/>
    </style:style>
    <style:style style:name="T517" style:family="text">
      <style:text-properties officeooo:rsid="186fd9fa"/>
    </style:style>
    <style:style style:name="T518" style:family="text">
      <style:text-properties officeooo:rsid="1870aadb"/>
    </style:style>
    <style:style style:name="T519" style:family="text">
      <style:text-properties officeooo:rsid="1877b3ae"/>
    </style:style>
    <style:style style:name="T520" style:family="text">
      <style:text-properties officeooo:rsid="1879d9ee"/>
    </style:style>
    <style:style style:name="T521" style:family="text">
      <style:text-properties officeooo:rsid="187b6b26"/>
    </style:style>
    <style:style style:name="T522" style:family="text">
      <style:text-properties officeooo:rsid="18859a18"/>
    </style:style>
    <style:style style:name="T523" style:family="text">
      <style:text-properties officeooo:rsid="14545d88"/>
    </style:style>
    <style:style style:name="T524" style:family="text">
      <style:text-properties fo:font-weight="normal" style:font-weight-asian="normal" style:font-weight-complex="normal"/>
    </style:style>
    <style:style style:name="T525" style:family="text">
      <style:text-properties fo:font-weight="normal" officeooo:rsid="150899a3" style:font-weight-asian="normal" style:font-weight-complex="normal"/>
    </style:style>
    <style:style style:name="T526" style:family="text">
      <style:text-properties fo:font-weight="normal" officeooo:rsid="18859a18" style:font-weight-asian="normal" style:font-weight-complex="normal"/>
    </style:style>
    <style:style style:name="T527" style:family="text">
      <style:text-properties fo:font-weight="normal" officeooo:rsid="1886d615" style:font-weight-asian="normal" style:font-weight-complex="normal"/>
    </style:style>
    <style:style style:name="T528" style:family="text">
      <style:text-properties fo:font-weight="normal" officeooo:rsid="1b25b1d7" style:font-weight-asian="normal" style:font-weight-complex="normal"/>
    </style:style>
    <style:style style:name="T529" style:family="text">
      <style:text-properties fo:font-weight="normal" officeooo:rsid="17731ea7" style:font-weight-asian="normal" style:font-weight-complex="normal"/>
    </style:style>
    <style:style style:name="T530" style:family="text">
      <style:text-properties fo:font-weight="normal" officeooo:rsid="1ca13a8e" style:font-weight-asian="normal" style:font-weight-complex="normal"/>
    </style:style>
    <style:style style:name="T531" style:family="text">
      <style:text-properties fo:font-weight="normal" officeooo:rsid="1c9da216" style:font-weight-asian="normal" style:font-weight-complex="normal"/>
    </style:style>
    <style:style style:name="T532" style:family="text">
      <style:text-properties officeooo:rsid="14585935"/>
    </style:style>
    <style:style style:name="T533" style:family="text">
      <style:text-properties officeooo:rsid="14d3e335"/>
    </style:style>
    <style:style style:name="T534" style:family="text">
      <style:text-properties officeooo:rsid="14d526cd"/>
    </style:style>
    <style:style style:name="T535" style:family="text">
      <style:text-properties officeooo:rsid="14d5b6a6"/>
    </style:style>
    <style:style style:name="T536" style:family="text">
      <style:text-properties officeooo:rsid="1886d615"/>
    </style:style>
    <style:style style:name="T537" style:family="text">
      <style:text-properties officeooo:rsid="188b13b1"/>
    </style:style>
    <style:style style:name="T538" style:family="text">
      <style:text-properties officeooo:rsid="188fb6ab"/>
    </style:style>
    <style:style style:name="T539" style:family="text">
      <style:text-properties officeooo:rsid="1894f800"/>
    </style:style>
    <style:style style:name="T540" style:family="text">
      <style:text-properties officeooo:rsid="1896ba30"/>
    </style:style>
    <style:style style:name="T541" style:family="text">
      <style:text-properties officeooo:rsid="189af24f"/>
    </style:style>
    <style:style style:name="T542" style:family="text">
      <style:text-properties officeooo:rsid="189b9bc1"/>
    </style:style>
    <style:style style:name="T543" style:family="text">
      <style:text-properties officeooo:rsid="189d04ff"/>
    </style:style>
    <style:style style:name="T544" style:family="text">
      <style:text-properties officeooo:rsid="189d6666"/>
    </style:style>
    <style:style style:name="T545" style:family="text">
      <style:text-properties officeooo:rsid="18a2a3be"/>
    </style:style>
    <style:style style:name="T546" style:family="text">
      <style:text-properties officeooo:rsid="18a52896"/>
    </style:style>
    <style:style style:name="T547" style:family="text">
      <style:text-properties officeooo:rsid="18b1f501"/>
    </style:style>
    <style:style style:name="T548" style:family="text">
      <style:text-properties officeooo:rsid="18c922bc"/>
    </style:style>
    <style:style style:name="T549" style:family="text">
      <style:text-properties officeooo:rsid="18c9e3ea"/>
    </style:style>
    <style:style style:name="T550" style:family="text">
      <style:text-properties officeooo:rsid="18cda4d1"/>
    </style:style>
    <style:style style:name="T551" style:family="text">
      <style:text-properties officeooo:rsid="18d62670"/>
    </style:style>
    <style:style style:name="T552" style:family="text">
      <style:text-properties officeooo:rsid="18e0ba59"/>
    </style:style>
    <style:style style:name="T553" style:family="text">
      <style:text-properties officeooo:rsid="18f44339"/>
    </style:style>
    <style:style style:name="T554" style:family="text">
      <style:text-properties officeooo:rsid="18fa2bc6"/>
    </style:style>
    <style:style style:name="T555" style:family="text">
      <style:text-properties officeooo:rsid="190285b5"/>
    </style:style>
    <style:style style:name="T556" style:family="text">
      <style:text-properties officeooo:rsid="1902e02a"/>
    </style:style>
    <style:style style:name="T557" style:family="text">
      <style:text-properties officeooo:rsid="1904c501"/>
    </style:style>
    <style:style style:name="T558" style:family="text">
      <style:text-properties officeooo:rsid="1913e74a"/>
    </style:style>
    <style:style style:name="T559" style:family="text">
      <style:text-properties officeooo:rsid="1917cd36"/>
    </style:style>
    <style:style style:name="T560" style:family="text">
      <style:text-properties officeooo:rsid="191a9f9f"/>
    </style:style>
    <style:style style:name="T561" style:family="text">
      <style:text-properties officeooo:rsid="1920e4fe"/>
    </style:style>
    <style:style style:name="T562" style:family="text">
      <style:text-properties officeooo:rsid="1922ccbd"/>
    </style:style>
    <style:style style:name="T563" style:family="text">
      <style:text-properties officeooo:rsid="19239c11"/>
    </style:style>
    <style:style style:name="T564" style:family="text">
      <style:text-properties officeooo:rsid="193eb0c1"/>
    </style:style>
    <style:style style:name="T565" style:family="text">
      <style:text-properties officeooo:rsid="193f0656"/>
    </style:style>
    <style:style style:name="T566" style:family="text">
      <style:text-properties officeooo:rsid="1944421d"/>
    </style:style>
    <style:style style:name="T567" style:family="text">
      <style:text-properties officeooo:rsid="1946cf8b"/>
    </style:style>
    <style:style style:name="T568" style:family="text">
      <style:text-properties officeooo:rsid="19486f67"/>
    </style:style>
    <style:style style:name="T569" style:family="text">
      <style:text-properties officeooo:rsid="194950a2"/>
    </style:style>
    <style:style style:name="T570" style:family="text">
      <style:text-properties officeooo:rsid="194a32a0"/>
    </style:style>
    <style:style style:name="T571" style:family="text">
      <style:text-properties officeooo:rsid="194c1789"/>
    </style:style>
    <style:style style:name="T572" style:family="text">
      <style:text-properties officeooo:rsid="194c21df"/>
    </style:style>
    <style:style style:name="T573" style:family="text">
      <style:text-properties officeooo:rsid="19504b91"/>
    </style:style>
    <style:style style:name="T574" style:family="text">
      <style:text-properties officeooo:rsid="1954414a"/>
    </style:style>
    <style:style style:name="T575" style:family="text">
      <style:text-properties officeooo:rsid="196148fb"/>
    </style:style>
    <style:style style:name="T576" style:family="text">
      <style:text-properties officeooo:rsid="1969f6f2"/>
    </style:style>
    <style:style style:name="T577" style:family="text">
      <style:text-properties officeooo:rsid="196f42a4"/>
    </style:style>
    <style:style style:name="T578" style:family="text">
      <style:text-properties officeooo:rsid="1975c331"/>
    </style:style>
    <style:style style:name="T579" style:family="text">
      <style:text-properties officeooo:rsid="19783845"/>
    </style:style>
    <style:style style:name="T580" style:family="text">
      <style:text-properties officeooo:rsid="1985f518"/>
    </style:style>
    <style:style style:name="T581" style:family="text">
      <style:text-properties officeooo:rsid="0f37dbfd"/>
    </style:style>
    <style:style style:name="T582" style:family="text">
      <style:text-properties officeooo:rsid="199c13b2"/>
    </style:style>
    <style:style style:name="T583" style:family="text">
      <style:text-properties officeooo:rsid="19a7bfd0"/>
    </style:style>
    <style:style style:name="T584" style:family="text">
      <style:text-properties officeooo:rsid="19ac0280"/>
    </style:style>
    <style:style style:name="T585" style:family="text">
      <style:text-properties officeooo:rsid="19acbde7"/>
    </style:style>
    <style:style style:name="T586" style:family="text">
      <style:text-properties officeooo:rsid="19bcced2"/>
    </style:style>
    <style:style style:name="T587" style:family="text">
      <style:text-properties officeooo:rsid="19c45172"/>
    </style:style>
    <style:style style:name="T588" style:family="text">
      <style:text-properties fo:language="en" fo:country="US"/>
    </style:style>
    <style:style style:name="T589" style:family="text">
      <style:text-properties fo:language="en" fo:country="US" officeooo:rsid="19c45172"/>
    </style:style>
    <style:style style:name="T590" style:family="text">
      <style:text-properties fo:language="en" fo:country="US" officeooo:rsid="19c60f03"/>
    </style:style>
    <style:style style:name="T591" style:family="text">
      <style:text-properties fo:language="en" fo:country="US" fo:font-style="italic" fo:font-weight="normal" officeooo:rsid="19c45172" style:font-style-asian="italic" style:font-weight-asian="normal" style:font-style-complex="italic" style:font-weight-complex="normal"/>
    </style:style>
    <style:style style:name="T592" style:family="text">
      <style:text-properties fo:language="en" fo:country="US" fo:font-style="italic" officeooo:rsid="1eee3be2" style:font-style-asian="italic" style:font-style-complex="italic"/>
    </style:style>
    <style:style style:name="T593" style:family="text">
      <style:text-properties fo:language="en" fo:country="US" officeooo:rsid="1eee3be2"/>
    </style:style>
    <style:style style:name="T594" style:family="text">
      <style:text-properties officeooo:rsid="19c60f03"/>
    </style:style>
    <style:style style:name="T595" style:family="text">
      <style:text-properties officeooo:rsid="19c75ed8"/>
    </style:style>
    <style:style style:name="T596" style:family="text">
      <style:text-properties officeooo:rsid="193637ad"/>
    </style:style>
    <style:style style:name="T597" style:family="text">
      <style:text-properties officeooo:rsid="19ce3e20"/>
    </style:style>
    <style:style style:name="T598" style:family="text">
      <style:text-properties officeooo:rsid="19cfd54e"/>
    </style:style>
    <style:style style:name="T599" style:family="text">
      <style:text-properties officeooo:rsid="19d10061"/>
    </style:style>
    <style:style style:name="T600" style:family="text">
      <style:text-properties officeooo:rsid="19d65e2e"/>
    </style:style>
    <style:style style:name="T601" style:family="text">
      <style:text-properties officeooo:rsid="19d74ffc"/>
    </style:style>
    <style:style style:name="T602" style:family="text">
      <style:text-properties officeooo:rsid="19db44db"/>
    </style:style>
    <style:style style:name="T603" style:family="text">
      <style:text-properties officeooo:rsid="19deae58"/>
    </style:style>
    <style:style style:name="T604" style:family="text">
      <style:text-properties officeooo:rsid="19e52a5d"/>
    </style:style>
    <style:style style:name="T605" style:family="text">
      <style:text-properties officeooo:rsid="19e73896"/>
    </style:style>
    <style:style style:name="T606" style:family="text">
      <style:text-properties officeooo:rsid="19f6de63"/>
    </style:style>
    <style:style style:name="T607" style:family="text">
      <style:text-properties officeooo:rsid="19f9fedf"/>
    </style:style>
    <style:style style:name="T608" style:family="text">
      <style:text-properties officeooo:rsid="19feed00"/>
    </style:style>
    <style:style style:name="T609" style:family="text">
      <style:text-properties officeooo:rsid="19ff1939"/>
    </style:style>
    <style:style style:name="T610" style:family="text">
      <style:text-properties officeooo:rsid="1a000f30"/>
    </style:style>
    <style:style style:name="T611" style:family="text">
      <style:text-properties officeooo:rsid="1a028e5e"/>
    </style:style>
    <style:style style:name="T612" style:family="text">
      <style:text-properties officeooo:rsid="1a044723"/>
    </style:style>
    <style:style style:name="T613" style:family="text">
      <style:text-properties officeooo:rsid="1a04d5c2"/>
    </style:style>
    <style:style style:name="T614" style:family="text">
      <style:text-properties officeooo:rsid="1a04f6fd"/>
    </style:style>
    <style:style style:name="T615" style:family="text">
      <style:text-properties officeooo:rsid="1a0500a5"/>
    </style:style>
    <style:style style:name="T616" style:family="text">
      <style:text-properties officeooo:rsid="1a06322f"/>
    </style:style>
    <style:style style:name="T617" style:family="text">
      <style:text-properties officeooo:rsid="1a09a364"/>
    </style:style>
    <style:style style:name="T618" style:family="text">
      <style:text-properties officeooo:rsid="1a0f9434"/>
    </style:style>
    <style:style style:name="T619" style:family="text">
      <style:text-properties officeooo:rsid="1a181538"/>
    </style:style>
    <style:style style:name="T620" style:family="text">
      <style:text-properties officeooo:rsid="1a19b5da"/>
    </style:style>
    <style:style style:name="T621" style:family="text">
      <style:text-properties officeooo:rsid="16b81fd2"/>
    </style:style>
    <style:style style:name="T622" style:family="text">
      <style:text-properties fo:color="#6482ff" fo:language="cs" fo:country="CZ"/>
    </style:style>
    <style:style style:name="T623" style:family="text">
      <style:text-properties fo:color="#6482ff" fo:language="cs" fo:country="CZ" officeooo:rsid="1a1cdfe0"/>
    </style:style>
    <style:style style:name="T624" style:family="text">
      <style:text-properties officeooo:rsid="1a269de7"/>
    </style:style>
    <style:style style:name="T625" style:family="text">
      <style:text-properties officeooo:rsid="1a29dc0b"/>
    </style:style>
    <style:style style:name="T626" style:family="text">
      <style:text-properties officeooo:rsid="1a2b313c"/>
    </style:style>
    <style:style style:name="T627" style:family="text">
      <style:text-properties officeooo:rsid="17731ea7"/>
    </style:style>
    <style:style style:name="T628" style:family="text">
      <style:text-properties officeooo:rsid="1a2f940a"/>
    </style:style>
    <style:style style:name="T629" style:family="text">
      <style:text-properties officeooo:rsid="1a336de8"/>
    </style:style>
    <style:style style:name="T630" style:family="text">
      <style:text-properties officeooo:rsid="1a33c9c6"/>
    </style:style>
    <style:style style:name="T631" style:family="text">
      <style:text-properties officeooo:rsid="1a33f4ea"/>
    </style:style>
    <style:style style:name="T632" style:family="text">
      <style:text-properties officeooo:rsid="1a38038c"/>
    </style:style>
    <style:style style:name="T633" style:family="text">
      <style:text-properties officeooo:rsid="1a39f754"/>
    </style:style>
    <style:style style:name="T634" style:family="text">
      <style:text-properties officeooo:rsid="1a3b6c3c"/>
    </style:style>
    <style:style style:name="T635" style:family="text">
      <style:text-properties officeooo:rsid="1a3e1b0a"/>
    </style:style>
    <style:style style:name="T636" style:family="text">
      <style:text-properties officeooo:rsid="1a4594f8"/>
    </style:style>
    <style:style style:name="T637" style:family="text">
      <style:text-properties officeooo:rsid="18d09906"/>
    </style:style>
    <style:style style:name="T638" style:family="text">
      <style:text-properties officeooo:rsid="1a499580"/>
    </style:style>
    <style:style style:name="T639" style:family="text">
      <style:text-properties officeooo:rsid="1a4ae5d5"/>
    </style:style>
    <style:style style:name="T640" style:family="text">
      <style:text-properties officeooo:rsid="1a5155d7"/>
    </style:style>
    <style:style style:name="T641" style:family="text">
      <style:text-properties officeooo:rsid="1a564d47"/>
    </style:style>
    <style:style style:name="T642" style:family="text">
      <style:text-properties officeooo:rsid="1a6a9c2a"/>
    </style:style>
    <style:style style:name="T643" style:family="text">
      <style:text-properties officeooo:rsid="1a6c8101"/>
    </style:style>
    <style:style style:name="T644" style:family="text">
      <style:text-properties officeooo:rsid="1a6e7885"/>
    </style:style>
    <style:style style:name="T645" style:family="text">
      <style:text-properties officeooo:rsid="1a726f56"/>
    </style:style>
    <style:style style:name="T646" style:family="text">
      <style:text-properties officeooo:rsid="1a72ce3d"/>
    </style:style>
    <style:style style:name="T647" style:family="text">
      <style:text-properties officeooo:rsid="1a749a97"/>
    </style:style>
    <style:style style:name="T648" style:family="text">
      <style:text-properties officeooo:rsid="1a75bb67"/>
    </style:style>
    <style:style style:name="T649" style:family="text">
      <style:text-properties officeooo:rsid="1a773b06"/>
    </style:style>
    <style:style style:name="T650" style:family="text">
      <style:text-properties officeooo:rsid="1a790f43"/>
    </style:style>
    <style:style style:name="T651" style:family="text">
      <style:text-properties officeooo:rsid="1a8124c7"/>
    </style:style>
    <style:style style:name="T652" style:family="text">
      <style:text-properties officeooo:rsid="1a893f4b"/>
    </style:style>
    <style:style style:name="T653" style:family="text">
      <style:text-properties officeooo:rsid="1a8c4d51"/>
    </style:style>
    <style:style style:name="T654" style:family="text">
      <style:text-properties officeooo:rsid="1a8cf515"/>
    </style:style>
    <style:style style:name="T655" style:family="text">
      <style:text-properties officeooo:rsid="1a8e51fa"/>
    </style:style>
    <style:style style:name="T656" style:family="text">
      <style:text-properties officeooo:rsid="1a903563"/>
    </style:style>
    <style:style style:name="T657" style:family="text">
      <style:text-properties officeooo:rsid="1a924b27"/>
    </style:style>
    <style:style style:name="T658" style:family="text">
      <style:text-properties officeooo:rsid="1a97144e"/>
    </style:style>
    <style:style style:name="T659" style:family="text">
      <style:text-properties officeooo:rsid="1a98bb1c"/>
    </style:style>
    <style:style style:name="T660" style:family="text">
      <style:text-properties officeooo:rsid="1a9a4b6c"/>
    </style:style>
    <style:style style:name="T661" style:family="text">
      <style:text-properties officeooo:rsid="1a9aa22f"/>
    </style:style>
    <style:style style:name="T662" style:family="text">
      <style:text-properties officeooo:rsid="1a9e359f"/>
    </style:style>
    <style:style style:name="T663" style:family="text">
      <style:text-properties officeooo:rsid="1aa12a80"/>
    </style:style>
    <style:style style:name="T664" style:family="text">
      <style:text-properties officeooo:rsid="1aa28dc4"/>
    </style:style>
    <style:style style:name="T665" style:family="text">
      <style:text-properties officeooo:rsid="1aa77037"/>
    </style:style>
    <style:style style:name="T666" style:family="text">
      <style:text-properties officeooo:rsid="1aae1c93"/>
    </style:style>
    <style:style style:name="T667" style:family="text">
      <style:text-properties officeooo:rsid="1ab00e25"/>
    </style:style>
    <style:style style:name="T668" style:family="text">
      <style:text-properties officeooo:rsid="1abad9a5"/>
    </style:style>
    <style:style style:name="T669" style:family="text">
      <style:text-properties officeooo:rsid="1abba150"/>
    </style:style>
    <style:style style:name="T670" style:family="text">
      <style:text-properties officeooo:rsid="1abc08d4"/>
    </style:style>
    <style:style style:name="T671" style:family="text">
      <style:text-properties officeooo:rsid="1abca89e"/>
    </style:style>
    <style:style style:name="T672" style:family="text">
      <style:text-properties officeooo:rsid="1abf290e"/>
    </style:style>
    <style:style style:name="T673" style:family="text">
      <style:text-properties officeooo:rsid="1ac04dff"/>
    </style:style>
    <style:style style:name="T674" style:family="text">
      <style:text-properties officeooo:rsid="1ac0b799"/>
    </style:style>
    <style:style style:name="T675" style:family="text">
      <style:text-properties officeooo:rsid="1ac1f010"/>
    </style:style>
    <style:style style:name="T676" style:family="text">
      <style:text-properties officeooo:rsid="17c4e1f7"/>
    </style:style>
    <style:style style:name="T677" style:family="text">
      <style:text-properties officeooo:rsid="1ac54bc5"/>
    </style:style>
    <style:style style:name="T678" style:family="text">
      <style:text-properties officeooo:rsid="1ac6f16f"/>
    </style:style>
    <style:style style:name="T679" style:family="text">
      <style:text-properties officeooo:rsid="1ac8ae52"/>
    </style:style>
    <style:style style:name="T680" style:family="text">
      <style:text-properties officeooo:rsid="1aca85a4"/>
    </style:style>
    <style:style style:name="T681" style:family="text">
      <style:text-properties officeooo:rsid="1acb326a"/>
    </style:style>
    <style:style style:name="T682" style:family="text">
      <style:text-properties officeooo:rsid="1adf2c7c"/>
    </style:style>
    <style:style style:name="T683" style:family="text">
      <style:text-properties officeooo:rsid="1aed6519"/>
    </style:style>
    <style:style style:name="T684" style:family="text">
      <style:text-properties officeooo:rsid="1af3563b"/>
    </style:style>
    <style:style style:name="T685" style:family="text">
      <style:text-properties officeooo:rsid="1af8bc48"/>
    </style:style>
    <style:style style:name="T686" style:family="text">
      <style:text-properties officeooo:rsid="1b07b543"/>
    </style:style>
    <style:style style:name="T687" style:family="text">
      <style:text-properties officeooo:rsid="1b09b031"/>
    </style:style>
    <style:style style:name="T688" style:family="text">
      <style:text-properties officeooo:rsid="1b0b91c0"/>
    </style:style>
    <style:style style:name="T689" style:family="text">
      <style:text-properties officeooo:rsid="1960e8ab"/>
    </style:style>
    <style:style style:name="T690" style:family="text">
      <style:text-properties officeooo:rsid="1b0fe122"/>
    </style:style>
    <style:style style:name="T691" style:family="text">
      <style:text-properties officeooo:rsid="1b1179e2"/>
    </style:style>
    <style:style style:name="T692" style:family="text">
      <style:text-properties officeooo:rsid="1b13435e"/>
    </style:style>
    <style:style style:name="T693" style:family="text">
      <style:text-properties officeooo:rsid="1b145f0c"/>
    </style:style>
    <style:style style:name="T694" style:family="text">
      <style:text-properties officeooo:rsid="1b17858d"/>
    </style:style>
    <style:style style:name="T695" style:family="text">
      <style:text-properties officeooo:rsid="1b1943a0"/>
    </style:style>
    <style:style style:name="T696" style:family="text">
      <style:text-properties officeooo:rsid="1b195b30"/>
    </style:style>
    <style:style style:name="T697" style:family="text">
      <style:text-properties officeooo:rsid="1b1aed4f"/>
    </style:style>
    <style:style style:name="T698" style:family="text">
      <style:text-properties officeooo:rsid="1b1efc0b"/>
    </style:style>
    <style:style style:name="T699" style:family="text">
      <style:text-properties officeooo:rsid="1b259fb6"/>
    </style:style>
    <style:style style:name="T700" style:family="text">
      <style:text-properties officeooo:rsid="1b25b1d7"/>
    </style:style>
    <style:style style:name="T701" style:family="text">
      <style:text-properties officeooo:rsid="1b296bcc"/>
    </style:style>
    <style:style style:name="T702" style:family="text">
      <style:text-properties officeooo:rsid="1b2af6bd"/>
    </style:style>
    <style:style style:name="T703" style:family="text">
      <style:text-properties officeooo:rsid="1b2c782c"/>
    </style:style>
    <style:style style:name="T704" style:family="text">
      <style:text-properties officeooo:rsid="1b2df9ea"/>
    </style:style>
    <style:style style:name="T705" style:family="text">
      <style:text-properties officeooo:rsid="1b305ff0"/>
    </style:style>
    <style:style style:name="T706" style:family="text">
      <style:text-properties officeooo:rsid="1b41f5cf"/>
    </style:style>
    <style:style style:name="T707" style:family="text">
      <style:text-properties officeooo:rsid="1b41fd68"/>
    </style:style>
    <style:style style:name="T708" style:family="text">
      <style:text-properties officeooo:rsid="1b425f52"/>
    </style:style>
    <style:style style:name="T709" style:family="text">
      <style:text-properties officeooo:rsid="1b439d22"/>
    </style:style>
    <style:style style:name="T710" style:family="text">
      <style:text-properties officeooo:rsid="1b47e4a7"/>
    </style:style>
    <style:style style:name="T711" style:family="text">
      <style:text-properties officeooo:rsid="1b4c9c2d"/>
    </style:style>
    <style:style style:name="T712" style:family="text">
      <style:text-properties officeooo:rsid="1b4de1a2"/>
    </style:style>
    <style:style style:name="T713" style:family="text">
      <style:text-properties officeooo:rsid="1b50f8df"/>
    </style:style>
    <style:style style:name="T714" style:family="text">
      <style:text-properties officeooo:rsid="1b52998f"/>
    </style:style>
    <style:style style:name="T715" style:family="text">
      <style:text-properties officeooo:rsid="1b5413ee"/>
    </style:style>
    <style:style style:name="T716" style:family="text">
      <style:text-properties officeooo:rsid="1b58c074"/>
    </style:style>
    <style:style style:name="T717" style:family="text">
      <style:text-properties officeooo:rsid="1b651481"/>
    </style:style>
    <style:style style:name="T718" style:family="text">
      <style:text-properties style:text-underline-style="solid" style:text-underline-width="auto" style:text-underline-color="font-color"/>
    </style:style>
    <style:style style:name="T719" style:family="text">
      <style:text-properties style:text-underline-style="solid" style:text-underline-width="auto" style:text-underline-color="font-color" officeooo:rsid="1b6dda24"/>
    </style:style>
    <style:style style:name="T720" style:family="text">
      <style:text-properties fo:font-variant="normal" fo:text-transform="none" fo:color="#000000" fo:letter-spacing="normal" fo:font-style="normal" officeooo:rsid="208a4fcb" style:font-style-asian="normal" style:font-style-complex="normal" loext:padding="0cm" loext:border="none"/>
    </style:style>
    <style:style style:name="T721" style:family="text">
      <style:text-properties fo:font-variant="normal" fo:text-transform="none" fo:color="#000000" fo:letter-spacing="normal" style:text-underline-style="none"/>
    </style:style>
    <style:style style:name="T722" style:family="text">
      <style:text-properties fo:font-variant="normal" fo:text-transform="none" fo:color="#000000" fo:letter-spacing="normal" style:text-underline-style="none" officeooo:rsid="2291ef2b"/>
    </style:style>
    <style:style style:name="T723" style:family="text">
      <style:text-properties fo:font-variant="normal" fo:text-transform="none" fo:color="#000000" fo:letter-spacing="normal" style:text-underline-style="none" officeooo:rsid="1b6f43c5"/>
    </style:style>
    <style:style style:name="T724" style:family="text">
      <style:text-properties fo:font-variant="normal" fo:text-transform="none" fo:color="#000000" fo:letter-spacing="normal" style:text-underline-style="none" officeooo:rsid="1b6fc1b1"/>
    </style:style>
    <style:style style:name="T725" style:family="text">
      <style:text-properties fo:font-variant="normal" fo:text-transform="none" fo:color="#000000" fo:letter-spacing="normal" style:text-underline-style="none" officeooo:rsid="1b82cd28"/>
    </style:style>
    <style:style style:name="T726" style:family="text">
      <style:text-properties fo:font-variant="normal" fo:text-transform="none" fo:color="#000000" fo:letter-spacing="normal" style:text-underline-style="none" officeooo:rsid="1b8442ec"/>
    </style:style>
    <style:style style:name="T727" style:family="text">
      <style:text-properties fo:font-variant="normal" fo:text-transform="none" fo:color="#000000" fo:letter-spacing="normal" style:text-underline-style="none" officeooo:rsid="1b849ae1"/>
    </style:style>
    <style:style style:name="T728" style:family="text">
      <style:text-properties fo:font-variant="normal" fo:text-transform="none" fo:color="#000000" fo:letter-spacing="normal" style:text-underline-style="none" officeooo:rsid="1b8a70d2"/>
    </style:style>
    <style:style style:name="T729" style:family="text">
      <style:text-properties fo:font-variant="normal" fo:text-transform="none" fo:color="#000000" fo:letter-spacing="normal" style:text-underline-style="none" officeooo:rsid="1b8bed02"/>
    </style:style>
    <style:style style:name="T730" style:family="text">
      <style:text-properties fo:font-variant="normal" fo:text-transform="none" fo:color="#000000" fo:letter-spacing="normal" style:text-underline-style="none" officeooo:rsid="1b8c7f2b"/>
    </style:style>
    <style:style style:name="T731" style:family="text">
      <style:text-properties fo:font-variant="normal" fo:text-transform="none" fo:color="#000000" fo:letter-spacing="normal" style:text-underline-style="none" officeooo:rsid="1b8e6d3e"/>
    </style:style>
    <style:style style:name="T732" style:family="text">
      <style:text-properties fo:font-variant="normal" fo:text-transform="none" fo:color="#000000" fo:letter-spacing="normal" style:text-underline-style="solid" style:text-underline-width="auto" style:text-underline-color="font-color"/>
    </style:style>
    <style:style style:name="T733" style:family="text">
      <style:text-properties fo:font-variant="normal" fo:text-transform="none" fo:color="#000000" fo:letter-spacing="normal" style:text-underline-style="solid" style:text-underline-width="auto" style:text-underline-color="font-color" officeooo:rsid="1b6f43c5"/>
    </style:style>
    <style:style style:name="T734" style:family="text">
      <style:text-properties fo:font-variant="normal" fo:text-transform="none" fo:color="#000000" fo:letter-spacing="normal" style:text-underline-style="solid" style:text-underline-width="auto" style:text-underline-color="font-color" officeooo:rsid="1b6fc1b1"/>
    </style:style>
    <style:style style:name="T735" style:family="text">
      <style:text-properties fo:font-variant="normal" fo:text-transform="none" fo:color="#000000" fo:letter-spacing="normal" fo:font-style="italic" style:text-underline-style="none" style:font-style-asian="italic" style:font-style-complex="italic"/>
    </style:style>
    <style:style style:name="T736" style:family="text">
      <style:text-properties fo:font-variant="normal" fo:text-transform="none" fo:color="#222222" fo:letter-spacing="normal" fo:font-style="normal" officeooo:rsid="1d1a7fb6" style:font-style-asian="normal" style:font-style-complex="normal"/>
    </style:style>
    <style:style style:name="T737" style:family="text">
      <style:text-properties fo:font-variant="normal" fo:text-transform="none" fo:color="#222222" fo:letter-spacing="normal" fo:font-style="italic" officeooo:rsid="1d1a7fb6" style:font-style-asian="italic" style:font-style-complex="italic"/>
    </style:style>
    <style:style style:name="T738" style:family="text">
      <style:text-properties fo:font-variant="normal" fo:text-transform="none" fo:color="#222222" fo:letter-spacing="normal" fo:font-style="italic" officeooo:rsid="23855347" style:font-style-asian="italic" style:font-style-complex="italic"/>
    </style:style>
    <style:style style:name="T739" style:family="text">
      <style:text-properties fo:font-variant="normal" fo:text-transform="none" fo:color="#333333" fo:font-size="8pt" fo:letter-spacing="normal" officeooo:rsid="15520144" style:font-size-asian="8pt" style:font-size-complex="8pt"/>
    </style:style>
    <style:style style:name="T740" style:family="text">
      <style:text-properties fo:font-variant="normal" fo:text-transform="none" fo:color="#333333" fo:letter-spacing="normal" officeooo:rsid="15520144"/>
    </style:style>
    <style:style style:name="T741" style:family="text">
      <style:text-properties fo:font-variant="normal" fo:text-transform="none" fo:color="#333333" fo:letter-spacing="normal" fo:font-style="italic" officeooo:rsid="1b6e6921" style:font-style-asian="italic" style:font-style-complex="italic"/>
    </style:style>
    <style:style style:name="T742" style:family="text">
      <style:text-properties fo:font-variant="normal" fo:text-transform="none" fo:color="#333333" fo:letter-spacing="normal" fo:font-style="italic" officeooo:rsid="1b718b1c" style:font-style-asian="italic" style:font-style-complex="italic"/>
    </style:style>
    <style:style style:name="T743" style:family="text">
      <style:text-properties officeooo:rsid="22b209a1"/>
    </style:style>
    <style:style style:name="T744" style:family="text">
      <style:text-properties officeooo:rsid="1d97e66e"/>
    </style:style>
    <style:style style:name="T745" style:family="text">
      <style:text-properties officeooo:rsid="1b6e6921"/>
    </style:style>
    <style:style style:name="T746" style:family="text">
      <style:text-properties officeooo:rsid="1b6f43c5"/>
    </style:style>
    <style:style style:name="T747" style:family="text">
      <style:text-properties officeooo:rsid="1b718407"/>
    </style:style>
    <style:style style:name="T748" style:family="text">
      <style:text-properties officeooo:rsid="1b718b1c"/>
    </style:style>
    <style:style style:name="T749" style:family="text">
      <style:text-properties officeooo:rsid="17122e9d"/>
    </style:style>
    <style:style style:name="T750" style:family="text">
      <style:text-properties officeooo:rsid="1b71da5c"/>
    </style:style>
    <style:style style:name="T751" style:family="text">
      <style:text-properties officeooo:rsid="1b739903"/>
    </style:style>
    <style:style style:name="T752" style:family="text">
      <style:text-properties officeooo:rsid="1b787352"/>
    </style:style>
    <style:style style:name="T753" style:family="text">
      <style:text-properties officeooo:rsid="1b78992e"/>
    </style:style>
    <style:style style:name="T754" style:family="text">
      <style:text-properties officeooo:rsid="1b78ac82"/>
    </style:style>
    <style:style style:name="T755" style:family="text">
      <style:text-properties officeooo:rsid="1b7aba4c"/>
    </style:style>
    <style:style style:name="T756" style:family="text">
      <style:text-properties officeooo:rsid="1b7cc477"/>
    </style:style>
    <style:style style:name="T757" style:family="text">
      <style:text-properties officeooo:rsid="1b7e6baf"/>
    </style:style>
    <style:style style:name="T758" style:family="text">
      <style:text-properties officeooo:rsid="1b7e7583"/>
    </style:style>
    <style:style style:name="T759" style:family="text">
      <style:text-properties officeooo:rsid="1b813157"/>
    </style:style>
    <style:style style:name="T760" style:family="text">
      <style:text-properties officeooo:rsid="1b85b291"/>
    </style:style>
    <style:style style:name="T761" style:family="text">
      <style:text-properties officeooo:rsid="1b950b86"/>
    </style:style>
    <style:style style:name="T762" style:family="text">
      <style:text-properties officeooo:rsid="1b9a87ab"/>
    </style:style>
    <style:style style:name="T763" style:family="text">
      <style:text-properties officeooo:rsid="1b9bf235"/>
    </style:style>
    <style:style style:name="T764" style:family="text">
      <style:text-properties officeooo:rsid="1b9c1985"/>
    </style:style>
    <style:style style:name="T765" style:family="text">
      <style:text-properties officeooo:rsid="1ba0195d"/>
    </style:style>
    <style:style style:name="T766" style:family="text">
      <style:text-properties officeooo:rsid="1ba1c637"/>
    </style:style>
    <style:style style:name="T767" style:family="text">
      <style:text-properties officeooo:rsid="1ba4c93a"/>
    </style:style>
    <style:style style:name="T768" style:family="text">
      <style:text-properties officeooo:rsid="1baa6882"/>
    </style:style>
    <style:style style:name="T769" style:family="text">
      <style:text-properties officeooo:rsid="1bad021f"/>
    </style:style>
    <style:style style:name="T770" style:family="text">
      <style:text-properties officeooo:rsid="1bb0c015"/>
    </style:style>
    <style:style style:name="T771" style:family="text">
      <style:text-properties officeooo:rsid="1bb57343"/>
    </style:style>
    <style:style style:name="T772" style:family="text">
      <style:text-properties officeooo:rsid="1bb8b88b"/>
    </style:style>
    <style:style style:name="T773" style:family="text">
      <style:text-properties officeooo:rsid="1bb9690e"/>
    </style:style>
    <style:style style:name="T774" style:family="text">
      <style:text-properties officeooo:rsid="210b2273"/>
    </style:style>
    <style:style style:name="T775" style:family="text">
      <style:text-properties officeooo:rsid="1bc7b9d2"/>
    </style:style>
    <style:style style:name="T776" style:family="text">
      <style:text-properties officeooo:rsid="1bcbcc1a"/>
    </style:style>
    <style:style style:name="T777" style:family="text">
      <style:text-properties style:text-line-through-style="solid" style:text-line-through-type="single"/>
    </style:style>
    <style:style style:name="T778" style:family="text">
      <style:text-properties style:text-line-through-style="solid" style:text-line-through-type="single" fo:font-style="italic" style:font-style-asian="italic" style:font-style-complex="italic"/>
    </style:style>
    <style:style style:name="T779" style:family="text">
      <style:text-properties officeooo:rsid="1bcee57e"/>
    </style:style>
    <style:style style:name="T780" style:family="text">
      <style:text-properties officeooo:rsid="1bd8f198"/>
    </style:style>
    <style:style style:name="T781" style:family="text">
      <style:text-properties officeooo:rsid="1bddadae"/>
    </style:style>
    <style:style style:name="T782" style:family="text">
      <style:text-properties officeooo:rsid="1be09be4"/>
    </style:style>
    <style:style style:name="T783" style:family="text">
      <style:text-properties officeooo:rsid="1be89359"/>
    </style:style>
    <style:style style:name="T784" style:family="text">
      <style:text-properties officeooo:rsid="1becb894"/>
    </style:style>
    <style:style style:name="T785" style:family="text">
      <style:text-properties officeooo:rsid="1beea8bc"/>
    </style:style>
    <style:style style:name="T786" style:family="text">
      <style:text-properties officeooo:rsid="1bf1276d"/>
    </style:style>
    <style:style style:name="T787" style:family="text">
      <style:text-properties officeooo:rsid="2561bfe9"/>
    </style:style>
    <style:style style:name="T788" style:family="text">
      <style:text-properties officeooo:rsid="1bf6438f"/>
    </style:style>
    <style:style style:name="T789" style:family="text">
      <style:text-properties officeooo:rsid="1bf74c1b"/>
    </style:style>
    <style:style style:name="T790" style:family="text">
      <style:text-properties officeooo:rsid="2558afca"/>
    </style:style>
    <style:style style:name="T791" style:family="text">
      <style:text-properties officeooo:rsid="1bf76c92"/>
    </style:style>
    <style:style style:name="T792" style:family="text">
      <style:text-properties officeooo:rsid="1bf89ab7"/>
    </style:style>
    <style:style style:name="T793" style:family="text">
      <style:text-properties officeooo:rsid="1bfdddae"/>
    </style:style>
    <style:style style:name="T794" style:family="text">
      <style:text-properties officeooo:rsid="1c032a7b"/>
    </style:style>
    <style:style style:name="T795" style:family="text">
      <style:text-properties officeooo:rsid="1c0ccdcb"/>
    </style:style>
    <style:style style:name="T796" style:family="text">
      <style:text-properties officeooo:rsid="1c0ff12c"/>
    </style:style>
    <style:style style:name="T797" style:family="text">
      <style:text-properties officeooo:rsid="1c10feff"/>
    </style:style>
    <style:style style:name="T798" style:family="text">
      <style:text-properties officeooo:rsid="1c13fb29"/>
    </style:style>
    <style:style style:name="T799" style:family="text">
      <style:text-properties officeooo:rsid="1c155bd0"/>
    </style:style>
    <style:style style:name="T800" style:family="text">
      <style:text-properties officeooo:rsid="1c170d49"/>
    </style:style>
    <style:style style:name="T801" style:family="text">
      <style:text-properties officeooo:rsid="1c18a8fa"/>
    </style:style>
    <style:style style:name="T802" style:family="text">
      <style:text-properties officeooo:rsid="1c1edfc2"/>
    </style:style>
    <style:style style:name="T803" style:family="text">
      <style:text-properties officeooo:rsid="1c21ab56"/>
    </style:style>
    <style:style style:name="T804" style:family="text">
      <style:text-properties officeooo:rsid="1c33e2c6"/>
    </style:style>
    <style:style style:name="T805" style:family="text">
      <style:text-properties officeooo:rsid="1c3853de"/>
    </style:style>
    <style:style style:name="T806" style:family="text">
      <style:text-properties officeooo:rsid="1c398f61"/>
    </style:style>
    <style:style style:name="T807" style:family="text">
      <style:text-properties officeooo:rsid="1c3cc561"/>
    </style:style>
    <style:style style:name="T808" style:family="text">
      <style:text-properties officeooo:rsid="1c3d44dd"/>
    </style:style>
    <style:style style:name="T809" style:family="text">
      <style:text-properties officeooo:rsid="1c3eae8b"/>
    </style:style>
    <style:style style:name="T810" style:family="text">
      <style:text-properties officeooo:rsid="1c4039ac"/>
    </style:style>
    <style:style style:name="T811" style:family="text">
      <style:text-properties officeooo:rsid="1c41fe1d"/>
    </style:style>
    <style:style style:name="T812" style:family="text">
      <style:text-properties officeooo:rsid="1c441da3"/>
    </style:style>
    <style:style style:name="T813" style:family="text">
      <style:text-properties officeooo:rsid="1c45ec59"/>
    </style:style>
    <style:style style:name="T814" style:family="text">
      <style:text-properties officeooo:rsid="1c4bda9b"/>
    </style:style>
    <style:style style:name="T815" style:family="text">
      <style:text-properties officeooo:rsid="1c4da805"/>
    </style:style>
    <style:style style:name="T816" style:family="text">
      <style:text-properties officeooo:rsid="1c528eb4"/>
    </style:style>
    <style:style style:name="T817" style:family="text">
      <style:text-properties officeooo:rsid="1c530054"/>
    </style:style>
    <style:style style:name="T818" style:family="text">
      <style:text-properties officeooo:rsid="1c55848d"/>
    </style:style>
    <style:style style:name="T819" style:family="text">
      <style:text-properties officeooo:rsid="1c571132"/>
    </style:style>
    <style:style style:name="T820" style:family="text">
      <style:text-properties officeooo:rsid="1c6c34da"/>
    </style:style>
    <style:style style:name="T821" style:family="text">
      <style:text-properties officeooo:rsid="1c6dd0b8"/>
    </style:style>
    <style:style style:name="T822" style:family="text">
      <style:text-properties officeooo:rsid="1c710754"/>
    </style:style>
    <style:style style:name="T823" style:family="text">
      <style:text-properties officeooo:rsid="1c72ecd3"/>
    </style:style>
    <style:style style:name="T824" style:family="text">
      <style:text-properties officeooo:rsid="1c72f3ea"/>
    </style:style>
    <style:style style:name="T825" style:family="text">
      <style:text-properties officeooo:rsid="1c73b4f6"/>
    </style:style>
    <style:style style:name="T826" style:family="text">
      <style:text-properties officeooo:rsid="1c752b92"/>
    </style:style>
    <style:style style:name="T827" style:family="text">
      <style:text-properties officeooo:rsid="1c76e31f"/>
    </style:style>
    <style:style style:name="T828" style:family="text">
      <style:text-properties officeooo:rsid="1c790ef3"/>
    </style:style>
    <style:style style:name="T829" style:family="text">
      <style:text-properties officeooo:rsid="1c7d39e0"/>
    </style:style>
    <style:style style:name="T830" style:family="text">
      <style:text-properties officeooo:rsid="1c7eaf1a"/>
    </style:style>
    <style:style style:name="T831" style:family="text">
      <style:text-properties officeooo:rsid="1c864105"/>
    </style:style>
    <style:style style:name="T832" style:family="text">
      <style:text-properties officeooo:rsid="1c87c7da"/>
    </style:style>
    <style:style style:name="T833" style:family="text">
      <style:text-properties officeooo:rsid="1c88af44"/>
    </style:style>
    <style:style style:name="T834" style:family="text">
      <style:text-properties officeooo:rsid="1c89e8ee"/>
    </style:style>
    <style:style style:name="T835" style:family="text">
      <style:text-properties officeooo:rsid="1c8b451c"/>
    </style:style>
    <style:style style:name="T836" style:family="text">
      <style:text-properties officeooo:rsid="1c8cf8f5"/>
    </style:style>
    <style:style style:name="T837" style:family="text">
      <style:text-properties officeooo:rsid="1c901a66"/>
    </style:style>
    <style:style style:name="T838" style:family="text">
      <style:text-properties officeooo:rsid="1c935678"/>
    </style:style>
    <style:style style:name="T839" style:family="text">
      <style:text-properties officeooo:rsid="1c9a42db"/>
    </style:style>
    <style:style style:name="T840" style:family="text">
      <style:text-properties officeooo:rsid="1c9b7f4e"/>
    </style:style>
    <style:style style:name="T841" style:family="text">
      <style:text-properties officeooo:rsid="1c9da216"/>
    </style:style>
    <style:style style:name="T842" style:family="text">
      <style:text-properties officeooo:rsid="1c9f3577"/>
    </style:style>
    <style:style style:name="T843" style:family="text">
      <style:text-properties officeooo:rsid="1ca8defe"/>
    </style:style>
    <style:style style:name="T844" style:family="text">
      <style:text-properties officeooo:rsid="1ca9bac0"/>
    </style:style>
    <style:style style:name="T845" style:family="text">
      <style:text-properties officeooo:rsid="1cab5767"/>
    </style:style>
    <style:style style:name="T846" style:family="text">
      <style:text-properties officeooo:rsid="1cab8967"/>
    </style:style>
    <style:style style:name="T847" style:family="text">
      <style:text-properties officeooo:rsid="1cb0dedd"/>
    </style:style>
    <style:style style:name="T848" style:family="text">
      <style:text-properties officeooo:rsid="1cb87601"/>
    </style:style>
    <style:style style:name="T849" style:family="text">
      <style:text-properties officeooo:rsid="1cb98989"/>
    </style:style>
    <style:style style:name="T850" style:family="text">
      <style:text-properties officeooo:rsid="1cbce5a1"/>
    </style:style>
    <style:style style:name="T851" style:family="text">
      <style:text-properties officeooo:rsid="1cbea0f1"/>
    </style:style>
    <style:style style:name="T852" style:family="text">
      <style:text-properties officeooo:rsid="1cb7bcba"/>
    </style:style>
    <style:style style:name="T853" style:family="text">
      <style:text-properties officeooo:rsid="1cc257cb"/>
    </style:style>
    <style:style style:name="T854" style:family="text">
      <style:text-properties officeooo:rsid="1cc4f84c"/>
    </style:style>
    <style:style style:name="T855" style:family="text">
      <style:text-properties officeooo:rsid="1cc6322d"/>
    </style:style>
    <style:style style:name="T856" style:family="text">
      <style:text-properties officeooo:rsid="1cc9feee"/>
    </style:style>
    <style:style style:name="T857" style:family="text">
      <style:text-properties officeooo:rsid="1cce8146"/>
    </style:style>
    <style:style style:name="T858" style:family="text">
      <style:text-properties officeooo:rsid="1ccf78b0"/>
    </style:style>
    <style:style style:name="T859" style:family="text">
      <style:text-properties officeooo:rsid="1cd1af7b"/>
    </style:style>
    <style:style style:name="T860" style:family="text">
      <style:text-properties officeooo:rsid="1cde41d8"/>
    </style:style>
    <style:style style:name="T861" style:family="text">
      <style:text-properties officeooo:rsid="1cdf9dea"/>
    </style:style>
    <style:style style:name="T862" style:family="text">
      <style:text-properties officeooo:rsid="1ce416ef"/>
    </style:style>
    <style:style style:name="T863" style:family="text">
      <style:text-properties officeooo:rsid="1ce7d2bb"/>
    </style:style>
    <style:style style:name="T864" style:family="text">
      <style:text-properties officeooo:rsid="1ce7ed58"/>
    </style:style>
    <style:style style:name="T865" style:family="text">
      <style:text-properties officeooo:rsid="1cee05c8"/>
    </style:style>
    <style:style style:name="T866" style:family="text">
      <style:text-properties officeooo:rsid="1cfa83a5"/>
    </style:style>
    <style:style style:name="T867" style:family="text">
      <style:text-properties officeooo:rsid="1d03b411"/>
    </style:style>
    <style:style style:name="T868" style:family="text">
      <style:text-properties officeooo:rsid="1d0d8164"/>
    </style:style>
    <style:style style:name="T869" style:family="text">
      <style:text-properties officeooo:rsid="1d14e3d8"/>
    </style:style>
    <style:style style:name="T870" style:family="text">
      <style:text-properties officeooo:rsid="1d17f2b0"/>
    </style:style>
    <style:style style:name="T871" style:family="text">
      <style:text-properties officeooo:rsid="1d1bab64"/>
    </style:style>
    <style:style style:name="T872" style:family="text">
      <style:text-properties officeooo:rsid="1d1d9988"/>
    </style:style>
    <style:style style:name="T873" style:family="text">
      <style:text-properties officeooo:rsid="1d212898"/>
    </style:style>
    <style:style style:name="T874" style:family="text">
      <style:text-properties officeooo:rsid="1d24a499"/>
    </style:style>
    <style:style style:name="T875" style:family="text">
      <style:text-properties officeooo:rsid="1d35d0f6"/>
    </style:style>
    <style:style style:name="T876" style:family="text">
      <style:text-properties officeooo:rsid="1d3a4787"/>
    </style:style>
    <style:style style:name="T877" style:family="text">
      <style:text-properties officeooo:rsid="1d46006d"/>
    </style:style>
    <style:style style:name="T878" style:family="text">
      <style:text-properties officeooo:rsid="1d631bec"/>
    </style:style>
    <style:style style:name="T879" style:family="text">
      <style:text-properties officeooo:rsid="1d66a8e2"/>
    </style:style>
    <style:style style:name="T880" style:family="text">
      <style:text-properties officeooo:rsid="1d66d119"/>
    </style:style>
    <style:style style:name="T881" style:family="text">
      <style:text-properties officeooo:rsid="1d77c545"/>
    </style:style>
    <style:style style:name="T882" style:family="text">
      <style:text-properties officeooo:rsid="1d840dc6"/>
    </style:style>
    <style:style style:name="T883" style:family="text">
      <style:text-properties officeooo:rsid="1d8554d6"/>
    </style:style>
    <style:style style:name="T884" style:family="text">
      <style:text-properties officeooo:rsid="1d8ddbeb"/>
    </style:style>
    <style:style style:name="T885" style:family="text">
      <style:text-properties officeooo:rsid="1d939511"/>
    </style:style>
    <style:style style:name="T886" style:family="text">
      <style:text-properties officeooo:rsid="1d97116b"/>
    </style:style>
    <style:style style:name="T887" style:family="text">
      <style:text-properties officeooo:rsid="1d9ab995"/>
    </style:style>
    <style:style style:name="T888" style:family="text">
      <style:text-properties officeooo:rsid="1d9f0329"/>
    </style:style>
    <style:style style:name="T889" style:family="text">
      <style:text-properties officeooo:rsid="1da22209"/>
    </style:style>
    <style:style style:name="T890" style:family="text">
      <style:text-properties officeooo:rsid="1da41e03"/>
    </style:style>
    <style:style style:name="T891" style:family="text">
      <style:text-properties officeooo:rsid="1dbdf5ee"/>
    </style:style>
    <style:style style:name="T892" style:family="text">
      <style:text-properties officeooo:rsid="1dc2ae84"/>
    </style:style>
    <style:style style:name="T893" style:family="text">
      <style:text-properties officeooo:rsid="1dc67049"/>
    </style:style>
    <style:style style:name="T894" style:family="text">
      <style:text-properties officeooo:rsid="1dc8db78"/>
    </style:style>
    <style:style style:name="T895" style:family="text">
      <style:text-properties officeooo:rsid="1dcfca17"/>
    </style:style>
    <style:style style:name="T896" style:family="text">
      <style:text-properties officeooo:rsid="1dd0455a"/>
    </style:style>
    <style:style style:name="T897" style:family="text">
      <style:text-properties officeooo:rsid="1dd18c47"/>
    </style:style>
    <style:style style:name="T898" style:family="text">
      <style:text-properties officeooo:rsid="1cd8d774"/>
    </style:style>
    <style:style style:name="T899" style:family="text">
      <style:text-properties officeooo:rsid="1dd47b13"/>
    </style:style>
    <style:style style:name="T900" style:family="text">
      <style:text-properties officeooo:rsid="1e0040ee"/>
    </style:style>
    <style:style style:name="T901" style:family="text">
      <style:text-properties officeooo:rsid="1e01a0b7"/>
    </style:style>
    <style:style style:name="T902" style:family="text">
      <style:text-properties officeooo:rsid="1e02d23b"/>
    </style:style>
    <style:style style:name="T903" style:family="text">
      <style:text-properties officeooo:rsid="1e0a2ff4"/>
    </style:style>
    <style:style style:name="T904" style:family="text">
      <style:text-properties officeooo:rsid="1e0be04c"/>
    </style:style>
    <style:style style:name="T905" style:family="text">
      <style:text-properties officeooo:rsid="1e0d265b"/>
    </style:style>
    <style:style style:name="T906" style:family="text">
      <style:text-properties officeooo:rsid="1e101501"/>
    </style:style>
    <style:style style:name="T907" style:family="text">
      <style:text-properties officeooo:rsid="1ddc7f7b"/>
    </style:style>
    <style:style style:name="T908" style:family="text">
      <style:text-properties officeooo:rsid="1dfaf00a"/>
    </style:style>
    <style:style style:name="T909" style:family="text">
      <style:text-properties officeooo:rsid="1e2327a3"/>
    </style:style>
    <style:style style:name="T910" style:family="text">
      <style:text-properties officeooo:rsid="1e2330ea"/>
    </style:style>
    <style:style style:name="T911" style:family="text">
      <style:text-properties officeooo:rsid="1e241a8f"/>
    </style:style>
    <style:style style:name="T912" style:family="text">
      <style:text-properties officeooo:rsid="1e26799d"/>
    </style:style>
    <style:style style:name="T913" style:family="text">
      <style:text-properties officeooo:rsid="1e27b703"/>
    </style:style>
    <style:style style:name="T914" style:family="text">
      <style:text-properties officeooo:rsid="1e298e04"/>
    </style:style>
    <style:style style:name="T915" style:family="text">
      <style:text-properties officeooo:rsid="1e2b3199"/>
    </style:style>
    <style:style style:name="T916" style:family="text">
      <style:text-properties officeooo:rsid="1e2bff8c"/>
    </style:style>
    <style:style style:name="T917" style:family="text">
      <style:text-properties officeooo:rsid="1e2dceed"/>
    </style:style>
    <style:style style:name="T918" style:family="text">
      <style:text-properties officeooo:rsid="1e36d3b9"/>
    </style:style>
    <style:style style:name="T919" style:family="text">
      <style:text-properties officeooo:rsid="1e3c189a"/>
    </style:style>
    <style:style style:name="T920" style:family="text">
      <style:text-properties officeooo:rsid="1e3c67b0"/>
    </style:style>
    <style:style style:name="T921" style:family="text">
      <style:text-properties officeooo:rsid="1e3e762a"/>
    </style:style>
    <style:style style:name="T922" style:family="text">
      <style:text-properties officeooo:rsid="1e3f11aa"/>
    </style:style>
    <style:style style:name="T923" style:family="text">
      <style:text-properties officeooo:rsid="1e44a2e8"/>
    </style:style>
    <style:style style:name="T924" style:family="text">
      <style:text-properties officeooo:rsid="1e468e4b"/>
    </style:style>
    <style:style style:name="T925" style:family="text">
      <style:text-properties officeooo:rsid="1e47dd0f"/>
    </style:style>
    <style:style style:name="T926" style:family="text">
      <style:text-properties officeooo:rsid="1e4d540e"/>
    </style:style>
    <style:style style:name="T927" style:family="text">
      <style:text-properties officeooo:rsid="1e50bbff"/>
    </style:style>
    <style:style style:name="T928" style:family="text">
      <style:text-properties officeooo:rsid="1e52b4b1"/>
    </style:style>
    <style:style style:name="T929" style:family="text">
      <style:text-properties officeooo:rsid="1e534b4e"/>
    </style:style>
    <style:style style:name="T930" style:family="text">
      <style:text-properties officeooo:rsid="1e572300"/>
    </style:style>
    <style:style style:name="T931" style:family="text">
      <style:text-properties officeooo:rsid="1e652f79"/>
    </style:style>
    <style:style style:name="T932" style:family="text">
      <style:text-properties officeooo:rsid="1e82d4a7"/>
    </style:style>
    <style:style style:name="T933" style:family="text">
      <style:text-properties officeooo:rsid="1e8428b1"/>
    </style:style>
    <style:style style:name="T934" style:family="text">
      <style:text-properties officeooo:rsid="1e8625a0"/>
    </style:style>
    <style:style style:name="T935" style:family="text">
      <style:text-properties officeooo:rsid="1e8d41c5"/>
    </style:style>
    <style:style style:name="T936" style:family="text">
      <style:text-properties officeooo:rsid="1e903833"/>
    </style:style>
    <style:style style:name="T937" style:family="text">
      <style:text-properties officeooo:rsid="1e9670c2"/>
    </style:style>
    <style:style style:name="T938" style:family="text">
      <style:text-properties officeooo:rsid="1e55adc6"/>
    </style:style>
    <style:style style:name="T939" style:family="text">
      <style:text-properties officeooo:rsid="1e982a10"/>
    </style:style>
    <style:style style:name="T940" style:family="text">
      <style:text-properties officeooo:rsid="1e999c0e"/>
    </style:style>
    <style:style style:name="T941" style:family="text">
      <style:text-properties officeooo:rsid="1ea56d5a"/>
    </style:style>
    <style:style style:name="T942" style:family="text">
      <style:text-properties officeooo:rsid="1ea68da6"/>
    </style:style>
    <style:style style:name="T943" style:family="text">
      <style:text-properties officeooo:rsid="1ea92683"/>
    </style:style>
    <style:style style:name="T944" style:family="text">
      <style:text-properties officeooo:rsid="1eab0cf7"/>
    </style:style>
    <style:style style:name="T945" style:family="text">
      <style:text-properties officeooo:rsid="1eb1e9cd"/>
    </style:style>
    <style:style style:name="T946" style:family="text">
      <style:text-properties officeooo:rsid="1eb3caa7"/>
    </style:style>
    <style:style style:name="T947" style:family="text">
      <style:text-properties officeooo:rsid="1eb40909"/>
    </style:style>
    <style:style style:name="T948" style:family="text">
      <style:text-properties officeooo:rsid="1eb4557e"/>
    </style:style>
    <style:style style:name="T949" style:family="text">
      <style:text-properties officeooo:rsid="1eb7d9d0"/>
    </style:style>
    <style:style style:name="T950" style:family="text">
      <style:text-properties officeooo:rsid="1eb9dbde"/>
    </style:style>
    <style:style style:name="T951" style:family="text">
      <style:text-properties officeooo:rsid="1ebb7896"/>
    </style:style>
    <style:style style:name="T952" style:family="text">
      <style:text-properties officeooo:rsid="1ebc83c3"/>
    </style:style>
    <style:style style:name="T953" style:family="text">
      <style:text-properties officeooo:rsid="1ebf69a0"/>
    </style:style>
    <style:style style:name="T954" style:family="text">
      <style:text-properties officeooo:rsid="1ebfa9b9"/>
    </style:style>
    <style:style style:name="T955" style:family="text">
      <style:text-properties officeooo:rsid="1ec33787"/>
    </style:style>
    <style:style style:name="T956" style:family="text">
      <style:text-properties officeooo:rsid="1ec34d84"/>
    </style:style>
    <style:style style:name="T957" style:family="text">
      <style:text-properties officeooo:rsid="1ec54b06"/>
    </style:style>
    <style:style style:name="T958" style:family="text">
      <style:text-properties officeooo:rsid="1ec6cf61"/>
    </style:style>
    <style:style style:name="T959" style:family="text">
      <style:text-properties officeooo:rsid="1ec8c3fb"/>
    </style:style>
    <style:style style:name="T960" style:family="text">
      <style:text-properties officeooo:rsid="1ecfea41"/>
    </style:style>
    <style:style style:name="T961" style:family="text">
      <style:text-properties officeooo:rsid="1ed89b02"/>
    </style:style>
    <style:style style:name="T962" style:family="text">
      <style:text-properties officeooo:rsid="1ed8d337"/>
    </style:style>
    <style:style style:name="T963" style:family="text">
      <style:text-properties officeooo:rsid="1ed9f7b0"/>
    </style:style>
    <style:style style:name="T964" style:family="text">
      <style:text-properties officeooo:rsid="1edb9a89"/>
    </style:style>
    <style:style style:name="T965" style:family="text">
      <style:text-properties officeooo:rsid="1ede3ca9"/>
    </style:style>
    <style:style style:name="T966" style:family="text">
      <style:text-properties officeooo:rsid="1ee0059b"/>
    </style:style>
    <style:style style:name="T967" style:family="text">
      <style:text-properties officeooo:rsid="1ee433b5"/>
    </style:style>
    <style:style style:name="T968" style:family="text">
      <style:text-properties officeooo:rsid="1ee5df9b"/>
    </style:style>
    <style:style style:name="T969" style:family="text">
      <style:text-properties officeooo:rsid="1ee730f2"/>
    </style:style>
    <style:style style:name="T970" style:family="text">
      <style:text-properties officeooo:rsid="1ee8adb9"/>
    </style:style>
    <style:style style:name="T971" style:family="text">
      <style:text-properties officeooo:rsid="1eea47bc"/>
    </style:style>
    <style:style style:name="T972" style:family="text">
      <style:text-properties officeooo:rsid="1eecf073"/>
    </style:style>
    <style:style style:name="T973" style:family="text">
      <style:text-properties officeooo:rsid="1eed9664"/>
    </style:style>
    <style:style style:name="T974" style:family="text">
      <style:text-properties officeooo:rsid="1eee3be2"/>
    </style:style>
    <style:style style:name="T975" style:family="text">
      <style:text-properties officeooo:rsid="1ef33031"/>
    </style:style>
    <style:style style:name="T976" style:family="text">
      <style:text-properties officeooo:rsid="1ef44c16"/>
    </style:style>
    <style:style style:name="T977" style:family="text">
      <style:text-properties officeooo:rsid="1ef732ce"/>
    </style:style>
    <style:style style:name="T978" style:family="text">
      <style:text-properties officeooo:rsid="1f003b10"/>
    </style:style>
    <style:style style:name="T979" style:family="text">
      <style:text-properties officeooo:rsid="1f03072b"/>
    </style:style>
    <style:style style:name="T980" style:family="text">
      <style:text-properties officeooo:rsid="1f05e202"/>
    </style:style>
    <style:style style:name="T981" style:family="text">
      <style:text-properties officeooo:rsid="1f16b24d"/>
    </style:style>
    <style:style style:name="T982" style:family="text">
      <style:text-properties officeooo:rsid="1f27e7ad"/>
    </style:style>
    <style:style style:name="T983" style:family="text">
      <style:text-properties officeooo:rsid="1f2bc863"/>
    </style:style>
    <style:style style:name="T984" style:family="text">
      <style:text-properties officeooo:rsid="1f2d49e7"/>
    </style:style>
    <style:style style:name="T985" style:family="text">
      <style:text-properties officeooo:rsid="1f31535e"/>
    </style:style>
    <style:style style:name="T986" style:family="text">
      <style:text-properties officeooo:rsid="1f331a4f"/>
    </style:style>
    <style:style style:name="T987" style:family="text">
      <style:text-properties officeooo:rsid="1f34f748"/>
    </style:style>
    <style:style style:name="T988" style:family="text">
      <style:text-properties officeooo:rsid="1f356719"/>
    </style:style>
    <style:style style:name="T989" style:family="text">
      <style:text-properties officeooo:rsid="1f393b68"/>
    </style:style>
    <style:style style:name="T990" style:family="text">
      <style:text-properties officeooo:rsid="1f3a5e21"/>
    </style:style>
    <style:style style:name="T991" style:family="text">
      <style:text-properties officeooo:rsid="1f3a64a9"/>
    </style:style>
    <style:style style:name="T992" style:family="text">
      <style:text-properties officeooo:rsid="1f3c5918"/>
    </style:style>
    <style:style style:name="T993" style:family="text">
      <style:text-properties officeooo:rsid="1f3c5ee4"/>
    </style:style>
    <style:style style:name="T994" style:family="text">
      <style:text-properties officeooo:rsid="1f3ca112"/>
    </style:style>
    <style:style style:name="T995" style:family="text">
      <style:text-properties officeooo:rsid="1f3ed1fc"/>
    </style:style>
    <style:style style:name="T996" style:family="text">
      <style:text-properties officeooo:rsid="1f46afff"/>
    </style:style>
    <style:style style:name="T997" style:family="text">
      <style:text-properties officeooo:rsid="1f50a315"/>
    </style:style>
    <style:style style:name="T998" style:family="text">
      <style:text-properties officeooo:rsid="1f51e3d7"/>
    </style:style>
    <style:style style:name="T999" style:family="text">
      <style:text-properties officeooo:rsid="1f51efb3"/>
    </style:style>
    <style:style style:name="T1000" style:family="text">
      <style:text-properties officeooo:rsid="1f5418ad"/>
    </style:style>
    <style:style style:name="T1001" style:family="text">
      <style:text-properties officeooo:rsid="1f567cb2"/>
    </style:style>
    <style:style style:name="T1002" style:family="text">
      <style:text-properties officeooo:rsid="1f5799dd"/>
    </style:style>
    <style:style style:name="T1003" style:family="text">
      <style:text-properties officeooo:rsid="1f5af0b0"/>
    </style:style>
    <style:style style:name="T1004" style:family="text">
      <style:text-properties officeooo:rsid="1f5de8f7"/>
    </style:style>
    <style:style style:name="T1005" style:family="text">
      <style:text-properties officeooo:rsid="1f627dbf"/>
    </style:style>
    <style:style style:name="T1006" style:family="text">
      <style:text-properties officeooo:rsid="1f655df8"/>
    </style:style>
    <style:style style:name="T1007" style:family="text">
      <style:text-properties officeooo:rsid="1f669125"/>
    </style:style>
    <style:style style:name="T1008" style:family="text">
      <style:text-properties officeooo:rsid="1f6c08bf"/>
    </style:style>
    <style:style style:name="T1009" style:family="text">
      <style:text-properties officeooo:rsid="1f6c2e44"/>
    </style:style>
    <style:style style:name="T1010" style:family="text">
      <style:text-properties officeooo:rsid="1f6e05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0">s</text:p>
      <text:p text:style-name="P288"/>
      <text:p text:style-name="P14"/>
      <text:p text:style-name="Text_20_body"/>
      <text:p text:style-name="Text_20_body"/>
      <text:p text:style-name="P316">Dakara</text:p>
      <text:p text:style-name="P312"/>
      <text:p text:style-name="P312"/>
      <text:p text:style-name="P317">dungeoncrawl</text:p>
      <text:p text:style-name="P313"/>
      <text:p text:style-name="P313"/>
      <text:p text:style-name="P313"/>
      <text:p text:style-name="P313"/>
      <text:p text:style-name="P313"/>
      <text:p text:style-name="P313"/>
      <text:p text:style-name="P313"/>
      <text:p text:style-name="P314">Společenská hra na prožívání příběhů</text:p>
      <text:p text:style-name="P314"/>
      <text:p text:style-name="P315"/>
      <text:p text:style-name="P3">Michal Světlý</text:p>
      <text:p text:style-name="P1"><text:soft-page-break/></text:p>
      <text:p text:style-name="P32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8"><text:a xlink:type="simple" xlink:href="#__RefHeading___Toc2946_901242990" text:style-name="Internet_20_link" text:visited-style-name="Internet_20_link">TODO:</text:a><text:tab/>4</text:p>
          <text:p text:style-name="P358"><text:a xlink:type="simple" xlink:href="#__RefHeading___Toc1631_1817222415" text:style-name="Internet_20_link" text:visited-style-name="Internet_20_link">Úvod</text:a><text:tab/>5</text:p>
          <text:p text:style-name="P359"><text:a xlink:type="simple" xlink:href="#__RefHeading___Toc4217_4129273621" text:style-name="Internet_20_link" text:visited-style-name="Internet_20_link">O světě</text:a><text:tab/>5</text:p>
          <text:p text:style-name="P359"><text:a xlink:type="simple" xlink:href="#__RefHeading___Toc1575_1936223890" text:style-name="Internet_20_link" text:visited-style-name="Internet_20_link">Výprava do Divočiny</text:a><text:tab/>6</text:p>
          <text:p text:style-name="P359"><text:a xlink:type="simple" xlink:href="#__RefHeading___Toc4219_4129273621" text:style-name="Internet_20_link" text:visited-style-name="Internet_20_link">Pán jeskyně a hráči postav</text:a><text:tab/>6</text:p>
          <text:p text:style-name="P359"><text:a xlink:type="simple" xlink:href="#__RefHeading___Toc4221_4129273621" text:style-name="Internet_20_link" text:visited-style-name="Internet_20_link">Příklad hry</text:a><text:tab/>6</text:p>
          <text:p text:style-name="P359"><text:a xlink:type="simple" xlink:href="#__RefHeading___Toc4223_4129273621" text:style-name="Internet_20_link" text:visited-style-name="Internet_20_link">Cíl hry</text:a><text:tab/>7</text:p>
          <text:p text:style-name="P358"><text:a xlink:type="simple" xlink:href="#__RefHeading___Toc2643_120643391" text:style-name="Internet_20_link" text:visited-style-name="Internet_20_link">Tvorba postavy</text:a><text:tab/>8</text:p>
          <text:p text:style-name="P359"><text:a xlink:type="simple" xlink:href="#__RefHeading___Toc4225_4129273621" text:style-name="Internet_20_link" text:visited-style-name="Internet_20_link">Rasa</text:a><text:tab/>8</text:p>
          <text:p text:style-name="P359"><text:a xlink:type="simple" xlink:href="#__RefHeading___Toc4227_4129273621" text:style-name="Internet_20_link" text:visited-style-name="Internet_20_link">Minulost</text:a><text:tab/>9</text:p>
          <text:p text:style-name="P359"><text:a xlink:type="simple" xlink:href="#__RefHeading___Toc4229_4129273621" text:style-name="Internet_20_link" text:visited-style-name="Internet_20_link">Jméno</text:a><text:tab/>10</text:p>
          <text:p text:style-name="P359"><text:a xlink:type="simple" xlink:href="#__RefHeading___Toc4231_4129273621" text:style-name="Internet_20_link" text:visited-style-name="Internet_20_link">Vlastnosti</text:a><text:tab/>10</text:p>
          <text:p text:style-name="P358"><text:a xlink:type="simple" xlink:href="#__RefHeading___Toc4233_4129273621" text:style-name="Internet_20_link" text:visited-style-name="Internet_20_link">Hraní za postavu</text:a><text:tab/>12</text:p>
          <text:p text:style-name="P359"><text:a xlink:type="simple" xlink:href="#__RefHeading___Toc4235_4129273621" text:style-name="Internet_20_link" text:visited-style-name="Internet_20_link">Spolupracujte</text:a><text:tab/>12</text:p>
          <text:p text:style-name="P359"><text:a xlink:type="simple" xlink:href="#__RefHeading___Toc4237_4129273621" text:style-name="Internet_20_link" text:visited-style-name="Internet_20_link">Hraní rozhovorů</text:a><text:tab/>13</text:p>
          <text:p text:style-name="P359"><text:a xlink:type="simple" xlink:href="#__RefHeading___Toc10367_38474947" text:style-name="Internet_20_link" text:visited-style-name="Internet_20_link">Překonávání překážek</text:a><text:tab/>13</text:p>
          <text:p text:style-name="P359"><text:a xlink:type="simple" xlink:href="#__RefHeading___Toc13231_3822832400" text:style-name="Internet_20_link" text:visited-style-name="Internet_20_link">Svícení v podzemí</text:a><text:tab/>15</text:p>
          <text:p text:style-name="P359"><text:a xlink:type="simple" xlink:href="#__RefHeading___Toc13233_3822832400" text:style-name="Internet_20_link" text:visited-style-name="Internet_20_link">Kreslení mapy</text:a><text:tab/>16</text:p>
          <text:p text:style-name="P359"><text:a xlink:type="simple" xlink:href="#__RefHeading___Toc4239_4129273621" text:style-name="Internet_20_link" text:visited-style-name="Internet_20_link">Prohledávání</text:a><text:tab/>16</text:p>
          <text:p text:style-name="P359"><text:a xlink:type="simple" xlink:href="#__RefHeading___Toc4241_4129273621" text:style-name="Internet_20_link" text:visited-style-name="Internet_20_link">Chyby a nedorozumění</text:a><text:tab/>20</text:p>
          <text:p text:style-name="P358"><text:a xlink:type="simple" xlink:href="#__RefHeading___Toc1599_1936223890" text:style-name="Internet_20_link" text:visited-style-name="Internet_20_link">Boj a jiná nebezpečí</text:a><text:tab/>22</text:p>
          <text:p text:style-name="P359"><text:a xlink:type="simple" xlink:href="#__RefHeading___Toc4243_4129273621" text:style-name="Internet_20_link" text:visited-style-name="Internet_20_link">Příklad boje</text:a><text:tab/>22</text:p>
          <text:p text:style-name="P359"><text:a xlink:type="simple" xlink:href="#__RefHeading___Toc13235_3822832400" text:style-name="Internet_20_link" text:visited-style-name="Internet_20_link">Pojmy</text:a><text:tab/>24</text:p>
          <text:p text:style-name="P359"><text:a xlink:type="simple" xlink:href="#__RefHeading___Toc2523_690236890" text:style-name="Internet_20_link" text:visited-style-name="Internet_20_link">Popis situace</text:a><text:tab/>25</text:p>
          <text:p text:style-name="P359"><text:a xlink:type="simple" xlink:href="#__RefHeading___Toc4245_4129273621" text:style-name="Internet_20_link" text:visited-style-name="Internet_20_link">Kola</text:a><text:tab/>26</text:p>
          <text:p text:style-name="P359"><text:a xlink:type="simple" xlink:href="#__RefHeading___Toc2525_690236890" text:style-name="Internet_20_link" text:visited-style-name="Internet_20_link">Záměry</text:a><text:tab/>26</text:p>
          <text:p text:style-name="P359"><text:a xlink:type="simple" xlink:href="#__RefHeading___Toc10371_38474947" text:style-name="Internet_20_link" text:visited-style-name="Internet_20_link">Akce</text:a><text:tab/>28</text:p>
          <text:p text:style-name="P359"><text:a xlink:type="simple" xlink:href="#__RefHeading___Toc2529_690236890" text:style-name="Internet_20_link" text:visited-style-name="Internet_20_link">Obrana</text:a><text:tab/>37</text:p>
          <text:p text:style-name="P359"><text:a xlink:type="simple" xlink:href="#__RefHeading___Toc13237_3822832400" text:style-name="Internet_20_link" text:visited-style-name="Internet_20_link">Kdy se počítá jaká vlastnost</text:a><text:tab/>38</text:p>
          <text:p text:style-name="P359"><text:a xlink:type="simple" xlink:href="#__RefHeading___Toc13239_3822832400" text:style-name="Internet_20_link" text:visited-style-name="Internet_20_link">Výhody a nevýhody</text:a><text:tab/>39</text:p>
          <text:p text:style-name="P359"><text:a xlink:type="simple" xlink:href="#__RefHeading___Toc13241_3822832400" text:style-name="Internet_20_link" text:visited-style-name="Internet_20_link">Změna pozice a situace</text:a><text:tab/>41</text:p>
          <text:p text:style-name="P359"><text:a xlink:type="simple" xlink:href="#__RefHeading___Toc13243_3822832400" text:style-name="Internet_20_link" text:visited-style-name="Internet_20_link">Zranitelnost nestvůr</text:a><text:tab/>42</text:p>
          <text:p text:style-name="P359"><text:a xlink:type="simple" xlink:href="#__RefHeading___Toc1607_1936223890" text:style-name="Internet_20_link" text:visited-style-name="Internet_20_link">Jedy</text:a><text:tab/>42</text:p>
          <text:p text:style-name="P359"><text:a xlink:type="simple" xlink:href="#__RefHeading___Toc9078_2234690082" text:style-name="Internet_20_link" text:visited-style-name="Internet_20_link">Pád</text:a><text:tab/>44</text:p>
          <text:p text:style-name="P359"><text:a xlink:type="simple" xlink:href="#__RefHeading___Toc13245_3822832400" text:style-name="Internet_20_link" text:visited-style-name="Internet_20_link">Pasti</text:a><text:tab/>44</text:p>
          <text:p text:style-name="P359"><text:a xlink:type="simple" xlink:href="#__RefHeading___Toc1609_1936223890" text:style-name="Internet_20_link" text:visited-style-name="Internet_20_link">Kondice a zranění</text:a><text:tab/>45</text:p>
          <text:p text:style-name="P359"><text:a xlink:type="simple" xlink:href="#__RefHeading___Toc13247_3822832400" text:style-name="Internet_20_link" text:visited-style-name="Internet_20_link">Léčení</text:a><text:tab/>50</text:p>
          <text:p text:style-name="P358"><text:a xlink:type="simple" xlink:href="#__RefHeading___Toc13249_3822832400" text:style-name="Internet_20_link" text:visited-style-name="Internet_20_link">Úroveň</text:a><text:tab/>51</text:p>
          <text:p text:style-name="P359"><text:a xlink:type="simple" xlink:href="#__RefHeading___Toc1639_1936223890" text:style-name="Internet_20_link" text:visited-style-name="Internet_20_link">Postup na vyšší úroveň</text:a><text:tab/>51</text:p>
          <text:p text:style-name="P358"><text:soft-page-break/><text:a xlink:type="simple" xlink:href="#__RefHeading___Toc3098_3000536483" text:style-name="Internet_20_link" text:visited-style-name="Internet_20_link">Vedení hry</text:a><text:tab/>52</text:p>
          <text:p text:style-name="P359"><text:a xlink:type="simple" xlink:href="#__RefHeading___Toc13251_3822832400" text:style-name="Internet_20_link" text:visited-style-name="Internet_20_link">Obecné rady</text:a><text:tab/>52</text:p>
          <text:p text:style-name="P359"><text:a xlink:type="simple" xlink:href="#__RefHeading___Toc13253_3822832400" text:style-name="Internet_20_link" text:visited-style-name="Internet_20_link">Situační pravidla a rozhodnutí</text:a><text:tab/>54</text:p>
          <text:p text:style-name="P359"><text:a xlink:type="simple" xlink:href="#__RefHeading___Toc13255_3822832400" text:style-name="Internet_20_link" text:visited-style-name="Internet_20_link">Magie</text:a><text:tab/>56</text:p>
          <text:p text:style-name="P359"><text:a xlink:type="simple" xlink:href="#__RefHeading___Toc10375_38474947" text:style-name="Internet_20_link" text:visited-style-name="Internet_20_link">Smrt hráčské postavy</text:a><text:tab/>59</text:p>
          <text:p text:style-name="P359"><text:a xlink:type="simple" xlink:href="#__RefHeading___Toc10377_38474947" text:style-name="Internet_20_link" text:visited-style-name="Internet_20_link">Překonávání překážek</text:a><text:tab/>61</text:p>
          <text:p text:style-name="P359"><text:a xlink:type="simple" xlink:href="#__RefHeading___Toc10381_38474947" text:style-name="Internet_20_link" text:visited-style-name="Internet_20_link">Použití příručky s dobrodružstvím</text:a><text:tab/>63</text:p>
          <text:p text:style-name="P359"><text:a xlink:type="simple" xlink:href="#__RefHeading___Toc10385_38474947" text:style-name="Internet_20_link" text:visited-style-name="Internet_20_link">Hraní za protivníky</text:a><text:tab/>70</text:p>
        </text:index-body>
      </text:table-of-content>
      <text:p text:style-name="P318"/>
      <text:p text:style-name="P4"/>
      <text:p text:style-name="P2">Verze 0.<text:span text:style-name="T376">0.35</text:span></text:p>
      <text:p text:style-name="P31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37" text:outline-level="1"><text:bookmark-start text:name="__RefHeading___Toc2946_901242990"/>TODO:<text:bookmark-end text:name="__RefHeading___Toc2946_901242990"/></text:h>
      <text:list xml:id="list2281645520" text:style-name="L1">
        <text:list-item>
          <text:p text:style-name="P461">TODO: Kuše se nabíjí minutu.</text:p>
        </text:list-item>
        <text:list-item>
          <text:p text:style-name="P462">TODO: Při <text:span text:style-name="T177">soustředění</text:span> jde <text:span text:style-name="T978">mluvit</text:span>. TODO: Popis <text:span text:style-name="T258">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63">TODO: Dýka +1, Elfský meč taky +1 (těžká zbraň).</text:p>
        </text:list-item>
        <text:list-item>
          <text:p text:style-name="P464">Těžké zbraně: Ignorují 1 bod zbroje, pokud je zbroj větší než 1 (tzn. mobové se zbrojí 2 a víc se berou jako že mají těžkou zbroj).</text:p>
        </text:list-item>
        <text:list-item>
          <text:p text:style-name="P465">Situace: Kreju ostatní štítem proti střelbě.</text:p>
          <text:list>
            <text:list-item>
              <text:p text:style-name="P466">To je normální <text:span text:style-name="T247">zabránění</text:span><text:span text:style-name="T979">, tzn. akce proti střelcům.</text:span></text:p>
            </text:list-item>
            <text:list-item>
              <text:p text:style-name="P467">Nelze použít plnou obranu.</text:p>
            </text:list-item>
            <text:list-item>
              <text:p text:style-name="P467">Když je střelců víc, počítám si postihy za ovlivnění víc protivníků.</text:p>
            </text:list-item>
          </text:list>
        </text:list-item>
        <text:list-item>
          <text:p text:style-name="P468">TODO: Do dungeonu doplnit cvaknutí pasti. Do pravidel pak příklad, že někdy je možné na spuštění pasti ještě nějak reagovat.</text:p>
        </text:list-item>
        <text:list-item>
          <text:p text:style-name="P469">TODO (pro PJe): Nebojová kola (a možná dokonce i pro hráče)</text:p>
          <text:list>
            <text:list-item>
              <text:p text:style-name="P470">V podstatě stejně jako v boji – domluva na záměrech + zeptej se jmenovitě všech hráčů, co dělají.</text:p>
            </text:list-item>
          </text:list>
        </text:list-item>
        <text:list-item>
          <text:p text:style-name="P469"><text:soft-page-break/>TODO (pro PJe): V boji při ohlašování záměrů se zeptej jmenovitě všech hráčů, co dělají (rozdělování spotlightu).</text:p>
        </text:list-item>
        <text:list-item>
          <text:p text:style-name="P471"><text:span text:style-name="T886">TODO (pro PJe): </text:span>Popisuj víc, než na co se hráči zrovna ptají. Když se jde třeba postava podívat na dveře, tak si například určitě všimne i detailů na stěnách kolem.</text:p>
        </text:list-item>
        <text:list-item>
          <text:p text:style-name="P472"><text:span text:style-name="T886">TODO (pro PJe): </text:span>Nejdřív nakresli mapu (další místnost, chodbu...), pak teprve popisuj.</text:p>
        </text:list-item>
        <text:list-item>
          <text:p text:style-name="P471"/>
        </text:list-item>
        <text:list-item>
          <text:p text:style-name="P471">TODO: Vysvětlení počítání čísel na deníku</text:p>
        </text:list-item>
        <text:list-item>
          <text:p text:style-name="P473">TODO: -1 na střelbu z luku s těžkou zbrojí</text:p>
        </text:list-item>
        <text:list-item>
          <text:p text:style-name="P474">TODO: Komunikace v boji.</text:p>
        </text:list-item>
        <text:list-item>
          <text:p text:style-name="P475">TODO: Zabránění v akci útokem</text:p>
          <text:list>
            <text:list-item>
              <text:p text:style-name="P475">Jde, ale musíš cíl vážně zranit.</text:p>
            </text:list-item>
          </text:list>
        </text:list-item>
        <text:list-item>
          <text:p text:style-name="P476">TODO: Možná <text:span text:style-name="T798">by</text:span> šlo zrušit akci <text:span text:style-name="T177">zakousnutí se</text:span> a popis <text:span text:style-name="T799">u </text:span><text:span text:style-name="T234">znevýhodnění</text:span>, že se útočník <text:span text:style-name="T800">může taky</text:span> dostat do nevýhody, a přesunout to do samostatného odstavce o tom, že akcí se může jeden nebo i oba aktéři dostat do nevýhody <text:span text:style-name="T801">(plus dát jako příklady útok zakousnutím + zalehnutí)</text:span>.</text:p>
        </text:list-item>
        <text:list-item>
          <text:p text:style-name="P477">Ještě jednou zvážit sousek (rovnost hodů při střetu).</text:p>
          <text:list>
            <text:list-item>
              <text:p text:style-name="P477">Znamenalo by to, že i při hodu na obranu musí obránce přehodit útočníka (teď musí útočník přehodit obránce).</text:p>
            </text:list-item>
            <text:list-item>
              <text:p text:style-name="P477">Je otázka, jestli to má smysl – oba se přehodili o nulu, takže pokud mají zbroj, tak z toho stejně nejspíš nic nebude.</text:p>
            </text:list-item>
          </text:list>
        </text:list-item>
        <text:list-item>
          <text:p text:style-name="P478"><text:soft-page-break/>PJ by měl zajistit, aby se podtržená klíčová slova dostala k hráčům (tzn. při odchodu z místnosti se jich zeptat, jestli to opravdu chtějí nechat neprohledané)</text:p>
          <text:list>
            <text:list-item>
              <text:p text:style-name="P47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79">TODO: Příklad s mimikem (i když, sakra, to bude strašně spoilerovat dungeon <text:span text:style-name="T588">:\)</text:span></text:p>
          <text:list>
            <text:list-item>
              <text:p text:style-name="P479"><text:span text:style-name="T588">Mo</text:span><text:span text:style-name="T17">žná ho přeskinovat na jinou potvoru.</text:span></text:p>
              <text:list>
                <text:list-item>
                  <text:p text:style-name="P503">Překvapení</text:p>
                </text:list-item>
                <text:list-item>
                  <text:p text:style-name="P503">Full defense</text:p>
                </text:list-item>
                <text:list-item>
                  <text:p text:style-name="P504">Znevýhodnění kopím</text:p>
                </text:list-item>
                <text:list-item>
                  <text:p text:style-name="P480"><text:span text:style-name="T17">Útěk za dveře, </text:span><text:span text:style-name="T150">zavření dveří (truhla je nemá jak otevřít)</text:span></text:p>
                </text:list-item>
                <text:list-item>
                  <text:p text:style-name="P505">Přehození zbraní (sekera, lektvar ohnivého dechu)</text:p>
                </text:list-item>
                <text:list-item>
                  <text:p text:style-name="P505">Příprava (z obou stran)</text:p>
                </text:list-item>
                <text:list-item>
                  <text:p text:style-name="P505">Truhla vyrazí dveře</text:p>
                </text:list-item>
                <text:list-item>
                  <text:p text:style-name="P505">Bum</text:p>
                </text:list-item>
              </text:list>
            </text:list-item>
          </text:list>
        </text:list-item>
        <text:list-item>
          <text:p text:style-name="P506">Na charsheetech změnit hinty k výpočtu bojových čísel (číslo za lomítkem dát rovnou dolů).</text:p>
        </text:list-item>
        <text:list-item>
          <text:p text:style-name="P506">„Zásob máte dost a začneme to počítat až v případě, že jich z nějakých důvodů budete mít nedostatek.“</text:p>
          <text:list>
            <text:list-item>
              <text:p text:style-name="P507">Stejně jako s municí</text:p>
            </text:list-item>
          </text:list>
        </text:list-item>
        <text:list-item>
          <text:p text:style-name="P508"><text:soft-page-break/>Vrhačky použité na blízko nebo zbraně na blízko použité jako vrhačky by měly mít -1 k útoku (jen pokud je co odečítat, kámen je pořád 0/1)</text:p>
        </text:list-item>
        <text:list-item>
          <text:p text:style-name="P509">TODO: Otevřená hra je fakt důležitá (napsat to takhle natvrdo do pravi<text:span text:style-name="T804">d</text:span>el).</text:p>
        </text:list-item>
      </text:list>
      <text:p text:style-name="P22">IDEA: Dát „způsobit vážné zranění“ jako jednu z možností, <text:span text:style-name="T934">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33">a zbroj by před nima nechránila (a zranění zbraně by nehrálo roli)</text:span>.<text:line-break/>- <text:span text:style-name="T932">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77" text:outline-level="2">Poznámky k novému soubojáku:</text:h>
      <text:p text:style-name="P227"><text:span text:style-name="T853">IMPORTANT:</text:span> <text:span text:style-name="T853">proti každému protivníku si v jednom kole házíš vždy nejvýše jednou: Buď na úspěch akce (když ho ohrožuješ), nebo na obranu (když ho neohrožuješ).</text:span></text:p>
      <text:p text:style-name="P227"><text:soft-page-break/>- <text:span text:style-name="T853">prolomení se z nevýhody nebude agresivní akce. Hází se normálně na obranu a protivník musí použít zabránění.</text:span></text:p>
      <text:p text:style-name="P228">Záměry: Nemusíš popisovat, co přesně chceš protivníkovi udělat. <text:span text:style-name="T854">Na to přijde řada poté, co učíme, jestli se ti to povede.</text:span></text:p>
      <text:p text:style-name="P229">TODO: Výhoda za útok do zad vyplývající ze situace, viz příklad boje. Kdyby chtěl Gorondar proběhnout kolem orka a dostat se ke goblinovi, ork by mu mohl zaútočit do zad a měl by tedy výhodu.</text:p>
      <text:h text:style-name="P378" text:outline-level="2">Vyhodnocení <text:span text:style-name="T814">akce</text:span></text:h>
      <text:p text:style-name="P201">Chci ho zranit a zatlačit do rohu.</text:p>
      <text:h text:style-name="P379" text:outline-level="2">IMPORTANT:</text:h>
      <text:p text:style-name="P217">Vyhodnocují se záměry, nikoliv akce (slovo „akce“ bych asi měl z pravidel vyhodit).</text:p>
      <text:h text:style-name="P380" text:outline-level="2">Šílené úvahy</text:h>
      <text:p text:style-name="P198">Úspěšný útok může současně vytvořit nevýhodu (-1) (pokud je tak popsaný).</text:p>
      <text:list xml:id="list1187456854" text:style-name="L2">
        <text:list-item>
          <text:p text:style-name="P531">Vždycky je to malá nevýhoda, ale další takový útok ji může zvýšit na velkou.</text:p>
        </text:list-item>
      </text:list>
      <text:p text:style-name="P198">Úspěšné znevýhodnění (tzn. vzdám se útoku) rovnou vytvoří velkou nevýhodu <text:span text:style-name="T813">(nebo možná až při přehození o 3, každopádně ale má tu možnost)</text:span>.</text:p>
      <text:list xml:id="list2292965905" text:style-name="L3">
        <text:list-item>
          <text:p text:style-name="P532">Podrazím mu nohy.</text:p>
        </text:list-item>
        <text:list-item>
          <text:p text:style-name="P533">Šelma se tě nesnaží zranit, ale co nejlépe se do tebe zakousnout.</text:p>
        </text:list-item>
      </text:list>
      <text:p text:style-name="P199"><text:soft-page-break/>Musí to samozřejmě sedět k popisu. Když řekneš <text:span text:style-name="T177">„Zabodnu do něj kopí a přitlačím ho s ním ke zdi“</text:span>, tak se to bez zranění dost dobře neobejde.</text:p>
      <text:p text:style-name="P200">Tohle ale asi znamená, že budu muset počítat bonus za full defence i na vyprošťování se z nevýhod <text:span text:style-name="T815">(protože je moc jednoduché protivníka do nevýhody dostat)</text:span>.</text:p>
      <text:list xml:id="list2462477657" text:style-name="L4">
        <text:list-item>
          <text:p text:style-name="P534">Znamená přehození protivníka automaticky to, že se dostanu z nevýhody?</text:p>
        </text:list-item>
      </text:list>
      <text:h text:style-name="Heading_20_2" text:outline-level="2"><text:span text:style-name="T839">Popis z</text:span>áměr<text:span text:style-name="T839">ů</text:span></text:h>
      <text:p text:style-name="P223">Popiš, o co se v tomto kole snažíš.</text:p>
      <text:h text:style-name="Heading_20_2" text:outline-level="2">Vyhodnocení záměrů</text:h>
      <text:p text:style-name="P218">Když chceš dělat něco, co nikoho bezprostředně neohrožuje.</text:p>
      <text:p text:style-name="Example"><text:span text:style-name="T235">Příklady:</text:span><text:span text:style-name="T842"> </text:span>Míření, příprava finty, tasení zbraně, přezbrojení, nabíjení kuše, <text:span text:style-name="T847">útěk z boje</text:span> apod.</text:p>
      <text:list xml:id="list3813853825" text:style-name="L5">
        <text:list-item>
          <text:p text:style-name="P535"><text:span text:style-name="T841">Když se ti v tom snaží někdo zabránit, musíš si proti němu </text:span><text:span text:style-name="T356">hodit na úspěch</text:span><text:span text:style-name="T841">. V opačném případě se ti to podaří bez hodu.</text:span></text:p>
        </text:list-item>
      </text:list>
      <text:p text:style-name="P219">Když se chceš soustředit na obranu, <text:span text:style-name="T840">tak se můžeš pouze bránit nebo se snažit dostat z nevýhodné situace. Ke všem </text:span><text:span text:style-name="T355">hodům na obranu</text:span><text:span text:style-name="T840"> v tomto kole a k případnému </text:span><text:span text:style-name="T355">hodu na úspěch</text:span><text:span text:style-name="T840"> pokusu dostat se z nevýhodné situace si ale počítáš bonus +2.</text:span></text:p>
      <text:list xml:id="list934155961" text:style-name="L6">
        <text:list-item>
          <text:p text:style-name="P536"><text:span text:style-name="T841">Pokud se chceš dostat z nevýhodné situace a někdo ti v tom brání, musíš si proti němu </text:span><text:span text:style-name="T356">hodit na úspěch</text:span><text:span text:style-name="T531"> </text:span><text:span text:style-name="T530">(s bonusem +2 za plnou obranu)</text:span><text:span text:style-name="T841">. Jinak se ti to podaří bez hodu.</text:span></text:p>
        </text:list-item>
      </text:list>
      <text:p text:style-name="P220"><text:span text:style-name="T839">Když chceš někoho ohrozit, tak si </text:span><text:span text:style-name="T357">házíš na úspěch</text:span><text:span text:style-name="T839">.</text:span></text:p>
      <text:p text:style-name="Example"><text:soft-page-break/><text:span text:style-name="T235">Příklady:</text:span><text:span text:style-name="T842"> Chceš někoho zranit nebo zabít, v něčem mu zabránit, někam ho zatlačit, srazit ho na zem nebo ho dostat do jiné nevýhodné situace a podobně.</text:span></text:p>
      <text:h text:style-name="P403" text:outline-level="3">Příprava a překvapení</text:h>
      <text:p text:style-name="P226">Kolo můžeš strávit přípravou:</text:p>
      <text:p text:style-name="P226"><text:span text:style-name="T177">Příklady:</text:span> Zamíření střelnou zbraní, magickou hůlkou nebo holí. Rozhození protivníka klamným útokem. Vyčkávání na vhodný okamžik k útoku, zatímco protivník bojuje s někým jiným.</text:p>
      <text:p text:style-name="P225">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2">Bonus si můžeš ale započítat jen jednou.</text:span></text:p>
      <text:h text:style-name="P404" text:outline-level="3">Ohrožení více protivníků</text:h>
      <text:p text:style-name="P221">Když chceš v jednom kole ohrozit více než jednoho protivníka, tak si budeš házet na úspěch proti každému z nich.</text:p>
      <text:list xml:id="list4225627435" text:style-name="L7">
        <text:list-item>
          <text:p text:style-name="P537">Pokud používáš nějaké kouzlo nebo jiný druh útoku s plošným účinkem, házíš bez postihu.</text:p>
        </text:list-item>
        <text:list-item>
          <text:p text:style-name="P537">V opačném případě, například když se snažíš v jednom kole mečem zasáhnout víc protivníků, si ke všem hodům na úspěch <text:span text:style-name="T843">i na obranu v tomto kole</text:span> počítáš postih rovný počtu cílů, které se snažíš ohrozit.</text:p>
        </text:list-item>
      </text:list>
      <text:h text:style-name="Heading_20_3" text:outline-level="3">Hod na úspěch</text:h>
      <text:p text:style-name="P218"/>
      <text:h text:style-name="Heading_20_3" text:outline-level="3"><text:soft-page-break/>Pohyb</text:h>
      <text:p text:style-name="P34">Když běžíš, tak u toho nemůžeš dělat nic jiného</text:p>
      <text:p text:style-name="P214">(TODO: Určitě nic? To je asi blbost – může k někomu doběhnout a zranit ho, můžeš srazit toho, koho honíš, atd.)</text:p>
      <text:h text:style-name="Heading_20_3" text:outline-level="3">Plná obrana</text:h>
      <text:p text:style-name="P216">V kole, kdy se soustředíš na obranu, se můžeš pouze bránit nebo se snažit dostat z nevýhody (viz dále). Ke všem těmto hodům si počítáš bonus +2.</text:p>
      <text:h text:style-name="Heading_20_3" text:outline-level="3">Koho <text:span text:style-name="T838">ohrožuješ</text:span></text:h>
      <text:p text:style-name="P215">Standardně jen jeden cíl. Plošné útoky i víc. Neplošně na víc cílů za postih.</text:p>
      <text:h text:style-name="Heading_20_2" text:outline-level="2">Strašně šílená úvaha</text:h>
      <text:p text:style-name="P213">TODO: Zrušit nevýhodu při útěku z melee. Když budeš pak zdrhat dál a někdo tě bude honit, tak to pořád budeš mít do zad (s nevýhodou).</text:p>
      <text:p text:style-name="P202">Když protivníka přehodíš o <text:span text:style-name="T817">1 nebo 2</text:span>, tak mu můžeš provést jednu z následujících věcí. Když ho přehodíš o 3 nebo více, tak dvě, <text:span text:style-name="T819">a když dokonce o 6 nebo více, tak tři. Pokud není řečeno jinak, k</text:span><text:span text:style-name="T303">aždou si můžeš vybrat jen jednou. Nemůžeš tedy například někoho v jednom kole dvakrát zranit. </text:span><text:span text:style-name="T304">Tvoje možnosti jsou:</text:span></text:p>
      <text:list xml:id="list789804068" text:style-name="L8">
        <text:list-item>
          <text:p text:style-name="P538"><text:span text:style-name="T816">Z</text:span>ranit jej</text:p>
        </text:list-item>
        <text:list-item>
          <text:p text:style-name="P538"><text:span text:style-name="T816">D</text:span>ostat jej do nevýhody (-1)</text:p>
          <text:list>
            <text:list-item>
              <text:p text:style-name="P541">Tuto možnost si můžeš vybrat dvakrát a dostat jej tak rovnou do velké nevýhody (-2)</text:p>
            </text:list-item>
          </text:list>
        </text:list-item>
        <text:list-item>
          <text:p text:style-name="P539"><text:soft-page-break/><text:span text:style-name="T829">Zvětšit mu nevýhodu</text:span> (<text:span text:style-name="T829">z </text:span>-1 <text:span text:style-name="T829">na -2, víc to nejde</text:span>)</text:p>
        </text:list-item>
        <text:list-item>
          <text:p text:style-name="P542"><text:span text:style-name="T816">O</text:span>dzbrojit jej</text:p>
          <text:list>
            <text:list-item>
              <text:p text:style-name="P544">Tuto možnost si můžeš vybrat, pouze pokud už je protivník ve velké nevýhodě (-2), nebo když svou zbraň vystavil útoku</text:p>
            </text:list-item>
          </text:list>
        </text:list-item>
        <text:list-item>
          <text:p text:style-name="P542"><text:span text:style-name="T816">S</text:span>razit jej do propasti</text:p>
          <text:list>
            <text:list-item>
              <text:p text:style-name="P544">Tuto možnost si můžeš vybrat, pouze pokud už je protivník ve velké nevýhodě (alespoň -2)</text:p>
            </text:list-item>
          </text:list>
        </text:list-item>
        <text:list-item>
          <text:p text:style-name="P545">Někam ho zatlačit</text:p>
        </text:list-item>
        <text:list-item>
          <text:p text:style-name="P547">V něčem mu zabránit <text:span text:style-name="T837">(třeba i v průchodu)</text:span></text:p>
          <text:list>
            <text:list-item>
              <text:p text:style-name="P549">Když blokuješ úzký prostor, tak v průchodu bráníš automaticky a protivník tě musí zatlačit, srazit k zemi, nebo něco podobného, pokud se přes tebe chce dostat.</text:p>
            </text:list-item>
          </text:list>
        </text:list-item>
        <text:list-item>
          <text:p text:style-name="P550">Získat bonus na svou další akci (+1)</text:p>
          <text:list>
            <text:list-item>
              <text:p text:style-name="P550">Tuto možnost si můžeš vybrat dvakrát a získat tak +2 na svou další akci</text:p>
            </text:list-item>
          </text:list>
        </text:list-item>
        <text:list-item>
          <text:p text:style-name="P551">Utéct od něj (z kontaktní vzdálenosti na krátkou)</text:p>
          <text:list>
            <text:list-item>
              <text:p text:style-name="P560">TODO: Útěk nikoho neohrožuje (a navíc by bylo divný dělat manévry jako zranit protivníka a ještě zdrhnout).</text:p>
            </text:list-item>
          </text:list>
        </text:list-item>
        <text:list-item>
          <text:p text:style-name="P561">Tasit malou zbraň (třeba dýku)</text:p>
        </text:list-item>
        <text:list-item>
          <text:p text:style-name="P562"><text:span text:style-name="T836">Dostat</text:span> se z nevýhod<text:span text:style-name="T835">né situace</text:span>, do které tě <text:span text:style-name="T826">protivník</text:span> dostal</text:p>
          <text:list>
            <text:list-item>
              <text:p text:style-name="P563">Tuto možnost si můžeš vybrat víckrát, každá sníží tvou nevýhodu o 1</text:p>
            </text:list-item>
          </text:list>
        </text:list-item>
        <text:list-item>
          <text:p text:style-name="P564">Možná jsem na něco zapom<text:span text:style-name="T818">n</text:span>ěl</text:p>
        </text:list-item>
      </text:list>
      <text:p text:style-name="P49"><text:soft-page-break/>Co svému protivníkovi provedeš, je na tobě. Musí to <text:span text:style-name="T827">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554952597" text:style-name="L9">
        <text:list-item>
          <text:p text:style-name="P481">To bude asi muset bejt separátní pravidlo (volíš si jí před akcí).</text:p>
        </text:list-item>
        <text:list-item>
          <text:p text:style-name="P481">Limituje ti výběr na:</text:p>
          <text:list>
            <text:list-item>
              <text:p text:style-name="P481">Uskočíš do blízkého krytu</text:p>
            </text:list-item>
            <text:list-item>
              <text:p text:style-name="P481">Dostaneš se z nevýhody</text:p>
            </text:list-item>
          </text:list>
        </text:list-item>
      </text:list>
      <text:h text:style-name="Heading_20_4" text:outline-level="4">Zranění</text:h>
      <text:p text:style-name="P203">Klasika.</text:p>
      <text:h text:style-name="P367" text:outline-level="4">Jednorázová nevýhoda</text:h>
      <text:p text:style-name="P204">Počítá se pouze na toto a příští kolo <text:span text:style-name="T822">(například máchnutí pochodní před očima)</text:span>.</text:p>
      <text:h text:style-name="P369" text:outline-level="4"><text:span text:style-name="T844">Hromadění</text:span> nevýhod</text:h>
      <text:p text:style-name="P211"><text:span text:style-name="T846">Všechny okolnosti, které omezují volnost pohybu celým tělem, se berou jako jedna nevýhoda</text:span>. <text:span text:style-name="T845">To znamená, že k</text:span>dyž jsi <text:span text:style-name="T845">například stísněný</text:span> v rohu místnosti a někdo na tobě leží, tak je to pořád jen jedna velká nevýhoda (-2).</text:p>
      <text:list xml:id="list2103619593" text:style-name="L10">
        <text:list-item>
          <text:p text:style-name="P573"><text:soft-page-break/>Protivníci ti ale mohou ještě znehybňovat jednotlivé části těla – třeba ti pevně chytit ruce a nohy.</text:p>
        </text:list-item>
      </text:list>
      <text:p text:style-name="P222">TODO: Příklad zalehnutí + přikleknutí ruky se štítem.</text:p>
      <text:h text:style-name="P369" text:outline-level="4"><text:span text:style-name="T833">Znehybnění</text:span> části těla</text:h>
      <text:p text:style-name="P210">Když tě například jeden protivník zalehne (-2) a druhej ti klekne na levou ruku se štítem (také -2), tak:</text:p>
      <text:list xml:id="list88396004" text:style-name="L11">
        <text:list-item>
          <text:p text:style-name="P574">Když budeš chtít něco dělat levou rukou, tak si počítáš jen -2 za zalehnutí.</text:p>
        </text:list-item>
        <text:list-item>
          <text:p text:style-name="P574">Když něco budeš chtít dělat pravou rukou se štítem, tak si budeš počítat -2 za zalehnutí a současně -2 za to, že ti někdo na této ruce klečí.</text:p>
        </text:list-item>
      </text:list>
      <text:p text:style-name="P212">Protivník se tím obvykle také sám nějak omezí: Když ti například drží ruku přitisknutou k zemi, tak on svou ruku také nemůže <text:span text:style-name="T834">dělat nic</text:span> jiného.</text:p>
      <text:h text:style-name="P368" text:outline-level="4"><text:span text:style-name="T822">Udržovaná</text:span> nevýhoda</text:h>
      <text:p text:style-name="P203">Když <text:span text:style-name="T822">někoho</text:span> <text:span text:style-name="T820">držíš v nevýhodě</text:span> (ležíš na něm, tísníš ho do rohu, srazil jsi ho na zem, <text:span text:style-name="T821">apod.</text:span>) <text:span text:style-name="T821">a</text:span> ohrožuje <text:span text:style-name="T821">tě</text:span> někdo další, tak se musíš rozhodnout:</text:p>
      <text:list xml:id="list525593770" text:style-name="L12">
        <text:list-item>
          <text:p text:style-name="P575">Buď si budeš počítat nevýhodu.</text:p>
        </text:list-item>
        <text:list-item>
          <text:p text:style-name="P575">Nebo ji zrušíš sobě a současně i svému cíli.</text:p>
        </text:list-item>
      </text:list>
      <text:list xml:id="list2774599867" text:style-name="L13">
        <text:list-item>
          <text:list>
            <text:list-header>
              <text:p text:style-name="P576"><text:span text:style-name="T177">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5"><text:soft-page-break/>Když někoho držíš v nevýhodě, tak tím současně omezuješ, co sám můžeš dělat, <text:span text:style-name="T823">například</text:span>:</text:p>
      <text:list xml:id="list442232836" text:style-name="L14">
        <text:list-item>
          <text:p text:style-name="P577">Když jsi například do někoho zakousnutý, tak svými zuby nemůžeš dělat nic jiného,než jej dál držet a trhat.</text:p>
        </text:list-item>
        <text:list-item>
          <text:p text:style-name="P577">Když na někom ležíš, nemůžeš používat obouruční nebo dlouhé zbraně (meč, kopí).</text:p>
        </text:list-item>
        <text:list-item>
          <text:p text:style-name="P577">Když někoho tiskneš š<text:span text:style-name="T824">t</text:span>ítem, nemůžeš si počítat <text:span text:style-name="T824">bonus za</text:span> štít při obraně proti komukoliv dalšímu.</text:p>
        </text:list-item>
      </text:list>
      <text:p text:style-name="P206">Můžeš se ale kdykoliv rozhodnout protivníkovu nevýhodu ukončit a tím si své možnosti opět rozšířit.</text:p>
      <text:h text:style-name="Heading_20_4" text:outline-level="4">Co znamená být v nevýhodě</text:h>
      <text:p text:style-name="P207">/* <text:span text:style-name="T828">Nic moc formulace */</text:span></text:p>
      <text:p text:style-name="P207">Když <text:span text:style-name="T825">tě</text:span> někdo drží v nevýhodě <text:span text:style-name="T825">tebe</text:span>, <text:span text:style-name="T825">tak si počítáš příslušné postihy a kromě toho máš výrazně omezeno, co můžeš dělat. Toto omezení zrušíš jedině tím, že se z nevýhody dostaneš.</text:span></text:p>
      <text:h text:style-name="Heading_20_3" text:outline-level="3">Bonus za zbraň <text:span text:style-name="T830">nebo štít</text:span></text:h>
      <text:p text:style-name="P208">Zbraň si můžeš počítat vždycky, když protivníka nějak smysluplně ohrožuješ. Tzn. <text:span text:style-name="T831">nemůžeš si počítat bonus za meč, když tě protivník srazil k zemi a leží na tobě, ale můžeš si ho počítat, pokud jej chceš například srazit k zemi.</text:span></text:p>
      <text:p text:style-name="P209">Bonus za štít si můžeš započítat, pokud můžeš štít smysluplně využít. <text:span text:style-name="T832">Můžeš tedy například protivníka přirazit štítem ke zdi a v dalším kole si proti němu opět budeš bonus za štít počítat, protože jej svým štítem pořád tiskneš a omezuješ.</text:span></text:p>
      <text:p text:style-name="P224"><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7">Malá nevýhoda (-1) jde zvýšit na velkou (-2), ale víc už ne.</text:p>
      <text:p text:style-name="P197"><text:span text:style-name="T177">Příklad:</text:span> Tlačím tě do rohu, máš malou nevýhodu (-1). Když uspěju v dalším znevýhodnění, tak tě do rohu přitisknu. Tím ti zvýším nevýhodu na velkou (-2) <text:span text:style-name="T810">nehledě na to, o kolik tě přehodím</text:span>.<text:line-break/><text:tab/>Kdybych <text:span text:style-name="T810">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435061897" text:style-name="L15">
        <text:list-item>
          <text:p text:style-name="P510">O zranění a současně znevýhodnění se můžeš pokusit, když po tvém útoku budeš pořád <text:span text:style-name="T809">protivníka držet.</text:span></text:p>
          <text:p text:style-name="P511">Příklady: Vlk se zakousne do své oběti, jednou rukou chytneš svého protivníka a druhou do něj bodáš dýkou, skočíš na záda ještěrovi a zabodneš do něj dvě dýky. <text:span text:style-name="T811">Zabodnu do protivníka kopí a budu ho tam držet.</text:span></text:p>
        </text:list-item>
        <text:list-item>
          <text:p text:style-name="P512">Vyhodnotí se normálně zranění a <text:span text:style-name="T812">současně se ze stejného hodu vyhodnotí i znevýhodnění.</text:span></text:p>
          <text:list>
            <text:list-item>
              <text:p text:style-name="P512"/>
            </text:list-item>
          </text:list>
        </text:list-item>
      </text:list>
      <text:p text:style-name="P18">TODO:</text:p>
      <text:list xml:id="list3897226285" text:style-name="L16">
        <text:list-item>
          <text:p text:style-name="P513">Příprava a překvapení…</text:p>
          <text:list>
            <text:list-item>
              <text:p text:style-name="P578"><text:span text:style-name="T81">C</text:span><text:span text:style-name="T80">apuje to pravidlo na max +2 z jednoho zdroje?</text:span></text:p>
            </text:list-item>
          </text:list>
        </text:list-item>
      </text:list>
      <text:p text:style-name="P17"><text:soft-page-break/>Vlk na tebe skočí a zakousne se.</text:p>
      <text:list xml:id="list2596241909" text:style-name="L17">
        <text:list-item>
          <text:p text:style-name="P514">Útok s přípravou (+2<text:span text:style-name="T805">). Zraní a současně zůstane zakousnutý.</text:span></text:p>
          <text:list>
            <text:list-item>
              <text:p text:style-name="P515">Zakousnutí znevýhodní oba</text:p>
            </text:list-item>
          </text:list>
        </text:list-item>
      </text:list>
      <text:p text:style-name="P19">Zalehnu tě</text:p>
      <text:list xml:id="list381550907" text:style-name="L18">
        <text:list-item>
          <text:p text:style-name="P516">Čím se to liší od zakousnutí?</text:p>
        </text:list-item>
      </text:list>
      <text:p text:style-name="P19">Přitlačím tě ke zdi štítem</text:p>
      <text:list xml:id="list4263258202" text:style-name="L19">
        <text:list-item>
          <text:p text:style-name="P517">Nemůžu použít štít (tím tě tisknu ke zdi), dávám ti nevýhodu <text:span text:style-name="T807">(na všechno)</text:span>.</text:p>
        </text:list-item>
        <text:list-item>
          <text:p text:style-name="P519">Já mám nevýhodu, když na mě útočí někdo jiný (leda bych tě pustil)</text:p>
        </text:list-item>
      </text:list>
      <text:p text:style-name="P21">Přitlačím tě do rohu</text:p>
      <text:list xml:id="list3493069517" text:style-name="L20">
        <text:list-item>
          <text:p text:style-name="P520">Dávám ti nevýhodu</text:p>
        </text:list-item>
        <text:list-item>
          <text:p text:style-name="P520">Já mám nevýhodu, když na mě útočí někdo jiný (leda bych tě pustil)</text:p>
          <text:list>
            <text:list-item>
              <text:p text:style-name="P520">Tzn obecně když někoho znevýhodňuješ, tak obvykle za to máš nevýhodu, když <text:span text:style-name="T808">tě ohrožuje</text:span> někdo jiný.</text:p>
            </text:list-item>
          </text:list>
        </text:list-item>
      </text:list>
      <text:p text:style-name="P19">Chytnu tě levou rukou a budu do tebe bodat dýkou.</text:p>
      <text:list xml:id="list1659666271" text:style-name="L21">
        <text:list-item>
          <text:p text:style-name="P518">Já nemůžu používat ruku, kterou tě držím, ty <text:span text:style-name="T806">budeš mít nevýhodu, když budeš chtít něco dělat rukou (štítem apod), za kterou tě držím.</text:span></text:p>
        </text:list-item>
      </text:list>
      <text:p text:style-name="P20">Přeseknutí zbraně</text:p>
      <text:list xml:id="list2358081148" text:style-name="L22">
        <text:list-item>
          <text:p text:style-name="P52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45">V</text:span>ážné zranění je volba</text:h>
      <text:list xml:id="list3099360618" text:style-name="L23">
        <text:list-item>
          <text:p text:style-name="P579">Musí být splněna podmínka (zranění <text:span text:style-name="T588">&gt; n</text:span><text:span text:style-name="T17">ěco), ale stojí to jednu možnost.</text:span></text:p>
          <text:list>
            <text:list-item>
              <text:p text:style-name="P523">Zabrání to kombení nevýhoda + vážné zranění</text:p>
            </text:list-item>
            <text:list-item>
              <text:p text:style-name="P580"><text:span text:style-name="T169">J</text:span><text:span text:style-name="T17">iné možnosti taky mají podmínky (musí být ve velké nevýhodě)</text:span><text:span text:style-name="T170">.</text:span></text:p>
              <text:p text:style-name="P524">TODO: V příkladu zmínit výzvu od PJe: "Můžeš mu dát vážné zranění."</text:p>
            </text:list-item>
          </text:list>
        </text:list-item>
      </text:list>
      <text:h text:style-name="P381" text:outline-level="2"><text:span text:style-name="T943">IDEA: </text:span>Odstranění útoku zbraní</text:h>
      <text:p text:style-name="P277">Bylo by to nějak takhle:</text:p>
      <text:list xml:id="list1653073840" text:style-name="L24">
        <text:list-item>
          <text:p text:style-name="P581">Krátké a improvizované zbraně +0 (ale můžeš dávat vážná zranění).</text:p>
        </text:list-item>
        <text:list-item>
          <text:p text:style-name="P583"><text:span text:style-name="T948">Gladius, e</text:span>lfský meč +1</text:p>
        </text:list-item>
        <text:list-item>
          <text:p text:style-name="P582"><text:span text:style-name="T946">Jednoruční t</text:span>ěžk<text:span text:style-name="T948">á</text:span> zbra<text:span text:style-name="T948">ň</text:span> +<text:span text:style-name="T948">2</text:span> <text:span text:style-name="T944">(bojové kladivo, sekera, meč)</text:span></text:p>
        </text:list-item>
        <text:list-item>
          <text:p text:style-name="P584"><text:span text:style-name="T947">D</text:span>ualwield: +<text:span text:style-name="T948">2</text:span></text:p>
        </text:list-item>
        <text:list-item>
          <text:p text:style-name="P585"><text:soft-page-break/>Kopí: +<text:span text:style-name="T948">2</text:span></text:p>
        </text:list-item>
        <text:list-item>
          <text:p text:style-name="P585">Obouručák: +<text:span text:style-name="T948">3</text:span></text:p>
        </text:list-item>
        <text:list-item>
          <text:p text:style-name="P586">Luk: +2 (libovoln<text:span text:style-name="T17">ý, dlouhý bude mít jen větší dostřel</text:span>)</text:p>
        </text:list-item>
        <text:list-item>
          <text:p text:style-name="P587">Kuše +3<text:span text:style-name="T959"> (jeden výstřel za boj)</text:span></text:p>
        </text:list-item>
        <text:list-item>
          <text:p text:style-name="P582">Štít: -1 zranění.</text:p>
        </text:list-item>
      </text:list>
      <text:p text:style-name="P281">IMPORTANT: Beze zbraně bude vždycky od Síly (jinak by pro Finesové chary bylo výhodnější mlátit pěstma než těžkou zbraní).</text:p>
      <text:p text:style-name="P282">IDEA: Těžká zbroj dá -1<text:span text:style-name="T950"> vždycky, když si k hodu počítáš Finesu. Hmm, asi to fakt můžu napsat jako -1 Finesa (i když, to by pak bylo i na obranu, to je naprd).</text:span></text:p>
      <text:p text:style-name="P283">IDEA: Neřešit lehké/těžké zbraně. Fighter chce bez<text:span text:style-name="T953">t</text:span>ak Sílu kvůli hpčkům a odolnosti proti vážným zraněním.</text:p>
      <text:list xml:id="list307480463" text:style-name="L25">
        <text:list-item>
          <text:p text:style-name="P588">Takže obouručky by měly zranění +2,<text:span text:style-name="T952"> dualwield +2,</text:span> jednoručky +1 (meč, sekera, kladivo), <text:span text:style-name="T954">improvizované</text:span> zbraně +0, jen umožňují dávat vážná zranění (dýka)<text:span text:style-name="T951">.</text:span></text:p>
        </text:list-item>
      </text:list>
      <text:p text:style-name="P284">IDEA: Těžká zbroj:</text:p>
      <text:list xml:id="list1571471479" text:style-name="L26">
        <text:list-item>
          <text:p text:style-name="P589"><text:span text:style-name="T956">Při boji zblízka si vždy p</text:span>očítáš Sílu.</text:p>
        </text:list-item>
        <text:list-item>
          <text:p text:style-name="P589">KZ 2, proti těžkým zbraním jen 1.</text:p>
        </text:list-item>
        <text:list-item>
          <text:p text:style-name="P589">Co ta střelba z luku? Nechám lučištníka v těžké zbroji? Asi jo...<text:span text:style-name="T955">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43">IDEA: </text:span>Odstranění damage mitagace zbrojí<text:span text:style-name="T949"> - asi nebrat</text:span></text:h>
      <text:p text:style-name="Text_20_body">- <text:span text:style-name="T943">Něco jako: „Když máš zbroj, tak ti útočník nemůže dát vážný zranění, dokud nejsi v nevýhodě“.</text:span></text:p>
      <text:p text:style-name="Text_20_body">- <text:span text:style-name="T943">Nebo možná když má těžkou zbraň.</text:span></text:p>
      <text:p text:style-name="P278">Tohle by mohlo fungovat dohromady s tím, že vážné zranění je jedna z možností, co můžeš udělat soupeři.</text:p>
      <text:p text:style-name="P279"/>
      <text:h text:style-name="P438" text:outline-level="1"><text:bookmark-start text:name="__RefHeading___Toc1631_1817222415"/>Úvod<text:bookmark-end text:name="__RefHeading___Toc1631_1817222415"/></text:h>
      <text:p text:style-name="Text_20_Body_20_Full_20_Page">Vítej, <text:span text:style-name="T522">dobrodruhu</text:span>!</text:p>
      <text:p text:style-name="P96"><text:span text:style-name="T523">Před sebou máš pravidla hry</text:span> <text:span text:style-name="T524">Dakara</text:span><text:span text:style-name="T525">:</text:span><text:span text:style-name="T524"> </text:span><text:span text:style-name="T525">dungeoncrawl</text:span>. <text:span text:style-name="T532">Kromě této příručky potřebuješ ještě:</text:span></text:p>
      <text:list xml:id="list3030416415" text:style-name="L27">
        <text:list-item>
          <text:p text:style-name="P590">2-5 spoluhráčů.</text:p>
        </text:list-item>
      </text:list>
      <text:list xml:id="list880402227" text:style-name="L28">
        <text:list-item>
          <text:p text:style-name="P591"><text:span text:style-name="T536">Modul s dobrodružstvím – s</text:span><text:span text:style-name="T526">tačí jed</text:span><text:span text:style-name="T527">en</text:span><text:span text:style-name="T526"> do skupiny. Číst by j</text:span><text:span text:style-name="T527">ej</text:span><text:span text:style-name="T526"> měl jen ten z vás, kdo hru povede.</text:span></text:p>
        </text:list-item>
        <text:list-item>
          <text:p text:style-name="P592"><text:span text:style-name="T533">Šestistěnné k</text:span>ostky.</text:p>
          <text:list>
            <text:list-item>
              <text:p text:style-name="P593">V⁠ zásadě stačí i⁠ jedna, ale pohodlnější je, když má každý hráč šest vlastních (při sesílání kouzel se hází až šesti kostkam<text:span text:style-name="T534">i</text:span> najednou).</text:p>
            </text:list-item>
          </text:list>
        </text:list-item>
        <text:list-item>
          <text:p text:style-name="P594"><text:span text:style-name="T535">Papír na</text:span> poznámky a⁠ něco na psaní <text:span text:style-name="T535">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7">i elfové</text:span> a trpaslí<text:span text:style-name="T487">ci </text:span>na straně Řádu proti orkům, trollům a goblinům na straně Chaosu. Tyto starobylé <text:span text:style-name="T487">říše</text:span> stavěly velkolepá města a pevnosti a znaly mocnou magii.<text:line-break/><text:tab/><text:span text:style-name="T486">J</text:span>ejich ruiny pohltila Divočina, do které jen pomalu pronikají výspy nové civilizace. <text:span text:style-name="T485">E</text:span>lf<text:span text:style-name="T485">ové</text:span> a trpaslí<text:span text:style-name="T48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9">však</text:span> nevýslovně krásný, zářící krystal. <text:span text:style-name="T490">Být u něj tě naplňovalo</text:span> <text:span text:style-name="T491">příjemnou</text:span>, <text:span text:style-name="T491">hřejivou</text:span> energií. <text:span text:style-name="T488">Natáhl jsi ruku, aby ses jej dotknul – v tom ses ale probudil.</text:span></text:p>
      <text:p text:style-name="P88"><text:span text:style-name="T491">Od té doby se ti stejný sen zdál každou noc. </text:span>Když ses o tom zmínil svým přátelům, zjistil jsi, že <text:span text:style-name="T493">se jim to děje také</text:span>. <text:span text:style-name="T49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5">krystal </text:span>táhne: <text:span text:style-name="T494">D</text:span>o drsné a nebezpečné Divočiny skrývající dávno zapomenuté poklady a tajemství.</text:p>
      <text:h text:style-name="P382" text:outline-level="2"><text:bookmark-start text:name="__RefHeading___Toc4219_4129273621"/><text:span text:style-name="T511">Pán jeskyně a h</text:span>ráči postav<text:bookmark-end text:name="__RefHeading___Toc4219_4129273621"/></text:h>
      <text:p text:style-name="P9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83" text:outline-level="2"><text:bookmark-start text:name="__RefHeading___Toc4221_4129273621"/>Příklad hry<text:bookmark-end text:name="__RefHeading___Toc4221_4129273621"/></text:h>
      <text:p text:style-name="P97">Když bys chvíli sledoval rozehranou hru, slyšel bys <text:span text:style-name="T549">nejspíš</text:span> něco takového:</text:p>
      <text:p text:style-name="P334"><text:span text:style-name="Emphasis"><text:span text:style-name="T318">Hráč:</text:span></text:span><text:span text:style-name="T177"> "Prohledávám místnost."</text:span></text:p>
      <text:p text:style-name="P335"><text:span text:style-name="Emphasis"><text:span text:style-name="T76">Pán jeskyně:</text:span></text:span><text:span text:style-name="T177"> "Je tu stůl a židle, na stěně visí obraz."</text:span></text:p>
      <text:p text:style-name="P334"><text:soft-page-break/><text:span text:style-name="Emphasis"><text:span text:style-name="T318">Hráč:</text:span></text:span><text:span text:style-name="T177"> "Prohlídnu si stůl. Mrknu i pod něj, jestli zespodu není něco přilepen</text:span><text:span text:style-name="T202">ý</text:span><text:span text:style-name="T177">ho."</text:span></text:p>
      <text:p text:style-name="P335"><text:span text:style-name="Emphasis"><text:span text:style-name="T76">Pán jeskyně:</text:span></text:span><text:span text:style-name="T177"> "Stůl má zabudovan</text:span><text:span text:style-name="T202">ej</text:span><text:span text:style-name="T177"> šuplík.</text:span></text:p>
      <text:p text:style-name="P334"><text:span text:style-name="Emphasis"><text:span text:style-name="T318">Hráč:</text:span></text:span><text:span text:style-name="T177"> „</text:span><text:span text:style-name="T203">Jde otevřít?</text:span><text:span text:style-name="T177">“</text:span></text:p>
      <text:p text:style-name="P337"><text:span text:style-name="T78">Pán jeskyně:</text:span><text:span text:style-name="T510"> „Nejde, zřejmě j</text:span>e zamčen<text:span text:style-name="T537">ej</text:span>.“</text:p>
      <text:p text:style-name="P334"><text:span text:style-name="Emphasis"><text:span text:style-name="T318">Hráč:</text:span></text:span><text:span text:style-name="T177"> "Pořádně si posvítím a zkontroluju, jestli tam není nějaká past."</text:span></text:p>
      <text:p text:style-name="P335"><text:span text:style-name="Emphasis"><text:span text:style-name="T76">Pán jeskyně:</text:span></text:span><text:span text:style-name="T177"> "Vedle zámku jsi našel malou dírku. Vešla by se do ní tak akorát jehla, nebo možná malá šipka."</text:span></text:p>
      <text:p text:style-name="P334"><text:span text:style-name="Emphasis"><text:span text:style-name="T318">Hráč:</text:span></text:span><text:span text:style-name="T177"> "Půjde ten zámek vypáčit dýkou?"</text:span></text:p>
      <text:p text:style-name="P335"><text:span text:style-name="Emphasis"><text:span text:style-name="T76">Pán jeskyně:</text:span></text:span><text:span text:style-name="T177"> "Chvíli to asi zabere, ale ten šuplík je dřevěnej, takže určitě </text:span><text:span text:style-name="T204">půjde</text:span><text:span text:style-name="T177">. Chceš to udělat?"</text:span></text:p>
      <text:p text:style-name="P334"><text:span text:style-name="Emphasis"><text:span text:style-name="T318">Hráč:</text:span></text:span><text:span text:style-name="T177"> "Jo, pustím se do toho. Dám si při tom pozor, abych nestál před tou dírkou, ani před ni nestrkal ruce."</text:span></text:p>
      <text:p text:style-name="P335"><text:span text:style-name="Emphasis"><text:span text:style-name="T76">Pán jeskyně:</text:span></text:span><text:span text:style-name="T177"> "Po chvíli zápolení jsi zámek vylomil. Opravdu to byla jehlicová past, v pohodě ses jí ale vyhnul. </text:span><text:span text:style-name="T205">V</text:span><text:span text:style-name="T177"> šuplíku jsou nějak</text:span><text:span text:style-name="T202">ý</text:span><text:span text:style-name="T177"> papíry a mal</text:span><text:span text:style-name="T202">ej</text:span><text:span text:style-name="T177"> měšec."</text:span></text:p>
      <text:h text:style-name="P384" text:outline-level="2"><text:bookmark-start text:name="__RefHeading___Toc4223_4129273621"/>Cíl hry<text:bookmark-end text:name="__RefHeading___Toc4223_4129273621"/></text:h>
      <text:p text:style-name="P9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39" text:outline-level="1"><text:bookmark-start text:name="__RefHeading___Toc2643_120643391"/>Tvorba postavy<text:bookmark-end text:name="__RefHeading___Toc2643_120643391"/></text:h>
      <text:list xml:id="list42383654" text:style-name="L29">
        <text:list-item>
          <text:p text:style-name="P595">Vyber si rasu.</text:p>
        </text:list-item>
        <text:list-item>
          <text:p text:style-name="P595"><text:span text:style-name="T496">Zvol</text:span> si minulost.</text:p>
        </text:list-item>
        <text:list-item>
          <text:p text:style-name="P596">Vymysli si jméno.</text:p>
        </text:list-item>
        <text:list-item>
          <text:p text:style-name="P595">Vezmi si <text:span text:style-name="T498">předvyplněný</text:span> deník odpovídající tvé minulosti.</text:p>
        </text:list-item>
        <text:list-item>
          <text:p text:style-name="P595"><text:span text:style-name="T497">Napiš</text:span> do něj vlastnosti podle tvé rasy.</text:p>
        </text:list-item>
        <text:list-item>
          <text:p text:style-name="P595">Vyplň <text:span text:style-name="T497">zbylá</text:span> šedivá pole <text:span text:style-name="T562">na deníku</text:span>.</text:p>
        </text:list-item>
      </text:list>
      <text:h text:style-name="P385" text:outline-level="2"><text:bookmark-start text:name="__RefHeading___Toc4225_4129273621"/>Rasa<text:bookmark-end text:name="__RefHeading___Toc4225_4129273621"/></text:h>
      <text:p text:style-name="P81">V dávných dobách měli elfové a trpaslíci samostatné říše, dnes ale všechny rasy žijí spolu. <text:span text:style-name="T53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1">Dospívají stejně rychle, ale stárnou pomaleji, dožívají se zhruba dvojnásobného věku.</text:span></text:p>
      <text:h text:style-name="Heading_20_4" text:outline-level="4">Kudůk</text:h>
      <text:p text:style-name="Text_20_Body_20_Full_20_Page">Síla 1, Finesa 3, Duše 2</text:p>
      <text:p text:style-name="P80">Kudůci jsou o poznání <text:span text:style-name="T500">menší</text:span> než lidé, <text:span text:style-name="T504">zato ale zručnější a mrštnější</text:span>.</text:p>
      <text:h text:style-name="Heading_20_4" text:outline-level="4">Trpaslík</text:h>
      <text:p text:style-name="Text_20_Body_20_Full_20_Page">Síla 3, Finesa 1, Duše 2</text:p>
      <text:p text:style-name="Text_20_body">Trpaslíci jsou <text:span text:style-name="T500">zhruba stejně vysocí jako kudůci</text:span>, <text:span text:style-name="T500">ale</text:span> robustnější, podsaditější <text:span text:style-name="T501">a mnohem silnější</text:span>. <text:span text:style-name="T502">Stárnou pomaleji než lidé, dožívají se zhruba o polovinu delšího věku.</text:span></text:p>
      <text:h text:style-name="P385" text:outline-level="2"><text:bookmark-start text:name="__RefHeading___Toc4227_4129273621"/>Minulost<text:bookmark-end text:name="__RefHeading___Toc4227_4129273621"/></text:h>
      <text:p text:style-name="P40"><text:span text:style-name="T383">Vyber si</text:span>, kým jsi byl, než ses <text:span text:style-name="T335">vydal na výpravu do</text:span> Divočin<text:span text:style-name="T393">y</text:span>. <text:span text:style-name="T499">Každý hráč by měl mít jinou minulost.</text:span> <text:span text:style-name="T499">Na výběr je:</text:span></text:p>
      <text:list xml:id="list97165486" text:style-name="L30">
        <text:list-item>
          <text:p text:style-name="P597"><text:span text:style-name="T498">k</text:span>ovář, zámečník, tesař, léčitel, lovec, žoldák, písař</text:p>
        </text:list-item>
      </text:list>
      <text:p text:style-name="P85">Minulost ti nedává žádné herní schopnosti, <text:span text:style-name="T512">přesto je ale při hře důležitá</text:span>: Tesař například <text:span text:style-name="T507">určitě</text:span> <text:span text:style-name="T506">dokáže postavit</text:span> lešení, kovář <text:span text:style-name="T506">zvládne</text:span> uraz<text:span text:style-name="T506">it</text:span> zámek kladivem a perlíkem, písař si <text:span text:style-name="T505">možná bude</text:span> chtít kreslit mapu a opisovat prastaré nápisy ze stěn.<text:line-break/><text:tab/><text:span text:style-name="T506">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6">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86" text:outline-level="2"><text:bookmark-start text:name="__RefHeading___Toc4229_4129273621"/>Jméno<text:bookmark-end text:name="__RefHeading___Toc4229_4129273621"/></text:h>
      <text:p text:style-name="P110">TODO: Možná nějaké příklady?</text:p>
      <text:h text:style-name="P387" text:outline-level="2"><text:bookmark-start text:name="__RefHeading___Toc4231_4129273621"/>Vlastnosti<text:bookmark-end text:name="__RefHeading___Toc4231_4129273621"/></text:h>
      <text:p text:style-name="P82">Tvoji postavu popisují tři <text:span text:style-name="T480">vlastnosti</text:span>:</text:p>
      <text:p text:style-name="P83">Síla</text:p>
      <text:list xml:id="list850987213" text:style-name="L31">
        <text:list-item>
          <text:p text:style-name="P598"><text:span text:style-name="T259">B</text:span>oj těžkými zbraněmi, <text:span text:style-name="T503">výdrž,</text:span> odolávání jedům.</text:p>
        </text:list-item>
      </text:list>
      <text:p text:style-name="P84">Finesa</text:p>
      <text:list xml:id="list890007393" text:style-name="L32">
        <text:list-item>
          <text:p text:style-name="P600">B<text:span text:style-name="T176">oj s lehkými zbraněmi, </text:span>střelba,<text:span text:style-name="T176"> </text:span>uhýbání <text:span text:style-name="T508">před střelbou a pastmi</text:span>, postřeh a <text:span text:style-name="T509">plížení</text:span>.</text:p>
        </text:list-item>
      </text:list>
      <text:p text:style-name="P93">Duše</text:p>
      <text:list xml:id="list204921502" text:style-name="L33">
        <text:list-item>
          <text:p text:style-name="P599"><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6"><text:span text:style-name="T73">Hodnoty svých vlastností najdeš</text:span><text:span text:style-name="T17"> v popisu své rasy.</text:span></text:p>
      <text:h text:style-name="Heading_20_3" text:outline-level="3">Úprava vlastností</text:h>
      <text:p text:style-name="Text_20_Body_20_Full_20_Page">Volitelné pravidlo</text:p>
      <text:p text:style-name="P87">Všichni lidé nejsou stejní a to samé platí i pro elfy, kudůky a trpaslíky.</text:p>
      <text:list xml:id="list3285222643" text:style-name="L34">
        <text:list-item>
          <text:p text:style-name="P601"><text:soft-page-break/>Můžeš si přesunout jeden bod z jedné vlastnosti do jiné.</text:p>
        </text:list-item>
        <text:list-item>
          <text:p text:style-name="P601">Žádná vlastnost ale nemůže být vyšší než 3 ani nižší než 1.</text:p>
        </text:list-item>
      </text:list>
      <text:h text:style-name="Heading_20_2" text:outline-level="2">Vyplnění deníku</text:h>
      <text:p text:style-name="P242">TODO: Jak se počítají hodnoty u zbraní (ideálně příklady s obrázkem – <text:span text:style-name="T887">a možná screenshotnout i kartu</text:span>).</text:p>
      <text:h text:style-name="Heading_20_1" text:outline-level="1"><text:bookmark-start text:name="__RefHeading___Toc4233_4129273621"/>Hraní za postav<text:span text:style-name="T515">u</text:span><text:bookmark-end text:name="__RefHeading___Toc4233_4129273621"/></text:h>
      <text:p text:style-name="P89">V této hře jsou postavy popsány velmi stručně – mají jen minulost, jméno a tři vlastnosti. Je to proto, že hlavní náplní není <text:span text:style-name="T513">hraní</text:span> zajímavých charakterů, ale prozkoumávání podzemí plného pastí, pokladů a záhad.<text:line-break/><text:tab/><text:span text:style-name="T514">Hraním své postavy můžeš ale hodně pomoci vykreslit atmosféru průzkumu temného a nebezpečného podzemí:</text:span></text:p>
      <text:list xml:id="list586960662" text:style-name="L35">
        <text:list-item>
          <text:p text:style-name="P602">Mysli na to, že v podzemí je tma a že na každém kroku číhá nebezpečí.</text:p>
        </text:list-item>
        <text:list-item>
          <text:p text:style-name="P603">Snaž se vžít do toho, co tvoje postava slyší a cítí. Když například narazíte na několik týdnů staré mrtvoly, nejspíš se ti zvedne žaludek – <text:span text:style-name="T539">popiš to, ostatní na to určitě budou reagovat</text:span>.</text:p>
        </text:list-item>
        <text:list-item>
          <text:p text:style-name="P602">Snaž se hrát případná zranění. Nemusíš to přehánět, ale pokud máš třeba vážně zraněnou ruku, můžeš říct <text:span text:style-name="T540">například</text:span>: <text:span text:style-name="T177">„Ta ruka mě pořád bolí jak svině, nahoru po laně teď rozhodně nevyšplhám. Mohli byste mě vytáhnout?“</text:span></text:p>
        </text:list-item>
      </text:list>
      <text:h text:style-name="P388" text:outline-level="2"><text:bookmark-start text:name="__RefHeading___Toc4235_4129273621"/>Spolupracujte<text:bookmark-end text:name="__RefHeading___Toc4235_4129273621"/></text:h>
      <text:p text:style-name="P90">Všechny vaše postavy se znají. To znamená, že se na začátku hry nemusí<text:span text:style-name="T516">te</text:span> vzájemně představovat, a také že by<text:span text:style-name="T517">ste</text:span> se měl<text:span text:style-name="T517">i</text:span> chovat jako skupina kamarádů.</text:p>
      <text:list xml:id="list4250157206" text:style-name="L36">
        <text:list-item>
          <text:p text:style-name="P604">Nerozdělujte se, pokud to není nezbytně nutné.</text:p>
        </text:list-item>
        <text:list-item>
          <text:p text:style-name="P605">Nehádejte se.</text:p>
        </text:list-item>
        <text:list-item>
          <text:p text:style-name="P606">Nedělejte si naschvály.</text:p>
        </text:list-item>
      </text:list>
      <text:h text:style-name="Heading_20_2" text:outline-level="2"><text:bookmark-start text:name="__RefHeading___Toc4237_4129273621"/><text:soft-page-break/><text:span text:style-name="T518">Hraní r</text:span>ozhovor<text:span text:style-name="T518">ů</text:span><text:bookmark-end text:name="__RefHeading___Toc4237_4129273621"/></text:h>
      <text:p text:style-name="P98">Když se o něčem domlouvají vaše postavy, nebo když mluví s někým, koho hraje Pán jeskyně, je zvykem mluvit v přímé řeči:</text:p>
      <text:p text:style-name="P98"><text:tab/><text:span text:style-name="T177">„Hele, našel jsem tady nějakou páčku. Mám za ni zatáhnout?“</text:span></text:p>
      <text:p text:style-name="P98"><text:tab/><text:span text:style-name="T177">„Určitě ne! Může to spustit nějakou past!“</text:span></text:p>
      <text:p text:style-name="P98">Jde hrát i opisem, to by bylo nějak takhle:</text:p>
      <text:p text:style-name="P11"><text:tab/>„Říkám vám, že jsem našel nějakou páčku a ptám se, jestli za ni mám zatáhnout.“</text:p>
      <text:p text:style-name="P11"><text:tab/>„<text:span text:style-name="T548">Odpovídám ti, že ne, že to může spustit nějakou past.</text:span>“</text:p>
      <text:p text:style-name="P98">Ale – pěkně prosím – zkuste si zvyknout na hraní v přímé řeči. Pomáhá to budovat atmosféru hry.</text:p>
      <text:h text:style-name="Heading_20_3" text:outline-level="3">Herecké ztvárnění postavy</text:h>
      <text:p text:style-name="P98">V průběhu dialogů je <text:span text:style-name="T543">určitě</text:span> možné hrát <text:span text:style-name="T543">roli</text:span> <text:span text:style-name="T542">i</text:span> neverbálně: Gestikulovat, měnit výrazy tváře, převádět, co tvoje postava dělá a podobně.<text:line-break/><text:tab/>Pokud ti to jde, je t<text:span text:style-name="T542">o</text:span> super a určitě to dělej – <text:span text:style-name="T544">jen si </text:span>dej pozor, abys nepřehrával. <text:span text:style-name="T541">Pokud ti to ale nesedí, nenuť se do toho a jen to popisuj. Za postavu ale pokud možno mluv stále v přímé řeči:</text:span></text:p>
      <text:p text:style-name="P98"><text:tab/><text:span text:style-name="T177">„</text:span><text:span text:style-name="T197">Zamračím se a říkám: ‚Jak jako, že jsi tam Berina nechal?‘</text:span><text:span text:style-name="T177">“</text:span></text:p>
      <text:h text:style-name="P389" text:outline-level="2"><text:bookmark-start text:name="__RefHeading___Toc10367_38474947"/>Překonávání překážek<text:bookmark-end text:name="__RefHeading___Toc10367_38474947"/></text:h>
      <text:p text:style-name="P111">V podzemí může být spousta překážek: Pobořené zdi a stropy, zamčené dveře, smrtící pasti, průrvy a propasti, a podobně.</text:p>
      <text:list xml:id="list3100852636" text:style-name="L37">
        <text:list-item>
          <text:p text:style-name="P607">Každou překážku můžete překonat, když vymyslíte jak.</text:p>
        </text:list-item>
      </text:list>
      <text:p text:style-name="P112"><text:soft-page-break/>V této hře se na překonávání překážek nehází kostkou, není to tedy o náhodě. <text:span text:style-name="T55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10354653" text:style-name="L38">
        <text:list-item>
          <text:p text:style-name="P608">Používej svoji výbavu a to, co najdeš v podzemí.</text:p>
        </text:list-item>
      </text:list>
      <text:p text:style-name="P136"><text:span text:style-name="T63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3">„Hele, v předchozí místnosti byly stoly. Nešlo by je rozštípat a udělat z nich žebřík?“</text:span><text:span text:style-name="T637"> ale nech pak hráče tesaře, ať popíše, jak to dělá.<text:line-break/><text:tab/>Pokud ovšem zrovna tesaře v družině nemáte, pusť se do toho klidně sám.<text:line-break/><text:tab/></text:span></text:p>
      <text:h text:style-name="P405" text:outline-level="3">Náklad a zranění</text:h>
      <text:p text:style-name="P113">Při překonávání překážek ber v úvahu, co všechno s sebou neseš a jestli jsi případně zraněn.<text:line-break/><text:tab/><text:span text:style-name="T55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1">laně.<text:line-break/><text:tab/>Nečekej až na to, jestli ti to zakáže Pán jeskyně. Myslet na omezení tvé postavy, vnášet je do hry a kreativně je překonávat je tvým úkolem.</text:span></text:p>
      <text:h text:style-name="P406" text:outline-level="3">Když to nejde silou…</text:h>
      <text:p text:style-name="P188">Na rozdíl od počítačových her zde není pevn<text:span text:style-name="T546">ě</text:span> <text:span text:style-name="T546">dáno</text:span>, jak jdou překážky překonat. <text:span text:style-name="T434">Fungovat bude c</text:span>okoliv, co dává smysl. Pokud vás tedy nenapadá lepší možnost, můžete se například někam prokopat nebo probourat, <text:span text:style-name="T521">dveře</text:span> můžete prostě rozmlátit, skálu rozštípat opakov<text:span text:style-name="T435">aný</text:span>m rozpalováním a chlazením a podobně.<text:line-break/><text:tab/><text:span text:style-name="T43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7">ícení</text:span> v podzemí<text:bookmark-end text:name="__RefHeading___Toc13231_3822832400"/></text:h>
      <text:p text:style-name="P195">Když vstoupíte do temného podzemí, nebo třeba když v noci držíte hlídky, domluvte se, kdo bude svítit a čím.</text:p>
      <text:list xml:id="list778971065" text:style-name="L39">
        <text:list-item>
          <text:p text:style-name="P609">Lucerna nebo louč se obvykle drží v ruce, takže při tom nejde dost dobře bojovat se štítem nebo s dvojruční zbraní.</text:p>
        </text:list-item>
      </text:list>
      <text:p text:style-name="P187">Nemusí<text:span text:style-name="T788">š</text:span> přesně počítat, jak dlouho vydrží svítit louč a kdy je potřeba zapálit novou. <text:span text:style-name="T788">Měl bys ale popisovat, třeba že před bojem postavíš lucernu na zem, abys mohl vzít kopí do obou rukou. Lucerna je totiž herní prvek – někdo ji může zkusit rozkopnout a zhasnout, můžete se od ní v průběhu boje vzdálit a podobně.</text:span></text:p>
      <text:h text:style-name="P390" text:outline-level="2"><text:bookmark-start text:name="__RefHeading___Toc13233_3822832400"/><text:soft-page-break/>Kreslení mapy<text:bookmark-end text:name="__RefHeading___Toc13233_3822832400"/></text:h>
      <text:p text:style-name="P189"><text:span text:style-name="T789">Domluvte se, kdo bude kreslit mapu</text:span>. <text:span text:style-name="T790">Nejvíc se na to hodí</text:span> písař, <text:span text:style-name="T792">protože na to má nástroje</text:span>, ale nemusí to chtít dělat a nemusí ve skupině vůbec být.</text:p>
      <text:list xml:id="list2246188290" text:style-name="L40">
        <text:list-item>
          <text:p text:style-name="P610"><text:span text:style-name="T791">U stolu</text:span> vám bude nejspíš kreslit mapu Pán jeskyně, protože je to o dost rychlejší, než kdyby vám měl diktovat tvary místností.</text:p>
        </text:list-item>
      </text:list>
      <text:p text:style-name="P190">Mapa, kterou si <text:span text:style-name="T79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9">Snaž se pozorně poslouchat, co Pán jeskyně popisuje. Všechno, co řekne, jsou věci, se kterými můžeš dál něco dělat. Když například popíše:</text:p>
      <text:p text:style-name="P99"><text:tab/><text:span text:style-name="T177">„V místnosti je stůl, židle a na stěně obraz.“</text:span></text:p>
      <text:p text:style-name="P1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832350356" text:style-name="L41">
        <text:list-item>
          <text:p text:style-name="P611">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0">Možná si říkáš, že nejjednodušší by bylo na začátku podzemí říct, že pořád půjdete opatrně, budete si dávat pozor na pasti a budete prohledávat úplně všechno. <text:span text:style-name="T547">Přesně tak to je</text:span> – <text:span text:style-name="T54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2">Když oznámíš, že prohledáváš celou místnost nebo chodbu, tak to znamená, že si pořádně prohlédneš stěny, stop, podlahu a vybavení v místnosti.<text:line-break/><text:tab/>Pán jeskyně ti <text:span text:style-name="T552">popíše</text:span> všechno, co jsi našel, ale obvykle ti neřekne, co přesně to je. Takže se můžeš dozvědět například:</text:p>
      <text:p text:style-name="P102"><text:tab/><text:span text:style-name="T177">„Na východní stěně jsi našel spáru ve tvaru čtverce, asi tak půl metru na půl metru“.</text:span></text:p>
      <text:p text:style-name="P102"><text:span text:style-name="T260">Spáru pak můžeš zkoumat dál: Proklepat ohraničený čtverec, jestli není dutý, zkusit do spáry něco strčit, </text:span><text:span text:style-name="T278">nebo třeba</text:span><text:span text:style-name="T2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0">pak</text:span><text:span text:style-name="T260"> </text:span><text:span text:style-name="T270">nejspíš</text:span><text:span text:style-name="T260"> řekne, </text:span><text:span text:style-name="T270">třeba</text:span><text:span text:style-name="T260"> že jsi na stěně našel malou dírku a ty ji pak můžeš zkoumat dál.</text:span></text:p>
      <text:h text:style-name="Heading_20_3" text:outline-level="3"><text:soft-page-break/>Zapomněli jsme na něco?</text:h>
      <text:p text:style-name="P106"><text:span text:style-name="T520">Na rozdíl od tvé postavy, která v místnosti stojí, si ty musíš všechno</text:span> představit <text:span text:style-name="T437">čistě</text:span> <text:span text:style-name="T438">podle</text:span> popisu Pána jeskyně. <text:span text:style-name="T43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6"><text:tab/><text:span text:style-name="T177">„</text:span><text:span text:style-name="T184">Prohledal</text:span><text:span text:style-name="T196">i</text:span><text:span text:style-name="T184"> jsem to tu všechno?</text:span><text:span text:style-name="T177">“</text:span></text:p>
      <text:p text:style-name="P103"><text:span text:style-name="T520">On</text:span> na to odpoví třeba:</text:p>
      <text:p text:style-name="P103"><text:span text:style-name="T260"><text:tab/></text:span><text:span text:style-name="T177">„</text:span><text:span text:style-name="T185">Prošl</text:span><text:span text:style-name="T196">i</text:span><text:span text:style-name="T185"> js</text:span><text:span text:style-name="T196">te</text:span><text:span text:style-name="T185"> důkladně všechny stěny a nic js</text:span><text:span text:style-name="T196">te</text:span><text:span text:style-name="T185"> tam nenašl</text:span><text:span text:style-name="T196">i</text:span><text:span text:style-name="T185">. Je tu ale ještě stůl se šuplíkem, tomu </text:span><text:span text:style-name="T196">jste se</text:span><text:span text:style-name="T185"> zatím nevěnoval</text:span><text:span text:style-name="T196">i</text:span><text:span text:style-name="T185">. A nijak zvlášť podrobně js</text:span><text:span text:style-name="T196">te</text:span><text:span text:style-name="T185"> nezkoumal</text:span><text:span text:style-name="T196">i</text:span><text:span text:style-name="T185"> ani podlahu a strop.</text:span><text:span text:style-name="T177">“</text:span></text:p>
      <text:h text:style-name="Heading_20_3" text:outline-level="3">Hledání pastí</text:h>
      <text:p text:style-name="P101"><text:span text:style-name="T276">H</text:span><text:span text:style-name="T271">ledání pastí </text:span><text:span text:style-name="T275">je stejné jako prohledávání místností</text:span><text:span text:style-name="T271">. Když řekneš například </text:span><text:span text:style-name="T199">„Jdu pomalu chodbou a dávám si pozor na pasti“</text:span><text:span text:style-name="T271">, </text:span><text:span text:style-name="T274">tak ti PJ sdělí pouze případná vodítka, pokud tam nějaká jsou.</text:span></text:p>
      <text:p text:style-name="P12"><text:tab/>„Asi po dvou metrech sis všimnul, že v pravé stěně chodby je ve svislé řadě několik děr.“</text:p>
      <text:p text:style-name="P105"><text:span text:style-name="T274">A </text:span><text:span text:style-name="T260">je opět na tobě, jak s touto informací naložíš. Může se také stát, že tam žádné vodítko nebude – některé pasti jsou prostě příliš dobře zamaskované, případně může být náznak někde jinde, než kde se past spouští.</text:span></text:p>
      <text:list xml:id="list1782140369" text:style-name="L42">
        <text:list-item>
          <text:p text:style-name="P612"><text:span text:style-name="T272">Když spustíš past poté, co jsi popsal, že jdeš opatrně a dáváš si pozor na pasti, tak si počítáš výhodu na obranu </text:span><text:span text:style-name="T273">(+1).</text:span></text:p>
          <text:list>
            <text:list-item>
              <text:p text:style-name="P612"><text:span text:style-name="T272">J</text:span><text:span text:style-name="T271">ak se brání proti pastem se dočteš v kapitole TODO.</text:span></text:p>
            </text:list-item>
          </text:list>
        </text:list-item>
      </text:list>
      <text:p text:style-name="P104"><text:soft-page-break/><text:span text:style-name="T260">Také u hledání pastí je dobré popisovat, co přesně děláš – když například řekneš </text:span><text:span text:style-name="T177">„Vezmu si tyč a budu před sebou proklepávat podlahu, jestli není dutá“</text:span><text:span text:style-name="T260">, tak najdeš případné propadlo, i když jsi </text:span><text:span text:style-name="T284">neměl žádné vodítko</text:span><text:span text:style-name="T260">, že tam může být.</text:span></text:p>
      <text:h text:style-name="Heading_20_4" text:outline-level="4">Co s nalezenou pastí?</text:h>
      <text:p text:style-name="P108"><text:span text:style-name="T260">Když máš pocit, že jsi našel past, </text:span><text:span text:style-name="T279">můžeš ji zkusit zneškodnit, spustit ji tak, aby tě nezasáhla, nebo zjistit, jak se deaktivuje.<text:line-break/><text:tab/>Většinu pastí můžeš něčím ucpat, přemostit nebo zatarasit:</text:span></text:p>
      <text:list xml:id="list3920125738" text:style-name="L43">
        <text:list-item>
          <text:p text:style-name="P482">Když například najdeš ve stěně dírku, ze které vylétává šipka, můžeš do ní zatlouct dřevěný kolík nebo před ni třeba postavit skříň.</text:p>
        </text:list-item>
        <text:list-item>
          <text:p text:style-name="P613"><text:span text:style-name="T279">Můžeš ale také zkusit rozbít zeď, rám dveří, nebo v čem je zrovna past zabudovaná, </text:span><text:span text:style-name="T282">a</text:span><text:span text:style-name="T279"> dostat se tak k jejímu mechanismu, </text:span><text:span text:style-name="T282">abys jej mohl</text:span><text:span text:style-name="T279"> zablokovat nebo rozbít.</text:span></text:p>
        </text:list-item>
      </text:list>
      <text:p text:style-name="P109"><text:span text:style-name="T280">Další možnost je spustit past na prázdno. </text:span><text:span text:style-name="T283">T</text:span><text:span text:style-name="T280">o se </text:span><text:span text:style-name="T283">obvykle stává</text:span><text:span text:style-name="T280"> </text:span><text:span text:style-name="T283">nechtěně</text:span><text:span text:style-name="T280">, když tušíš, že tam nějaká past může být, ale nevíš přesně jaká, </text:span><text:span text:style-name="T283">ale můžeš to udělat i záměrně:</text:span></text:p>
      <text:list xml:id="list4134209544" text:style-name="L44">
        <text:list-item>
          <text:p text:style-name="P48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7"><text:span text:style-name="T260">Pasti </text:span><text:span text:style-name="T280">také</text:span><text:span text:style-name="T260"> obvykle jdou někde vypnout – ten, kdo do chodby nalíčil propadlo, do něj nejspíš nechtěl spadnout pokaždé, když se v noci vracel domů. </text:span><text:span text:style-name="T277">Vypínací mechanismus ale většinou bývá dobře schovaný a často je až za vlastní pastí, </text:span><text:span text:style-name="T281">protože</text:span><text:span text:style-name="T277"> kdo </text:span><text:span text:style-name="T281">ji</text:span><text:span text:style-name="T277"> zná, se jí </text:span><text:span text:style-name="T281">snadno</text:span><text:span text:style-name="T277"> dokáže vyhnout.</text:span></text:p>
      <text:h text:style-name="P407" text:outline-level="3"><text:soft-page-break/>Nezneužívej n<text:span text:style-name="T553">epřím</text:span>é informace</text:h>
      <text:p text:style-name="P114">Pán jeskyně vám může občas položit návodnou otázku, jako třeba: <text:span text:style-name="T177">„V jakém jdete pořadí?“</text:span> nebo <text:span text:style-name="T177">„Kdo prohledává ten stůl?“</text:span>. V tom případě už samozřejmě nemůžete říct <text:span text:style-name="T177">„My do té chodby rad</text:span><text:span text:style-name="T200">š</text:span><text:span text:style-name="T177">i ani nepůjdeme“</text:span>.</text:p>
      <text:list xml:id="list3165454963" text:style-name="L45">
        <text:list-item>
          <text:p text:style-name="P614">Hrajte férově.</text:p>
        </text:list-item>
      </text:list>
      <text:h text:style-name="Heading_20_2" text:outline-level="2"><text:bookmark-start text:name="__RefHeading___Toc4241_4129273621"/><text:span text:style-name="T640">Chyby a n</text:span>edorozumění<text:bookmark-end text:name="__RefHeading___Toc4241_4129273621"/></text:h>
      <text:p text:style-name="P143">Když uděláš chybu, řekni to nahlas, omluv se a domluv se s Pánem jeskyně a ostatními hráči, jak to vyřešíte.</text:p>
      <text:p text:style-name="Example_20_Header">Příklad:</text:p>
      <text:p text:style-name="Example"><text:span text:style-name="T349">Ty:</text:span> <text:span text:style-name="T177">„Ehm, omlouvám se, špatně jsem se podíval. Sekeru ve skutečnosti nemám. Takže ten žebřík jsem asi vyrobit nemohl.“</text:span></text:p>
      <text:p text:style-name="Example"><text:span text:style-name="T349">Pán jeskyně:</text:span> <text:span text:style-name="T253">„V pohodě, stane se. Máte někdo jinej nějakej nástroj, kterej jste na to mohli použít?“</text:span></text:p>
      <text:p text:style-name="Example"><text:span text:style-name="T318">Jiný hráč:</text:span><text:span text:style-name="T253"> „Já mám meč, šl</text:span><text:span text:style-name="T254">o</text:span><text:span text:style-name="T253"> by </text:span><text:span text:style-name="T254">to s ním</text:span><text:span text:style-name="T253">?“</text:span></text:p>
      <text:p text:style-name="Example"><text:span text:style-name="T318">Pán jeskyně:</text:span><text:span text:style-name="T253"> „</text:span><text:span text:style-name="T255">Určitě</text:span><text:span text:style-name="T253">. Takže jste to udělali mečem.“</text:span></text:p>
      <text:p text:style-name="P137">Když <text:span text:style-name="T640">něco přeslechne nebo zapomene</text:span> Pán jeskyně, <text:span text:style-name="T519">nebo třeba když špatně použije nějaké pravidlo, upozorni jej na to:</text:span></text:p>
      <text:p text:style-name="P5"><text:tab/>„<text:span text:style-name="T519">Hele, já jsem ale přece před chvílí říkal, že zapálím lucernu, kleknu si a podlahu v chodbě pomalu prohledám.</text:span>“</text:p>
      <text:p text:style-name="P94">P<text:span text:style-name="T638">án jeskyně</text:span> by se nad tím měl zamyslet, chybu uznat a buď vrátit hru, nebo se s tebou domluvit na nějakém rozumném řešení, <text:span text:style-name="T545">například:</text:span></text:p>
      <text:p text:style-name="P94"><text:tab/><text:span text:style-name="T177">„</text:span><text:span text:style-name="T198">Aha, promiň, to jsem přeslechl. V tom případě jsi past nespustil, našel jsi spouštěcí dlaždici.</text:span><text:span text:style-name="T177">“</text:span></text:p>
      <text:p text:style-name="P95"><text:soft-page-break/>Když to ale neudělá <text:span text:style-name="T639">a bude trvat na svém</text:span>, nehádej se s ním. Chybu může udělat každý, buď shovívavý.</text:p>
      <text:list xml:id="list187707367" text:style-name="L46">
        <text:list-item>
          <text:p text:style-name="P615">Hraj dál tak, jako by se stalo to, co říká on.</text:p>
        </text:list-item>
      </text:list>
      <text:list xml:id="list1302986643" text:style-name="L47">
        <text:list-item>
          <text:p text:style-name="P616">Promluvte si o tom po hře.</text:p>
        </text:list-item>
        <text:list-item>
          <text:p text:style-name="P617">Když se vám <text:span text:style-name="T641">to</text:span> bud<text:span text:style-name="T641">e</text:span> stávat často, nejlepší řešení je, najít si jinou skupinu nebo jiného Pána jeskyně.</text:p>
        </text:list-item>
      </text:list>
      <text:h text:style-name="P408" text:outline-level="3">Říkej rovnou, čeho se snažíš dosáhnout</text:h>
      <text:p text:style-name="P144">Mnoha nedorozuměním můžeš předejít, když nebudeš pouze popisovat, co děláš, ale řekneš také, čeho se tím snažíš dosáhnout. Představ si následující situaci:</text:p>
      <text:p text:style-name="P340"><text:span text:style-name="T351">Ty:</text:span> <text:span text:style-name="T177">„V jedn</text:span><text:span text:style-name="T222">ý</text:span><text:span text:style-name="T177"> z předchozích místností byla hromada dřeva. Nanosím ho sem.“</text:span></text:p>
      <text:p text:style-name="P340"><text:span text:style-name="T349">Pán jeskyně:</text:span> <text:span text:style-name="T177">„Jasně, není problém. Zabere to pár desítek minut.“</text:span></text:p>
      <text:p text:style-name="P340"><text:span text:style-name="T351">Ty:</text:span><text:span text:style-name="T636"> </text:span><text:span text:style-name="T222">„Zapálím ho.“</text:span></text:p>
      <text:p text:style-name="P340"><text:span text:style-name="T351">Pán jeskyně:</text:span><text:span text:style-name="T636"> </text:span><text:span text:style-name="T222">„Hele, to asi nepůjde. </text:span><text:span text:style-name="T224">T</text:span><text:span text:style-name="T222">o dřevo tam prakticky leželo ve vodě. Je totálně nasáklý a napůl shnilý.“</text:span></text:p>
      <text:p text:style-name="P135"><text:span text:style-name="T288">Tvoje postava by si určitě všimla, že nosí dřevo, které rozhodně nepůjde zapálit. Pán jeskyně ale nevěděl, že se ho budeš snažit zapalovat, takže neměl důvod ti to říct. </text:span><text:span text:style-name="T289">Podobná nedorozumění jsou nepříjemná zvláště v boji. </text:span><text:span text:style-name="T319">Ř</text:span><text:span text:style-name="T351">íkej proto vždycky nahlas, o co se snažíš</text:span><text:span text:style-name="T349">.</text:span></text:p>
      <text:list xml:id="list699247417" text:style-name="L48">
        <text:list-item>
          <text:p text:style-name="P618">Zapojíš tím do hry ostatní hráče, mohou pak nad tím přemýšlet také.</text:p>
        </text:list-item>
        <text:list-item>
          <text:p text:style-name="P618"><text:span text:style-name="T260">Pán jeskyně ti </text:span><text:span text:style-name="T288">díky tomu bude moci</text:span><text:span text:style-name="T260"> rovnou říct, co bude a nebude fungovat a případně navrhnout alternativu.</text:span></text:p>
        </text:list-item>
      </text:list>
      <text:h text:style-name="P440" text:outline-level="1">Pro PJ – Boj</text:h>
      <text:h text:style-name="P391" text:outline-level="2"><text:span text:style-name="T373">Z</text:span>áměr<text:span text:style-name="T373">y</text:span></text:h>
      <text:p text:style-name="P251"><text:span text:style-name="T103">T</text:span><text:span text:style-name="T17">ODO (pro PJ): </text:span><text:span text:style-name="T156">Na začá</text:span><text:span text:style-name="T157">t</text:span><text:span text:style-name="T156">ku každého kola boje vždycky </text:span><text:span text:style-name="T160">jednoho po druhém projdi všechny hráče, na každého se</text:span><text:span text:style-name="T156"> </text:span><text:span text:style-name="T160">podívej </text:span><text:span text:style-name="T156">zeptej </text:span><text:span text:style-name="T160">se</text:span><text:span text:style-name="T156">, co </text:span><text:span text:style-name="T161">bude jeho postava dělat</text:span><text:span text:style-name="T156">.</text:span></text:p>
      <text:list xml:id="list2578556118" text:style-name="L49">
        <text:list-item>
          <text:p text:style-name="P619"><text:span text:style-name="T157">N</text:span><text:span text:style-name="T158">ěkterým hráčům </text:span><text:span text:style-name="T161">totiž</text:span><text:span text:style-name="T158"> může být nepříjemné skákat ostatním do řeči, nebo se neustále hlásit o slovo, což vede k tomu, že většinu hry mlčí a nebaví se. J</text:span><text:span text:style-name="T159">edním z tvých hlavních úkolů </text:span><text:span text:style-name="T158">je zajistit, aby k tomu nedošlo</text:span><text:span text:style-name="T159">. Boj je rozdělen na kola právě proto, abys </text:span><text:span text:style-name="T162">to měl jednodušší</text:span><text:span text:style-name="T159">.</text:span></text:p>
        </text:list-item>
        <text:list-item>
          <text:p text:style-name="P620"><text:span text:style-name="T159">O</text:span><text:span text:style-name="T17">ční kontakt je velmi důležitý – </text:span><text:span text:style-name="T163">díky němu dáš pasivnějším hráčům jasně najevo, že jsi tam i pro ně. Velice jim tím pomůžeš zapojit se do hry.</text:span></text:p>
        </text:list-item>
      </text:list>
      <text:h text:style-name="Heading_20_2" text:outline-level="2"><text:span text:style-name="T163">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441" text:outline-level="1">Boj – poznámky</text:h>
      <text:p text:style-name="P56">Hráči a Postavy</text:p>
      <text:p text:style-name="P56">Jitka – PJ</text:p>
      <text:p text:style-name="P56">Pavel – <text:span text:style-name="T848">tesař</text:span> Gorondar</text:p>
      <text:p text:style-name="P56">Zuzka – lovkyně N<text:span text:style-name="T975">a</text:span>r<text:span text:style-name="T976">ai</text:span>a</text:p>
      <text:p text:style-name="P289">TODO: Boj probíhá v kolech.</text:p>
      <text:p text:style-name="P289">TODO: Později další kola:</text:p>
      <text:list xml:id="list3679789597" text:style-name="L50">
        <text:list-item>
          <text:p text:style-name="P621">Gorondar chce utéct.</text:p>
        </text:list-item>
        <text:list-item>
          <text:p text:style-name="P621">Ork ho srazí na zem.</text:p>
        </text:list-item>
        <text:list-item>
          <text:p text:style-name="P621">Přiběhne elfka.</text:p>
        </text:list-item>
        <text:list-item>
          <text:p text:style-name="P621">Dostane ho z nevýhody.</text:p>
        </text:list-item>
        <text:list-item>
          <text:p text:style-name="P622">Určitě utečou - potřebuju příklad, že z boje se dá ustoupit.</text:p>
        </text:list-item>
      </text:list>
      <text:p text:style-name="P293">IDEA: Postupně příklad boje rozepsat (další kola) a ukázat na něm víc věcí.</text:p>
      <text:p text:style-name="P290">Co tam chci mít?</text:p>
      <text:list xml:id="list1131826404" text:style-name="L51">
        <text:list-item>
          <text:p text:style-name="P623">Pořadí házení<text:span text:style-name="T960"> (To je dobrej způsob, jak tomu říkat)</text:span>.</text:p>
          <text:list>
            <text:list-item>
              <text:p text:style-name="P624">A jak to revertnout, když to uděláte špatně.</text:p>
            </text:list-item>
          </text:list>
        </text:list-item>
        <text:list-item>
          <text:p text:style-name="P625">Zatlačení štítem (takže ho nemůžu používat).</text:p>
        </text:list-item>
        <text:list-item>
          <text:p text:style-name="P625">Těžká zbraň, lehká zbraň, duševní kouzlo (obchází zbroj i štít).</text:p>
        </text:list-item>
        <text:list-item>
          <text:p text:style-name="P626"><text:soft-page-break/>Vyproštění z nevýhody spolubojovníkem.</text:p>
        </text:list-item>
      </text:list>
      <text:p text:style-name="P325"><text:span text:style-name="T63">P</text:span><text:span text:style-name="T17">říklad</text:span></text:p>
      <text:p text:style-name="P352"><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span text:style-name="T17"> </text:span><text:span text:style-name="T74">V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3620110197" text:style-name="L52">
        <text:list-item>
          <text:p text:style-name="P444"><text:span text:style-name="T62">Síla </text:span><text:span text:style-name="T74">3</text:span><text:span text:style-name="T62">, Finesa </text:span><text:span text:style-name="T74">2</text:span><text:span text:style-name="T62">, Duše 1</text:span></text:p>
        </text:list-item>
      </text:list>
      <text:p text:style-name="P338">Popis situace</text:p>
      <text:p text:style-name="P365"><text:span text:style-name="T76">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3">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38">Záměry</text:p>
      <text:p text:style-name="P365"><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5"><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38">Vyhodnocení</text:p>
      <text:p text:style-name="P352"><text:span text:style-name="T583">Víme, že </text:span>Gorondar <text:span text:style-name="T558">se střetne</text:span> s orkem. <text:span text:style-name="T560">Jak to dopadne, zjistíme následovně:</text:span></text:p>
      <text:p text:style-name="P365">Pavel hodí šestistěnnou kostkou, padne mu <text:span text:style-name="T963">4</text:span>. Přičte svou Sílu <text:span text:style-name="T559">3</text:span>, dohromady má <text:span text:style-name="T963">7</text:span>.</text:p>
      <text:p text:style-name="P365">Pán jeskyně hází za orka. Ork má <text:span text:style-name="T888">S</text:span>ílu 4. Na kostce mu padne 1, dohromady tedy <text:span text:style-name="T961">5</text:span>.</text:p>
      <text:p text:style-name="P365">Pavel hodil v součtu víc. <text:span text:style-name="T856">To</text:span> znamená, že Gorondar<text:span text:style-name="T964"> střet s orkem vyhrál a může mu teď udělat něco nepříjemného</text:span>.<text:span text:style-name="T967"> Kdyby hodil méně, tak naopak ork něco udělal jemu.</text:span></text:p>
      <text:p text:style-name="P332"><text:soft-page-break/>Nyní je na Pavlovi, co přesně se rozhodne orkovi udělat. Může ho zranit, ale mohl by ho třeba také srazit na zem, <text:span text:style-name="T965">někam zatlačit, zabránit mu, aby se někam dostal a podobně. Pavel chce každopádně orka zranit.</text:span></text:p>
      <text:p text:style-name="P365"><text:span text:style-name="T962">Ork bude zraněn za</text:span> rozdíl hodů <text:span text:style-name="T962">plus zranění zbraně a mínus případná zbroj.</text:span> <text:span text:style-name="T962">Sekera</text:span> má zranění <text:span text:style-name="T962">1 a ork má na sobě lehkou zbroj</text:span>, která snižuje zranění o 1, takže bude zraněn za <text:span text:style-name="T962">3 (rozdíl hodů je 8 - 5, +1 za sekeru, -1 za orkovu zbroj)</text:span>.</text:p>
      <text:p text:style-name="P363">Pán jeskyně <text:span text:style-name="T889">nyní</text:span> sníží orkovu kondici o <text:span text:style-name="T966">3</text:span> a podívá se, jestli mu ještě nějaká zbývá.<text:span text:style-name="T968"> Ork má kondici 11, takže mu po odečtení tohoto zásahu bude zbývat ještě 8 a není tedy vyřazen.</text:span></text:p>
      <text:p text:style-name="P352"><text:span text:style-name="T971">Nyní je na čase</text:span> výsledek popsat.</text:p>
      <text:p text:style-name="P365"><text:span text:style-name="T890">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5">Pán jeskyně dodá: <text:span text:style-name="T177">„</text:span><text:span text:style-name="T236">Ránu ztlumila zbroj</text:span><text:span text:style-name="T177">. Ork </text:span><text:span text:style-name="T217">sice</text:span><text:span text:style-name="T177"> hek</text:span><text:span text:style-name="T237">n</text:span><text:span text:style-name="T177">ul, </text:span><text:span text:style-name="T217">h</text:span><text:span text:style-name="T177">ned se ale vzchopil a pokračuje v boji.“</text:span></text:p>
      <text:p text:style-name="P352">Nyní víme, jak dopadlo střetnutí Gorondara s orkem – Gorondar orka zasáhnul a zranil. Zbývá ještě určit, co způsobí goblinovo mumlání.</text:p>
      <text:p text:style-name="P365">Goblin je šaman a sesílá kouzlo. Z jeho natažené ruky<text:span text:style-name="T969"> na Gorondara</text:span> vyletí malá č<text:span text:style-name="T973">ernoč</text:span>erná k<text:span text:style-name="T972">oule</text:span>. Při sesílání kouzel se k hodu přičítá Duše, tu má šaman 3. Pán jeskyně hodí kostkou <text:span text:style-name="T857">a p</text:span>adne mu 4. Dohromady<text:span text:style-name="T974"> s hodem kostkou</text:span> je to <text:span text:style-name="T969">7</text:span>.</text:p>
      <text:p text:style-name="P365">Gorondar je od <text:span text:style-name="T584">goblina</text:span> daleko. Nemůže <text:span text:style-name="T849">ho tedy ohrozit svou sekerou a </text:span><text:s/>musí se pokusit uhnout. Na úhyb se hází Finesou, kterou má 2. Pavel na kostce hodí 2, dohromady je to tedy 4.</text:p>
      <text:p text:style-name="P365">Goblin <text:span text:style-name="T858">měl celkem 7, takže</text:span> Gorondara přehodil o <text:span text:style-name="T970">3</text:span>.<text:span text:style-name="T970"> Přehození o 3 nebo víc mu umožňuje udělat Gorondarovi dokonce dvě nepříjemné věci.</text:span></text:p>
      <text:p text:style-name="P365"><text:span text:style-name="T858">Kouzlo má zranění</text:span> <text:span text:style-name="T974">3kz, kde </text:span><text:span text:style-name="T593">'kz' jsou </text:span><text:span text:style-name="T592">kostky zran</text:span><text:span text:style-name="T44">ění</text:span><text:span text:style-name="T171">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71">tedy zranění +2. </text:span>Gorondar nemá zbroj, takže ze zraněn za 5. To je víc, než jeho Síla 3, takže půjde o vážné zranění. <text:span text:style-name="T859">Gorondar má kondici 8, zbudou mu tedy 3 body. Bude tedy nadále schopný boje, ale další taková rána by ho vyřadila.</text:span></text:p>
      <text:p text:style-name="P365">Pán jeskyně popíše výsledek: <text:span text:style-name="T177">„</text:span><text:span text:style-name="T206">Černá </text:span><text:span text:style-name="T201">střela tě zasáhla do ramene a prošla skrz naskrz. Bolí to, jako kdyby tě někdo probodl rozžhaveným pohrabáčem. Goblin se spokojeně hihňá.</text:span><text:span text:style-name="T177">“</text:span></text:p>
      <text:p text:style-name="P294">Boj by nyní pokračoval<text:span text:style-name="T977"> dalším kolem, a tedy novým</text:span> <text:span text:style-name="T850">popisem</text:span> záměrů. Gorondar má vážně zraněné levé rameno, <text:span text:style-name="T851">sekeru má ale </text:span>naštěstí <text:span text:style-name="T585">v pravé ruce</text:span>, takže m<text:span text:style-name="T585">ůže bojovat dál</text:span>. Přesto je mu jasné, že čelí přesile a jde mu o život. Nejspíš bude volat o pomoc a pokusí se utéct.</text:p>
      <text:h text:style-name="Heading_20_1" text:outline-level="1"><text:bookmark-start text:name="__RefHeading___Toc1599_1936223890"/>Boj <text:span text:style-name="T546">a jiná nebezpečí</text:span><text:bookmark-end text:name="__RefHeading___Toc1599_1936223890"/></text:h>
      <text:p text:style-name="P287">Když <text:span text:style-name="T554">ti</text:span> hrozí <text:span text:style-name="T855">zranění nebo jiný druh újmy</text:span>, <text:span text:style-name="T557">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81">cky</text:span> začíná popisem situace. <text:span text:style-name="T563">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668411115" text:style-name="L53">
        <text:list-item>
          <text:p text:style-name="P627"><text:span text:style-name="T17">Pokud ti z popisu něco není jasné, po</text:span><text:span text:style-name="T165">žádej</text:span><text:span text:style-name="T17"> Pána jeskyně o upřesnění. </text:span><text:span text:style-name="T165">Můžeš to udělat i kdykoliv později v průběhu boje.</text:span></text:p>
        </text:list-item>
      </text:list>
      <text:list xml:id="list465442419" text:style-name="L54">
        <text:list-item>
          <text:p text:style-name="P628"><text:span text:style-name="T114">Vždycky</text:span><text:span text:style-name="T113"> se také můžeš zeptat, co </text:span><text:span text:style-name="T154">tvoje postava</text:span><text:span text:style-name="T113"> vidí, slyší, nebo jinak vnímá.</text:span></text:p>
        </text:list-item>
      </text:list>
      <text:p text:style-name="P23">Další popis může být potřeba, když například v průběhu boje vběhnete do jiné místnosti, když se do boje zapojí někdo další a podobně.</text:p>
      <text:p text:style-name="P324"><text:span text:style-name="T63">P</text:span><text:span text:style-name="T17">říklad</text:span><text:span text:style-name="T172">:</text:span></text:p>
      <text:p text:style-name="P354"><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p>
      <text:p text:style-name="P353"><text:soft-page-break/><text:span text:style-name="T349">Pán jeskyně:</text:span> <text:span text:style-name="T248">„</text:span><text:span text:style-name="T177">Vešel jsi do velké, obdélníkové místnosti. Na šířku má dobrých deset metrů, na délku možná dvacet. </text:span><text:span text:style-name="T249">Strop podpírají čtyři sloupy.</text:span><text:span text:style-name="T177"><text:line-break/><text:tab/>Zhruba uprostřed </text:span><text:span text:style-name="T249">místnosti</text:span><text:span text:style-name="T177">, nějakých deset metrů od tebe, je velký, svalnatý ork a mnohem menší goblin. Ork má zbroj ze silné kůže a dvojruční kyj. Goblin má na sobě plášť z ptačího peří. Nemá žádnou zbraň, v ruce drží lidskou lebku.“</text:span></text:p>
      <text:h text:style-name="P392"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3">Z</text:span>áměr<text:span text:style-name="T373">y</text:span><text:bookmark-end text:name="__RefHeading___Toc2525_690236890"/></text:h>
      <text:p text:style-name="P252"><text:span text:style-name="T103">K</text:span><text:span text:style-name="T65">olo </text:span><text:span text:style-name="T61">začíná </text:span><text:span text:style-name="T103">vždy</text:span><text:span text:style-name="T65"> </text:span><text:span text:style-name="T61">Pán jeskyně popisem toho, co dělají protivníci, </text:span><text:span text:style-name="T104">o kterých víte</text:span><text:span text:style-name="T61">.</text:span> <text:span text:style-name="T336">N</text:span>ásledně své záměry pop<text:span text:style-name="T901">íšete vy</text:span>. <text:span text:style-name="T900">Pán jeskyně začíná kvůli tomu, abyste měli představu, co se děje, a mohli na to reagovat.</text:span></text:p>
      <text:p text:style-name="Example_20_Header">Příklad<text:span text:style-name="T980">:</text:span></text:p>
      <text:p text:style-name="Example"><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629">Při ohlašování záměrů nemusíš popisovat, co přesně chceš protivníkovi udělat. Beztak ještě nevíš, jestli se ti to vůbec povede. Úplně stačí říct, čím to chceš udělat a kam se při tom chceš přesunout.</text:p>
      <text:h text:style-name="Heading_20_3" text:outline-level="3"><text:soft-page-break/>Úprava záměrů</text:h>
      <text:p text:style-name="P252"><text:span text:style-name="T900">Svůj plán</text:span> můžeš <text:span text:style-name="T334">z</text:span>měnit, a to i opakovaně. Když například vidíš, že tvůj spolubojovník běží do levé chodby, ačkoliv jsi ohlásil, že poběžíš do pravé, tak můžeš říct, že raději poběžíš s ním. <text:span text:style-name="T337">Pán jeskyně může stejným způsobem upravovat záměry protivníků, je ale lepší, když to dělá co nejméně.</text:span></text:p>
      <text:list xml:id="list1418477782" text:style-name="L55">
        <text:list-item>
          <text:p text:style-name="P630">Nemůžeš <text:span text:style-name="T875">znovu</text:span> ohlásit záměr, který jsi <text:span text:style-name="T875">už dříve</text:span> opustil.</text:p>
          <text:list>
            <text:list-item>
              <text:p text:style-name="P632">Toto pravidlo brání zacyklení záměrů.</text:p>
            </text:list-item>
          </text:list>
        </text:list-item>
      </text:list>
      <text:p text:style-name="P321"><text:span text:style-name="T113">P</text:span><text:span text:style-name="T17">říklad:</text:span></text:p>
      <text:p text:style-name="P349"><text:span text:style-name="T166">P</text:span><text:span text:style-name="T17">řipomeňme si situaci: Pavlova postava, tesař Gorondar, bojuje s orkem a goblinem. Ork vybíhá na Gorondara, goblin stojí </text:span><text:span text:style-name="T174">vzadu</text:span><text:span text:style-name="T17">. </text:span><text:span text:style-name="T173">Pavel oznámil, že se postaví orkovi.</text:span></text:p>
      <text:p text:style-name="P348"><text:span text:style-name="T115">Pán jesk</text:span><text:span text:style-name="T117">yně</text:span><text:span text:style-name="T166"> n</text:span><text:span text:style-name="T173">yní může říct</text:span><text:span text:style-name="T166">: </text:span><text:span text:style-name="T42">„Když ork vidí, </text:span><text:span text:style-name="T46">že </text:span><text:span text:style-name="T47">čekáš na něj</text:span><text:span text:style-name="T46">,</text:span><text:span text:style-name="T42"> za</text:span><text:span text:style-name="T47">staví se</text:span><text:span text:style-name="T42"> a </text:span><text:span text:style-name="T45">jen se brání</text:span><text:span text:style-name="T42">.“</text:span></text:p>
      <text:p text:style-name="Example"><text:span text:style-name="T349">Pavel</text:span> řekne: <text:span text:style-name="T177">„V tom případě mi ale nebrání v tom, aby se dostal ke goblinovi. Zkusím to udělat“.</text:span></text:p>
      <text:p text:style-name="Example"><text:span text:style-name="T349">Pán jeskyně</text:span> kontruje:<text:span text:style-name="T177"> „Ork se ti v tom pokusí zabránit.“</text:span></text:p>
      <text:p text:style-name="Example"><text:span text:style-name="T94">Pavel </text:span><text:span text:style-name="T97">teď</text:span><text:span text:style-name="T100"> už</text:span><text:span text:style-name="T94"> nemůže říct </text:span><text:span text:style-name="T55">„</text:span><text:span text:style-name="T56">P</text:span><text:span text:style-name="T55">ostavím se teda orkovi“</text:span><text:span text:style-name="T94">, protože to už jednou oznámil – byl to jeho úplně první záměr.</text:span></text:p>
      <text:p text:style-name="P291"><text:span text:style-name="T101">Snaž se své záměry moc neměnit</text:span><text:span text:style-name="T94">. </text:span><text:span text:style-name="T95">Možnost </text:span><text:span text:style-name="T101">je</text:span><text:span text:style-name="T95"> upravovat </text:span><text:span text:style-name="T98">ve hře</text:span><text:span text:style-name="T95"> není proto, abys </text:span><text:span text:style-name="T99">mohl</text:span><text:span text:style-name="T95"> přechytračit Pána jeskyně </text:span><text:span text:style-name="T102">(nebo naopak)</text:span><text:span text:style-name="T95">, ale </text:span><text:span text:style-name="T101">kvůli tomu</text:span><text:span text:style-name="T95">, abys</text:span><text:span text:style-name="T101"> </text:span><text:span text:style-name="T96">mohl zareagovat na něco, s čím js</text:span><text:span text:style-name="T101">i</text:span><text:span text:style-name="T96"> nepočítal.</text:span></text:p>
      <text:h text:style-name="P409" text:outline-level="3">Upřes<text:span text:style-name="T902">ňování</text:span> situace</text:h>
      <text:p text:style-name="P250">V průběhu oznamování záměrů se často upřesňuje situace.</text:p>
      <text:p text:style-name="P319"><text:soft-page-break/><text:span text:style-name="T113">P</text:span><text:span text:style-name="T17">říklad:</text:span></text:p>
      <text:p text:style-name="P342"><text:span text:style-name="T116">Pavel</text:span><text:span text:style-name="T115">:</text:span><text:span text:style-name="T17"> </text:span><text:span text:style-name="T24">„Půjde kolem toho orka proběhnout ke goblinovi?“</text:span></text:p>
      <text:p text:style-name="P341"><text:span text:style-name="T115">Pán jeskyně:</text:span><text:span text:style-name="T17"> </text:span><text:span text:style-name="T24">„</text:span><text:span text:style-name="T48">Určitě, místnost je dost široká.</text:span><text:span text:style-name="T34"> </text:span><text:span text:style-name="T48">Ork se ti v tom ale </text:span><text:span text:style-name="T49">bude</text:span><text:span text:style-name="T48"> snažit zabránit.</text:span><text:span text:style-name="T24">“</text:span></text:p>
      <text:p text:style-name="P245"><text:span text:style-name="T891">V</text:span>šimni si, že se <text:span text:style-name="T891">Pavel</text:span> neptá <text:span text:style-name="T177">„</text:span><text:span text:style-name="T238">J</text:span><text:span text:style-name="T177">ak je </text:span><text:span text:style-name="T250">místnost</text:span><text:span text:style-name="T177"> široká?“</text:span>, ale <text:span text:style-name="T892">jestli půjde udělat to, co ho napadlo</text:span>.</text:p>
      <text:list xml:id="list2093328357" text:style-name="L56">
        <text:list-item>
          <text:p text:style-name="P631">Vždycky se <text:span text:style-name="T982">rovnou</text:span> snaž říct, čeho se snažíš dosáhnout.</text:p>
        </text:list-item>
      </text:list>
      <text:p text:style-name="P522">Předejdeš tím případným nedorozuměním a také zbytečnému počítání.</text:p>
      <text:p text:style-name="P320"><text:span text:style-name="T113">P</text:span><text:span text:style-name="T164">říklad:</text:span></text:p>
      <text:p text:style-name="P355"><text:span text:style-name="T175">Když chceš například vědět, jestli na orka dostřelíš kuší, a zeptáš se:</text:span><text:span text:style-name="T164"> </text:span><text:span text:style-name="T40">„Jak je ten ork daleko?“,</text:span><text:span text:style-name="T92"> </text:span><text:span text:style-name="T91">tak ti Pán jeskyně nejspíš odpoví </text:span><text:span text:style-name="T41">„</text:span><text:span text:style-name="T50">J</text:span><text:span text:style-name="T41">e od tebe asi tak 70 metrů“</text:span><text:span text:style-name="T90"> </text:span><text:span text:style-name="T91">a ty pořád nebudeš vědět, jestli jsi v dostřelu nebo ne.<text:line-break/><text:tab/></text:span><text:span text:style-name="T93">Zatímco k</text:span><text:span text:style-name="T175">dyž se rovnou zeptáš:</text:span><text:span text:style-name="T164"> </text:span><text:span text:style-name="T40">„Dostřelím na toho orka svou kuší?“, </text:span><text:span text:style-name="T91">tak </text:span><text:span text:style-name="T93">se dozvíš přesně to, co jsi chtěl zjistit.</text:span></text:p>
      <text:h text:style-name="P410" text:outline-level="3">Vzdálenost</text:h>
      <text:p text:style-name="P254">Vzdálenost odhadujeme <text:s/><text:span text:style-name="T987">v počtech kol běhu</text:span>:</text:p>
      <text:list xml:id="list2046442153" text:style-name="L57">
        <text:list-item>
          <text:p text:style-name="P633"><text:span text:style-name="T349">Kontaktní</text:span> – <text:span text:style-name="T873">pár kroků od tebe</text:span></text:p>
        </text:list-item>
        <text:list-item>
          <text:p text:style-name="P633"><text:span text:style-name="T349">Krátká</text:span> – v dostřelu malé vrhací zbraně</text:p>
          <text:list>
            <text:list-item>
              <text:p text:style-name="P634">Dá se uběhnout za 1 kolo a rovnou útočit <text:span text:style-name="T869">na blízko.</text:span></text:p>
            </text:list-item>
          </text:list>
        </text:list-item>
        <text:list-item>
          <text:p text:style-name="P633"><text:span text:style-name="T349">Střední</text:span> – v dostřelu <text:span text:style-name="T604">oštěpu</text:span> nebo kuše</text:p>
          <text:list>
            <text:list-item>
              <text:p text:style-name="P634">Dá se uběhnout za <text:span text:style-name="T870">2-</text:span>3 kola.</text:p>
            </text:list-item>
          </text:list>
        </text:list-item>
        <text:list-item>
          <text:p text:style-name="P633"><text:span text:style-name="T349">Dlouhá</text:span> – v dostřelu dlouhého luku</text:p>
          <text:list>
            <text:list-item>
              <text:p text:style-name="P634">Dá se uběhnout za <text:span text:style-name="T870">4-</text:span>9 kol.</text:p>
            </text:list-item>
          </text:list>
        </text:list-item>
      </text:list>
      <text:p text:style-name="P296"><text:soft-page-break/>Většina zvířat běhá mnohem rychleji než člověk – ků<text:span text:style-name="T989">ň</text:span> je například zhruba dvakrát rychlejší, takže vzdálenost, kterou by člověk uběhl za dvě kola, přeběhne v jednom. Někte<text:span text:style-name="T988">ří tvorové jsou naopak mnohem pomalejší a překonat </text:span><text:span text:style-name="T252">krátkou vzdálenost</text:span><text:span text:style-name="T988"> jim zabere dvě kola nebo i více.</text:span></text:p>
      <text:h text:style-name="P411" text:outline-level="3">Pohyb v boji</text:h>
      <text:p text:style-name="P255">Při boji jsi obvykle neustále v pohybu. <text:span text:style-name="T872">Díky tomu „dosáhneš“ na protivníky v </text:span><text:span text:style-name="T245">kontaktní vzdálenosti</text:span><text:span text:style-name="T872">, i když nejsou přímo u tebe. Můžeš při tom také přezbrojovat, nabíjet luk a podobně.</text:span></text:p>
      <text:list xml:id="list780292758" text:style-name="L58">
        <text:list-item>
          <text:p text:style-name="P635">Kuše se nabíjí opřením o zem, u toho pochopitelně <text:span text:style-name="T884">chodit ani běhat</text:span> nemůžeš.</text:p>
        </text:list-item>
        <text:list-item>
          <text:p text:style-name="P635">Pokud nějaké kouzlo nebo schopnost vyžaduje <text:span text:style-name="T177">soustředění</text:span>, můžeš se u toho <text:span text:style-name="T878">pohybovat pouze pomalou chůzí. V jednom kole </text:span><text:span text:style-name="T251">soustředění</text:span><text:span text:style-name="T878"> tedy zvládneš ujít jen pár kroků</text:span>.</text:p>
        </text:list-item>
        <text:list-item>
          <text:p text:style-name="P635"><text:span text:style-name="T894">Když</text:span> jsi <text:span text:style-name="T177">vyřazený z boje</text:span><text:span text:style-name="T260">, </text:span><text:span text:style-name="T307">zvládneš se jen pomalu plazit, případně se s něčí pomocí belhat</text:span><text:span text:style-name="T260">.</text:span></text:p>
        </text:list-item>
      </text:list>
      <text:h text:style-name="P412" text:outline-level="3">Běh</text:h>
      <text:p text:style-name="P248">Když je cíl v <text:span text:style-name="T177">krátké vzdálenosti</text:span> a neutíká od tebe, tak k němu můžeš doběhnout a ve stejném kole <text:span text:style-name="T983">jej ohrozit zblízka</text:span>. Když je dál, tak ti to zabere několik kol a <text:span text:style-name="T983">doběhneš k němu</text:span> až v tom posledním. Při běhu nezvládneš dělat nic moc jiného – určitě nepůjde nabíjet, mířit, vytahovat věci z torny a podobně.</text:p>
      <text:h text:style-name="Heading_20_3" text:outline-level="3">Co lze stihnout v jednom kole?</text:h>
      <text:p text:style-name="P230">Kolo trvá zhruba tři vteřiny. <text:span text:style-name="T876">Stihneš</text:span> <text:span text:style-name="T876">v něm</text:span> například:</text:p>
      <text:list xml:id="list2627043898" text:style-name="L59">
        <text:list-item>
          <text:p text:style-name="P636">Ohrozit někoho na blízko.</text:p>
        </text:list-item>
        <text:list-item>
          <text:p text:style-name="P637"><text:soft-page-break/><text:span text:style-name="T990">T</text:span>asit zbraň a <text:span text:style-name="T985">rovnou</text:span> zaútočit.</text:p>
        </text:list-item>
      </text:list>
      <text:list xml:id="list294014846" text:style-name="L60">
        <text:list-item>
          <text:p text:style-name="P639"><text:span text:style-name="T990">U</text:span>běhnout <text:span text:style-name="T177">krátkou vzdálenost</text:span> a <text:span text:style-name="T986">rovnou</text:span> <text:span text:style-name="T871">zaútočit</text:span> na blízko.</text:p>
        </text:list-item>
        <text:list-item>
          <text:p text:style-name="P638"><text:span text:style-name="T865">N</text:span>abít luk a vystřelit.</text:p>
        </text:list-item>
        <text:list-item>
          <text:p text:style-name="P640">Vystřelit na někoho z kuše.</text:p>
        </text:list-item>
        <text:list-item>
          <text:p text:style-name="P641">Sundat ze zad luk nebo jinou zbraň.</text:p>
        </text:list-item>
        <text:list-item>
          <text:p text:style-name="P642">Opatrně něco položit na zem.</text:p>
        </text:list-item>
        <text:list-item>
          <text:p text:style-name="P641">Vytáhnout z opasku lektvar.</text:p>
        </text:list-item>
        <text:list-item>
          <text:p text:style-name="P641">Sundat ze zad tornu.</text:p>
        </text:list-item>
        <text:list-item>
          <text:p text:style-name="P641">Vyndat něco z<text:span text:style-name="T866">e sundané</text:span> torny.</text:p>
        </text:list-item>
        <text:list-item>
          <text:p text:style-name="P643">Vypít lektvar.</text:p>
        </text:list-item>
        <text:list-item>
          <text:p text:style-name="P643">Seslat kouzlo vyslovením <text:span text:style-name="T177">zaklínací formule</text:span>.</text:p>
        </text:list-item>
        <text:list-item>
          <text:p text:style-name="P644">Soustředit se na obranu.</text:p>
        </text:list-item>
        <text:list-item>
          <text:p text:style-name="P645"><text:span text:style-name="T984">Pokusit se dostat</text:span> z nevýhodné situace.</text:p>
        </text:list-item>
        <text:list-item>
          <text:p text:style-name="P646">Zamířit.</text:p>
        </text:list-item>
        <text:list-item>
          <text:p text:style-name="P647"><text:span text:style-name="T868">P</text:span>řesunout se do výhodnější pozice.</text:p>
        </text:list-item>
        <text:list-item>
          <text:p text:style-name="P647"><text:span text:style-name="T868">P</text:span>očíhat <text:span text:style-name="T868">si</text:span> na vhodnou chvíli k útoku.</text:p>
        </text:list-item>
      </text:list>
      <text:p text:style-name="P231">Když chceš udělat <text:span text:style-name="T867">něco, co zde není uvedeno</text:span>, Pán jeskyně po domluvě určí, kolik kol to zabere.</text:p>
      <text:h text:style-name="P413" text:outline-level="3">Konec ohlašování záměrů</text:h>
      <text:p text:style-name="P253">Ohlašování záměrů končí, když už na nich nikdo nechce nic měnit.</text:p>
      <text:h text:style-name="P393" text:outline-level="2"><text:soft-page-break/>Vyhodnocení</text:h>
      <text:p text:style-name="P232"><text:span text:style-name="T995">Když je jasné, co kdo chce udělat, je třeba určit, jak to dopadne</text:span>. Může to vyžadovat hod kostkou.</text:p>
      <text:list xml:id="list1699325760" text:style-name="L61">
        <text:list-item>
          <text:p text:style-name="P648"><text:span text:style-name="T898">Když chceš protivníka zranit, srazit k zemi, vyrazit mu zbraň, nebo jej jakkoliv jinak ohrozit nebo omezit, házíš si proti němu </text:span><text:span text:style-name="T239">na úspěch</text:span><text:span text:style-name="T898">.</text:span></text:p>
        </text:list-item>
        <text:list-item>
          <text:p text:style-name="P649">Když <text:span text:style-name="T899">protivníka</text:span> neohrožuješ <text:span text:style-name="T941">ani neomezuješ</text:span>, ale on tebe ano, házíš si proti němu <text:span text:style-name="T177">na obranu</text:span>.</text:p>
        </text:list-item>
        <text:list-item>
          <text:p text:style-name="P650">Když nikoho neohrožuješ a nic neohrožuje tebe, tak si nemusíš házet. To, co jsi chtěl udělat, se ti povedlo.</text:p>
        </text:list-item>
      </text:list>
      <text:p text:style-name="Text_20_body">Vždycky platí, že:</text:p>
      <text:list xml:id="list242680166" text:style-name="L62">
        <text:list-item>
          <text:p text:style-name="P651">V jednom kole si proti každému protivník<text:span text:style-name="T931">ovi</text:span> házíš nejvýše jednou: Buď <text:span text:style-name="T177">na úspěch</text:span>, nebo <text:span text:style-name="T177">na obranu</text:span>, nebo vůbec.</text:p>
        </text:list-item>
      </text:list>
      <text:h text:style-name="P415" text:outline-level="3">Hod na úspěch</text:h>
      <text:p text:style-name="P360"><text:span text:style-name="T321">N</text:span><text:span text:style-name="T320">a úspěch se hází šestistěnnou kostkou. </text:span><text:span text:style-name="T323">K</text:span><text:span text:style-name="T320"> výsledku se </text:span><text:span text:style-name="T323">vždy</text:span><text:span text:style-name="T320"> přičte jedna ze tvých </text:span><text:span text:style-name="T253">vlastností</text:span><text:span text:style-name="T320"> </text:span><text:span text:style-name="T323">a mohou se k němu přičíst ještě různé </text:span><text:span text:style-name="T256">postihy</text:span><text:span text:style-name="T323"> a </text:span><text:span text:style-name="T256">bonusy</text:span><text:span text:style-name="T320">.</text:span></text:p>
      <text:p text:style-name="Example_20_Header">Příklad:</text:p>
      <text:p text:style-name="Example">Při <text:span text:style-name="T996">střelbě z luku</text:span> se hází <text:span text:style-name="T996">Finesa</text:span> + 1k6. <text:span text:style-name="T996">Pokud máš zamířeno, přičteš si ještě bonus +2.</text:span></text:p>
      <text:h text:style-name="P370" text:outline-level="4">Kdy se počítá <text:span text:style-name="T942">která</text:span> vlastnost</text:h>
      <text:p text:style-name="P297"><text:span text:style-name="T320">Síla se přičítá</text:span><text:span text:style-name="T324">, když</text:span><text:span text:style-name="T320">:</text:span></text:p>
      <text:list xml:id="list4162803706" text:style-name="L63">
        <text:list-item>
          <text:p text:style-name="P499">Snažíš se někomu utéct nebo ho naopak doběhnout.</text:p>
        </text:list-item>
        <text:list-item>
          <text:p text:style-name="P499">S někým se přetlačuješ nebo přetahuješ.</text:p>
        </text:list-item>
        <text:list-item>
          <text:p text:style-name="P499"><text:soft-page-break/>Snažíš se protivníka někam zatlačit nebo ho srazit k zemi.</text:p>
        </text:list-item>
        <text:list-item>
          <text:p text:style-name="P502">Bojuješ v těžké zbroji.</text:p>
        </text:list-item>
        <text:list-item>
          <text:p text:style-name="P499">Bojuješ beze zbraně.</text:p>
        </text:list-item>
        <text:list-item>
          <text:p text:style-name="P652"><text:span text:style-name="T320">Bojuješ </text:span><text:span text:style-name="T326">nebo házíš</text:span><text:span text:style-name="T320"> lehkou zbraní a spoléháš se spíš na hrubou sílu než na techniku.</text:span></text:p>
        </text:list-item>
        <text:list-item>
          <text:p text:style-name="P652"><text:span text:style-name="T320">Bojuješ </text:span><text:span text:style-name="T325">nebo házíš</text:span><text:span text:style-name="T320"> těžkou zbraní.</text:span></text:p>
        </text:list-item>
      </text:list>
      <text:p text:style-name="P500">Finesa se přičítá, když:</text:p>
      <text:list xml:id="list1237522739" text:style-name="L64">
        <text:list-item>
          <text:p text:style-name="P501">Střílíš (libovolnou zbraní).</text:p>
        </text:list-item>
        <text:list-item>
          <text:p text:style-name="P501">Snažíš se někomu podrazit nohy.</text:p>
        </text:list-item>
        <text:list-item>
          <text:p text:style-name="P653"><text:span text:style-name="T320">Bojuješ </text:span><text:span text:style-name="T327">nebo házíš</text:span><text:span text:style-name="T320"> lehkou zbraní a spoléháš se na rychlost, technik</text:span><text:span text:style-name="T328">u </text:span><text:span text:style-name="T329">nebo</text:span><text:span text:style-name="T328"> přesnost.</text:span></text:p>
        </text:list-item>
      </text:list>
      <text:p text:style-name="P500">Duše se počítá, když:</text:p>
      <text:list xml:id="list163808999279756" text:continue-numbering="true" text:style-name="L64">
        <text:list-item>
          <text:p text:style-name="P501">Sesíláš kouzlo (je jedno jestli ze svitku, z hůlky nebo z čehokoliv jiného).</text:p>
        </text:list-item>
      </text:list>
      <text:p text:style-name="P361"><text:span text:style-name="T321">N</text:span><text:span text:style-name="T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2"> K</text:span><text:span text:style-name="T320">dyž mu chceš podrazit nohy holí, házíš si Finesou.</text:span></text:p>
      <text:h text:style-name="Heading_20_4" text:outline-level="4">Výhody a nevýhody</text:h>
      <text:list xml:id="list1702832472" text:style-name="L65">
        <text:list-item>
          <text:p text:style-name="P654">Výhody a nevýhody stejného druhu se nesčítají: Být zalehnutý je to samé jako být namáčknutý na stěnu.</text:p>
        </text:list-item>
        <text:list-item>
          <text:p text:style-name="P656"><text:soft-page-break/>Výhody a nevýhody různého druhu se sčítají: Když jsi zalehnutý na zemi a oslepený, tak máš dohromady -2.</text:p>
        </text:list-item>
        <text:list-item>
          <text:p text:style-name="P655">Za každou výhodu nebo nevýhodu je vždy jen +1 nebo -1.</text:p>
        </text:list-item>
        <text:list-item>
          <text:p text:style-name="P657">Za každou okolnost je buď výhoda pro jednoho nebo nevýhoda pro druhého, ne obojí najednou.</text:p>
        </text:list-item>
        <text:list-item>
          <text:p text:style-name="P657">Když mají stejnou výhodu nebo nevýhodu oba soupeři, tak ji nemusíte počítat.</text:p>
        </text:list-item>
      </text:list>
      <text:p text:style-name="P304">Výhody a nevýhody dělíme na:</text:p>
      <text:list xml:id="list97997535" text:style-name="L66">
        <text:list-item>
          <text:p text:style-name="P572">situační</text:p>
          <text:list>
            <text:list-item>
              <text:p text:style-name="P658">Kryješ se za sloupem, <text:span text:style-name="T1005">střílíš ze tmy na protivníka s pochodní</text:span>, jsi po pás v bažině, <text:span text:style-name="T1004">ležíš na zemi</text:span>.</text:p>
            </text:list-item>
          </text:list>
        </text:list-item>
        <text:list-item>
          <text:p text:style-name="P572">bojové</text:p>
          <text:list>
            <text:list-item>
              <text:p text:style-name="P659"><text:span text:style-name="T1005">Srazil jsi p</text:span>rotivník<text:span text:style-name="T1005">a</text:span> k zemi, zatlačil <text:span text:style-name="T1005">jsi ho</text:span> do rohu, hodil <text:span text:style-name="T1005">jsi mu</text:span> písek do očí.</text:p>
            </text:list-item>
          </text:list>
        </text:list-item>
        <text:list-item>
          <text:p text:style-name="P572">stavové</text:p>
          <text:list>
            <text:list-item>
              <text:p text:style-name="P660"><text:span text:style-name="T1003">J</text:span>si vážně zraněný, oslepený kouzlem a podobně.</text:p>
            </text:list-item>
          </text:list>
        </text:list-item>
      </text:list>
      <text:p text:style-name="P306"/>
      <text:h text:style-name="Heading_20_4" text:outline-level="4">Situační výhody a nevýhody</text:h>
      <text:p text:style-name="P307">Situační výhodu nebo nevýhodu máš automaticky, dokud trvá příslušná situace.</text:p>
      <text:p text:style-name="P308">To, co v každém kole uděláš, případně co se stane, obvykle změní situaci – což může znamenat, že se začnou nebo přestanou počítat některé situační výhody či nevýhody.</text:p>
      <text:p text:style-name="P309">Když nejsi v krytu a v tomto kole se do něj přesuneš, tak v dalším kole za něj budeš mít nevýhodu.</text:p>
      <text:p text:style-name="P309"><text:soft-page-break/>TODO: To moc nejde dohromady s výhodou za plnou obranu s využitím krytu.</text:p>
      <text:p text:style-name="P310">IDEA: K plné obraně potřebuješ volný prostor <text:span text:style-name="T349">nebo</text:span> kryt.</text:p>
      <text:p text:style-name="P305">Příklady <text:span text:style-name="T1004">situačních</text:span> výhod:</text:p>
      <text:list xml:id="list3968265249" text:style-name="L67">
        <text:list-item>
          <text:p text:style-name="P662">Útok do zad</text:p>
          <text:list>
            <text:list-item>
              <text:p text:style-name="P665">+1 pro útočníka</text:p>
            </text:list-item>
            <text:list-item>
              <text:p text:style-name="P662">Obvykle když někdo utíká z boje <text:span text:style-name="T999">nebo probíhá kolem tebe</text:span>.</text:p>
            </text:list-item>
          </text:list>
        </text:list-item>
        <text:list-item>
          <text:p text:style-name="P662">Obklíčení</text:p>
          <text:list>
            <text:list-item>
              <text:p text:style-name="P669">Na obklíčení protivníka musíte mít prostor. Když ustoupí <text:span text:style-name="T613">zády ke stěně nebo</text:span> do rohu, máte smůlu.</text:p>
            </text:list-item>
            <text:list-item>
              <text:p text:style-name="P669">Výhodu si počítá jen ten, koho protivník ne<text:span text:style-name="T998">ohrožuje</text:span>. <text:span text:style-name="T614">T</text:span>akže když například bojujete dva proti jednomu, tak <text:span text:style-name="T999">má </text:span>výhodu vždy jen jeden z vás. <text:span text:style-name="T614">Pokud protivník použije akci proti více cílům, tak nemáte výhodu vůbec.</text:span></text:p>
            </text:list-item>
          </text:list>
        </text:list-item>
      </text:list>
      <text:list xml:id="list1452570491" text:style-name="L68">
        <text:list-item>
          <text:p text:style-name="P671"><text:span text:style-name="T608">K</text:span>ry<text:span text:style-name="T999">t.</text:span></text:p>
        </text:list-item>
      </text:list>
      <text:p text:style-name="P241">Za překvapení se nedává výhoda, ale bonus za přípravu (viz akce <text:span text:style-name="T177">příprava</text:span>).</text:p>
      <text:p text:style-name="P305"/>
      <text:p text:style-name="P247"><text:span text:style-name="T997">Příklady situačních n</text:span>evýhod:</text:p>
      <text:list xml:id="list163808045781103" text:continue-numbering="true" text:style-name="L68">
        <text:list-item>
          <text:p text:style-name="P667"><text:span text:style-name="T893">Snížená v</text:span>iditelnost</text:p>
          <text:list>
            <text:list-item>
              <text:p text:style-name="P674"><text:span text:style-name="T665">-1 v</text:span> noci pod hvězdami, nebo když je lucerna daleko od tebe</text:p>
            </text:list-item>
            <text:list-item>
              <text:p text:style-name="P677">-2 v úplné tmě, nebo třeba se zavázanýma očima</text:p>
              <text:list>
                <text:list-item>
                  <text:p text:style-name="P674"><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674">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671"><text:span text:style-name="T609">O</text:span>btížný terén</text:p>
          <text:list>
            <text:list-item>
              <text:p text:style-name="P674">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671">Naložení</text:p>
          <text:list>
            <text:list-item>
              <text:p text:style-name="P679">Když máš na sobě svou obvyklou výzbroj a výbavu v torně, bojuješ bez nevýhody.</text:p>
            </text:list-item>
            <text:list-item>
              <text:p text:style-name="P680">Nevýhodu (-1) si počítáš, až když <text:span text:style-name="T610">třeba</text:span> nese<text:span text:style-name="T1002">š </text:span>několik zbraní,<text:span text:style-name="T610"> </text:span>truhlu na rameni, další zbroj v pytli, <text:span text:style-name="T1001">máš přes rameno parťáka</text:span> a podobně.</text:p>
            </text:list-item>
          </text:list>
        </text:list-item>
      </text:list>
      <text:list xml:id="list3074876269" text:style-name="L69">
        <text:list-item>
          <text:p text:style-name="P552">V tomto kole tasíš zbraň.</text:p>
          <text:list>
            <text:list-item>
              <text:p text:style-name="P553">TODO: Zvážit.</text:p>
            </text:list-item>
            <text:list-item>
              <text:p text:style-name="P554">Asi je to blbost – nikdo by pak v boji netasil dýku, protože by bylo výhodnější bouchnout pěstí (-1 k hodu výměnou za -1 zranění, nic moc).</text:p>
            </text:list-item>
          </text:list>
        </text:list-item>
      </text:list>
      <text:p text:style-name="P298"/>
      <text:p text:style-name="P302"><text:soft-page-break/>IDEA: <text:span text:style-name="T1000">Příprava bude jen za +1 s tím, že další +1 je obvykle situační ()</text:span></text:p>
      <text:p text:style-name="P298"/>
      <text:p text:style-name="P298">- <text:span text:style-name="T930">Dává smysl hodit situační bonusy hned k hodu na úspěch. Kromě toho si tady můžu vybudovat koncept výhod a nevýhod a dál se na něj odkazovat.</text:span></text:p>
      <text:p text:style-name="P299">TODO: Rozdíl mezi situační výhodou a vytvořenou výhodou/nevýhodou.</text:p>
      <text:p text:style-name="P300">IDEA: Situační výhody počítat vždycky jen v plusu? Tzn. když jsi po pás v bahně, tak já mám výhodu? Asi je to fuk.</text:p>
      <text:p text:style-name="P301">TODO: Aktivní využívání krytu a překážek</text:p>
      <text:list xml:id="list591403374" text:style-name="L70">
        <text:list-item>
          <text:p text:style-name="P661">Musíš to říct už při ohlašování záměrů.</text:p>
        </text:list-item>
        <text:list-item>
          <text:p text:style-name="P661">Protivníkův záměr s tím může pracovat (když máš za sebou střelce, tak ork nemůže čekat na volném prostranství a musí tě nachargovat do krytu, protože by ho střelec ustřílel, kdyby tam jen tak stál).</text:p>
        </text:list-item>
      </text:list>
      <text:p text:style-name="P292"/>
      <text:h text:style-name="Heading_20_4" text:outline-level="4">Určení vítěze</text:h>
      <text:p text:style-name="P237">Tvůj <text:span text:style-name="T895">výsledný součet</text:span> se porovná s <text:span text:style-name="T895">výsledkem</text:span> tvého protivníka:</text:p>
      <text:list xml:id="list3689446995" text:style-name="L71">
        <text:list-item>
          <text:p text:style-name="P682">Jestliže <text:span text:style-name="T896">máš</text:span> stejně nebo méně, <text:span text:style-name="T903">tak se ti</text:span> nepovedlo <text:span text:style-name="T904">protivníka ohrozit:</text:span> <text:span text:style-name="T904">U</text:span>hnul, odrazil tvůj útok svou zbraní, <text:span text:style-name="T905">vykryl ho štítem</text:span> <text:span text:style-name="T897">a podobně</text:span>.</text:p>
        </text:list-item>
        <text:list-item>
          <text:p text:style-name="P683">Pokud jsi hodil o 1 nebo o 2 víc, můžeš mu provést jednu <text:span text:style-name="T906">věc</text:span> <text:span text:style-name="T906">ze seznamu </text:span><text:span text:style-name="T358">Možnosti vítěze</text:span>.</text:p>
        </text:list-item>
        <text:list-item>
          <text:p text:style-name="P684">Jestliže jsi ho přehodil o 3 nebo víc, tak si můžeš vybrat dvě.</text:p>
        </text:list-item>
        <text:list-item>
          <text:p text:style-name="P685"><text:soft-page-break/>A když ho přehodíš o 6 nebo víc, tak dokonce tři.</text:p>
        </text:list-item>
      </text:list>
      <text:h text:style-name="Heading_20_4" text:outline-level="4">Možnosti vítěze</text:h>
      <text:p text:style-name="P295"><text:span text:style-name="T819">Pokud není řečeno jinak, k</text:span><text:span text:style-name="T303">aždou </text:span><text:span text:style-name="T305">položku</text:span><text:span text:style-name="T303"> si můžeš vybrat jen jednou. Nemůžeš tedy například někoho v jednom kole dvakrát zranit</text:span><text:span text:style-name="T309">. </text:span><text:span text:style-name="T316">Můžeš ale například </text:span><text:span text:style-name="T317">jako jednu možnost</text:span><text:span text:style-name="T316"> dostat protivníka do nevýhody a </text:span><text:span text:style-name="T317">jako další jej</text:span><text:span text:style-name="T316"> rovnou odzbrojit.</text:span><text:span text:style-name="T303"> </text:span><text:span text:style-name="T306">Tvoje možnosti jsou:</text:span></text:p>
      <text:list xml:id="list1653239842" text:style-name="L72">
        <text:list-item>
          <text:p text:style-name="P484">Tasit zbraň.</text:p>
        </text:list-item>
      </text:list>
      <text:list xml:id="list163808244032266" text:continue-list="list789804068" text:style-name="L8">
        <text:list-item>
          <text:p text:style-name="P540"><text:span text:style-name="T816">Z</text:span>ranit <text:span text:style-name="T885">protivníka.</text:span></text:p>
        </text:list-item>
        <text:list-item>
          <text:p text:style-name="P540"><text:span text:style-name="T816">D</text:span>ostat <text:span text:style-name="T993">protivníka</text:span> do nevýhody (-1).</text:p>
        </text:list-item>
        <text:list-item>
          <text:p text:style-name="P543"><text:span text:style-name="T816">O</text:span>dzbrojit jej <text:span text:style-name="T994">(musí být v nevýhodě)</text:span>.</text:p>
        </text:list-item>
        <text:list-item>
          <text:p text:style-name="P546">Někam ho zatlačit<text:span text:style-name="T908">.</text:span></text:p>
        </text:list-item>
        <text:list-item>
          <text:p text:style-name="P548"><text:span text:style-name="T306">V něčem </text:span><text:span text:style-name="T309">mu</text:span><text:span text:style-name="T306"> zabránit</text:span><text:span text:style-name="T308">.</text:span></text:p>
        </text:list-item>
        <text:list-item>
          <text:p text:style-name="P686"><text:span text:style-name="T992">Dostat se z nevýhody</text:span>.</text:p>
        </text:list-item>
        <text:list-item>
          <text:p text:style-name="P687">U<text:span text:style-name="T991">téct</text:span>.</text:p>
        </text:list-item>
      </text:list>
      <text:p text:style-name="P51"><text:span text:style-name="T306">Co svému protivníkovi provedeš, je na tobě. Musí to </text:span><text:span text:style-name="T827">ale</text:span><text:span text:style-name="T306"> odpovídat tvému záměru </text:span><text:span text:style-name="T881">(n</text:span><text:span text:style-name="T306">emůžeš od něj například utéct, když jsi popsal, že se jej pokusíš zatlačit do rohu a zranit kopím</text:span><text:span text:style-name="T881">)</text:span><text:span text:style-name="T306"> </text:span><text:span text:style-name="T881">a musí to také dávat smysl (ohnivým kouzlem těžko někoho srazíš k zemi).</text:span></text:p>
      <text:h text:style-name="P432" text:outline-level="5"><text:span text:style-name="T306">Z</text:span><text:span text:style-name="T260">ranění</text:span></text:h>
      <text:p text:style-name="P271">Jak se počítá zranění, jsme si ukázali už v úvodním příkladu boje. <text:span text:style-name="T935">Základem je vždycky to, o kolik jsi protivníka přehodil. K tomu přičti zranění zbraně (číslo za lomítkem), nebo v případě kozlem hod </text:span><text:span text:style-name="T246">kostkami zranění</text:span><text:span text:style-name="T935">. Nakonec odečti Zbroj zasaženého.</text:span></text:p>
      <text:list xml:id="list4205860793" text:style-name="L73">
        <text:list-item>
          <text:p text:style-name="P688"><text:soft-page-break/><text:span text:style-name="T106">Jak už jsme si řekli, k</text:span><text:span text:style-name="T590">ouzla </text:span><text:span text:style-name="T106">mají </text:span><text:span text:style-name="T152">bonus </text:span><text:span text:style-name="T167">k hodu</text:span><text:span text:style-name="T152"> </text:span><text:span text:style-name="T167">stejně</text:span><text:span text:style-name="T106"> jako zbraně. Mívají ale jinak zapsáno zranění:</text:span> <text:span text:style-name="T594">M</text:span>ísto <text:span text:style-name="T587">například 1/2 může mít kouzlo třeba 1/4kz, kde jednička před lomítkem je bonus k hodu a „4</text:span><text:span text:style-name="T589">kz” </text:span><text:span text:style-name="T168">za lomítkem</text:span><text:span text:style-name="T589"> </text:span><text:span text:style-name="T105">jsou </text:span><text:span text:style-name="T168">čtyři</text:span> <text:span text:style-name="T253">kostk</text:span><text:span text:style-name="T591">y</text:span><text:span text:style-name="T253"> zranění</text:span>.</text:p>
          <text:list>
            <text:list-item>
              <text:p text:style-name="P688">Kostka zranění je obyčejná šestistěnná kostka, ale:</text:p>
              <text:list>
                <text:list-item>
                  <text:p text:style-name="P688">Když padne 1, 2 nebo 3, počítá se jako<text:span text:style-name="T260"> </text:span><text:span text:style-name="T287">0</text:span>.</text:p>
                </text:list-item>
                <text:list-item>
                  <text:p text:style-name="P688">Když padne 4, 5 nebo 6, počítá se jako 1.</text:p>
                </text:list-item>
              </text:list>
            </text:list-item>
            <text:list-item>
              <text:p text:style-name="P688"><text:span text:style-name="T313">Bonus ke zranění v případě zásahu kouzlem 1/4kz</text:span><text:span text:style-name="T310"> </text:span><text:span text:style-name="T312">tedy</text:span><text:span text:style-name="T310"> určíš tak, že hodíš </text:span><text:span text:style-name="T313">čtyři šestistěnky</text:span><text:span text:style-name="T310"> a spočítáš ty, na kterých padlo 4 nebo víc.</text:span></text:p>
            </text:list-item>
          </text:list>
        </text:list-item>
      </text:list>
      <text:p text:style-name="P275">Výsledné zranění si zasažený odečte od své kondice.</text:p>
      <text:list xml:id="list964715490" text:style-name="L74">
        <text:list-item>
          <text:p text:style-name="P690"><text:span text:style-name="T936">Když jeho kondice klesne pod 1, je </text:span><text:span text:style-name="T240">vyřazený</text:span><text:span text:style-name="T907">.</text:span></text:p>
        </text:list-item>
      </text:list>
      <text:list xml:id="list163808887943393" text:continue-list="list4205860793" text:style-name="L73">
        <text:list-item>
          <text:p text:style-name="P689"><text:span text:style-name="T314">Když </text:span><text:span text:style-name="T315">je</text:span><text:span text:style-name="T314"> zraněný za víc,</text:span><text:span text:style-name="T310"> než </text:span><text:span text:style-name="T314">je</text:span><text:span text:style-name="T315">ho</text:span><text:span text:style-name="T310"> Síla (v případě duševního zr</text:span><text:span text:style-name="T311">a</text:span><text:span text:style-name="T310">nění než Duše), tak </text:span><text:span text:style-name="T314">si sníží kondici a navíc k tomu</text:span><text:span text:style-name="T310"> dostane </text:span><text:span text:style-name="T240">vážné zranění</text:span><text:span text:style-name="T310">.</text:span></text:p>
        </text:list-item>
      </text:list>
      <text:p text:style-name="P326">Příklad</text:p>
      <text:p text:style-name="P356"><text:span text:style-name="T172">Gorondar má v</text:span><text:span text:style-name="T74">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163808573016929" text:continue-list="list3620110197" text:style-name="L52">
        <text:list-item>
          <text:p text:style-name="P445"><text:span text:style-name="T62">Síla </text:span><text:span text:style-name="T74">3</text:span><text:span text:style-name="T62">, Finesa </text:span><text:span text:style-name="T74">2</text:span><text:span text:style-name="T62">, Duše 1</text:span></text:p>
        </text:list-item>
      </text:list>
      <text:p text:style-name="P333">Nyní je na Pavlovi, co přesně se rozhodne orkovi udělat. Může ho zranit, ale mohl by ho třeba také srazit na zem, <text:span text:style-name="T965">někam zatlačit, zabránit mu, aby se někam dostal a podobně. Pavel chce každopádně orka zranit.</text:span></text:p>
      <text:p text:style-name="P366"><text:span text:style-name="T962">Ork bude zraněn za</text:span> rozdíl hodů <text:span text:style-name="T962">plus zranění zbraně a mínus případná zbroj.</text:span> <text:span text:style-name="T962">Sekera</text:span> má zranění <text:span text:style-name="T962">1 a ork má na sobě lehkou zbroj</text:span>, která snižuje zranění o 1, takže bude zraněn za <text:span text:style-name="T962">3 (rozdíl hodů je 8 - 5, +1 za sekeru, -1 za orkovu zbroj)</text:span>.</text:p>
      <text:p text:style-name="P364"><text:soft-page-break/>Pán jeskyně <text:span text:style-name="T889">nyní</text:span> sníží orkovu kondici o <text:span text:style-name="T966">3</text:span> a podívá se, jestli mu ještě nějaká zbývá.<text:span text:style-name="T968"> Ork má kondici 11, takže mu po odečtení tohoto zásahu bude zbývat ještě 8 a není tedy vyřazen.</text:span></text:p>
      <text:p text:style-name="P357"><text:span text:style-name="T971">Nyní je na čase</text:span> výsledek popsat.</text:p>
      <text:p text:style-name="P366"><text:span text:style-name="T890">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2"><text:span text:style-name="T62">Pán jeskyně dodá: </text:span><text:span text:style-name="T51">„</text:span><text:span text:style-name="T52">Ránu ztlumila zbroj</text:span><text:span text:style-name="T51">. Ork </text:span><text:span text:style-name="T53">sice</text:span><text:span text:style-name="T51"> hek</text:span><text:span text:style-name="T54">n</text:span><text:span text:style-name="T51">ul, </text:span><text:span text:style-name="T53">h</text:span><text:span text:style-name="T51">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0">Chceš utéct a někdo ti vážně zranění nohu. </text:span><text:span text:style-name="T314">S vážně zraněnou nohou ovšem nemůžeš běhat, takže se ti utéct nepovedlo</text:span><text:span text:style-name="T260">. </text:span><text:span text:style-name="T314">(TODO: Přeformulovat)</text:span></text:p>
      <text:h text:style-name="P432" text:outline-level="5">Znevýhodnění</text:h>
      <text:p text:style-name="P260">Jednou z možností, co můžeš protivníkovi udělat, je dostat ho do nevýhody. Můžeš mu třeba <text:span text:style-name="T937">kopnout</text:span> <text:span text:style-name="T937">do cesty</text:span> židli, hodit mu písek do očí, zatlačit ho do rohu a podobně.<text:line-break/><text:tab/>Nevýhodu musíš vždycky nějak smysluplně popsat. Nestačí říct <text:span text:style-name="T177">„Dám mu nevýhodu“</text:span>, je třeba říct, co přesně děláš. <text:span text:style-name="T938">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39">P</text:span>říklad:</text:p>
      <text:p text:style-name="P274"><text:soft-page-break/><text:span text:style-name="T939">Neře se povedlo skočit trollovi na záda</text:span> a zabodn<text:span text:style-name="T939">out do něj</text:span> své dýky. <text:span text:style-name="T940">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7">Druhy</text:span> nevýhod</text:h>
      <text:p text:style-name="P285">TODO: Druhy.<text:span text:style-name="T958">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6">a zalehneš</text:span>, dohromady to bude jen velká nevýhoda (-2) a nepůjde už dál zvětšit. <text:span text:style-name="T913">Kategorie jsou například:</text:span></text:p>
      <text:list xml:id="list4121897025" text:style-name="L75">
        <text:list-item>
          <text:p text:style-name="P691">Ztížení pohybu</text:p>
          <text:p text:style-name="P692"><text:span text:style-name="T241">Příklady:</text:span><text:span text:style-name="T909"> Z</text:span>atlačení do kouta, přiražení štítem ke zdi, zalehnutí na zemi, podražení nohou, <text:span text:style-name="T910">paralýza kouzlem nebo jedem.</text:span></text:p>
        </text:list-item>
        <text:list-item>
          <text:p text:style-name="P691"><text:span text:style-name="T911">Omezení</text:span> viditelnosti</text:p>
          <text:p text:style-name="P691"><text:span text:style-name="T177">Příklady:</text:span> Hození písku do očí, oslepení jasným světlem</text:p>
        </text:list-item>
        <text:list-item>
          <text:p text:style-name="P693">Znehybnění části těla</text:p>
          <text:p text:style-name="P693"><text:span text:style-name="T244">Příklady:</text:span><text:span text:style-name="T918"> </text:span>Chycení nebo zakleknutí ruky, <text:span text:style-name="T918">zakousnutí se do nohy</text:span></text:p>
        </text:list-item>
      </text:list>
      <text:p text:style-name="P265">Znehybňovat jednotlivé končetiny <text:span text:style-name="T921">tedy</text:span> můžeš, i když je už protivník ve velké nevýhodě, která mu brání v pohybu (třeba zalehnutý na zemi).<text:line-break/><text:tab/><text:span text:style-name="T922">Každá nevýhoda ale dává postihy pouze na to, v čem dotyčnému opravdu brání: Takže když někoho zalehneš (-2), chytíš mu ruku (-2) a on se tě pokusí bodnout dýkou, kterou má v té druhé, bude si házet jen s postihem -2 za zalehnutí.</text:span></text:p>
      <text:p text:style-name="P261"><text:soft-page-break/></text:p>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6">Co</text:span> přesně nevýhoda <text:span text:style-name="T916">znamen</text:span>á, popisuje obránce (ten, kdo se do nevýhody dostal), musí to ale odpovídat záměru útočníka a velikosti postihu.</text:p>
      <text:list xml:id="list2266859300" text:style-name="L76">
        <text:list-item>
          <text:p text:style-name="P694">Malá nevýhoda (-1) znamená, že má protivník ztížený pohyb, hůř vidí <text:span text:style-name="T920">a podobně</text:span>.</text:p>
        </text:list-item>
        <text:list-item>
          <text:p text:style-name="P694">Velká nevýhoda (-2)<text:span text:style-name="T912"> znamená, že se už skoro nemůže hýbat, nebo třeba skoro nevidí.</text:span></text:p>
          <text:p text:style-name="P695">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5">mu chce podrazit nohy</text:span>. Za přehození o 2 si ale může vybrat jen jednu <text:span text:style-name="T914">možnost</text:span>, takže jej dostane jen do malé nevýhody (-1).</text:p>
      <text:p text:style-name="Example"><text:span text:style-name="T915">Pán jeskyně</text:span> to popíše následovně: <text:span text:style-name="T177">„Pokusil </text:span><text:span text:style-name="T242">ses</text:span><text:span text:style-name="T177"> se mu porazit nohy, ale </text:span><text:span text:style-name="T242">ork to nakonec ustál</text:span><text:span text:style-name="T177">. </text:span><text:span text:style-name="T242">Skončil v kleku a jednou rukou se musel opřít o zem.</text:span><text:span text:style-name="T177">“</text:span></text:p>
      <text:h text:style-name="Heading_20_6" text:outline-level="6">Nevýhoda není jen postih</text:h>
      <text:p text:style-name="P258">Když budete o nevýhodě mluvit, třeba když ji <text:span text:style-name="T917">budete</text:span> <text:span text:style-name="T910">přičítat k</text:span> hodu na úspěch, neříkejte <text:span text:style-name="T177">„Ork má -</text:span><text:span text:style-name="T243">1</text:span><text:span text:style-name="T177"> za nevýhodu“</text:span>, ale: <text:span text:style-name="T177">„</text:span><text:span text:style-name="T243">Ork m</text:span><text:span text:style-name="T177">á -</text:span><text:span text:style-name="T243">1, protože jsi ho srazil do kleku</text:span><text:span text:style-name="T177">“</text:span>.<text:line-break/><text:tab/><text:span text:style-name="T920">Není to jen kosmetický detail: Jak věcem říkáte má velký vliv na </text:span><text:soft-page-break/><text:span text:style-name="T920">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1">TODO: Jednorázová nevýhoda.</text:p>
      <text:p text:style-name="P323">Příklad:</text:p>
      <text:p text:style-name="P351">TODO: Udržovaná nevýhoda.</text:p>
      <text:p text:style-name="P264">Některá kouzla nebo schopnosti umožňují vytvořit nevýhodu, ze které se protivník nedokáže jednoduše dostat.</text:p>
      <text:h text:style-name="P435" text:outline-level="6">Situační nevýhoda pro útočníka</text:h>
      <text:p text:style-name="P263">Dokud protivníka držíš v nevýhodě, tak jsi obvykle sám v nevýhodě proti všem ostatním.</text:p>
      <text:p text:style-name="P322">Příklad:</text:p>
      <text:p text:style-name="P350">Ork přirazí Gorondara štítem ke zdi. Gorondar má za to velkou nevýhodu (-2), ale dokud ho ork tiskne, tak <text:span text:style-name="T924">také</text:span> sám nemůže svůj štít používat (nepočítá si ho do hodů na úspěch a nemůže se s ním ani bránit proti střelbě) a navíc má <text:span text:style-name="T925">z</text:span>tíženou pohyblivost, takže si proti případným dalším útočníkům počítá malou nevýhodu (-1).</text:p>
      <text:p text:style-name="P263">Tuto „průvodní“, situační nevýhodu můžeš kdykoliv ukončit. Tím ovšem zároveň ukončíš i nevýhodu, ve které někoho držíš.</text:p>
      <text:p text:style-name="P322"><text:soft-page-break/>Příklad:</text:p>
      <text:p text:style-name="P350">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547911252" text:style-name="L77">
        <text:list-item>
          <text:p text:style-name="P696">Hmm, separátní akce by asi fakt dávala smysl. Dělala by:</text:p>
          <text:list>
            <text:list-item>
              <text:p text:style-name="P697">Obránce:</text:p>
              <text:list>
                <text:list-item>
                  <text:p text:style-name="P696">První stupeň <text:span text:style-name="T926">(chytil jsi mu ruku, ale pořád s ní může hejbat)</text:span>: Máš nevýhodu na to, co děláš touhle končetinou.</text:p>
                  <text:list>
                    <text:list-item>
                      <text:p text:style-name="P698">A nemůžeš taky třeba utéct (protože tě držím za ruku) – <text:span text:style-name="T928">musíš se mi nejdřív vyškubnout</text:span>.</text:p>
                    </text:list-item>
                  </text:list>
                </text:list-item>
                <text:list-item>
                  <text:p text:style-name="P696">Druhý stupeň <text:span text:style-name="T926">()</text:span>: Nemůžeš touhle končetinou nic dělat a máš situační nevýhodu (-1) na všechno, u čeho se musíš hejbat.</text:p>
                  <text:list>
                    <text:list-item>
                      <text:p text:style-name="P699">Velká nevýhoda je „nemůžeš se hejbat“, takže je to konzistentní.</text:p>
                    </text:list-item>
                    <text:list-item>
                      <text:p text:style-name="P700">Tzn. asi je fakt zbytečný dělat na to separátní akci.</text:p>
                    </text:list-item>
                  </text:list>
                </text:list-item>
              </text:list>
            </text:list-item>
            <text:list-item>
              <text:p text:style-name="P697">Útočník:</text:p>
              <text:list>
                <text:list-item>
                  <text:p text:style-name="P697"><text:soft-page-break/>Nemůžeš používat to, čím dotyčného držíš, na nic jiného a máš situační nevýhodu (-1) na všechno, u čeho se musíš hejbat (i proti tomu, koho držíš? To asi ne. <text:span text:style-name="T927">Když si mechanicky vytvoříš výhodu (protivníkovi nevýhodu), tak ji zaručeně máš</text:span>).</text:p>
                </text:list-item>
              </text:list>
            </text:list-item>
          </text:list>
        </text:list-item>
      </text:list>
      <text:h text:style-name="P436" text:outline-level="6">Znevýhodnění protivníka, když jsi <text:span text:style-name="T919">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432" text:outline-level="5">Odzbrojení</text:h>
      <text:p text:style-name="P256"/>
      <text:h text:style-name="P432" text:outline-level="5">Zatlačení</text:h>
      <text:h text:style-name="P432"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23">Kdyby to byla „možnost“ tak ano.</text:span></text:p>
      <text:h text:style-name="P433"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1008">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1009">r</text:span>uku s <text:span text:style-name="T1009">l</text:span>ukem stranou a podobně.</text:p>
      <text:p text:style-name="Example">Pokud máš volnou ruku, tak mu <text:span text:style-name="T1010">také</text:span> můžeš luk nebo ruku chytit – v tom případě mu zabráníš ve výstřelu a současně mu vytvoříš nevýhodu (budeš ho držet).</text:p>
      <text:h text:style-name="P434" text:outline-level="5">Útěk</text:h>
      <text:p text:style-name="P54">Útěk je tu proto, aby se dalo v jednom kole dostat z nevýhody a rovnou utéct <text:span text:style-name="T929">(nebo někoho honit)</text:span>.</text:p>
      <text:p text:style-name="P50"/>
      <text:p text:style-name="P236">TODO: seznam.</text:p>
      <text:p text:style-name="P238">TODO: Co znamená neúspěch.</text:p>
      <text:p text:style-name="P238">TODO: Co můžeš protivníkovi udělat v případě úspěchu.</text:p>
      <text:p text:style-name="P238">TODO: <text:span text:style-name="T862">Vysvětlit</text:span> rozdíl mezi neúspěchem v hodu (netrefil jsi) a tím, že ti protivník zabránil v akci.</text:p>
      <text:p text:style-name="P235">TODO: Jak může zranění v něčem zabránit (buď vážné, nebo vyřazující).</text:p>
      <text:h text:style-name="Heading_20_3" text:outline-level="3">Hod na obranu</text:h>
      <text:p text:style-name="P249">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11">K plné obraně potřebuješ volný prostor <text:span text:style-name="T349">nebo</text:span> <text:span text:style-name="T1006">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1007">Na rozdíl od plné obrany na volném prostoru budeš od příštího kola v krytu.</text:span></text:p>
      <text:p text:style-name="Text_20_body"/>
      <text:p text:style-name="P303">IDEA: Standardně +1. Jen když využiješ kryt tak +2.</text:p>
      <text:p text:style-name="P303">Problém: Co s prolamováním nevýhody? Taky jen +1?</text:p>
      <text:h text:style-name="Heading_20_4" text:outline-level="4">Žádná obrana</text:h>
      <text:h text:style-name="P414" text:outline-level="3">Úspěch bez hodu</text:h>
      <text:p text:style-name="P347"><text:span text:style-name="T177">Příklady:</text:span> Nabil jsi <text:span text:style-name="T879">kuši</text:span>, přezbrojil jsi, <text:span text:style-name="T879">vyndal jsi lektvar z brašny na opasku, zamířil jsi</text:span>.</text:p>
      <text:h text:style-name="P371" text:outline-level="4">Příprava</text:h>
      <text:p text:style-name="P234"><text:span text:style-name="T860">Platí to i v případě, že</text:span> ses <text:span text:style-name="T880">pouze snažil dostat se do výhodnější pozice</text:span>.</text:p>
      <text:p text:style-name="P347"><text:span text:style-name="T177">Příklady:</text:span> Přikrčil ses za rohem, <text:span text:style-name="T861">udělal jsi klamný výpad.</text:span></text:p>
      <text:p text:style-name="P234"><text:soft-page-break/>Když <text:span text:style-name="T860">v některém z příštích kol</text:span> uděláš něco, co <text:span text:style-name="T860">bude z tvé</text:span> přípravy těž<text:span text:style-name="T860">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82">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83">a pokud ho tvoje rána vyřadila, tak se ke svému útoku vůbec nedostane</text:span>).</text:p>
      <text:list xml:id="list2890406814" text:style-name="L78">
        <text:list-item>
          <text:p text:style-name="P701"><text:span text:style-name="Emphasis"><text:span text:style-name="T82">Když by se vám nepovedlo určit pořadí, ve kterém se má házet, aby všichni dostali šanci udělat to, co ohlásili, tak použijte pravidlo pro </text:span></text:span><text:span text:style-name="Emphasis"><text:span text:style-name="T79">pořadí podle výsledků hodů</text:span></text:span><text:span text:style-name="Emphasis"><text:span text:style-name="T82">.</text:span></text:span></text:p>
        </text:list-item>
      </text:list>
      <text:p text:style-name="P243"><text:span text:style-name="Emphasis"><text:span text:style-name="T85">Pokud budeš mít pocit, že se házelo v pořadí, které ti nedalo šanci udělat to, co jsi zamýšlel, řekni to nahlas a společně to vyřešte.</text:span></text:span></text:p>
      <text:p text:style-name="P244"><text:span text:style-name="Emphasis"><text:span text:style-name="T88">TODO: Vysvětlení, že v úvodním příkladu boje je to špatně a nejdřív by se měl vyhodnotit goblin (můžu na tom rovnou ukázat, </text:span></text:span><text:span text:style-name="Emphasis"><text:span text:style-name="T89">co udělat</text:span></text:span><text:span text:style-name="Emphasis"><text:span text:style-name="T88">, když se stane chyba).</text:span></text:span></text:p>
      <text:p text:style-name="P239"><text:span text:style-name="Emphasis"><text:span text:style-name="T83">Pro PJe: </text:span></text:span><text:span text:style-name="Emphasis"><text:span text:style-name="T84">Možná </text:span></text:span><text:span text:style-name="Emphasis"><text:span text:style-name="T87">ti</text:span></text:span><text:span text:style-name="Emphasis"><text:span text:style-name="T84"> bude chvilku trvat, než si zažije</text:span></text:span><text:span text:style-name="Emphasis"><text:span text:style-name="T87">š</text:span></text:span><text:span text:style-name="Emphasis"><text:span text:style-name="T84">, v jakém pořadí se má v boji házet. </text:span></text:span><text:span text:style-name="Emphasis"><text:span text:style-name="T85">Nevadí, když v tom udělá</text:span></text:span><text:span text:style-name="Emphasis"><text:span text:style-name="T86">š</text:span></text:span><text:span text:style-name="Emphasis"><text:span text:style-name="T85">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53">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3">hodí se nejdřív na to zabránění.</text:span></text:p>
      <text:p text:style-name="P35">/* <text:span text:style-name="T864">Pořád bude chybět možnost, že potvora dá hráči vážné zranění, útokem ho vyřadí a tak. Chmura to je</text:span> */</text:p>
      <text:p text:style-name="P36">Pořadí asi potřebuju :<text:span text:style-name="T588">\</text:span></text:p>
      <text:h text:style-name="P416" text:outline-level="3"><text:span text:style-name="T874">Útěk a p</text:span>ronásledování</text:h>
      <text:p text:style-name="P233">/* <text:span text:style-name="T877">Hmm, tak ne, tohle patří až do vyhodnocení.</text:span> */</text:p>
      <text:p text:style-name="P233">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3"><text:span text:style-name="T596">Když už víš, co chceš v kole udělat, musíš určit, jaká to je </text:span><text:span text:style-name="T218">akc</text:span><text:span text:style-name="T207">e</text:span><text:span text:style-name="T596">. Akce představuje všechno, co děláš v jednom kole, v každém kole máš tedy vždycky právě jednu akci. Z následujícího seznamu vyber tu, která podle tebe nejlépe vystihuje tvůj záměr:</text:span></text:p>
      <text:list xml:id="list3583763948" text:style-name="L79">
        <text:list-item>
          <text:h text:style-name="P372" text:outline-level="4"><text:span text:style-name="T338">Ú</text:span>tok</text:h>
        </text:list-item>
      </text:list>
      <text:list xml:id="list2239822341" text:style-name="L80">
        <text:list-item>
          <text:list>
            <text:list-header>
              <text:p text:style-name="P447">„<text:span text:style-name="T568">Rozseknu mu hlavu, parchantovi!“</text:span>, „<text:span text:style-name="T568">Sešlu na něj ohnivou kouli!“.</text:span></text:p>
            </text:list-header>
            <text:list-item>
              <text:p text:style-name="P702">Když hodíš víc než protivník, je zraněn za rozdíl hodů + zranění <text:span text:style-name="T364">tvé</text:span> zbraně nebo kouzla. <text:span text:style-name="T586">Pokud nejde o jed nebo duševní útok</text:span>, odečte si kvalitu své zbroje.</text:p>
              <text:list>
                <text:list-item>
                  <text:p text:style-name="P703">Když je výsledné zranění větší než jeho Síla <text:span text:style-name="T595">(v případě duševního nebo nehmotného útoku než jeho Duše)</text:span>, jde o vážné zranění.</text:p>
                </text:list-item>
              </text:list>
            </text:list-item>
            <text:list-item>
              <text:p text:style-name="P704">Když na sebe útočíte vzájemně a máte na útok stejně, zraněn není nikdo.</text:p>
            </text:list-item>
          </text:list>
        </text:list-item>
        <text:list-item>
          <text:h text:style-name="P373" text:outline-level="4">Příprava</text:h>
          <text:list>
            <text:list-header>
              <text:p text:style-name="P446"><text:span text:style-name="T177">„</text:span><text:span text:style-name="T210">Zamířím si</text:span><text:span text:style-name="T177">“, „</text:span><text:span text:style-name="T210">Zkusím ho rozhodit klamným výpadem“, „Počkám si na něj za rohem“</text:span><text:span text:style-name="T177">.</text:span></text:p>
            </text:list-header>
            <text:list-item>
              <text:p text:style-name="P705">Když ti v přípravě někdo brání <text:span text:style-name="T569">akcí </text:span><text:span text:style-name="T211">zabránění</text:span>, tak si<text:span text:style-name="T569"> házíš proti němu</text:span>:</text:p>
              <text:list>
                <text:list-item>
                  <text:p text:style-name="P706">Když jej přehodíš o 1 nebo 2, budeš mít bonus +1.</text:p>
                </text:list-item>
                <text:list-item>
                  <text:p text:style-name="P706">Pokud ho přehodíš o 3 nebo víc, budeš mít bonus +2.</text:p>
                </text:list-item>
              </text:list>
            </text:list-item>
            <text:list-item>
              <text:p text:style-name="P707">Když ti v přípravě nikdo nebrání, <text:span text:style-name="T566">nemusíš si házet, bonus je automaticky +2.</text:span></text:p>
            </text:list-item>
            <text:list-item>
              <text:p text:style-name="P707"><text:soft-page-break/><text:span text:style-name="T567">Na akci, kterou sis připravil, si pak započítáš získaný bonus</text:span>. Nemusíš j<text:span text:style-name="T567">i udělat hned další kolo</text:span>, můžeš třeba čekat, dokud někdo nevyjde zpoza rohu. Započítat si jej ale můžeš jenom jednou.</text:p>
            </text:list-item>
          </text:list>
        </text:list-item>
        <text:list-item>
          <text:h text:style-name="P373" text:outline-level="4">Znevýhodnění</text:h>
          <text:list>
            <text:list-header>
              <text:p text:style-name="P449">„<text:span text:style-name="T570">Srazím ho k zemi,</text:span>“ „<text:span text:style-name="T570">Zatlačím jej do rohu“, „Chytnu ho za ruku“.</text:span></text:p>
            </text:list-header>
            <text:list-item>
              <text:p text:style-name="P708"><text:span text:style-name="T339">Když protivníka přehodíš o jedna nebo o dva, bude mít </text:span>malou nevýhodu <text:span text:style-name="T340">(-1)</text:span>. <text:span text:style-name="T339">Když jej přehodíš </text:span>o <text:span text:style-name="T395">3 nebo</text:span> víc<text:span text:style-name="T392">, půjde dokonce o velkou nevýhodu (-2)</text:span>.</text:p>
            </text:list-item>
            <text:list-item>
              <text:p text:style-name="P709">Malou nevýhodu (-1) můžeš dalším znevýhodněním zvýšit na velkou (-2). Postih za jednu okolnost (třeba sražení k zemi) ale nemůže být vyšší než -2.</text:p>
              <text:list>
                <text:list-item>
                  <text:p text:style-name="P709">Když bys jej chtěl ještě více znevýhodnit, musel bys vymyslet, jak můžeš jeho pozici ještě výrazně zhoršit oproti současnému stavu – třeba mu chytit mu ruce (pak si ale tu další nevýhod<text:span text:style-name="T682">u</text:span> bude počítat, jen když se bude něco snažit dělat rukama).</text:p>
                </text:list-item>
              </text:list>
            </text:list-item>
            <text:list-item>
              <text:p text:style-name="P710">Nevýhoda trvá, dokud protivník nepoužije akci <text:span text:style-name="T212">prolomení</text:span><text:span text:style-name="T180"> nevýhody</text:span>, <text:span text:style-name="T347">nebo dokud se nezmění situace tak, že pro něj přestane být nevýhodná</text:span>.</text:p>
              <text:p text:style-name="P711">Pokud to vyplývá z popisu, tak znevýhodnění současně protivníkovi zabrání provést zamýšlenou akci. Když například někoho srazíš k zemi, nebo ho třeba chytíš za ruku, zabráníš mu tím v <text:span text:style-name="T177">útěku</text:span>.</text:p>
              <text:p text:style-name="P711">Když z popisu nevyplývá, že akci nebude možné provést, tak si na ni protivník bude počítat postih za tebou vytvořenou nevýhodu.</text:p>
            </text:list-item>
            <text:list-item>
              <text:p text:style-name="P712"><text:soft-page-break/><text:span text:style-name="T177">Znevýhodnění</text:span> může dát nevýhodu i tobě. Když například protivníka srazíš k zemi a zalehneš, tak to znamená, že na něm ležíš – což je určitě nevýhodná situace proti případnému dalšímu útočníkovi.</text:p>
              <text:list>
                <text:list-item>
                  <text:p text:style-name="P713">Jde o situační nevýhodu – vyplývá čistě z tvého popisu, ne z výsledku hodu.</text:p>
                </text:list-item>
                <text:list-item>
                  <text:p text:style-name="P714">Ten, koho jsi znevýhodnil, z ní těžit nemůže.</text:p>
                </text:list-item>
                <text:list-item>
                  <text:p text:style-name="P715">Když se chceš této situační nevýhody zbavit, obvykle tím ukončíš <text:span text:style-name="T795">i</text:span> nevýhodu svého protivníka (když vstaneš, přestane být zalehnutý).</text:p>
                </text:list-item>
              </text:list>
            </text:list-item>
          </text:list>
        </text:list-item>
        <text:list-item>
          <text:h text:style-name="P373" text:outline-level="4">Zakousnutí se</text:h>
          <text:list>
            <text:list-header>
              <text:p text:style-name="P449">„Vrrr! Raf!“</text:p>
            </text:list-header>
            <text:list-item>
              <text:p text:style-name="P485">Zakousnutí je <text:span text:style-name="T177">útok</text:span>, po kterém útočník zůstane zakousnutý do obránce. Oba za to budou mít nevýhodu (-1) <text:span text:style-name="T797">vůči případným dalším útočníkům</text:span>.</text:p>
            </text:list-item>
          </text:list>
        </text:list-item>
        <text:list-item>
          <text:h text:style-name="P373" text:outline-level="4"><text:span text:style-name="T441">Prolomení</text:span> nevýhody</text:h>
          <text:list>
            <text:list-header>
              <text:p text:style-name="P449">„<text:span text:style-name="T571">Postavím se zase na nohy</text:span>“, „<text:span text:style-name="T571">P</text:span>roraz<text:span text:style-name="T571">ím</text:span> z obklíčení v rohu místnosti.“</text:p>
            </text:list-header>
            <text:list-item>
              <text:p text:style-name="P716">Pokud ti v této akci nikdo nezabrání (pomocí <text:span text:style-name="T177">zabránění v akci</text:span>), nevýhoda je zrušena.</text:p>
            </text:list-item>
          </text:list>
        </text:list-item>
        <text:list-item>
          <text:h text:style-name="P373" text:outline-level="4"><text:span text:style-name="T338">P</text:span>lná obrana</text:h>
          <text:list>
            <text:list-header>
              <text:p text:style-name="P448">„<text:span text:style-name="T573">Ustupuju a jenom se kreju“</text:span>.</text:p>
              <text:p text:style-name="P486"><text:span text:style-name="T177">Plná obrana</text:span> vyžaduje dost prostoru na <text:span text:style-name="T642">ustupování a uhýbání</text:span>. Není tedy možné například blokovat <text:span text:style-name="T643">vstup do chodby</text:span> a při tom si počítat <text:span text:style-name="T177">bonus za plnou obranu</text:span>.</text:p>
            </text:list-header>
            <text:list-item>
              <text:p text:style-name="P717">+2 ke všem hodům na obranu v tomto kole.</text:p>
            </text:list-item>
          </text:list>
        </text:list-item>
        <text:list-item>
          <text:h text:style-name="P373" text:outline-level="4"><text:soft-page-break/>Zabránění</text:h>
          <text:list>
            <text:list-header>
              <text:p text:style-name="P450">„<text:span text:style-name="T572">Nedovolím mu zatáhnout za tu páku“, „Zastoupím mu cestu, aby se nedostal k Barinovi“, „Odkloním mu luk, aby nemohl vystřelit na Barina“</text:span>.</text:p>
              <text:p text:style-name="P718">Když blokuješ úzký průchod, nemusíš <text:span text:style-name="T644">používat</text:span> <text:span text:style-name="T177">zabránění</text:span>. Protivník tě naopak musí zatlačit, srazit k zemi, přirazit ke stěně, nebo něco podobného (akce <text:span text:style-name="T177">zatlačení</text:span>, <text:span text:style-name="T177">znevýhodnění</text:span>).</text:p>
              <text:p text:style-name="P487">Můžeš tak<text:span text:style-name="T645">é</text:span> někoho bránit tím, že útočníkovi zabráníš v útoku.</text:p>
            </text:list-header>
            <text:list-item>
              <text:p text:style-name="P719"><text:span text:style-name="T574">Tvůj hod se porovná přímo s </text:span>protivníkov<text:span text:style-name="T574">ým</text:span> hod<text:span text:style-name="T574">em na akci</text:span> (nehází s<text:span text:style-name="T348">i</text:span> na obranu).</text:p>
            </text:list-item>
          </text:list>
        </text:list-item>
        <text:list-item>
          <text:h text:style-name="P373" text:outline-level="4">Odzbrojení</text:h>
          <text:list>
            <text:list-header>
              <text:p text:style-name="P446">„<text:span text:style-name="T597">Vyrazím mu zbraň!</text:span>“</text:p>
            </text:list-header>
            <text:list-item>
              <text:p text:style-name="P720">Odzbrojit můžeš pouze protivníka, který je v nevýhodě (ať už dané situací nebo tím, že jsi <text:span text:style-name="T647">proti němu</text:span> před tím <text:span text:style-name="T646">uspěl v</text:span> <text:span text:style-name="T440">akci</text:span> <text:span text:style-name="T186">znevýhodnění</text:span>).</text:p>
            </text:list-item>
          </text:list>
        </text:list-item>
        <text:list-item>
          <text:h text:style-name="P373" text:outline-level="4">Zatlačení</text:h>
          <text:list>
            <text:list-header>
              <text:p text:style-name="P451">„<text:span text:style-name="T597">Zatlačím ho dál do chodby.</text:span>“</text:p>
              <text:p text:style-name="P721"><text:span text:style-name="T177">Zatlačením</text:span> můžeš někomu zabránit v akci, pokud ho tím dostaneš z dosahu zamýšleného cíle.</text:p>
            </text:list-header>
            <text:list-item>
              <text:p text:style-name="P722"><text:span text:style-name="T341">H</text:span>ázíš Silou. <text:span text:style-name="T342">Nepočítáš si bonus za zbraň, můžeš si ale započítat +1 za štít.</text:span></text:p>
            </text:list-item>
            <text:list-item>
              <text:p text:style-name="P723"><text:span text:style-name="T343">Pokud se ti protivník neubrání a ještě není ve velké nevýhodě, tak </text:span>si může vybrat:</text:p>
              <text:list>
                <text:list-item>
                  <text:p text:style-name="P723">Buď <text:span text:style-name="T344">bude</text:span> odstrčený o tolik metrů, o kolik jsi ho přehodil.</text:p>
                </text:list-item>
                <text:list-item>
                  <text:p text:style-name="P723"><text:soft-page-break/>Nebo <text:span text:style-name="T345">bude mít nevýhodu</text:span> (jako kdybys <text:span text:style-name="T345">místo </text:span><text:span text:style-name="T178">zatlačení</text:span> použil <text:span text:style-name="T187">znevýhodnění</text:span>).</text:p>
                </text:list-item>
              </text:list>
            </text:list-item>
            <text:list-item>
              <text:p text:style-name="P724"><text:span text:style-name="T346">Když tedy chceš někoho </text:span>shodit do propasti, musíš <text:span text:style-name="T346">jej</text:span> nejdřív <text:span text:style-name="T346">dostat do</text:span> velk<text:span text:style-name="T346">é</text:span> nevýhod<text:span text:style-name="T346">y</text:span> <text:span text:style-name="T343">a v dalším kole ho opět přehodit </text:span><text:span text:style-name="T179">zatlačením</text:span><text:span text:style-name="T343">.</text:span></text:p>
            </text:list-item>
          </text:list>
        </text:list-item>
        <text:list-item>
          <text:h text:style-name="P373" text:outline-level="4">Útěk</text:h>
          <text:list>
            <text:list-header>
              <text:p text:style-name="P452">„<text:span text:style-name="T598">Zdrháme!</text:span>“</text:p>
              <text:p text:style-name="P488">Dokud jsi <text:span text:style-name="T177">znevýhodněný</text:span>, <text:span text:style-name="T689">tak</text:span> obvykle nemůžeš utíkat (protože ležíš na zemi, jsi zatlačený do rohu, někdo tě drží za ruku a podobně).</text:p>
            </text:list-header>
            <text:list-item>
              <text:p text:style-name="P489">Při útěku má proti tobě případný útočník výhodu (+1), protože ti útočí do zad <text:span text:style-name="T575">(i když se tě snaží zastavit </text:span><text:span text:style-name="T213">znevýhodněním</text:span><text:span text:style-name="T575">)</text:span>.</text:p>
            </text:list-item>
            <text:list-item>
              <text:p text:style-name="P490">Při útěku si také počítáš <text:span text:style-name="T177">postih za zbroj</text:span> (-1 za lehkou, -2 za těžkou).</text:p>
            </text:list-item>
            <text:list-item>
              <text:p text:style-name="P489">Když <text:span text:style-name="T576">se</text:span> ti v útěku nikdo ne<text:span text:style-name="T576">zabrání</text:span> (akcí <text:span text:style-name="T177">znevýhodnění</text:span>), vzdálíš se na krátkou vzdálenost. V dalším kole tě někdo může zkusit <text:span text:style-name="T177">pronásledovat</text:span>.</text:p>
              <text:p text:style-name="P491">Z boje také můžeš ustoupit, aniž by ses otočil a utíkal. Když s tebou ale někdo bude chtít držet krok, snadno ti stačí.</text:p>
            </text:list-item>
          </text:list>
        </text:list-item>
        <text:list-item>
          <text:h text:style-name="P373" text:outline-level="4">Pronásledování</text:h>
          <text:list>
            <text:list-header>
              <text:p text:style-name="P453">„<text:span text:style-name="T598">Chyťte ho!</text:span>“</text:p>
            </text:list-header>
            <text:list-item>
              <text:p text:style-name="P725">Když má prchající větší <text:span text:style-name="T648">náskok</text:span> než krátkou vzdálenost, tak se nehází – kdo má větší Sílu, je rychlejší a vytrvalejší a běh na delší vzdálenost určitě vyhraje.</text:p>
              <text:list>
                <text:list-item>
                  <text:p text:style-name="P726"><text:soft-page-break/>Při porovnání Síly si musíš odečíst případný <text:span text:style-name="T177">postih za zbroj</text:span> (-1 za lehkou, -2 za těžkou) a případně nevýhody (-1 za nadměrný náklad).</text:p>
                </text:list-item>
                <text:list-item>
                  <text:p text:style-name="P727">Když něco vlečeš, <text:span text:style-name="T690">nemůžeš</text:span> samozřejmě <text:span text:style-name="T690">běhat</text:span> vůbec.</text:p>
                </text:list-item>
              </text:list>
            </text:list-item>
            <text:list-item>
              <text:p text:style-name="P728"><text:span text:style-name="T602">Když má prchající malý náskok, tak si oba soupeři hodí</text:span> na Sílu.</text:p>
              <text:list>
                <text:list-item>
                  <text:p text:style-name="P729">Na hod se vztahují stejné postihy jako při pronásledování na dlouhou vzdálenost.</text:p>
                </text:list-item>
                <text:list-item>
                  <text:p text:style-name="P730">Když můžeš <text:span text:style-name="T686">na útěku</text:span> využít nějaké překážky (podklouznout pod stolem, kličkovat mezi stromy), můžeš si místo Síly počítat Finesu.</text:p>
                </text:list-item>
              </text:list>
            </text:list-item>
            <text:list-item>
              <text:p text:style-name="P731">Některá zvířata nebo nestvůry, třeba kůň nebo vlk, běhají mnohem rychleji než ty. Na volném prostoru jim utéct nemůžeš, vůbec se nehází.</text:p>
            </text:list-item>
          </text:list>
        </text:list-item>
        <text:list-item>
          <text:h text:style-name="P373" text:outline-level="4">Plížení</text:h>
          <text:list>
            <text:list-header>
              <text:p text:style-name="P492"><text:span text:style-name="T687">Po tmě</text:span> se můžeš plížit i přes otevřené prostranství, <text:span text:style-name="T688">za světla</text:span> se ale musíš mít za co schovat.</text:p>
            </text:list-header>
            <text:list-item>
              <text:p text:style-name="P732">Ty a všichni, kdo tě hledají, si hodíte <text:span text:style-name="T177">Finesa + k6</text:span>.</text:p>
              <text:list>
                <text:list-item>
                  <text:p text:style-name="P732">Pokud někdo <text:span text:style-name="T685">z nich</text:span> hodí víc než ty, tak si tě všimnul.</text:p>
                </text:list-item>
                <text:list-item>
                  <text:p text:style-name="P733">K hodu na plížení si počítáš <text:span text:style-name="T177">postih za zbroj</text:span> (to je -1 za lehkou zbroj nebo -2 za těžkou). Ti, kdo tě hledají, si ho nepočítají (leda by se plížili také).</text:p>
                </text:list-item>
                <text:list-item>
                  <text:p text:style-name="P493">Na hod se také vztahují případné výhody a nevýhody: V bouři nebo u hučícího vodopádu budeš mít například na plížení výhodu (+1).</text:p>
                </text:list-item>
              </text:list>
            </text:list-item>
          </text:list>
        </text:list-item>
        <text:list-item>
          <text:h text:style-name="P373" text:outline-level="4"><text:soft-page-break/>Soustředění</text:h>
          <text:list>
            <text:list-header>
              <text:p text:style-name="P734"><text:span text:style-name="T208">Soustředění</text:span> vyžadují některá kouzla <text:span text:style-name="T564">nebo magické předměty</text:span>. <text:span text:style-name="T565">Znamená to právě to, že musíš použít akci </text:span><text:span text:style-name="T209">soustředění</text:span><text:span text:style-name="T565">.</text:span></text:p>
            </text:list-header>
            <text:list-item>
              <text:p text:style-name="P735">Po dobu soustředění se můžeš pohybovat maximálně pomalou chůzí.</text:p>
            </text:list-item>
            <text:list-item>
              <text:p text:style-name="P736">Pokud jsi v průběhu <text:span text:style-name="T177">soustředění</text:span> z<text:span text:style-name="T372">raněn (stačí za 1)</text:span>, tvé <text:span text:style-name="T177">soustředění</text:span> je tím přerušeno. <text:span text:style-name="T219">Soustředění</text:span><text:span text:style-name="T599"> jde samozřejmě přerušit také akcemi </text:span><text:span text:style-name="T219">zabránění</text:span><text:span text:style-name="T599"> nebo </text:span><text:span text:style-name="T219">zatlačení</text:span><text:span text:style-name="T599">.</text:span></text:p>
            </text:list-item>
          </text:list>
        </text:list-item>
        <text:list-item>
          <text:h text:style-name="P373" text:outline-level="4">Běh</text:h>
          <text:list>
            <text:list-item>
              <text:p text:style-name="P494">Pohyb je součástí všech akcí. <text:span text:style-name="T442">Pokud chceš ale běžet plnou rychlostí, je to akce (a nemůžeš tedy současně dělat jiné akce).</text:span></text:p>
            </text:list-item>
          </text:list>
        </text:list-item>
        <text:list-item>
          <text:h text:style-name="P373" text:outline-level="4"><text:span text:style-name="T215">N</text:span><text:span text:style-name="T177">ěco jiného</text:span></text:h>
          <text:p text:style-name="P737"><text:span text:style-name="T796">N</text:span>abíjení <text:span text:style-name="T443">kuše</text:span>, přezbrojování, <text:span text:style-name="T650">vyndání lektvaru z brašny, vypití lektvaru,</text:span> atd.</text:p>
        </text:list-item>
      </text:list>
      <text:p text:style-name="P14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9">Potřebuju</text:span> tolik akcí?</text:h>
      <text:p text:style-name="P115"><text:span text:style-name="T577">Ze začátku ti určitě bude stačit </text:span><text:span text:style-name="T214">útok</text:span><text:span text:style-name="T577"> a občas </text:span><text:span text:style-name="T118">akce jako vyndání lektvaru z brašny, přezbrojení nebo nabíjení</text:span><text:span text:style-name="T577">. Další přidávejte do hry postupně podle toho, jak se vám budou hodit.</text:span></text:p>
      <text:list xml:id="list831879502" text:style-name="L81">
        <text:list-item>
          <text:p text:style-name="P738"><text:soft-page-break/>Kromě <text:span text:style-name="T177">útoku</text:span> se nejvíc hodí <text:span text:style-name="T177">příprava</text:span> (na míření, připravování léček a podobně) a <text:span text:style-name="T177">plná obrana</text:span> (když se budeš bránit přesile a čekat na pomoc).</text:p>
        </text:list-item>
        <text:list-item>
          <text:p text:style-name="P738"><text:span text:style-name="T17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0">z</text:span>la</text:h>
      <text:p text:style-name="P116">Akce jsou obecné – je jedno <text:span text:style-name="T578">jak a </text:span>čím je děláš. Když <text:span text:style-name="T651">tedy</text:span> budeš chtít někoho srazit kouzlem, je to akce <text:span text:style-name="T177">srážení</text:span>, stejně jako kdybys to dělal štítem nebo ramenem. <text:span text:style-name="T579">H</text:span>ází <text:span text:style-name="T579">se na ni stejně</text:span>, jen si místo Síly počítáš Duši a místo bonusu za štít si přičteš bonus za kouzlo.</text:p>
      <text:h text:style-name="Heading_20_3" text:outline-level="3">Popisování akcí</text:h>
      <text:p text:style-name="P117"><text:span text:style-name="T260">Při hře obvykle nemusíš </text:span><text:span text:style-name="T285">říkat</text:span><text:span text:style-name="T260">, jakou akci používáš, protože to je jasné z tvého popisu. Když řekneš: </text:span><text:span text:style-name="T188">„Zkusím ho obejít zleva a probodnout ho mečem“</text:span><text:span text:style-name="T266">, </text:span><text:span text:style-name="T260">tak to bude téměř určitě </text:span><text:span text:style-name="T177">útok</text:span><text:span text:style-name="T260">. Když řekneš:</text:span><text:span text:style-name="T266"> </text:span><text:span text:style-name="T188">„Chci mu zabránit, aby se kolem mě </text:span><text:span text:style-name="T189">protlačil</text:span><text:span text:style-name="T188"> do chodby“,</text:span><text:span text:style-name="T266"> </text:span><text:span text:style-name="T260">tak to je jasné</text:span><text:span text:style-name="T266"> </text:span><text:span text:style-name="T188">zabránění</text:span><text:span text:style-name="T266">.<text:line-break/><text:tab/></text:span><text:span text:style-name="T285">Dávejte si prostě pozor, abyste nezačali říkat vě</text:span><text:span text:style-name="T286">ty</text:span><text:span text:style-name="T285"> jako: </text:span><text:span text:style-name="T190">„V prvním kole udělám </text:span><text:span text:style-name="T216">‚</text:span><text:span text:style-name="T190">útok‘ a ve druhém ‚soustředění‘“</text:span><text:span text:style-name="T267">. </text:span><text:span text:style-name="T285">Akce jsou pomůcka, jak vyhodnotit, co se stane. </text:span><text:span text:style-name="T290">Jejich jména by ale </text:span><text:span text:style-name="T285">při hře </text:span><text:span text:style-name="T290">měla</text:span><text:span text:style-name="T285"> zaznít, </text:span><text:span text:style-name="T291">jen když</text:span><text:span text:style-name="T285"> si potřebujete vyjasnit, co někdo svým popisem myslel.</text:span></text:p>
      <text:h text:style-name="Heading_20_3" text:outline-level="3">Akce <text:span text:style-name="T359">proti</text:span> více cílů<text:span text:style-name="T359">m</text:span></text:h>
      <text:p text:style-name="P66">Když chceš v jednom kole svou akcí ovlivnit více cílů (například když chceš mečem zasáhnout víc protivníků), tak si k hodu počítáš postih rovný počtu cílů.</text:p>
      <text:list xml:id="list2366436216" text:style-name="L82">
        <text:list-item>
          <text:p text:style-name="P739"><text:soft-page-break/><text:span text:style-name="T366">Ty h</text:span>ází<text:span text:style-name="T365">š</text:span> jen jednou, každý cíl s<text:span text:style-name="T366">i hází</text:span> zvlášť.</text:p>
        </text:list-item>
        <text:list-item>
          <text:p text:style-name="P740"><text:span text:style-name="T444">Musí to jít udělat</text:span> – nemůžeš například <text:span text:style-name="T445">kuší v jednom kole</text:span> zasáhnout dva cíle, <text:span text:style-name="T445">protože po výstřelu musíš nabít, což je další akce</text:span>.</text:p>
        </text:list-item>
      </text:list>
      <text:p text:style-name="P67"><text:span text:style-name="T581">Tento postih se nevztahuje na akce s plošným účinkem (</text:span><text:span text:style-name="T268">například </text:span><text:span text:style-name="T269">na </text:span><text:span text:style-name="T268">hození zápalné lahve</text:span><text:span text:style-name="T261">) </text:span><text:span text:style-name="T268">ani na kouzla, která zasáhnou víc cílů</text:span><text:span text:style-name="T581">.</text:span></text:p>
      <text:h text:style-name="Heading_20_3" text:outline-level="3">Pořadí vyhodnoc<text:span text:style-name="T452">ení akcí</text:span></text:h>
      <text:p text:style-name="P146">Hod na akci určuje jak její výsledek, tak kdy se stane.</text:p>
      <text:list xml:id="list4109162592" text:style-name="L83">
        <text:list-item>
          <text:p text:style-name="P742">Akce se vyhodnocují v pořadí od nejvyššího výsledku hodu k nejnižšímu.</text:p>
        </text:list-item>
      </text:list>
      <text:list xml:id="list1767689297" text:style-name="L84">
        <text:list-item>
          <text:p text:style-name="P743">V případě rovnosti hodů proběhnou současně.</text:p>
        </text:list-item>
      </text:list>
      <text:p text:style-name="Example_20_Header">Příklad:</text:p>
      <text:p text:style-name="P339">Vzpomeň si na úvodní příklad boje: kovář Gorondar v něm bojoval s orkem a gobliním šamanem. Gorondar měl na útok 9, ork 7 a šaman 9. Gorondar a šaman <text:span text:style-name="T652">hodili stejně, takže jejich</text:span> akce proběhla současně – šaman zranil Gorondara kouzlem zrovna když Gorondar praštil orka kladivem.</text:p>
      <text:p text:style-name="P124">Když je v boji hodně postav a protivníků, tak se obvykle „shluknou“ do menších skupinek podle toho, kdo na koho používá svou akci. <text:span text:style-name="T600">Když by třeba v příkladu s Gorondarem v místnosti bylo víc postav a goblinů, ale nikdo z nich by nedělal akci proti Gorondarovi a jeho soupeřům, tak by pořád bylo možné vyhodnotit Gorondara a jeho protivníky samostatně.</text:span></text:p>
      <text:list xml:id="list2519578557" text:style-name="L85">
        <text:list-item>
          <text:p text:style-name="P744">Když někdo dostane v průběhu vyhodnocení postih a jeho akce se vyhodnocuje až potom, tak si <text:span text:style-name="T653">ho</text:span> musí započítat.</text:p>
          <text:list>
            <text:list-item>
              <text:p text:style-name="P746"><text:span text:style-name="T653">P</text:span>ostih m<text:span text:style-name="T653">ůže</text:span> dokonce změnit pořadí vyhodnocení následující<text:span text:style-name="T653">c</text:span>h akcí.</text:p>
            </text:list-item>
          </text:list>
        </text:list-item>
        <text:list-item>
          <text:p text:style-name="P747"><text:soft-page-break/>To samé platí, když se <text:span text:style-name="T601">někomu změní</text:span> situace.</text:p>
          <text:list>
            <text:list-item>
              <text:p text:style-name="P745">Když <text:span text:style-name="T601">jsi</text:span> chtěl například někoho pronásledovat, <text:span text:style-name="T601">ale těsně předtím tě někdo srazil k zemi</text:span>, tak se <text:span text:style-name="T601">ti</text:span> prchajícího dohnat nepodaří <text:span text:style-name="T654">nehledě na to, kolik jsi hodil</text:span>.</text:p>
            </text:list-item>
            <text:list-item>
              <text:p text:style-name="P748">Když je někdo ranou vyřazen, jeho následný útok vůbec ne<text:span text:style-name="T655">proběhne</text:span>, <text:span text:style-name="T582">protože vyřazený nemůže bojovat</text:span>.</text:p>
            </text:list-item>
          </text:list>
        </text:list-item>
        <text:list-item>
          <text:p text:style-name="P525">Když dvě akce proběhnou současně (při rovnosti hodů), vzájemně se neovlivní (když jedna akce nadělí postihy nebo změní situaci, při vyhodnocení té druhé se nepočítají).</text:p>
          <text:p text:style-name="P454">V úvodním příkladu boje tedy sice Gorondar dostal od šamana vážné zranění, ale protože jeho akce proběhla současně, tak na orka útočil, jako kdyby zraněn nebyl.</text:p>
        </text:list-item>
      </text:list>
      <text:h text:style-name="P417" text:outline-level="3">Boj na dálku</text:h>
      <text:p text:style-name="P127">Při boji na dálku, ať už střelnou zbraní, vrhací zbraní, kouzlem, nebo čímkoliv jiným si počítáš postih podle vzdálenosti cíle:</text:p>
      <text:list xml:id="list4019293652" text:style-name="L86">
        <text:list-item>
          <text:p text:style-name="P749">Kontaktní nebo krátká: <text:span text:style-name="T177">bez postihu</text:span></text:p>
        </text:list-item>
        <text:list-item>
          <text:p text:style-name="P749">Střední: <text:span text:style-name="T177">postih -1</text:span></text:p>
        </text:list-item>
        <text:list-item>
          <text:p text:style-name="P749">Dlouhá: <text:span text:style-name="T177">postih -2</text:span></text:p>
        </text:list-item>
      </text:list>
      <text:h text:style-name="P374" text:outline-level="4">Munice</text:h>
      <text:p text:style-name="P120">Munici si počítej, jen když máš od nějakého druhu méně než 10 nábojů (šípů, šipek, vrhacích nožů, apod.). Když máš víc, tak prostě předpokládáme, že si j<text:span text:style-name="T656">e</text:span> po boji posbíráš, případně doplníš ve městě.<text:line-break/><text:tab/><text:span text:style-name="T605">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6">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7">on</text:span> se stejně rozhodl praštit orka, pořád by si proti goblinovi házel na obranu.<text:line-break/><text:tab/>Souvisí to s pravidlem <text:span text:style-name="T177">akce proti více cílům</text:span>: Kdyby chtěl <text:span text:style-name="T657">Gorondar</text:span> praštit <text:span text:style-name="T657">orka i goblina</text:span> (s postihem -2 za útok na 2 cíle), tak by si proti šamanovi neházel na obranu, ale normálně na útok.</text:p>
      <text:list xml:id="list2600724035" text:style-name="L87">
        <text:list-item>
          <text:p text:style-name="P750">Obrana není akce, <text:span text:style-name="T658">ale</text:span> součást toho, co <text:span text:style-name="T658">v kole</text:span> děláš.</text:p>
          <text:list>
            <text:list-item>
              <text:p text:style-name="P751">Na každou obranu se ale hází zvlášť.</text:p>
            </text:list-item>
          </text:list>
        </text:list-item>
      </text:list>
      <text:p text:style-name="P125">Všimni si <text:span text:style-name="T659">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0">musel</text:span> snaži<text:span text:style-name="T660">t</text:span> uhnout, <text:span text:style-name="T660">protože útočil na orka a ne na goblina,</text:span> počítal si Finesu a bonus za kladivo si přičíst nemohl.</text:p>
      <text:h text:style-name="Heading_20_3" text:outline-level="3">Nehybný cíl</text:h>
      <text:p text:style-name="P118">Když se cíl nemůže hýbat, například proto, že je pevně svázaný, je v bezvědomí, nebo je to třeba nehybný sloup, na obranu si hází 0 + k6 <text:span text:style-name="T603">a nepočítá si žádné postihy ani bonusy</text:span>.</text:p>
      <text:h text:style-name="Heading_20_3" text:outline-level="3">Nejhorší možná obrana je nulová</text:h>
      <text:p text:style-name="P119">Aktivní obrana nemůže být horší než žádná obrana.</text:p>
      <text:list xml:id="list3713538835" text:style-name="L88">
        <text:list-item>
          <text:p text:style-name="P752">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8">Jakou vlastnost si počítáš se kterou zbraní <text:span text:style-name="T607">nebo kouzlem</text:span> je napsáno v deníku postavy případně <text:span text:style-name="T661">na</text:span> <text:span text:style-name="T607">kartě tohoto kouzla nebo zbraně</text:span>. <text:span text:style-name="T711">Na kartě s kouzlem to bývá zapsáno takto:</text:span></text:p>
      <text:p text:style-name="P344"><text:span text:style-name="T177">Útok:</text:span> Duše + 2/6kz <text:span text:style-name="T623">bleskem</text:span> proti Finese.</text:p>
      <text:p text:style-name="P169">Znamená to, že ty si házíš Duší, <text:span text:style-name="T712">parametry kouzla jsou 2/6kz</text:span> a pokud si proti tobě cíl kouzla hází na obranu (tedy když na tebe necílí svou akci), tak si hází Finesou.</text:p>
      <text:h text:style-name="Heading_20_3" text:outline-level="3">Obrana proti útoku zblízka</text:h>
      <text:p text:style-name="P166">Na obranu proti útoku zblízka se hází stejně jako na útok zbraní (včetně bonusu za zbraň), ale nemůžeš protivníka zranit.</text:p>
      <text:p text:style-name="Example_20_Header">Příklad:</text:p>
      <text:p text:style-name="P345">Gorondar útočí na goblina a <text:span text:style-name="T714">orkovi</text:span> <text:span text:style-name="T713">se brání svým kladivem 1/2</text:span>. <text:span text:style-name="T713">Na obranu hází Síla + 1 + k6.</text:span></text:p>
      <text:h text:style-name="P394" text:outline-level="2"><text:bookmark-start text:name="__RefHeading___Toc13239_3822832400"/>Výhody a nevýhody<text:bookmark-end text:name="__RefHeading___Toc13239_3822832400"/></text:h>
      <text:p text:style-name="P130">Při určování výhod a nevýhod dejte pozor, ať tu samou věc ne<text:span text:style-name="T611">počítáte</text:span> dvakrát – <text:span text:style-name="T612">za jednu okolnost </text:span>je vždycky buď výhoda pro jednu stranu nebo nevýhoda pro druhou, nikdy obojí najednou.<text:line-break/><text:tab/><text:span text:style-name="T662">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2">P</text:span>říklady výhod a nevýhod</text:h>
      <text:p text:style-name="P286">TODO: Nevhodná zbraň pro danou situaci (kopí v úzkém prostoru, meč při zápasení na zemi).</text:p>
      <text:p text:style-name="P138"><text:soft-page-break/>Seznam výhod a nevýhod není v žádném případě konečný – <text:span text:style-name="T663">kreativita je smyslem hry. Zde jsou pouze příklady těch nejčastějších:</text:span></text:p>
      <text:list xml:id="list163807734044500" text:continue-list="list3968265249" text:style-name="L67">
        <text:list-item>
          <text:p text:style-name="P663">Útok do zad</text:p>
          <text:list>
            <text:list-item>
              <text:p text:style-name="P666">+1 pro útočníka</text:p>
            </text:list-item>
            <text:list-item>
              <text:p text:style-name="P664">Obvykle když někdo utíká z boje.</text:p>
            </text:list-item>
          </text:list>
        </text:list-item>
        <text:list-item>
          <text:p text:style-name="P663">Obklíčení</text:p>
          <text:list>
            <text:list-item>
              <text:p text:style-name="P666">+1 pro útočníka</text:p>
            </text:list-item>
            <text:list-item>
              <text:p text:style-name="P670">Na obklíčení protivníka musíte mít prostor. Když ustoupí <text:span text:style-name="T613">zády ke stěně nebo</text:span> do rohu, máte smůlu.</text:p>
            </text:list-item>
            <text:list-item>
              <text:p text:style-name="P670">Výhodu si počítá jen ten, na koho protivník necílí svou akci. <text:span text:style-name="T614">T</text:span>akže když například bojujete dva proti jednomu, tak výhodu si může započítat vždy jen jeden z vás. <text:span text:style-name="T614">Pokud protivník použije akci proti více cílům, tak nemáte výhodu vůbec.</text:span></text:p>
            </text:list-item>
          </text:list>
        </text:list-item>
      </text:list>
      <text:list xml:id="list4054040406" text:style-name="L89">
        <text:list-item>
          <text:p text:style-name="P672"><text:span text:style-name="T608">K</text:span>ryt</text:p>
          <text:list>
            <text:list-item>
              <text:p text:style-name="P675">Za částečný kryt je výhoda (+1), když vykukuješ zpoza rohu, tak dokonce velká výhoda (+2).</text:p>
            </text:list-item>
          </text:list>
        </text:list-item>
      </text:list>
      <text:p text:style-name="P240">Za překvapení se nedává výhoda, ale bonus za přípravu (viz akce <text:span text:style-name="T177">příprava</text:span>).</text:p>
      <text:p text:style-name="P246">Nevýhody:</text:p>
      <text:list xml:id="list163809704111379" text:continue-numbering="true" text:style-name="L89">
        <text:list-item>
          <text:p text:style-name="P668"><text:span text:style-name="T893">Snížená v</text:span>iditelnost</text:p>
          <text:list>
            <text:list-item>
              <text:p text:style-name="P676"><text:span text:style-name="T665">-1 v</text:span> noci pod hvězdami, nebo když je lucerna daleko od tebe</text:p>
            </text:list-item>
            <text:list-item>
              <text:p text:style-name="P678">-2 v úplné tmě, nebo třeba se zavázanýma očima</text:p>
              <text:list>
                <text:list-item>
                  <text:p text:style-name="P676"><text:soft-page-break/><text:span text:style-name="T664">Když nevidíš vůbec nic, tak </text:span>samozřejmě <text:span text:style-name="T664">také</text:span> nemůžeš vůbec útočit, pokud nemáš nějaké vodítko, kde protivník je (udělal nějaký hluk, zaútočil na tebe, apod.).</text:p>
                </text:list-item>
              </text:list>
              <text:p text:style-name="P676">Pozor na to, že tma <text:span text:style-name="T619">j</text:span>e obvykle <text:span text:style-name="T619">pro</text:span> všechny stejně, <text:span text:style-name="T615">takže</text:span> nevýhodu si pak nepočítá nikdo. <text:span text:style-name="T616">Nev</text:span>ýhoda <text:span text:style-name="T620">s</text:span>e <text:span text:style-name="T620">počítá</text:span> pouze v případě, že jedna strana vidí (třeba nějakým kouzlem) <text:span text:style-name="T616">a druhá ne</text:span>, nebo třeba když ze tmy střílíš na někoho, kdo nese lucernu.</text:p>
            </text:list-item>
          </text:list>
        </text:list-item>
        <text:list-item>
          <text:p text:style-name="P673"><text:span text:style-name="T609">O</text:span>btížný terén</text:p>
          <text:list>
            <text:list-item>
              <text:p text:style-name="P676">Při boji v bahně, písku nebo v mělké vodě, když protivník stojí na pevné zemi, máš nevýhodu (-1). Když jsi po ramena ve vodě <text:span text:style-name="T617">(a protivník ne)</text:span>, máš velkou nevýhodu <text:span text:style-name="T617">(-2)</text:span>.</text:p>
            </text:list-item>
          </text:list>
        </text:list-item>
        <text:list-item>
          <text:p text:style-name="P673">Naložení</text:p>
          <text:list>
            <text:list-item>
              <text:p text:style-name="P681">Když máš na sobě svou obvyklou výzbroj a výbavu v torně, bojuješ bez nevýhody.</text:p>
            </text:list-item>
            <text:list-item>
              <text:p text:style-name="P681">Nevýhodu (-1) si počítáš, až když neseš <text:span text:style-name="T610">třeba </text:span>truhlu na rameni, několik zbraní, další zbroj v pytli a podobně.</text:p>
            </text:list-item>
            <text:list-item>
              <text:p text:style-name="P681">Když něco vlečeš, nebo máš třeba přes rameno svého parťáka, počítáš si velkou nevýhodu (-2).</text:p>
            </text:list-item>
          </text:list>
        </text:list-item>
      </text:list>
      <text:list xml:id="list1418087947" text:style-name="L90">
        <text:list-item>
          <text:p text:style-name="P753">V tomto kole tasíš zbraň.</text:p>
        </text:list-item>
      </text:list>
      <text:h text:style-name="P395" text:outline-level="2"><text:bookmark-start text:name="__RefHeading___Toc13241_3822832400"/><text:soft-page-break/><text:span text:style-name="T111">Z</text:span><text:span text:style-name="T17">měna pozice </text:span><text:span text:style-name="T123">a situace</text:span><text:bookmark-end text:name="__RefHeading___Toc13241_3822832400"/></text:h>
      <text:p text:style-name="P148"><text:span text:style-name="T137">Zatím</text:span><text:span text:style-name="T17"> jsme mluvili o tom, co se v průběhu kola stane z pohledu pravidel: Po zásahu se </text:span><text:span text:style-name="T128">nejspíš někomu</text:span><text:span text:style-name="T17"> sníží kondice, </text:span><text:span text:style-name="T129">možná si zapíše vážné zranění</text:span><text:span text:style-name="T17">, </text:span><text:span text:style-name="T129">případně</text:span><text:span text:style-name="T17"> někomu přibudou postihy </text:span><text:span text:style-name="T129">nebo získá bonus </text:span><text:span text:style-name="T130">na další akci</text:span><text:span text:style-name="T17">. To je ale jen polovina výsledku. Druhá, stejně důležitá, je změna pozice postavy, případně celkové situace.</text:span></text:p>
      <text:list xml:id="list1338861222" text:style-name="L91">
        <text:list-item>
          <text:p text:style-name="P754"><text:span text:style-name="T125">Postihy, </text:span><text:span text:style-name="T138">bonusy</text:span><text:span text:style-name="T124"> a herní situace jsou spolu provázané.</text:span></text:p>
        </text:list-item>
      </text:list>
      <text:p text:style-name="P148"><text:span text:style-name="T124">Když </text:span><text:span text:style-name="T125">například</text:span><text:span text:style-name="T124"> někoho </text:span><text:span text:style-name="T37">znevýhodníš</text:span><text:span text:style-name="T124">, tak mu nadělíš postihy a zároveň se změní jeho pozice: Bude ležet na zemi, bude zatlačený do rohu, bude se potácet na hraně propasti a podobně. </text:span><text:span text:style-name="T126">Když se mu podaří vstát, tak tyto postihy zmizí, i když na nic nebude házet </text:span><text:span text:style-name="T127">(</text:span><text:span text:style-name="T130">když mu v tom nebude nikdo bránit, házet si nemusí</text:span><text:span text:style-name="T127">)</text:span><text:span text:style-name="T126">.<text:line-break/><text:tab/></text:span><text:span text:style-name="T135">S pozicí je provázaná i velikost postihů. Když chceš protivníka srazit k zemi, ale přehodíš ho jen o 1 nebo 2, tak bude mít jen malou nevýhodu (-1). To znamená, že jsi ho nesrazil úplně, ale třeba jen do kolen nebo do podřepu. </text:span><text:span text:style-name="T136">Až když se ti v dalším kole podaří mu zvýšit postih na -2, tak jsi ho skutečně srazil až na zem.</text:span></text:p>
      <text:list xml:id="list365321572" text:style-name="L92">
        <text:list-item>
          <text:p text:style-name="P526">Jak se změní pozice postav a protivníků vyplývá z popisu záměrů na začátku kola.</text:p>
        </text:list-item>
      </text:list>
      <text:p text:style-name="P149"><text:span text:style-name="T17">Záměry se </text:span><text:span text:style-name="T131">ale</text:span><text:span text:style-name="T17"> nemusí podařit naplnit v plné míře. Pokud jsi například chtěl orkovi rozbít hlavu a vyřadit ho tím z boje, ale z </text:span><text:span text:style-name="T132">hodu</text:span><text:span text:style-name="T17"> vyšlo, že jsi ho jen zranil za 3, tak se ti to sice nepovedlo tak, jak jsi zamýšlel, ale i tak ses svému cíli trochu přiblížil: Ork je zraněný a když se ti podaří jej </text:span><text:span text:style-name="T133">podobně</text:span><text:span text:style-name="T17"> trefit ještě několikrát, z boje ho vyřadíš.<text:line-break/><text:tab/>To se týká </text:span><text:span text:style-name="T134">i</text:span><text:span text:style-name="T17"> neútočných akcí: Když jsi chtěl například protivníka shodit ze skály, ale ještě nebyl v nevýhodě, tak jsi jej nejspíš jen zatlačil ke hraně propasti a on se teď snaží udržet rovnováhu.</text:span></text:p>
      <text:list xml:id="list3132430031" text:style-name="L93">
        <text:list-item>
          <text:p text:style-name="P527">Popis výsledku není jen na ozdobu, je herně důležitý.</text:p>
        </text:list-item>
      </text:list>
      <text:p text:style-name="P150"><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125634740" text:style-name="L94">
        <text:list-item>
          <text:p text:style-name="P755"><text:span text:style-name="T139">Pozice </text:span><text:span text:style-name="T141">také</text:span><text:span text:style-name="T139"> určuje, kdo na koho může útočit.</text:span></text:p>
        </text:list-item>
      </text:list>
      <text:p text:style-name="P151"><text:span text:style-name="T139">K</text:span><text:span text:style-name="T17">dyž blokuješ úzký průchod, tvoji parťáci za tebou se nemusí bát, že na ně naběhne ork s kyjem. Když vylezete na strom, nedostanou se k vám vlci – mohou </text:span><text:span text:style-name="T142">vás ale</text:span><text:span text:style-name="T17"> obklíčit a na stromě uvěznit.<text:line-break/><text:tab/></text:span><text:span text:style-name="T140">Snažte se pozici využívat. </text:span><text:span text:style-name="T143">Jednotlivé p</text:span><text:span text:style-name="T140">ostavy jsou obvykle zaměřené na různé věci: </text:span><text:span text:style-name="T144">Žoldák</text:span><text:span text:style-name="T14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96" text:outline-level="2"><text:bookmark-start text:name="__RefHeading___Toc13243_3822832400"/>Zranitelnost nestvůr<text:bookmark-end text:name="__RefHeading___Toc13243_3822832400"/></text:h>
      <text:p text:style-name="P147"><text:span text:style-name="T621">N</text:span><text:span text:style-name="T11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4">y</text:span><text:bookmark-end text:name="__RefHeading___Toc1607_1936223890"/></text:h>
      <text:p text:style-name="P29"><text:span text:style-name="T458">Jedy nepůsobí okamžitě. U každého trvá různě dlouho, než se otrava projeví</text:span>. <text:span text:style-name="T456">Této době říkáme </text:span><text:span text:style-name="T191">latence</text:span><text:span text:style-name="T454">.</text:span></text:p>
      <text:list xml:id="list3214463106" text:style-name="L95">
        <text:list-item>
          <text:p text:style-name="P756"><text:soft-page-break/><text:span text:style-name="T625">V průběhu</text:span> <text:span text:style-name="T177">latence</text:span> nemá jed žádný účinek, <text:span text:style-name="T625">ale otrávený</text:span> začne pociťovat <text:span text:style-name="T177">příznaky</text:span> <text:span text:style-name="T457">otravy. P</text:span>odle nich j<text:span text:style-name="T625">de</text:span> poznat, o jaký jed se jedná.</text:p>
        </text:list-item>
        <text:list-item>
          <text:p text:style-name="P757">Po skončení <text:span text:style-name="T177">latence</text:span> <text:span text:style-name="T626">jed způsobí zranění.</text:span></text:p>
          <text:list>
            <text:list-item>
              <text:p text:style-name="P758">Hází se stejně jako jakýkoliv jiný <text:span text:style-name="T177">útok</text:span>, jed má svou vlastní sílu a zranění <text:span text:style-name="T672">(nepřičítá se žádná vlastnost, pouze hod k6)</text:span>.</text:p>
            </text:list-item>
            <text:list-item>
              <text:p text:style-name="P757"><text:span text:style-name="T626">Otrávený se brání hodem </text:span><text:span text:style-name="T225">Síla + k6</text:span><text:span text:style-name="T626">.</text:span></text:p>
              <text:list>
                <text:list-item>
                  <text:p text:style-name="P759">Od zranění jedem se neodečítá zbroj.</text:p>
                </text:list-item>
              </text:list>
            </text:list-item>
          </text:list>
        </text:list-item>
        <text:list-item>
          <text:p text:style-name="P758">Některé jedy místo vážného zranění <text:span text:style-name="T668">způsobují něco jiného</text:span>: Slepotu, paralýzu a podobně.</text:p>
          <text:list>
            <text:list-item>
              <text:p text:style-name="P758">Tento účinek nahrazuje vážné zranění. Nastane tedy pouze když jed způsobí větší zranění než je Síla otráveného.</text:p>
            </text:list-item>
            <text:list-item>
              <text:p text:style-name="P758"><text:span text:style-name="T177">Trvání</text:span> jedu říká, jak dlouho účin<text:span text:style-name="T669">e</text:span>k působí. Pokud jed pouze zraňuje, <text:span text:style-name="T177">trvání</text:span> uvedeno nemá. <text:span text:style-name="T670">Způsobené vážné zranění se léčí jako jakékoliv jiné</text:span>.</text:p>
            </text:list-item>
          </text:list>
        </text:list-item>
      </text:list>
      <text:p text:style-name="P139">Některé jedy můžeš neutralizovat, když máš správné sérum, <text:span text:style-name="T674">kouzlo</text:span> nebo protijed.</text:p>
      <text:list xml:id="list2744801886" text:style-name="L96">
        <text:list-item>
          <text:p text:style-name="P760"><text:span text:style-name="T671">Když je jed neutralizován v době </text:span><text:span text:style-name="T226">latence</text:span><text:span text:style-name="T673">, tak vůbec nezačne působit a otrávenému se tedy nic nestane.</text:span></text:p>
        </text:list-item>
        <text:list-item>
          <text:p text:style-name="P760"><text:span text:style-name="T673">Neutralizace jiného než zraňujícího jedu po skončení </text:span><text:span text:style-name="T226">latence</text:span><text:span text:style-name="T673"> zruší jeho případný účinek ale nevrátí ztracenou kondici.</text:span></text:p>
        </text:list-item>
      </text:list>
      <text:list xml:id="list1151471462" text:style-name="L97">
        <text:list-item>
          <text:p text:style-name="P761"><text:span text:style-name="T673">Neutralizovat zraňující jed po skončení </text:span><text:span text:style-name="T226">latence</text:span><text:span text:style-name="T673">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7">Zranění pádem se hází jako ú</text:span>tok se silou 1 za každý metr pádu a zraněním podle toho, kam <text:span text:style-name="T378">padáš: od</text:span> <text:span text:style-name="T387">+</text:span>0 za měkkou lesní půdu <text:span text:style-name="T388">po</text:span> <text:span text:style-name="T387">+2</text:span> za nastražené bodce.</text:p>
      <text:list xml:id="list163809567163710" text:continue-list="list3214463106" text:style-name="L95">
        <text:list-item>
          <text:p text:style-name="P762">Brání se <text:span text:style-name="T675">hodem</text:span> <text:span text:style-name="T177">Fine</text:span><text:span text:style-name="T227">sa + k6</text:span>.</text:p>
        </text:list-item>
        <text:list-item>
          <text:p text:style-name="P762">Od zranění se odečítá zbroj.</text:p>
        </text:list-item>
      </text:list>
      <text:h text:style-name="Heading_20_2" text:outline-level="2"><text:bookmark-start text:name="__RefHeading___Toc13245_3822832400"/>Pasti<text:bookmark-end text:name="__RefHeading___Toc13245_3822832400"/></text:h>
      <text:p text:style-name="P140"><text:span text:style-name="T421">Při h</text:span>ledání a zneškodňování <text:span text:style-name="T680">pastí, nebo i při obyčejném průzkumu podzemí či otevírání dveří</text:span> <text:span text:style-name="T421">popisuj</text:span> <text:span text:style-name="T680">co mačkáš</text:span>, kam si <text:span text:style-name="T680">u toho</text:span> stoupá<text:span text:style-name="T367">š</text:span> a podobně. <text:span text:style-name="T36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2">Při spuštění pasti <text:span text:style-name="T681">za ni Pán jeskyně</text:span> hází na <text:span text:style-name="T177">útok</text:span>:</text:p>
      <text:list xml:id="list2003099352" text:style-name="L98">
        <text:list-item>
          <text:p text:style-name="P763"><text:soft-page-break/>Past má vlastní sílu a zranění. Nepřičítá se žádná vlastnost, jen hod k6.</text:p>
          <text:list>
            <text:list-item>
              <text:p text:style-name="P764">Pasti si nepočítají bonus za přípravu (ani když je nalíčí postava). Jediná výjimka je v případě, že do ní někdo oběť cíleně naláká<text:span text:style-name="T676">.</text:span></text:p>
            </text:list-item>
          </text:list>
        </text:list-item>
        <text:list-item>
          <text:p text:style-name="P763">Všichni zasažení si hází na obranu. Jakou si počítají vlastnost je vždy uvedeno v popisu pasti, obvykle to je Finesa.</text:p>
          <text:list>
            <text:list-item>
              <text:p text:style-name="P763">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1"><text:span text:style-name="T679">Když chceš nalíčit past,</text:span> <text:span text:style-name="T679">popiš</text:span>, jak bude vypadat, z čeho ji vyrábí<text:span text:style-name="T368">š</text:span> a <text:span text:style-name="T679">jak</text:span> se bude spouštět. Útok pasti <text:span text:style-name="T677">bude</text:span> stejný, jako by<text:span text:style-name="T331">s</text:span> útočil Finesou s použitím zbraně srovnatelného účinku.</text:p>
      <text:p text:style-name="Example_20_Header">Příklad</text:p>
      <text:p text:style-name="P343"><text:span text:style-name="T678">Máš Finesu 3 a vyrobíš</text:span> <text:span text:style-name="T332">improvizovanou</text:span> past z<text:span text:style-name="T333">e</text:span> svojí kuše, <text:span text:style-name="T678">která má 2/3</text:span>. <text:span text:style-name="T678">Tvoje p</text:span>ast bude mít <text:span text:style-name="T369">útok</text:span> <text:span text:style-name="T678">5/3 + k6.</text:span></text:p>
      <text:h text:style-name="Heading_20_2" text:outline-level="2"><text:bookmark-start text:name="__RefHeading___Toc1609_1936223890"/>Kondice <text:span text:style-name="T628">a zranění</text:span><text:bookmark-end text:name="__RefHeading___Toc1609_1936223890"/></text:h>
      <text:p text:style-name="P153"><text:span text:style-name="T684">Už víš</text:span>, jak můžeš přijít ke zranění. <text:span text:style-name="T684">V této kapitole</text:span> si projdeme, co to pro tebe znamená a kolik ran vydržíš.</text:p>
      <text:h text:style-name="P418" text:outline-level="3">Kondice</text:h>
      <text:list xml:id="list1137333892" text:style-name="L99">
        <text:list-header>
          <text:p text:style-name="P844">Kondice říká, kolik zranění vydržíš. <text:span text:style-name="T693">Pokaždé, když jsi zraněn, si snížíš svou kondici o hodnotu zranění.</text:span></text:p>
        </text:list-header>
        <text:list-item>
          <text:p text:style-name="P765"><text:span text:style-name="T389">Tvoje plná kondice je </text:span><text:span text:style-name="T221">Síla + 5</text:span><text:span text:style-name="T389">.</text:span></text:p>
        </text:list-item>
      </text:list>
      <text:p text:style-name="P158"><text:soft-page-break/>Když se tvoje kondice blíží k nule, tak za to sice nemáš postihy a nebrání ti to cokoliv dělat, ale měl bys to zohlednit, když popisuješ, co děláš.</text:p>
      <text:h text:style-name="P419" text:outline-level="3">Vyřazení</text:h>
      <text:p text:style-name="P154">Když tvoje kondice klesne na nulu nebo méně, jsi vyřazený. Nejsi schopen boje, můžeš se pouze plazit a mluvit zvládneš jen potichu, pomalu a s obtížemi.</text:p>
      <text:list xml:id="list3003773066" text:style-name="L100">
        <text:list-item>
          <text:p text:style-name="P766">Když se musíš bránit, počítáš si velkou nevýhodu <text:span text:style-name="T683">(-2)</text:span>.</text:p>
        </text:list-item>
      </text:list>
      <text:h text:style-name="P419" text:outline-level="3">Bezvědomí</text:h>
      <text:p text:style-name="P152">Když <text:span text:style-name="T394">máš víc kondice v záporu, než je tvoje</text:span> <text:span text:style-name="T394">Síla</text:span>, jsi v bezvědomí.</text:p>
      <text:list xml:id="list1870958590" text:style-name="L101">
        <text:list-item>
          <text:p text:style-name="P767">Nemůžeš se vůbec bránit. Tvoje obrana je 0 + k6.</text:p>
        </text:list-item>
      </text:list>
      <text:p text:style-name="P161">Z bezvědomí se probereš, když přestaneš mít více kondice v záporu, než je tvoje Síla.</text:p>
      <text:h text:style-name="P420" text:outline-level="3">Fyzick<text:span text:style-name="T683">á</text:span> a duševní zranění</text:h>
      <text:p text:style-name="P328"><text:span text:style-name="T420">Útoky, jako je třeba rána zbraní nebo popálení ohnivým kouzlem, způsobují </text:span><text:span text:style-name="T181">fyzické zranění</text:span><text:span text:style-name="T420">. Kouzla útočící na mysl nebo na duši a útoky nehmotných bytostí způsobují </text:span><text:span text:style-name="T177">duševní zranění</text:span>.</text:p>
      <text:p text:style-name="P330">Jednoduché pravidlo je:</text:p>
      <text:list xml:id="list141495710" text:style-name="L102">
        <text:list-item>
          <text:p text:style-name="P768"><text:span text:style-name="T629">Když se bráníš Silou nebo Finesou, je to </text:span><text:span text:style-name="T220">fyzické zranění</text:span><text:span text:style-name="T629">.</text:span></text:p>
        </text:list-item>
        <text:list-item>
          <text:p text:style-name="P768"><text:span text:style-name="T629">Když se bráníš Duší, je to </text:span><text:span text:style-name="T220">duševní zranění</text:span><text:span text:style-name="T629">.</text:span></text:p>
        </text:list-item>
      </text:list>
      <text:h text:style-name="P431" text:outline-level="3">Vážná zranění</text:h>
      <text:p text:style-name="P134">Každé zranění sníží tvou kondici <text:span text:style-name="T692">a navíc:</text:span></text:p>
      <text:list xml:id="list1838513774" text:style-name="L103">
        <text:list-item>
          <text:p text:style-name="P769"><text:soft-page-break/>Když dostaneš fyzické zranění za víc, než je tvoje Síla, tak <text:span text:style-name="T632">máš </text:span>navíc <text:span text:style-name="T632">ještě</text:span> <text:span text:style-name="T177">vážné fyzické zranění</text:span>.</text:p>
        </text:list-item>
        <text:list-item>
          <text:p text:style-name="P770">Když dostaneš duševní zranění za víc, než je tvoje Duše, tak <text:span text:style-name="T632">máš </text:span>navíc <text:span text:style-name="T632">ještě</text:span> <text:span text:style-name="T177">vážné duševní zranění</text:span>.</text:p>
        </text:list-item>
      </text:list>
      <text:p text:style-name="P329"><text:span text:style-name="T633">Každé v</text:span>ážné zranění, ať už fyzické či duševní, se zapisuje zvlášť. <text:span text:style-name="T631">N</text:span>apříklad:</text:p>
      <text:list xml:id="list2014101276" text:style-name="L104">
        <text:list-item>
          <text:p text:style-name="P565"><text:span text:style-name="T630">h</text:span>luboká sečná rána na levé paži</text:p>
        </text:list-item>
        <text:list-item>
          <text:p text:style-name="P565"><text:span text:style-name="T630">h</text:span>alucinace</text:p>
        </text:list-item>
      </text:list>
      <text:p text:style-name="P331">Každé vážné zranění tě <text:span text:style-name="T633">také</text:span> nějak omezuje:</text:p>
      <text:list xml:id="list2051633796" text:style-name="L105">
        <text:list-item>
          <text:p text:style-name="P771">Zraněnou končetinu nemůžeš pořádně používat.</text:p>
          <text:list>
            <text:list-item>
              <text:p text:style-name="P771">Když máš zraněnou ruku, nemůžeš s ní bojovat, jen s obtížemi budeš někam šplhat a podobně.</text:p>
            </text:list-item>
            <text:list-item>
              <text:p text:style-name="P771">Když máš zraněnou nohu, nemůžeš běhat, skákat a bude se ti hůř bojovat: V boji si počítáš nevýhodu (-1).</text:p>
            </text:list-item>
          </text:list>
        </text:list-item>
        <text:list-item>
          <text:p text:style-name="P771">Vážné zranění těla nebo hlavy tě omezuje prakticky ve všem, co děláš. V boji si počítáš nevýhodu (-1).</text:p>
        </text:list-item>
        <text:list-item>
          <text:p text:style-name="P772"><text:span text:style-name="T634">Vážným</text:span> duševní<text:span text:style-name="T694">m</text:span> zranění<text:span text:style-name="T694">m</text:span> <text:span text:style-name="T634">mohou být</text:span> například halucinace, ztrát<text:span text:style-name="T634">a</text:span> paměti a podobně.</text:p>
          <text:list>
            <text:list-item>
              <text:p text:style-name="P773">Ne všechna vážná duševní zranění dávají nevýhodu, ale mohou, pokud to dává smysl.</text:p>
              <text:list>
                <text:list-item>
                  <text:p text:style-name="P773">Halucinace například boj určitě <text:span text:style-name="T696">komplikují</text:span>, takže <text:span text:style-name="T695">za ně</text:span> budeš mít nevýhodu (-1).</text:p>
                </text:list-item>
                <text:list-item>
                  <text:p text:style-name="P773">Ztráta paměti tě <text:span text:style-name="T635">nejspíš </text:span>v boji <text:span text:style-name="T635">moc omezovat nebude</text:span>, můžeš ale mít problém poznat, kdo je přítel a nepřítel.</text:p>
                </text:list-item>
              </text:list>
            </text:list-item>
          </text:list>
        </text:list-item>
      </text:list>
      <text:p text:style-name="P157"><text:soft-page-break/>To, že jsi <text:span text:style-name="T698">vážně</text:span> zraněný, neznamená, že nemůžeš nic dělat. Znamená to jen, že to nepůjde tak jednoduše. Když budete například někam šplhat, mohou ti ostatní pomoci, nebo tě <text:span text:style-name="T422">třeba</text:span> vytáhnout na laně.</text:p>
      <text:h text:style-name="P421" text:outline-level="3"><text:bookmark-start text:name="__RefHeading___Toc3092_3000536483"/>Okamžitá smrt<text:bookmark-end text:name="__RefHeading___Toc3092_3000536483"/></text:h>
      <text:p text:style-name="P155">Když jsi jednou ranou zraněn za víc, než je tvoje plná kondice, na místě umíráš. Platí to i pro duševní zranění.</text:p>
      <text:h text:style-name="P422" text:outline-level="3">Pomalá smrt</text:h>
      <text:p text:style-name="P159">Kdykoliv <text:span text:style-name="T391">tvoje kondice klesne na nulu nebo méně</text:span>, hrozí ti smrt.</text:p>
      <text:list xml:id="list1253438727" text:style-name="L106">
        <text:list-item>
          <text:p text:style-name="P774">Pokud se ti do několika minut nevrátí kondice nad nulu, umíráš.</text:p>
        </text:list-item>
      </text:list>
      <text:p text:style-name="P160">Kondice se obnovuje ošetřením, léčivými kouzly a lektvary a podobně, viz kapitola <text:span text:style-name="T349">Léčení</text:span>. Když nejsi v <text:span text:style-name="T177">bezvědomí</text:span> (tedy když nemáš kondici v záporu více, než je tvoje Síla), tak se můžeš léčit sám, jinak ti musí někdo pomoct.</text:p>
      <text:h text:style-name="Heading_20_3" text:outline-level="3"><text:span text:style-name="T111">P</text:span><text:span text:style-name="T17">řidané zranění</text:span></text:h>
      <text:p text:style-name="P133"><text:span text:style-name="T17">Některá kouzla nebo magické předměty přidávají k útoku další zranění, například </text:span><text:span text:style-name="T622">bleskem</text:span><text:span text:style-name="T17"> za </text:span><text:span text:style-name="T121">3</text:span><text:span text:style-name="T17">kz </text:span><text:span text:style-name="T119">(tedy </text:span><text:span text:style-name="T121">tři</text:span><text:span text:style-name="T119"> </text:span><text:span text:style-name="T35">kostky zranění</text:span><text:span text:style-name="T119">)</text:span><text:span text:style-name="T17">.</text:span></text:p>
      <text:list xml:id="list564464439" text:style-name="L107">
        <text:list-item>
          <text:p text:style-name="P528">Přidané zranění se přičítá pouze v případě zásahu, stejně jako obyčejné zranění.</text:p>
        </text:list-item>
        <text:list-item>
          <text:p text:style-name="P529">Od každé složky zranění s<text:span text:style-name="T697">i zasažený</text:span> odečte <text:span text:style-name="T697">Z</text:span>broj<text:span text:style-name="T666"> proti příslušnému druhu zranění</text:span>.</text:p>
        </text:list-item>
        <text:list-item>
          <text:p text:style-name="P775"><text:soft-page-break/><text:span text:style-name="T17">Každ</text:span><text:span text:style-name="T112">á složka</text:span><text:span text:style-name="T17"> se zvlášť porovná se Silou (pokud je to </text:span><text:span text:style-name="T24">fyzické zranění</text:span><text:span text:style-name="T17">) nebo Duší </text:span><text:span text:style-name="T120">(pokud je to </text:span><text:span text:style-name="T36">duševní zranění</text:span><text:span text:style-name="T120">)</text:span><text:span text:style-name="T17"> cíle, jestli jde o vážné zranění. Rána s přidaným zraněním tedy může způsobit více vážných zranění.</text:span></text:p>
        </text:list-item>
        <text:list-item>
          <text:p text:style-name="P530">Každá složka se také zvlášť porovná s plnou kondicí cíle, jestli jde o <text:span text:style-name="T667">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3">bleskem</text:span><text:span text:style-name="T17"> za 3kz. Socha je z kamene a je tedy těžké ji poškodit – má Zbroj 3. Je ovšem náchylná na drtivá zranění </text:span><text:span text:style-name="T145">a</text:span><text:span text:style-name="T17"> proti Gorondarovu kladivu má Zbroj pouze 1.<text:line-break/><text:tab/>Gorondar ji přehodil o 3. Kladivo má zranění 2, celkem </text:span><text:span text:style-name="T121">tedy</text:span><text:span text:style-name="T17"> 5. </text:span><text:span text:style-name="T146">S</text:span><text:span text:style-name="T17">ocha </text:span><text:span text:style-name="T146">si</text:span><text:span text:style-name="T17"> odečte </text:span><text:span text:style-name="T14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3">bleskem</text:span><text:span text:style-name="T17"> 2. Od toho si socha odečte svou zbroj proti </text:span><text:span text:style-name="T623">blesk</text:span><text:span text:style-name="T622">u</text:span><text:span text:style-name="T17">, což je 3. Přidaným zraněním tedy není vůbec poškozena. </text:span><text:span text:style-name="T122">Kdyby zraněna byla, tak by si toto číslo opět porovnala se svou Silou, jestli nejde o vážné zranění nebo smrt jednou ranou.</text:span></text:p>
      <text:h text:style-name="Heading_20_3" text:outline-level="3">Nesmrtící útok</text:h>
      <text:p text:style-name="P71">Když <text:span text:style-name="T450">chceš</text:span> protivníka <text:span text:style-name="T450">dostat živého, můžeš záměrně cílit na na místa, kde ho rána vyřadí, ale nezabije.</text:span></text:p>
      <text:list xml:id="list1887971379" text:style-name="L108">
        <text:list-item>
          <text:p text:style-name="P776">Při nesmrtícím útoku si počítáš nevýhodu (-1). Tvůj zásah stále může způsobit <text:span text:style-name="T177">vážné zranění</text:span>, ale nikoliv <text:span text:style-name="T177">okamžitou smrt</text:span>.</text:p>
        </text:list-item>
      </text:list>
      <text:h text:style-name="Heading_20_3" text:outline-level="3">Omračující zbra<text:span text:style-name="T451">ně a kouzla</text:span></text:h>
      <text:p text:style-name="P70">Některé zbraně, jako třeba obušek, a některá kouzla, nemohou způsobit <text:span text:style-name="T177">vážné zranění</text:span> ani <text:span text:style-name="T177">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23" text:outline-level="3"><text:bookmark-start text:name="__RefHeading___Toc3094_3000536483"/>Ošetření zranění<text:bookmark-end text:name="__RefHeading___Toc3094_3000536483"/></text:h>
      <text:p text:style-name="P162">Ošetření zranění trvá několik minut.</text:p>
      <text:list xml:id="list1244216179" text:style-name="L109">
        <text:list-item>
          <text:p text:style-name="P777">Ošetření vrátí 1 bod kondice, s léčitelskými potřebami 2.</text:p>
        </text:list-item>
        <text:list-item>
          <text:p text:style-name="P778">Ošetřit je možná libovolná zranění ať už byla způsobena duševním útokem, fyzickým útokem nebo jakkoliv jinak.</text:p>
        </text:list-item>
      </text:list>
      <text:p text:style-name="P162"><text:span text:style-name="T699">Každou sadu zranění je možné ošetřit jen jednou</text:span>.</text:p>
      <text:h text:style-name="Heading_20_3" text:outline-level="3">Ošetření otr<text:span text:style-name="T626">avy</text:span></text:h>
      <text:p text:style-name="P122">Pokud otráveného ošetříš <text:span text:style-name="T700">v průběhu</text:span> <text:span text:style-name="T177">latence</text:span>, snížíš tím zranění, které mu jed následně způsobí, <text:span text:style-name="T455">čímž mu můžeš zachránit život:</text:span></text:p>
      <text:list xml:id="list3758822167" text:style-name="L110">
        <text:list-item>
          <text:p text:style-name="P779"><text:span text:style-name="T700">Okamžitá smrt nastane pouze pokud zranění způsobené jedem</text:span><text:span text:style-name="T528"> </text:span><text:span text:style-name="T529">po odečtení kondice vyléčené ošetřením </text:span><text:span text:style-name="T627">přesáhne jeho Plnou kondici.</text:span></text:p>
        </text:list-item>
      </text:list>
      <text:h text:style-name="Heading_20_3" text:outline-level="3"><text:bookmark-start text:name="__RefHeading___Toc2693_920690617"/>Léčení zranění<text:bookmark-end text:name="__RefHeading___Toc2693_920690617"/></text:h>
      <text:p text:style-name="P163">Lehká zranění, vyjádřená ztrátou kondice, <text:span text:style-name="T703">ať už byla způsobena fyzickým útokem, duševním útokem či jakkoliv jinak</text:span>, se léčí rychle:</text:p>
      <text:list xml:id="list2436455540" text:style-name="L111">
        <text:list-item>
          <text:p text:style-name="P780">Po <text:span text:style-name="T702">celonočním</text:span> <text:span text:style-name="T701">spánku</text:span> se ti <text:span text:style-name="T703">obnoví</text:span> kondice na maximum.</text:p>
        </text:list-item>
      </text:list>
      <text:p text:style-name="P156"><text:span text:style-name="T390">Vážná zranění (a s nimi spojené nevýhody a omezení) se přirozenou cestou l</text:span>éčí týdny až měsíce a je na to obvykle potřeba péče léčitele a klid na lůžku.</text:p>
      <text:list xml:id="list3228708126" text:style-name="L112">
        <text:list-item>
          <text:p text:style-name="P781">Obvykle se všechna vážná zranění vyléčí v pauze mezi dobrodružstvími.</text:p>
        </text:list-item>
      </text:list>
      <text:h text:style-name="P442" text:outline-level="1"><text:bookmark-start text:name="__RefHeading___Toc13249_3822832400"/>Úrov<text:span text:style-name="T704">eň</text:span><text:bookmark-end text:name="__RefHeading___Toc13249_3822832400"/></text:h>
      <text:p text:style-name="P168">V dávných ruinách jsou ukryté krystaly nabité <text:span text:style-name="T330">prastarou</text:span> mocí a věděním. <text:span text:style-name="T330">Každý takový krystal, jehož se dotkneš, tě trochu posílí – za každý získáš jeden bod moci. V jednom podzemí jich může být víc – vždy vycítíš, jestli někde poblíž ještě zbývá nějaký, kterého ses zatím nedotknul.</text:span></text:p>
      <text:list xml:id="list3878551543" text:style-name="L113">
        <text:list-item>
          <text:p text:style-name="P782">Pokaždé, když nasbíráš počet bodů <text:span text:style-name="T479">moci</text:span> rovný tvé stávající úrovni, postoupíš na další úroveň.</text:p>
          <text:list>
            <text:list-header>
              <text:p text:style-name="P455"><text:span text:style-name="T177">Příklad:</text:span> Přestup z první úrovně na druhou stojí jeden bod <text:span text:style-name="T479">moci</text:span>, ze druhé na třetí další dva body, atd.</text:p>
            </text:list-header>
          </text:list>
        </text:list-item>
        <text:list-item>
          <text:p text:style-name="P782">Přestup nastane okamžitě, jakmile <text:span text:style-name="T386">získáš poslední potřebný bod moci</text:span>.</text:p>
        </text:list-item>
      </text:list>
      <text:h text:style-name="P397" text:outline-level="2"><text:bookmark-start text:name="__RefHeading___Toc1639_1936223890"/>P<text:span text:style-name="T449">o</text:span>stup na vyšší úroveň<text:bookmark-end text:name="__RefHeading___Toc1639_1936223890"/></text:h>
      <text:p text:style-name="P167">Při přestupu na novou úroveň:</text:p>
      <text:list xml:id="list683087443" text:style-name="L114">
        <text:list-item>
          <text:p text:style-name="P784">Zvyš <text:span text:style-name="T711">si</text:span> jedn<text:span text:style-name="T481">u</text:span> <text:span text:style-name="T481">vlastnost</text:span> o jedna.</text:p>
          <text:list>
            <text:list-item>
              <text:p text:style-name="P783"><text:span text:style-name="T66">Rozdíl mezi nejvyšší a nejnižší </text:span><text:span text:style-name="T70">vlastností</text:span><text:span text:style-name="T66"> může být maximálně </text:span><text:span text:style-name="T68">3.</text:span></text:p>
            </text:list-item>
            <text:list-item>
              <text:p text:style-name="P783"><text:span text:style-name="T57">Z</text:span><text:span text:style-name="T59">výšení Síly zároveň zvýší tvůj aktuální i maximální počet životů o </text:span><text:span text:style-name="T66">1</text:span><text:span text:style-name="T59">.</text:span></text:p>
            </text:list-item>
            <text:list-item>
              <text:p text:style-name="P783"><text:span text:style-name="T58">N</text:span><text:span text:style-name="T67">ezapomeň si také přepočítat </text:span><text:span text:style-name="T69">bojová</text:span><text:span text:style-name="T67"> čísla, do kterých se t</text:span><text:span text:style-name="T71">ato vla</text:span><text:span text:style-name="T148">s</text:span><text:span text:style-name="T71">tnost</text:span><text:span text:style-name="T67"> počítá.</text:span></text:p>
            </text:list-item>
          </text:list>
        </text:list-item>
        <text:list-item>
          <text:p text:style-name="P783"><text:span text:style-name="T149">Zvyš si o</text:span><text:span text:style-name="T147"> 1 počet magických předmětů, které můžeš mít současně připoutané.</text:span></text:p>
        </text:list-item>
      </text:list>
      <text:h text:style-name="P443" text:outline-level="1"><text:bookmark-start text:name="__RefHeading___Toc3098_3000536483"/>Vedení hry<text:bookmark-end text:name="__RefHeading___Toc3098_3000536483"/></text:h>
      <text:p text:style-name="P178">Pokud <text:span text:style-name="T716">budeš hrát poprvé</text:span> a nebudeš Pán jeskyně, tuhle kapitolu nečti. Připravil by ses tím o radost z objevování.</text:p>
      <text:h text:style-name="P398" text:outline-level="2"><text:bookmark-start text:name="__RefHeading___Toc13251_3822832400"/><text:span text:style-name="T776">Obecné r</text:span>ady<text:bookmark-end text:name="__RefHeading___Toc13251_3822832400"/></text:h>
      <text:h text:style-name="P424" text:outline-level="3">Buď fér</text:h>
      <text:p text:style-name="P42">Nikomu nenadržuj, nedělej hráčům naschvály. Nepodváděj, a to ani když to myslíš dobře a chceš hráčům pomoct.</text:p>
      <text:h text:style-name="P424" text:outline-level="3">Hraj otevřeně</text:h>
      <text:p text:style-name="P42">Kostky házej <text:span text:style-name="T556">tak</text:span>, aby na ně hráči dobře viděli. <text:span text:style-name="T561">Počítej nahlas všechny výhody a nevýhody, a to jak postavám, tak jejich protivníkům.</text:span></text:p>
      <text:list xml:id="list3266370238" text:style-name="L115">
        <text:list-item>
          <text:p text:style-name="P785">Když někomu umře postava, ukaž mu pak kartu nestvůry nebo hodnoty pasti, která ho zabila a projděte spolu, že jsi zranění spočítal správně.</text:p>
          <text:list>
            <text:list-item>
              <text:p text:style-name="P785">Podzemí je nebezpečné a smrtící, ale hráči by měli vždycky vědět, že ty hraješ fér.</text:p>
            </text:list-item>
          </text:list>
        </text:list-item>
      </text:list>
      <text:h text:style-name="P425" text:outline-level="3">Když někdo udělá chybu</text:h>
      <text:p text:style-name="P183">Když uděláš chybu ty, řekni to nahlas a omluv se za to. Když udělá chybu jiný hráč, <text:span text:style-name="T555">tak mu to řekni, ale</text:span> nevyčítej mu to. V každém případě si o tom promluvte a domluvte se, jak náprava chyby změní situaci ve hře.</text:p>
      <text:h text:style-name="P424" text:outline-level="3"><text:soft-page-break/>Pomáhej hráčům, <text:span text:style-name="T384">ale ne postavám</text:span></text:h>
      <text:p text:style-name="P18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24" text:outline-level="3">Neraď hráčům, co mají <text:span text:style-name="T385">dělat</text:span> jejich postavy</text:h>
      <text:p text:style-name="Text_20_body">Když se hráči zaseknou:</text:p>
      <text:list xml:id="list1823044571" text:style-name="L116">
        <text:list-item>
          <text:p text:style-name="P786">Můžeš zopakovat věci, které postavy vidí nebo <text:span text:style-name="T780">vědí</text:span>.</text:p>
          <text:list>
            <text:list-item>
              <text:p text:style-name="P566">„Nahoře byly dřevěné trámy.“</text:p>
            </text:list-item>
          </text:list>
        </text:list-item>
        <text:list-item>
          <text:p text:style-name="P787">Můžeš připomenout, co postavy dokáží:</text:p>
          <text:list>
            <text:list-item>
              <text:p text:style-name="P567">„Jsi tesař, určitě dokážeš vyrobit žebřík.“</text:p>
            </text:list-item>
          </text:list>
        </text:list-item>
        <text:list-item>
          <text:p text:style-name="P495">Můžeš také nápady hráčů rozvádět a upřesňovat:</text:p>
          <text:list>
            <text:list-item>
              <text:p text:style-name="P568">„<text:span text:style-name="T781">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7">„</text:span><text:span text:style-name="T233">P</text:span><text:span text:style-name="T177">ostav žebřík, jsi přece tesař“</text:span>, <text:span text:style-name="T78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99" text:outline-level="2"><text:bookmark-start text:name="__RefHeading___Toc13253_3822832400"/>Situační rozhodnutí<text:bookmark-end text:name="__RefHeading___Toc13253_3822832400"/></text:h>
      <text:p text:style-name="P193">/*</text:p>
      <text:p text:style-name="P193"><text:soft-page-break/>TODO: Tenhle text se mi nelíbí (ale nemám teď sílu napsat to líp). <text:span text:style-name="T802">Asi bych úplně vyhodil, co pravidla řeší a neřeší.</text:span></text:p>
      <text:list xml:id="list1400885712" text:style-name="L117">
        <text:list-item>
          <text:p text:style-name="P788">Prostě se domluv s hráči a rozhodni, situaci od situace.</text:p>
        </text:list-item>
        <text:list-item>
          <text:p text:style-name="P788">Nevymýšlej nová pravidla, <text:span text:style-name="T803">interpretuj ta stávající.</text:span></text:p>
        </text:list-item>
      </text:list>
      <text:p text:style-name="P194">*/</text:p>
      <text:p text:style-name="P192">Pravidla jsou jako zákony: <text:span text:style-name="T779">Je dobré se jimi řídit, aby hra byla férová a zábavná pro všechny</text:span>. <text:span text:style-name="T77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244862977" text:style-name="L118">
        <text:list-item>
          <text:p text:style-name="P789">Snaž se hráčům vycházet vstříc. <text:span text:style-name="T782">Když si nejsi absolutně jistý, že to, co hráč navrhuje, nemůže fungovat, kývni, že to fungovat bude.</text:span></text:p>
        </text:list-item>
        <text:list-item>
          <text:p text:style-name="P790">I když si jistý jsi, ale všichni ostatní hráči se shodnou na opaku, je lepší dát na ně.</text:p>
          <text:list>
            <text:list-item>
              <text:p text:style-name="P791">Mysli na to, že hrajete ve vymyšleném světě. Mnohem důležitější, než aby fungoval naprosto realisticky, je, aby hráče hra bavila.</text:p>
            </text:list-item>
          </text:list>
        </text:list-item>
      </text:list>
      <text:p text:style-name="P185">TODO: Nevytvářej nová pravidla. Vyber nějaké z existujících, nebo o výsledku rovnou rozhodni.</text:p>
      <text:h text:style-name="Heading_20_3" text:outline-level="3"><text:soft-page-break/>Po<text:span text:style-name="T771">čítání</text:span> vlastností</text:h>
      <text:p text:style-name="P170"><text:span text:style-name="T768">J</text:span>ak<text:span text:style-name="T691">á</text:span> se kd<text:span text:style-name="T691">y</text:span> počítá <text:span text:style-name="T691">vlastnost, není tesané do kamene</text:span>. <text:span text:style-name="T766">Ba právě naopak: Je tvým úkolem zohledňovat konkrétní situaci ve vaší hře.</text:span> Ber při tom v úvahu názor hráčů a to, jak akci popíšou: Když například někdo kličkuje mezi překážkami, může si určitě na <text:span text:style-name="T177">útěk</text:span> z boje hodit Finesou, přestože běh je normálně od Síly.</text:p>
      <text:list xml:id="list2249981606" text:style-name="L119">
        <text:list-item>
          <text:p text:style-name="P792"><text:span text:style-name="T354">Určitě ale neměň, čím se hází na</text:span><text:span text:style-name="T765"> </text:span><text:span text:style-name="T231">útok</text:span><text:span text:style-name="T299"> </text:span><text:span text:style-name="T300">(ať už kouzlem, zbraní nebo čímkoliv jiným)</text:span><text:span text:style-name="T299">,</text:span><text:span text:style-name="T765"> protože to může nabourat rovnováhu hry.</text:span></text:p>
          <text:list>
            <text:list-item>
              <text:p text:style-name="P793">Mohlo by se třeba stát, že všichni hráči budou maxovat Sílu, protože se nic jiného nevyplatí.</text:p>
            </text:list-item>
          </text:list>
        </text:list-item>
      </text:list>
      <text:p text:style-name="P186">Když ale nejde o útok, tak se neboj hráčům povolit cokoliv, co dává smysl.</text:p>
      <text:h text:style-name="Heading_20_3" text:outline-level="3">Přidělování výhod a nevýhod</text:h>
      <text:p text:style-name="P171">Co se kdy počítá za výhody a nevýhody, <text:span text:style-name="T76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528421035" text:style-name="L120">
        <text:list-item>
          <text:p text:style-name="P794">Když se hráč rozhoduje, co by mohl udělat, <text:span text:style-name="T770">můžeš</text:span> mu <text:span text:style-name="T770">připomenout</text:span>, jaké má jeho postava možnosti:</text:p>
          <text:list>
            <text:list-item>
              <text:p text:style-name="P569">„V místnosti jsou sloupy, za které by se šlo schovat.“</text:p>
            </text:list-item>
          </text:list>
        </text:list-item>
      </text:list>
      <text:h text:style-name="P426" text:outline-level="3">Kreativní použití kouzel</text:h>
      <text:p text:style-name="P65">TODO</text:p>
      <text:p text:style-name="P65"><text:soft-page-break/>/* Možná to spíš hodit do části pro hráče. Smyslem je, abych nemusel všechna možná použití vypisovat na karty kouzel. */</text:p>
      <text:p text:style-name="P65">Kouzlem <text:span text:style-name="T177">Vzplanutí</text:span> je například možné něco zapálit, kouzlem <text:span text:style-name="T177">Telekinetický úder</text:span> může hráč někomu v něčem zabránit, srazit jej na zem, shodit někomu na hlavu knihy z police, atd.</text:p>
      <text:h text:style-name="P400" text:outline-level="2"><text:bookmark-start text:name="__RefHeading___Toc13255_3822832400"/>Magie<text:bookmark-end text:name="__RefHeading___Toc13255_3822832400"/></text:h>
      <text:p text:style-name="P73"><text:span text:style-name="T371">K</text:span>dysi bývala <text:span text:style-name="T371">magie</text:span> běžná, <text:span text:style-name="T37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4">Karty se rámečkem s drobounkými stříbrnými runami představují magické předměty a kouzla. Když některá z postav holou rukou dotkne libovolného z těchto předmětů, ucítí jemné brnění.</text:p>
      <text:list xml:id="list4263702451" text:style-name="L121">
        <text:list-item>
          <text:p text:style-name="P795">Až se to poprvé stane, nezapomeň to hráčům popsat.</text:p>
        </text:list-item>
        <text:list-item>
          <text:p text:style-name="P796">Postavy takto poznají, jestli je libovolný předmět magický, musí se jej ale na to dotknout.</text:p>
        </text:list-item>
      </text:list>
      <text:p text:style-name="P75"><text:span text:style-name="T463">Předmět se následně pokusí s postavou</text:span> „sladit“. <text:span text:style-name="T470">Ta to může odmítnout, v tom případě se nic nestane. Když tomu nechá volný průběh, brnění se změní v příjemný, hřejivý pocit. Od té chvíle má postava předmět </text:span><text:span text:style-name="T194">připoutaný</text:span><text:span text:style-name="T470">.</text:span></text:p>
      <text:list xml:id="list2748272705" text:style-name="L122">
        <text:list-item>
          <text:p text:style-name="P797"><text:span text:style-name="T463">Připoutání předmětu zabere jedno kolo </text:span><text:span text:style-name="T193">soustředění</text:span><text:span text:style-name="T464">.</text:span></text:p>
        </text:list-item>
        <text:list-item>
          <text:p text:style-name="P798"><text:span text:style-name="T465">Na odpoutání stačí pomyslet (nestojí to akci)</text:span>.</text:p>
        </text:list-item>
      </text:list>
      <text:p text:style-name="P75">Některé předměty není možné připoutat. <text:span text:style-name="T471">Při dotyku se s postavou nepokusí sladit</text:span>.</text:p>
      <text:list xml:id="list3786847091" text:style-name="L123">
        <text:list-item>
          <text:p text:style-name="P799"><text:soft-page-break/>Není možné připoutat předmět, který má již připoutaný někdo jiný.</text:p>
        </text:list-item>
        <text:list-item>
          <text:p text:style-name="P799">Připoutat také nejdou různé <text:span text:style-name="T466">magické</text:span> pasti, <text:span text:style-name="T466">očarované</text:span> truhly a podobně, které jsou „pořád aktivní“.</text:p>
        </text:list-item>
      </text:list>
      <text:p text:style-name="P79">Předměty přestanou být připoutané, když postava umře. <text:span text:style-name="T705">Spánek ani bezvědomí ale připoutání nezruší.</text:span></text:p>
      <text:h text:style-name="Heading_20_3" text:outline-level="3">Jak postava pozná, co předmět dělá?</text:h>
      <text:p text:style-name="P76">Když si postava připoutá nějaký magický předmět <text:span text:style-name="T467">(včetně lektvarů a svitků s kouzly)</text:span>, tak tím také zjistí, jak se používá a co dělá. Můžeš tedy rovnou dát hráči <text:span text:style-name="T468">příslušnou</text:span> kartu <text:span text:style-name="T468">a pokud je to kouzlo, tak mu také vysvětlit, jak se sesílá (viz následující odstavec)</text:span>.</text:p>
      <text:list xml:id="list3784633924" text:style-name="L124">
        <text:list-item>
          <text:p text:style-name="P800">Některé magické předměty <text:span text:style-name="T715">skrývají, co umí</text:span>, případně <text:span text:style-name="T469">o sobě</text:span> neprozradí úplně všechno. <text:span text:style-name="T469">Co dělají a jak se používají, musí postavy zjistit jinak – například si to přečíst v nějaké staré knize.</text:span></text:p>
          <text:list>
            <text:list-item>
              <text:p text:style-name="P801"><text:span text:style-name="T472">Na kartě je pak napsáno například: </text:span><text:span text:style-name="T195">Magický předmět neznámé funkce</text:span><text:span text:style-name="T177">.</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0"><text:span text:style-name="T462">Aby mohla postava seslat kouzlo, musí si nejprve připoutat svitek, na kterém je napsané. Na to se jej musí dotknout a strávit jedno kolo </text:span><text:span text:style-name="T192">soustředěním</text:span><text:span text:style-name="T301"> </text:span><text:span text:style-name="T302">(stejně jako když připoutává jakýkoliv jiný magický předmět)</text:span><text:span text:style-name="T301">.</text:span></text:p>
      <text:list xml:id="list1175043016" text:style-name="L125">
        <text:list-item>
          <text:p text:style-name="P496"><text:soft-page-break/>Svitky s kouzly a rituály jsou magické předměty počítají se tedy do počtu předmětů, které může mít postava současně připoutané.</text:p>
        </text:list-item>
      </text:list>
      <text:p text:style-name="P180"><text:span text:style-name="T46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774">, která je uvedená na kartě s kouzlem.<text:line-break/><text:tab/>Formuli ovšem nemusí vyslovit hned. Kouzlo tedy může mít připravené a kdykoliv později jej seslat vyslovením zaklínací formule, což vyžaduje jen jedno kolo </text:span><text:span text:style-name="T192">soustředění</text:span><text:span text:style-name="T462">.</text:span></text:p>
      <text:list xml:id="list1108613411" text:style-name="L126">
        <text:list-item>
          <text:p text:style-name="P802">Při vyslovení zaklínací formule <text:span text:style-name="T772">postava</text:span> nemusí svitek držet, dokonce jej ani nemusí mít u sebe (při připoutávání a čtení kouzla samozřejmě ano).</text:p>
        </text:list-item>
        <text:list-item>
          <text:p text:style-name="P804">Když si postava svitek odpoutá a znovu připoutá, kouzlo přestane být připravené. Před použitím ho musí znovu celé přečíst.</text:p>
        </text:list-item>
      </text:list>
      <text:p text:style-name="P172">Když chce <text:span text:style-name="T773">postava</text:span> kouzlo seslat znovu, musí opět přečíst celý text svitku.</text:p>
      <text:list xml:id="list649286656" text:style-name="L127">
        <text:list-item>
          <text:p text:style-name="P803">Od druhé úrovně si postavy mohou připoutat víc magických předmětů současně, takže mohou mít připravených víc kouzel a každé z nich seslat v jednom kole.</text:p>
        </text:list-item>
      </text:list>
      <text:p text:style-name="P179">Rituály sesílací formuli nemají, nejdou tedy připravit a dokončit později. Účinkují vždy hned po dokončení sesílání.</text:p>
      <text:h text:style-name="Heading_20_4" text:outline-level="4">Sesílání kouzel z hůlek</text:h>
      <text:p text:style-name="P181">Hůlky, magické prsteny a podobně mohou také umožňovat sesílat kouzla. Na rozdíl od svitků na nich ale není kouzlo celé napsané, je tam jen <text:span text:style-name="T177">sesílací formule</text:span>. Stejně jako u svitků si ale postava předmět musí nejdříve připoutat.</text:p>
      <text:list xml:id="list472352526" text:style-name="L128">
        <text:list-item>
          <text:p text:style-name="P805"><text:soft-page-break/>Kouzla z hůlek, prstenů a podobných předmětů není třeba připravovat. Sesílají se rovnou vyslovením <text:span text:style-name="T177">sesílací formule</text:span>.</text:p>
        </text:list-item>
        <text:list-item>
          <text:p text:style-name="P805">Jsou vždy ale o poznání slabší než kouzla na svitcích.</text:p>
        </text:list-item>
      </text:list>
      <text:h text:style-name="Heading_20_4" text:outline-level="4">Sesílání kouzel z holí</text:h>
      <text:p text:style-name="P182">Některé kouzelné hole, případně jiné <text:span text:style-name="T775">podobné</text:span> předměty, umožňují bez přípravy sesílat kouzla v plné síle. Mají vždy v sobě vsazené drahokamy zářící vnitřním světlem. Po každém seslání kouzla (vyslovením <text:span text:style-name="T177">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4">á</text:span> z postav, neznamená to pro jejího hráče konec hry. <text:span text:style-name="T398">Na začátku jsme si řekli, že postavy cítí, že s nimi není něco v pořádku. Jeden z projevů je, že:</text:span></text:p>
      <text:list xml:id="list115979443" text:style-name="L129">
        <text:list-item>
          <text:p text:style-name="P806">Když umře hráčská postava, někde poblíž se někdo jiný ráno probudí s tím, že má kromě svých vzpomínek ještě vzpomínky <text:span text:style-name="T408">cizí</text:span>.</text:p>
          <text:list>
            <text:list-item>
              <text:p text:style-name="P811"><text:span text:style-name="T783">Dobrodružství s tím obvykle počítají</text:span>. <text:span text:style-name="T783">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812"><text:span text:style-name="T411">Dokud někdo poprvé neumře, tak o</text:span> tom, že se po smrti jejich vzpomínky přenesou na někoho jiného, postavy nevědí. Situaci, kdy <text:span text:style-name="T406">k nim poprvé</text:span> přijde někdo <text:span text:style-name="T406">cizí</text:span> a bude tvrdit, že se přece znají, určitě odehrajte, může to být docela zábavné. Když později umře někdo další, tak už <text:span text:style-name="T403">ale</text:span> asi všichni budou tušit, co to obnáší, takže <text:span text:style-name="T407">znovu</text:span> už to detailně odehrávat nemusíte.</text:p>
        </text:list-item>
      </text:list>
      <text:p text:style-name="P44"><text:soft-page-break/>Herně to <text:span text:style-name="T409">znamená</text:span>, že si hráč vytvoří novou postavu, <text:span text:style-name="T412">ale nebude muset hrát, že si nepamatuje nic z toho, co zažily ty předchozí</text:span>.</text:p>
      <text:list xml:id="list1301271245" text:style-name="L130">
        <text:list-item>
          <text:p text:style-name="P807"><text:span text:style-name="T416">Tvorba nové probíhá</text:span> stejně jako na začátku hry.</text:p>
        </text:list-item>
        <text:list-item>
          <text:p text:style-name="P808"><text:span text:style-name="T417">Nová postava by měla mít jiné povolání</text:span> než <text:span text:style-name="T399">ta</text:span> zesnulá.</text:p>
          <text:list>
            <text:list-item>
              <text:p text:style-name="P809">Důvodem je, aby <text:span text:style-name="T39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810">Nová postava <text:span text:style-name="T396">má</text:span> stejnou úroveň a získané zkušenosti <text:span text:style-name="T400">jako ta zesnulá</text:span>.</text:p>
          <text:list>
            <text:list-item>
              <text:p text:style-name="P810">Hráč si tedy <text:span text:style-name="T397">příslušně </text:span>zvýší <text:span text:style-name="T482">vlastnosti (stejně jako když úrovně získával poprvé, jen to udělá všechno najednou)</text:span> <text:span text:style-name="T397">a</text:span> spočítá <text:span text:style-name="T397">si z nich</text:span> kondici a bojová čísla.</text:p>
            </text:list-item>
          </text:list>
        </text:list-item>
        <text:list-item>
          <text:p text:style-name="P807">Nová postava si pamatuje všechno, co zažily všechny předchozí, až do okamžiku smrti <text:span text:style-name="T401">té poslední</text:span>.</text:p>
          <text:list>
            <text:list-item>
              <text:p text:style-name="P807">Pokud tedy například <text:span text:style-name="T410">předchozí postavu</text:span> někdo zastřelil zezadu, <text:span text:style-name="T402">ta nová</text:span> nebude vědět, kdo to byl.</text:p>
            </text:list-item>
            <text:list-item>
              <text:p text:style-name="P813"><text:span text:style-name="T418">Ví ale</text:span>, jaké měla <text:span text:style-name="T419">dřívější</text:span> postava vybavení, co bylo v části podzemí, kterou prozkoumala, s kým <text:span text:style-name="T413">tam</text:span> byla, a podobně.</text:p>
            </text:list-item>
          </text:list>
        </text:list-item>
        <text:list-item>
          <text:p text:style-name="P814">Výbava původní postavy zůstala tam, kde umřela. Co se s ní stane dál záleží na dalším průběhu hry.</text:p>
          <text:list>
            <text:list-item>
              <text:p text:style-name="P814"><text:span text:style-name="T405">Když</text:span> tedy například <text:span text:style-name="T405">zahynou</text:span> všechny hráčské postavy, ty nové budou mít jen startovní výbavu a pro věci svých předchůdců si budou muset dojít a případně si je vybojovat.</text:p>
            </text:list-item>
          </text:list>
        </text:list-item>
        <text:list-item>
          <text:p text:style-name="P815"><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815">Můžeš například říct, že nová postava byla zrovna na výpravě někde poblíž.</text:p>
            </text:list-item>
            <text:list-item>
              <text:p text:style-name="P815">Můžeš se na tom také dohodnout s ostatními hráči. Pokud už postavy vědí, co jejich smrt obnáší, mohou se například vrátit do nedalekého města nebo osady a tam se s <text:span text:style-name="T414">tou</text:span> novou potkat. Nebo si třeba mohou chtít odpočinout a vyléčit si zranění, <text:span text:style-name="T415">takže nová postava bude mít čas dorazit</text:span>.</text:p>
            </text:list-item>
            <text:list-item>
              <text:p text:style-name="P815">Když nic z toho nedává smysl, tak můžeš s hráčem nové postavy odehrát krátkou příhodu na cestě k ostatním.</text:p>
            </text:list-item>
          </text:list>
        </text:list-item>
      </text:list>
      <text:h text:style-name="P401" text:outline-level="2"><text:bookmark-start text:name="__RefHeading___Toc10377_38474947"/>Překonávání překážek<text:bookmark-end text:name="__RefHeading___Toc10377_38474947"/></text:h>
      <text:p text:style-name="P59">Na <text:span text:style-name="T426">překonávání překážek</text:span> se nehá<text:span text:style-name="T425">zí</text:span>. Cílem není dobře si hodit na kostce, ale vymyslet, jak si s <text:span text:style-name="T427">problémem</text:span> poradit.</text:p>
      <text:h text:style-name="Heading_20_4" text:outline-level="4">Přeskakování propasti</text:h>
      <text:p text:style-name="P6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545758540" text:style-name="L131">
        <text:list-item>
          <text:p text:style-name="P816">Je to dost daleko, ale zvládne to každý, kdo nemá vážné zranění a odloží veškerou zátěž.</text:p>
        </text:list-item>
      </text:list>
      <text:p text:style-name="P60"><text:span text:style-name="T428">Když se tě pak hráč zeptá </text:span><text:span text:style-name="T182">„Jak je to </text:span><text:span text:style-name="T183">ta díra široká</text:span><text:span text:style-name="T182">?“</text:span><text:span text:style-name="T263">, můžeš odpovědět třeba takhle:</text:span></text:p>
      <text:p text:style-name="P6"><text:soft-page-break/><text:tab/>„Asi to všichni zvládnete přeskočit, ale je to fakt docela daleko a není tu moc místa k roz<text:span text:style-name="T423">e</text:span>běhu. <text:span text:style-name="T424">Bude to dost natěsno.</text:span>“</text:p>
      <text:p text:style-name="P7"><text:span text:style-name="T264">Je možné, že si hráči nesprávně vyloží, co jsi tím popisem myslel. </text:span><text:span text:style-name="T260">Nikdy nepředpokládej, že chce postava dobrovolně skočit do propasti, vždycky hráči </text:span><text:span text:style-name="T262">jasně</text:span><text:span text:style-name="T260"> řekni, že se chce pokusit o něco nemožného, </text:span><text:span text:style-name="T265">respektive smrtelného</text:span><text:span text:style-name="T260">:</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3">Pro šplhání platí to samé, co pro přeskakování: Nehází se, ale mohou nastat problémy, které bude hráč muset nějak překonat:</text:p>
      <text:list xml:id="list3764729783" text:style-name="L132">
        <text:list-item>
          <text:p text:style-name="P817">Stěna je tak příkrá, že na ni bez pomůcek </text:p>
        </text:list-item>
      </text:list>
      <text:h text:style-name="Heading_20_3" text:outline-level="3">Může vůbec postava <text:span text:style-name="T429">spadnout</text:span>?</text:h>
      <text:p text:style-name="P164">Postava může <text:span text:style-name="T709">odněkud</text:span> spadnout jen v jednom z těchto případů:</text:p>
      <text:list xml:id="list3975222259" text:style-name="L133">
        <text:list-item>
          <text:p text:style-name="P818">J<text:span text:style-name="T708">d</text:span>e o past <text:span text:style-name="T710">a hráč neuspěje v hodu na obranu</text:span>.</text:p>
        </text:list-item>
        <text:list-item>
          <text:p text:style-name="P818">Někdo ji shodí <text:span text:style-name="T707">(viz akce </text:span><text:span text:style-name="T228">zatlačení</text:span><text:span text:style-name="T707">)</text:span>.</text:p>
        </text:list-item>
        <text:list-item>
          <text:p text:style-name="P818">Rozhodne se <text:span text:style-name="T706">tak</text:span> její hráč.</text:p>
        </text:list-item>
      </text:list>
      <text:h text:style-name="Heading_20_3" text:outline-level="3"><text:soft-page-break/><text:span text:style-name="T784">R</text:span>ozbilo se ti něco?</text:h>
      <text:p text:style-name="P61">Při různém skákání, <text:span text:style-name="T432">šplhání</text:span> a padání tě může svádět říct něco ve stylu:</text:p>
      <text:p text:style-name="P61"><text:tab/><text:span text:style-name="T177">„Rozbily se ti ty flakónky, co máš v batohu“.</text:span></text:p>
      <text:p text:style-name="P62">To bys ale dělat neměl. <text:span text:style-name="T430">Když to totiž řekneš takhle, tak hráči nedáš možnost pro něj nepříjemný výsledek jakkoliv ovlivnit a bude to znít, jako že jsi mu to způsobil ty.</text:span></text:p>
      <text:list xml:id="list3408858887" text:style-name="L134">
        <text:list-item>
          <text:p text:style-name="P819">Pokud tě napadne předem, že by se postavě mohlo něco rozbít, nabídni to hráči <text:span text:style-name="T785">jako cenu za bezpečné provedení akce</text:span>:</text:p>
          <text:list>
            <text:list-header>
              <text:p text:style-name="P570">„Když dole uděláš parakotoul, nic se ti nestane, ale asi to nepřežijou křehké věci, co máš v torně. Chceš to udělat?“</text:p>
            </text:list-header>
          </text:list>
        </text:list-item>
        <text:list-item>
          <text:p text:style-name="P820">Když tě to napadne až potom, co výsledek popíšeš, neoznamuj to jako hotovou věc, ale nech na hráči, ať si sám rozhodne, co (a jestli) se mu rozbilo:</text:p>
          <text:list>
            <text:list-header>
              <text:p text:style-name="P571">„<text:span text:style-name="T431">Hele, jak jsi dole udělal parakotoul, tak jsi určitě dal svý torně zabrat. Nerozbilo se ti něco?</text:span>“</text:p>
            </text:list-header>
          </text:list>
        </text:list-item>
      </text:list>
      <text:p text:style-name="P165"><text:span text:style-name="T292">Když dáš hráči najevo, že spoléháš na jeho úsudek, </text:span><text:span text:style-name="T293">velmi pravděpodobně si rozbité věci popíše sám. Pokud to ale odmítne, nenuť ho do toho.</text:span></text:p>
      <text:h text:style-name="Heading_20_2" text:outline-level="2"><text:bookmark-start text:name="__RefHeading___Toc10381_38474947"/><text:span text:style-name="T767">Použití p</text:span>říručk<text:span text:style-name="T446">y</text:span> s dobrodružstvím<text:bookmark-end text:name="__RefHeading___Toc10381_38474947"/></text:h>
      <text:list xml:id="list3672084359" text:style-name="L135">
        <text:list-item>
          <text:p text:style-name="P822">Do návodu k použití modulů:</text:p>
          <text:list>
            <text:list-item>
              <text:p text:style-name="P822">Neříkej hráčům názvy místností, ty jsou pouze pro tebe pro rychlou orientaci.</text:p>
            </text:list-item>
            <text:list-item>
              <text:p text:style-name="P823"><text:soft-page-break/>Ceny uvedené v modulu jsou prodejní. Obchodníci <text:span text:style-name="T453">to</text:span> následně prodají dráž <text:span text:style-name="T453">(až za dvojnásobek)</text:span>.</text:p>
              <text:list>
                <text:list-item>
                  <text:p text:style-name="P823">Ceny v ceníku jsou nákupní, prodejní bývají poloviční.</text:p>
                </text:list-item>
                <text:list-item>
                  <text:p text:style-name="P824">Tohle bude jednodu<text:span text:style-name="T17">šší, protože to mám rozdělené na dva ceníky: V modulu je prodejní ceník, v pravidlech nákupní.</text:span></text:p>
                </text:list-item>
              </text:list>
            </text:list-item>
          </text:list>
        </text:list-item>
        <text:list-item>
          <text:p text:style-name="P826">Do kapitoly pro Pána jeskyně: <text:span text:style-name="T447">Jak se řeší různý počet postav a to, že jsou na jiné než předpokládané úrovni.</text:span></text:p>
          <text:p text:style-name="P826">/* <text:span text:style-name="T483">Určitě chci zmínit, že PJ nemá plošně upravovat protivníky (jednotlivě může, nahoru i dolů).</text:span> */</text:p>
          <text:p text:style-name="P497">/* <text:span text:style-name="T484">Asi ale doporučím neměnit potvory v dungeonu. Holt to prostě hráči budou mít o něco těžšílehčí, to je ok. Ber to v úvahy při výběru modulu, ale neměň ho.</text:span> */</text:p>
          <text:list>
            <text:list-header>
              <text:p text:style-name="P821">TODO: <text:span text:style-name="T448">Zmínit hru s postavami na vyšších úrovních – víc goblinů, sochy méně poškozené, víc pavouků (možná na to udělat orientační tabulku – respektive spíš mít takovou tabulku u každého encounteru).</text:span></text:p>
              <text:p text:style-name="P827">- stejný problém je asi s počtem hráčů</text:p>
              <text:list>
                <text:list-item>
                  <text:p text:style-name="P825"><text:span text:style-name="T17">- neposiluj protivníky, goblin by měl zůstat pořád stejně silný nehledě na to, jakou mají postavy úroveň. </text:span><text:span text:style-name="T72">Víc protivníků je ok = hráči si vychutnají sílu svých postav. /* Tohle by taky asi mělo bejt spíš v pravidlech */</text:span></text:p>
                </text:list-item>
              </text:list>
            </text:list-header>
          </text:list>
        </text:list-item>
      </text:list>
      <text:p text:style-name="Text_20_body"/>
      <text:p text:style-name="P6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63005726" text:style-name="L136">
        <text:list-item>
          <text:p text:style-name="P741">Na začátku hry se zeptej hráčů, která z postav kreslí mapu.</text:p>
        </text:list-item>
      </text:list>
      <text:p text:style-name="P69"><text:span text:style-name="T794">Díky tomu, že mají hráči mapu před sebou na stole, n</text:span>emusíš do detailů popisovat tvary chodeb a místností. Popisuj jen zvláštnosti.</text:p>
      <text:list xml:id="list72595809" text:style-name="L137">
        <text:list-item>
          <text:p text:style-name="P82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6">chodeb a</text:span> místnost<text:span text:style-name="T746">í</text:span></text:h>
      <text:p text:style-name="P174">Když se postavy vydají do nové místnosti, tak p<text:span text:style-name="T749">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101675776" text:style-name="L138">
        <text:list-item>
          <text:p text:style-name="P829">Když <text:span text:style-name="T717">náhodou přeskočíš něco důležitého, nebo uděláš nějakou podobnou chybu,</text:span> omluv se <text:span text:style-name="T717">hráčům</text:span> a podle potřeby vrať hru o kus zpět a nech je rozhodnout znovu s tím, že mají informace, které jsi <text:span text:style-name="T760">vynechal</text:span>.</text:p>
        </text:list-item>
      </text:list>
      <text:p text:style-name="Example_20_Header">Příklad <text:span text:style-name="T747">popisu místnosti</text:span>:</text:p>
      <text:p text:style-name="Example"><text:span text:style-name="T739">🔊</text:span><text:span text:style-name="T740"><text:tab/></text:span><text:span text:style-name="T741">Z místnosti je slyšet </text:span><text:span text:style-name="T742">tekoucí voda</text:span><text:span text:style-name="T741">.</text:span></text:p>
      <text:p text:style-name="Example"><text:span text:style-name="T720">🚪<text:tab/></text:span><text:span text:style-name="T743">Zavřené obyčejné dveře s⁠ klikou a⁠ klíčovou dírkou.</text:span></text:p>
      <text:list xml:id="list3783941046" text:style-name="L139">
        <text:list-item>
          <text:p text:style-name="P456">Jsou zamčené.</text:p>
        </text:list-item>
        <text:list-item>
          <text:p text:style-name="P456"><text:span text:style-name="T748">Pod zámkem je</text:span> malá dírka.</text:p>
          <text:list>
            <text:list-item>
              <text:p text:style-name="P456">Odtud vyletuje šipka při spuštění pasti.</text:p>
            </text:list-item>
          </text:list>
        </text:list-item>
      </text:list>
      <text:list xml:id="list257592702" text:style-name="L140">
        <text:list-item>
          <text:p text:style-name="P458">Když <text:span text:style-name="T748">se někdo pokusí zámek vypáčit</text:span>, spustí šipkovou past.</text:p>
          <text:list>
            <text:list-item>
              <text:p text:style-name="P457">Past má útok 5/0.</text:p>
            </text:list-item>
          </text:list>
        </text:list-item>
      </text:list>
      <text:p text:style-name="Example"><text:span text:style-name="Emphasis"><text:span text:style-name="T736">♨</text:span></text:span><text:span text:style-name="Emphasis"><text:span text:style-name="T737"><text:tab/></text:span></text:span><text:span text:style-name="Emphasis"><text:span text:style-name="T738">J</text:span></text:span><text:span text:style-name="T744">e zde cítit zápach hnijícího ovoce.</text:span></text:p>
      <text:p text:style-name="P336"><text:soft-page-break/>Ve východní části místnosti je <text:span text:style-name="T719">stůl</text:span>. V⁠ západní části je několik polorozpadlých <text:span text:style-name="T718">beden</text:span>. <text:span text:style-name="T745">Ze stropu nad bednami teče voda. Odtéká dírou v jihovýchodním rohu místnosti.</text:span></text:p>
      <text:p text:style-name="Example"><text:span text:style-name="T722">▸<text:tab/></text:span><text:span text:style-name="T733">Stůl</text:span><text:span text:style-name="T723"> má šuplík.</text:span></text:p>
      <text:list xml:id="list662884812" text:style-name="L141">
        <text:list-item>
          <text:p text:style-name="P459">Uvnitř je 5 st.</text:p>
        </text:list-item>
      </text:list>
      <text:p text:style-name="P346"><text:span text:style-name="T722">▸<text:tab/></text:span><text:span text:style-name="T724">V </text:span><text:span text:style-name="T734">bednách</text:span><text:span text:style-name="T724"> je shnilé ovoce.</text:span></text:p>
      <text:p text:style-name="Text_20_body">Věci <text:span text:style-name="T752">jsou popsané pořadí</text:span>, <text:span text:style-name="T752">ve kterém na ně postavy</text:span> narazí. V našem příkladu je například <text:span text:style-name="T753">nejdřív</text:span> zvuk tekoucí vody – ten je slyšet už z dálky a přes zavřené dveře, takže o něm můžeš hráčům říct ještě před tím, než vůbec zmíníš dveře (třeba když jsou ještě za rohem v chodbě).<text:line-break/><text:tab/>Dále jsou <text:span text:style-name="T754">uvedené</text:span> dveře. S těmi se postavy pochopitelně musí nějak vypořádat, pokud se chtějí dostat dovnitř.</text:p>
      <text:list xml:id="list1183815722" text:style-name="L142">
        <text:list-item>
          <text:p text:style-name="P830">Když má místnost více než jeden vstup, tak dveře nejsou <text:span text:style-name="T755">uvedené</text:span> v <text:span text:style-name="T756">jejím</text:span> popisu. Místo toho mají samostatné heslo, <text:span text:style-name="T758">třeba</text:span> <text:span text:style-name="T349">B8-d1</text:span>. <text:span text:style-name="T757">Popis dveří je vždy za popisem místnosti, která je součástí jejich kódu – tyto jsou tedy popsané po místnosti </text:span><text:span text:style-name="T353">B8</text:span>.</text:p>
        </text:list-item>
        <text:list-item>
          <text:p text:style-name="P832">Odrážky v popisu <text:span text:style-name="T755">dveří a místností</text:span> představují informace, které nejsou zřejmé na první pohled, nebo jsou pouze pro tebe. Že jsou například dveře zamčené, postavy zjistí, až když to zkusí. <text:span text:style-name="T751">Obdobně dírky pod zámkem (odkud vystřeluje šipka) si všimnou, až když dveře podrobně prozkoumají, nebo třeba když budou chtít zámek odemknout paklíčem.</text:span></text:p>
        </text:list-item>
        <text:list-item>
          <text:p text:style-name="P831"><text:span text:style-name="T750">Pasti a jiné věci, které mohou postavy spustit, nebo třeba nestvůry, které se na ně vrhnou, jsou vždycky zmíněny </text:span><text:span text:style-name="T352">tučně</text:span><text:span text:style-name="T750">.</text:span></text:p>
        </text:list-item>
      </text:list>
      <text:p text:style-name="P175"><text:soft-page-break/>Dále je v popisu uveden zápach hnijícího ovoce. To, že je až za popisem dveří, znamená, že je cítit až po jejich otevření. <text:span text:style-name="T759">Když by ale někdo třeba zkoušel přičichnout ke klíčové dírce, můžeš ho popsat i dřív.<text:line-break/><text:tab/>Odstavec uvedený </text:span><text:span text:style-name="T229">kurzívou</text:span><text:span text:style-name="T759"> </text:span><text:span text:style-name="T5">říká, co postavy v místnosti vidí na první pohled, bez podrobnějšího zkoumání. </text:span><text:span text:style-name="T6">Některá slova jsou v něm</text:span><text:span text:style-name="T759"> </text:span><text:span text:style-name="T257">podtržená</text:span><text:span text:style-name="T759">. Znamená to, že je možné je prozkoumat blíž – popis najdeš v samostatné odrážce (‚</text:span><text:span text:style-name="T722">▸‘</text:span><text:span text:style-name="T725">).</text:span></text:p>
      <text:list xml:id="list3430647124" text:style-name="L143">
        <text:list-item>
          <text:p text:style-name="P833"><text:span text:style-name="T725">N</text:span><text:span text:style-name="T721">ež postavy z místnosti odejdou, zkontroluj, jestli nezapomněl</text:span><text:span text:style-name="T728">y</text:span><text:span text:style-name="T721"> na nějaké z </text:span><text:span text:style-name="T732">podtržených slov</text:span><text:span text:style-name="T721">. Můžeš třeba říct: </text:span><text:span text:style-name="T735">„Ještě jste neprohledávali stůl“</text:span><text:span text:style-name="T721">.</text:span></text:p>
          <text:list>
            <text:list-item>
              <text:p text:style-name="P833"><text:span text:style-name="T721">Pokud se například bojovalo, </text:span><text:span text:style-name="T729">hráči mohou snadno zapomenout, co jsi jim popsa</text:span><text:span text:style-name="T730">l</text:span><text:span text:style-name="T729"> při vstupu do místnosti</text:span><text:span text:style-name="T721">. </text:span><text:span text:style-name="T726">Jejich postavy ale v té místnosti stojí a mají všechno na očích. Že tam je ještě st</text:span><text:span text:style-name="T731">ů</text:span><text:span text:style-name="T726">l, který nikdo neprohledal, by si určitě všimly.</text:span></text:p>
            </text:list-item>
            <text:list-item>
              <text:p text:style-name="P833"><text:span text:style-name="T721">Tato hra je v prvé řadě o prohledávání podzemí. Neznamená to, že hráči musí nutně najít úplně všechno, ale </text:span><text:span text:style-name="T727">mělo by se to týkat až vnořených popisů (odrážek). Slova podtržená v popisu místnosti představují zjevné věci, které postavy dost dobře nemohou přehlédnout.</text:span></text:p>
            </text:list-item>
          </text:list>
        </text:list-item>
      </text:list>
      <text:p text:style-name="P173"><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6">to</text:span> si můžeš vymyslet</text:h>
      <text:p text:style-name="P176">Hráči se <text:span text:style-name="T761">tě</text:span> budou nepochybně ptát na spoustu věcí, které v popisu místnosti nenajdeš, například: <text:span text:style-name="T177">„Z jakého dřeva je ten stůl?“<text:line-break/></text:span><text:span text:style-name="T260"><text:tab/></text:span><text:span text:style-name="T294">V tom případě si něco vymysli. Můžeš se taky poradit s hráči: </text:span><text:span text:style-name="T230">„Popravdě nevím, mohl by to být třeba dub?“</text:span></text:p>
      <text:list xml:id="list3096221867" text:style-name="L144">
        <text:list-item>
          <text:p text:style-name="P834"><text:soft-page-break/><text:span text:style-name="T260">Kdyby se ti náhodou stalo, že řekneš hráčům něco, co bude nebude dávat smysl </text:span><text:span text:style-name="T297">dohromady</text:span><text:span text:style-name="T260"> s něčím dalším v popisu podzemí, tak to hráčům </text:span><text:span text:style-name="T295">řekni</text:span><text:span text:style-name="T260"> a změňte to.</text:span></text:p>
        </text:list-item>
        <text:list-item>
          <text:p text:style-name="P835"><text:span text:style-name="T260">Kdyžtak jim vysvětli, že nehrajete deskovou hru, </text:span><text:span text:style-name="T298">ale rpgčko</text:span><text:span text:style-name="T260"> – což na jednu stranu </text:span><text:span text:style-name="T296">znamená, že se mohou na všechno ptát a zkoušet, cokoliv je napadne, ale také to znamená, že nemůže být připravené úplně všechno a některé věci holt musíš vymyslet za běhu.</text:span></text:p>
        </text:list-item>
      </text:list>
      <text:h text:style-name="P427" text:outline-level="3">Svět nekončí na hraně mapy</text:h>
      <text:p text:style-name="P72"><text:span text:style-name="T762">Pokud se hráči</text:span> rozhodnout <text:span text:style-name="T762">například</text:span> jít přespat půl dne cesty stranou, improvizuj.</text:p>
      <text:list xml:id="list2241763497" text:style-name="L145">
        <text:list-item>
          <text:p text:style-name="P836">Pokud nemáš dobrý důvod, proč by se neměli v klidu vyspat, nech je. Opatrnost by se měla vyplácet.</text:p>
        </text:list-item>
      </text:list>
      <text:p text:style-name="P177">Když by se ale chtěli vydat <text:span text:style-name="T763">na průzkum</text:span> někam do Divočiny, úplně mimo připravené podzemí, tak <text:span text:style-name="T764">jim na rovinu řekni, že hrajete podle příručky a tahle oblast v ní není</text:span>.</text:p>
      <text:h text:style-name="P428" text:outline-level="3"><text:bookmark-start text:name="__RefHeading___Toc10383_38474947"/>Jak používat karty<text:bookmark-end text:name="__RefHeading___Toc10383_38474947"/></text:h>
      <text:h text:style-name="P375" text:outline-level="4">Karty <text:span text:style-name="T473">předmětů</text:span></text:h>
      <text:p text:style-name="P78"><text:span text:style-name="T476">Pro každý druh zbraně je vždy v krabici jen jedna karta</text:span>, přestože <text:span text:style-name="T477">stejných zbraní může být </text:span>v podzemí<text:span text:style-name="T477"> </text:span>víc. Je to proto, abyste jich neměli plný stůl – kart<text:span text:style-name="T478">y zbraní</text:span> slouží hlavně k tomu, abyste nemuseli <text:span text:style-name="T478">hledat jejich</text:span> parametry <text:span text:style-name="T478">v pravidlech</text:span>. <text:span text:style-name="T475">Některé předměty nemají kartu vůbec, ty si hráči prostě jen zapíší do deníku postavy.<text:line-break/><text:tab/>Dohlédni na to, aby karty nezůstávaly ležet na hromadě upro</text:span><text:soft-page-break/><text:span text:style-name="T47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76" text:outline-level="4">Karty <text:span text:style-name="T473">protivníků</text:span></text:h>
      <text:p text:style-name="P77">Karty protivníků mají na jedné straně jen obrázek a na druhé popis a bojová čísla. <text:span text:style-name="T47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02" text:outline-level="2"><text:bookmark-start text:name="__RefHeading___Toc10385_38474947"/>Hraní za protivníky<text:bookmark-end text:name="__RefHeading___Toc10385_38474947"/></text:h>
      <text:p text:style-name="P41">Protivníci chtějí vyhrát. <text:span text:style-name="T439">Nebo alespoň přežít.</text:span></text:p>
      <text:h text:style-name="Heading_20_3" text:outline-level="3">Hraní za nehráčské postavy</text:h>
      <text:list xml:id="list3761699808" text:style-name="L146">
        <text:list-item>
          <text:p text:style-name="P837">Když nevíš, zeptej se hráčů, jak by podle nich měl dotyčný reagovat, nebo jak by se měl chovat.</text:p>
        </text:list-item>
        <text:list-item>
          <text:p text:style-name="P838">Můžeš také nechat někoho z hráčů nebo přihlížejících, ať jej zahraje.</text:p>
        </text:list-item>
      </text:list>
      <text:h text:style-name="Heading_20_3" text:outline-level="3">Boj s nestvůrami</text:h>
      <text:p text:style-name="P129"><text:span text:style-name="T606">TODO:</text:span> <text:span text:style-name="T606">Možná to hodit do kapitoly pro PJ</text:span></text:p>
      <text:p text:style-name="P129">Některé <text:span text:style-name="T374">obzvláště nebezpečné</text:span> nestvůry používají speciální pravidla.</text:p>
      <text:h text:style-name="Heading_20_4" text:outline-level="4"><text:bookmark-start text:name="__RefHeading___Toc2537_690236890"/><text:soft-page-break/><text:span text:style-name="T375">V</text:span>ícenásob<text:span text:style-name="T375">né</text:span> útoky<text:bookmark-end text:name="__RefHeading___Toc2537_690236890"/></text:h>
      <text:p text:style-name="P121">Některé nestvůry, jako třeba obří štír nebo hydra, mají tělo stavěné tak, že mohou současně útočit z několika směrů.</text:p>
      <text:list xml:id="list2797678237" text:style-name="L147">
        <text:list-item>
          <text:p text:style-name="P839">Tyto nestvůry mohou <text:span text:style-name="T36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8">Nezapomeň </text:span>dát hráčům vědět, že jejich <text:span text:style-name="T618">útok</text:span> má jiný než očekávaný účinek: <text:span text:style-name="T177">„Po zásahu palicí se na soše udělaly pukliny a odpadl z ní velký kus kamene. Vypadá to, že tvoje zbraň je proti ní velmi účinná.“</text:span></text:p>
      <text:h text:style-name="P429" text:outline-level="3">Boj s nehmotným protivníkem</text:h>
      <text:list xml:id="list1975685033" text:style-name="L148">
        <text:list-item>
          <text:p text:style-name="P840">Může procházet zdmi nebo se třeba někde vynořit ze země.</text:p>
        </text:list-item>
        <text:list-item>
          <text:p text:style-name="P841">Nemagické zbraně a jiná než duševní kouzla skrz něj projdou a nic mu neudělají.</text:p>
        </text:list-item>
        <text:list-item>
          <text:p text:style-name="P842">Bránit se proti němu dá pouze Finesou (úhyb) nebo Duší (odolávání). Bonus za zbraň ani štít se nepočítá.</text:p>
        </text:list-item>
        <text:list-item>
          <text:p text:style-name="P498"><text:span text:style-name="T107">Pokud p</text:span><text:span text:style-name="T108">ostava </text:span><text:span text:style-name="T107">nemá </text:span><text:span text:style-name="T109">nehmotnou bytost</text:span><text:span text:style-name="T107"> jak ohrozit, </text:span><text:span text:style-name="T109">tak si proti ní vždycky hází na obranu a nemůže si počítat zbraň</text:span><text:span text:style-name="T110">.</text:span></text:p>
        </text:list-item>
      </text:list>
      <text:h text:style-name="P430" text:outline-level="3">Zranitelná místa a samostatné části těla</text:h>
      <text:p text:style-name="P131">/* <text:span text:style-name="T459">Pozn: Po další úvaze se kloním k tomu, vykašlat se úplně na separátní hpčka pro</text:span> <text:span text:style-name="T45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9">tvoře létat.<text:line-break/>- možná ty různé Finesy ani nejsou potřeba. Zbroj možná jo, protože to motivuje postavy manévrovat – třeba obejít gorgonu zezadu, kde není tak pancéřovaná).</text:span></text:p>
      <text:p text:style-name="P131"><text:span text:style-name="T460">Útok na oko kyklopa by v tomhle přístupu nedával žádné bonusy (snažíš se kyklopa zabít, takže </text:span><text:span text:style-name="T350">vždycky</text:span><text:span text:style-name="T460"> se pokoušíš zasáhnout oko nebo jinou zranitelnou část), ale vážné zranění do oka kyklopa oslepí.</text:span></text:p>
      <text:p text:style-name="P13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pan text:style-name="T461">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9">v</text:span>řená tlama nebo kyklopovo oko, by neměla mít vlastní hpčka, spíš by to měla být slabina (+2 zranění nebo tak).</text:p>
      <text:p text:style-name="P33">Tzn. něco jako:<text:line-break/><text:tab/><text:span text:style-name="T382">Otevřená tla</text:span>ma – <text:span text:style-name="T380">zbroj -2 při zásahu o 4+</text:span>.<text:line-break/><text:tab/><text:span text:style-name="T381">Kyklopovo oko: +2 zranění při zásahu +6.</text:span></text:p>
      <text:p text:style-name="P31">*/</text:p>
      <text:p text:style-name="P31">Některé velké nestvůry mají obzvláště zranitelná místa <text:span text:style-name="T360">(například </text:span>kyklopovo oko<text:span text:style-name="T360">) nebo samostatné části těla (třeba hlavy hydry).</text:span></text:p>
      <text:list xml:id="list4201518445" text:style-name="L149">
        <text:list-item>
          <text:p text:style-name="P555">Každá taková část těla má své vlastní životy <text:span text:style-name="T361">a může mít i </text:span>vlas<text:span text:style-name="T481">tnosti</text:span> a zbroj.</text:p>
          <text:list>
            <text:list-item>
              <text:p text:style-name="P556"><text:soft-page-break/>Když nestvůra ztratí všechny životy u nějaké části těla, nemůže ji dále používat (můžeš takhle například zneškodnit štíří ocas nebo jednotlivé hlavy hydry).</text:p>
            </text:list-item>
            <text:list-item>
              <text:p text:style-name="P557">Vyřazení zranitelného místa obvykle dá nestvůře nevýhodu na všechny hody (v případě kyklopa to bude velká nevýhoda, protože je díky tomu slepý).</text:p>
            </text:list-item>
            <text:list-item>
              <text:p text:style-name="P558">Jednotlivým částem těla nebo zranitelným místům je možné udělit vážné zranění – postih se pak vztahuje bud jen na tuto část těla, nebo na celou nestvůru, podle úvahy PJ.</text:p>
            </text:list-item>
            <text:list-item>
              <text:p text:style-name="P559"><text:span text:style-name="T362">Zásahy do samostatných částí těla se neodečítají od životů těla nestvůry</text:span>.</text:p>
            </text:list-item>
            <text:list-item>
              <text:p text:style-name="P843"><text:span text:style-name="T777">Plošné útoky (například kouzlo </text:span><text:span text:style-name="T778">ohnivá koule</text:span><text:span text:style-name="T777">)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7T16:37:38.786000000</dc:date>
    <meta:print-date>2113-01-01T00:00:00</meta:print-date>
    <meta:editing-cycles>12877</meta:editing-cycles>
    <meta:editing-duration>P40DT5H49M26S</meta:editing-duration>
    <meta:generator>LibreOffice/6.0.5.2$Windows_X86_64 LibreOffice_project/54c8cbb85f300ac59db32fe8a675ff7683cd5a16</meta:generator>
    <dc:creator>York </dc:creator>
    <meta:document-statistic meta:table-count="0" meta:image-count="0" meta:object-count="0" meta:page-count="114" meta:paragraph-count="1305" meta:word-count="21376" meta:character-count="122721" meta:non-whitespace-character-count="103045"/>
  </office:meta>
</office:document-meta>
</file>